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6327in"/>
    </style:style>
    <style:style style:name="co5" style:family="table-column">
      <style:table-column-properties fo:break-before="auto" style:column-width="2.3972in"/>
    </style:style>
    <style:style style:name="co6" style:family="table-column">
      <style:table-column-properties fo:break-before="auto" style:column-width="1.172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4854in"/>
    </style:style>
    <style:style style:name="co9" style:family="table-column">
      <style:table-column-properties fo:break-before="auto" style:column-width="2.1693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2.2516in"/>
    </style:style>
    <style:style style:name="co12" style:family="table-column">
      <style:table-column-properties fo:break-before="auto" style:column-width="1.4453in"/>
    </style:style>
    <style:style style:name="co13" style:family="table-column">
      <style:table-column-properties fo:break-before="auto" style:column-width="1.9681in"/>
    </style:style>
    <style:style style:name="co14" style:family="table-column">
      <style:table-column-properties fo:break-before="auto" style:column-width="1.8075in"/>
    </style:style>
    <style:style style:name="co15" style:family="table-column">
      <style:table-column-properties fo:break-before="auto" style:column-width="2.2898in"/>
    </style:style>
    <style:style style:name="co16" style:family="table-column">
      <style:table-column-properties fo:break-before="auto" style:column-width="2.2634in"/>
    </style:style>
    <style:style style:name="co17" style:family="table-column">
      <style:table-column-properties fo:break-before="auto" style:column-width="2.1555in"/>
    </style:style>
    <style:style style:name="co18" style:family="table-column">
      <style:table-column-properties fo:break-before="auto" style:column-width="1.1508in"/>
    </style:style>
    <style:style style:name="co19" style:family="table-column">
      <style:table-column-properties fo:break-before="auto" style:column-width="1.5929in"/>
    </style:style>
    <style:style style:name="co20" style:family="table-column">
      <style:table-column-properties fo:break-before="auto" style:column-width="1.2846in"/>
    </style:style>
    <style:style style:name="co21" style:family="table-column">
      <style:table-column-properties fo:break-before="auto" style:column-width="0.1854in"/>
    </style:style>
    <style:style style:name="co22" style:family="table-column">
      <style:table-column-properties fo:break-before="auto" style:column-width="1.0972in"/>
    </style:style>
    <style:style style:name="co23" style:family="table-column">
      <style:table-column-properties fo:break-before="auto" style:column-width="0.6547in"/>
    </style:style>
    <style:style style:name="co24" style:family="table-column">
      <style:table-column-properties fo:break-before="auto" style:column-width="1.1102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1.8744in"/>
    </style:style>
    <style:style style:name="co27" style:family="table-column">
      <style:table-column-properties fo:break-before="auto" style:column-width="2.089in"/>
    </style:style>
    <style:style style:name="co28" style:family="table-column">
      <style:table-column-properties fo:break-before="auto" style:column-width="1.4992in"/>
    </style:style>
    <style:style style:name="co29" style:family="table-column">
      <style:table-column-properties fo:break-before="auto" style:column-width="2.0217in"/>
    </style:style>
    <style:style style:name="co30" style:family="table-column">
      <style:table-column-properties fo:break-before="auto" style:column-width="3.7909in"/>
    </style:style>
    <style:style style:name="co31" style:family="table-column">
      <style:table-column-properties fo:break-before="auto" style:column-width="2.0354in"/>
    </style:style>
    <style:style style:name="co32" style:family="table-column">
      <style:table-column-properties fo:break-before="auto" style:column-width="1.0429in"/>
    </style:style>
    <style:style style:name="co33" style:family="table-column">
      <style:table-column-properties fo:break-before="auto" style:column-width="0.976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0115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20115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0115"/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20115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20115">
      <style:table-cell-properties fo:background-color="#ff0000"/>
    </style:style>
    <style:style style:name="ce3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81d41a"/>
    </style:style>
    <style:style style:name="ce23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81d41a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8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order-bottom="0.74pt double #000000" style:border-line-width-bottom="0.0035in 0.0035in 0.0035in" style:text-align-source="fix" style:repeat-content="false" fo:border-left="0.74pt double #000000" style:border-line-width-left="0.0035in 0.0035in 0.0035in" fo:border-right="none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0.74pt double #000000" style:border-line-width-bottom="0.0035in 0.0035in 0.0035in" fo:border-left="0.74pt double #000000" style:border-line-width-left="0.0035in 0.0035in 0.0035in" fo:border-right="none" fo:border-top="0.74pt double #000000" style:border-line-width-top="0.0035in 0.0035in 0.0035in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order-bottom="none" fo:background-color="#81d41a" fo:border-left="1.56pt double #000000" style:border-line-width-left="0.0102in 0.0102in 0.0008in" fo:border-right="none" fo:border-top="none"/>
    </style:style>
    <style:style style:name="ce31" style:family="table-cell" style:parent-style-name="Default">
      <style:table-cell-properties fo:border-bottom="none" fo:border-left="1.56pt double #000000" style:border-line-width-left="0.0102in 0.0102in 0.0008in" fo:border-right="none" fo:border-top="none"/>
    </style:style>
    <style:style style:name="ce52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0.74pt double #000000" style:border-line-width-right="0.0035in 0.0035in 0.0035in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0.74pt double #000000" style:border-line-width-right="0.0035in 0.0035in 0.0035in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102in 0.0102in 0.0008in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1.56pt double #000000" style:border-line-width-right="0.0102in 0.0102in 0.0008in" fo:border-top="none" style:vertical-align="middl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81d41a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0.74pt double #000000" style:border-line-width-bottom="0.0035in 0.0035in 0.0035in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28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81d41a" style:text-align-source="fix" style:repeat-content="false" fo:border-left="none" fo:border-right="0.74pt double #000000" style:border-line-width-right="0.0035in 0.0035in 0.0035in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0.74pt double #000000" style:border-line-width-right="0.0035in 0.0035in 0.0035in" fo:border-top="none" style:vertical-align="middle"/>
      <style:paragraph-properties fo:text-align="center" fo:margin-left="0in"/>
    </style:style>
    <style:style style:name="ce130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0.74pt double #000000" style:border-line-width-right="0.0035in 0.0035in 0.0035in" fo:border-top="none" style:vertical-align="middle"/>
      <style:paragraph-properties fo:text-align="center" fo:margin-left="0in"/>
    </style:style>
    <style:style style:name="ce71" style:family="table-cell" style:parent-style-name="Default">
      <style:table-cell-properties fo:border-bottom="0.74pt double #000000" style:border-line-width-bottom="0.0035in 0.0035in 0.0035in" style:text-align-source="fix" style:repeat-content="false" fo:border-left="0.74pt double #000000" style:border-line-width-left="0.0035in 0.0035in 0.0035in" fo:border-right="none" fo:border-top="0.74pt double #000000" style:border-line-width-top="0.0035in 0.0035in 0.0035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-bottom="0.74pt double #000000" style:border-line-width-bottom="0.0035in 0.0035in 0.0035in" style:text-align-source="fix" style:repeat-content="false" fo:border-left="0.74pt double #000000" style:border-line-width-left="0.0035in 0.0035in 0.0035in" fo:border-right="none" fo:border-top="0.74pt double #000000" style:border-line-width-top="0.0035in 0.0035in 0.0035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none" fo:background-color="#81d41a" fo:border-left="0.74pt double #000000" style:border-line-width-left="0.0035in 0.0035in 0.0035in" fo:border-right="none" fo:border-top="none"/>
    </style:style>
    <style:style style:name="ce82" style:family="table-cell" style:parent-style-name="Default">
      <style:table-cell-properties fo:border-bottom="none" fo:border-left="0.74pt double #000000" style:border-line-width-left="0.0035in 0.0035in 0.0035in" fo:border-right="none" fo:border-top="none"/>
    </style:style>
    <style:style style:name="ce81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0.74pt double #000000" style:border-line-width-top="0.0035in 0.0035in 0.0035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0.74pt double #000000" style:border-line-width-top="0.0035in 0.0035in 0.0035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0.74pt double #000000" style:border-line-width-right="0.0035in 0.0035in 0.0035in" fo:border-top="0.74pt double #000000" style:border-line-width-top="0.0035in 0.0035in 0.0035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0.74pt double #000000" style:border-line-width-right="0.0035in 0.0035in 0.0035in" fo:border-top="0.74pt double #000000" style:border-line-width-top="0.0035in 0.0035in 0.0035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order-bottom="none" fo:background-color="#81d41a" fo:border-left="none" fo:border-right="0.74pt double #000000" style:border-line-width-right="0.0035in 0.0035in 0.0035in" fo:border-top="none"/>
    </style:style>
    <style:style style:name="ce86" style:family="table-cell" style:parent-style-name="Default">
      <style:table-cell-properties fo:border-bottom="none" fo:border-left="none" fo:border-right="0.74pt double #000000" style:border-line-width-right="0.0035in 0.0035in 0.0035in" fo:border-top="none"/>
    </style:style>
    <style:style style:name="ce89" style:family="table-cell" style:parent-style-name="Default">
      <style:table-cell-properties fo:border-bottom="none" fo:background-color="#ffff00" fo:border-left="1.56pt double #000000" style:border-line-width-left="0.0102in 0.0102in 0.0008in" fo:border-right="none" fo:border-top="none"/>
    </style:style>
    <style:style style:name="ce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none" fo:background-color="#ffff00" style:text-align-source="fix" style:repeat-content="false" fo:border-left="none" fo:border-right="1.56pt double #000000" style:border-line-width-right="0.0102in 0.0102in 0.0008in" fo:border-top="none" style:vertical-align="middl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 fo:border="0.74pt double #000000" style:border-line-width="0.0102in 0.0102in 0.0008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order-bottom="0.74pt double #000000" style:border-line-width-bottom="0.0102in 0.0102in 0.0008in" style:text-align-source="fix" style:repeat-content="false" fo:border-left="0.74pt double #000000" style:border-line-width-left="0.0102in 0.0102in 0.0008in" fo:border-right="none" fo:border-top="0.74pt double #000000" style:border-line-width-top="0.0102in 0.0102in 0.0008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>
      <style:table-cell-properties fo:border-bottom="none" fo:background-color="#81d41a" style:text-align-source="fix" style:repeat-content="false" fo:border-left="0.74pt double #000000" style:border-line-width-left="0.0102in 0.0102in 0.0008in" fo:border-right="none" fo:border-top="none" style:vertical-align="middle"/>
      <style:paragraph-properties fo:text-align="center" fo:margin-left="0in"/>
    </style:style>
    <style:style style:name="ce131" style:family="table-cell" style:parent-style-name="Default">
      <style:table-cell-properties fo:border-bottom="none" fo:background-color="#ffff00" style:text-align-source="fix" style:repeat-content="false" fo:border-left="0.74pt double #000000" style:border-line-width-left="0.0102in 0.0102in 0.0008in" fo:border-right="none" fo:border-top="none" style:vertical-align="middle"/>
      <style:paragraph-properties fo:text-align="center" fo:margin-left="0in"/>
    </style:style>
    <style:style style:name="ce132" style:family="table-cell" style:parent-style-name="Default">
      <style:table-cell-properties fo:border-bottom="none" style:text-align-source="fix" style:repeat-content="false" fo:border-left="0.74pt double #000000" style:border-line-width-left="0.0102in 0.0102in 0.0008in" fo:border-right="none" fo:border-top="none" style:vertical-align="middle"/>
      <style:paragraph-properties fo:text-align="center" fo:margin-left="0in"/>
    </style:style>
    <style:style style:name="ce133" style:family="table-cell" style:parent-style-name="Default">
      <style:table-cell-properties fo:border-bottom="0.74pt double #000000" style:border-line-width-bottom="0.0102in 0.0102in 0.0008in" style:text-align-source="fix" style:repeat-content="false" fo:border-left="0.74pt double #000000" style:border-line-width-left="0.0102in 0.0102in 0.0008in" fo:border-right="none" fo:border-top="none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0.74pt double #000000" style:border-line-width-bottom="0.0102in 0.0102in 0.0008in" style:text-align-source="fix" style:repeat-content="false" fo:border-left="none" fo:border-right="none" fo:border-top="0.74pt double #000000" style:border-line-width-top="0.0102in 0.0102in 0.0008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fo:border-bottom="0.74pt double #000000" style:border-line-width-bottom="0.0102in 0.0102in 0.0008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74pt double #000000" style:border-line-width-bottom="0.0102in 0.0102in 0.0008in" style:text-align-source="fix" style:repeat-content="false" fo:border-left="none" fo:border-right="0.74pt double #000000" style:border-line-width-right="0.0102in 0.0102in 0.0008in" fo:border-top="0.74pt double #000000" style:border-line-width-top="0.0102in 0.0102in 0.0008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7" style:family="table-cell" style:parent-style-name="Default">
      <style:table-cell-properties fo:border-bottom="none" fo:background-color="#81d41a" style:text-align-source="fix" style:repeat-content="false" fo:border-left="none" fo:border-right="0.74pt double #000000" style:border-line-width-right="0.0102in 0.0102in 0.0008in" fo:border-top="none" style:vertical-align="middle"/>
      <style:paragraph-properties fo:text-align="center" fo:margin-left="0in"/>
    </style:style>
    <style:style style:name="ce139" style:family="table-cell" style:parent-style-name="Default">
      <style:table-cell-properties fo:border-bottom="none" fo:background-color="#ffff00" style:text-align-source="fix" style:repeat-content="false" fo:border-left="none" fo:border-right="0.74pt double #000000" style:border-line-width-right="0.0102in 0.0102in 0.0008in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fo:border-bottom="none" style:text-align-source="fix" style:repeat-content="false" fo:border-left="none" fo:border-right="0.74pt double #000000" style:border-line-width-right="0.0102in 0.0102in 0.0008in" fo:border-top="none" style:vertical-align="middle"/>
      <style:paragraph-properties fo:text-align="center" fo:margin-left="0in"/>
    </style:style>
    <style:style style:name="ce141" style:family="table-cell" style:parent-style-name="Default">
      <style:table-cell-properties fo:border-bottom="0.74pt double #000000" style:border-line-width-bottom="0.0102in 0.0102in 0.0008in" style:text-align-source="fix" style:repeat-content="false" fo:border-left="none" fo:border-right="0.74pt double #000000" style:border-line-width-right="0.0102in 0.0102in 0.0008in" fo:border-top="none" style:vertical-align="middle"/>
      <style:paragraph-properties fo:text-align="center" fo:margin-left="0in"/>
    </style:style>
    <style:style style:name="ce145" style:family="table-cell" style:parent-style-name="Default">
      <style:table-cell-properties fo:border-bottom="0.74pt double #000000" style:border-line-width-bottom="0.0102in 0.0102in 0.0008in" style:text-align-source="fix" style:repeat-content="false" fo:border-left="0.74pt double #000000" style:border-line-width-left="0.0102in 0.0102in 0.0008in" fo:border-right="none" fo:border-top="0.74pt double #000000" style:border-line-width-top="0.0102in 0.0102in 0.0008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5" style:family="table-cell" style:parent-style-name="Default">
      <style:table-cell-properties fo:border-bottom="none" fo:background-color="#81d41a" fo:border-left="0.74pt double #000000" style:border-line-width-left="0.0102in 0.0102in 0.0008in" fo:border-right="none" fo:border-top="none"/>
    </style:style>
    <style:style style:name="ce170" style:family="table-cell" style:parent-style-name="Default">
      <style:table-cell-properties fo:border-bottom="none" fo:border-left="0.74pt double #000000" style:border-line-width-left="0.0102in 0.0102in 0.0008in" fo:border-right="none" fo:border-top="none"/>
    </style:style>
    <style:style style:name="ce171" style:family="table-cell" style:parent-style-name="Default">
      <style:table-cell-properties fo:border-bottom="0.74pt double #000000" style:border-line-width-bottom="0.0102in 0.0102in 0.0008in" fo:border-left="0.74pt double #000000" style:border-line-width-left="0.0102in 0.0102in 0.0008in" fo:border-right="none" fo:border-top="none"/>
    </style:style>
    <style:style style:name="ce172" style:family="table-cell" style:parent-style-name="Default">
      <style:table-cell-properties fo:border-bottom="0.74pt double #000000" style:border-line-width-bottom="0.0102in 0.0102in 0.0008in" style:text-align-source="fix" style:repeat-content="false" fo:border-left="none" fo:border-right="none" fo:border-top="0.74pt double #000000" style:border-line-width-top="0.0102in 0.0102in 0.0008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3" style:family="table-cell" style:parent-style-name="Default">
      <style:table-cell-properties fo:border-bottom="0.74pt double #000000" style:border-line-width-bottom="0.0102in 0.0102in 0.0008in" fo:border-left="none" fo:border-right="none" fo:border-top="none"/>
    </style:style>
    <style:style style:name="ce174" style:family="table-cell" style:parent-style-name="Default">
      <style:table-cell-properties fo:border-bottom="0.74pt double #000000" style:border-line-width-bottom="0.0102in 0.0102in 0.0008in" style:text-align-source="fix" style:repeat-content="false" fo:border-left="none" fo:border-right="0.74pt double #000000" style:border-line-width-right="0.0102in 0.0102in 0.0008in" fo:border-top="0.74pt double #000000" style:border-line-width-top="0.0102in 0.0102in 0.0008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5" style:family="table-cell" style:parent-style-name="Default">
      <style:table-cell-properties fo:border-bottom="none" fo:background-color="#81d41a" fo:border-left="none" fo:border-right="0.74pt double #000000" style:border-line-width-right="0.0102in 0.0102in 0.0008in" fo:border-top="none"/>
    </style:style>
    <style:style style:name="ce176" style:family="table-cell" style:parent-style-name="Default">
      <style:table-cell-properties fo:border-bottom="none" fo:border-left="none" fo:border-right="0.74pt double #000000" style:border-line-width-right="0.0102in 0.0102in 0.0008in" fo:border-top="none"/>
    </style:style>
    <style:style style:name="ce177" style:family="table-cell" style:parent-style-name="Default">
      <style:table-cell-properties fo:border-bottom="0.74pt double #000000" style:border-line-width-bottom="0.0102in 0.0102in 0.0008in" fo:border-left="none" fo:border-right="0.74pt double #000000" style:border-line-width-right="0.0102in 0.0102in 0.0008in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fo:border-bottom="0.74pt double #2a6099" style:border-line-width-bottom="0.0035in 0.0035in 0.0035in" style:text-align-source="fix" style:repeat-content="false" fo:border-left="0.74pt double #000000" style:border-line-width-left="0.0035in 0.0035in 0.0035in" fo:border-right="none" fo:border-top="0.74pt double #000000" style:border-line-width-top="0.0035in 0.0035in 0.0035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order-bottom="0.74pt double #2a6099" style:border-line-width-bottom="0.0035in 0.0035in 0.0035in" style:text-align-source="fix" style:repeat-content="false" fo:border-left="none" fo:border-right="none" fo:border-top="0.74pt double #000000" style:border-line-width-top="0.0035in 0.0035in 0.0035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-bottom="0.74pt double #2a6099" style:border-line-width-bottom="0.0035in 0.0035in 0.0035in" style:text-align-source="fix" style:repeat-content="false" fo:border-left="none" fo:border-right="0.74pt double #000000" style:border-line-width-right="0.0035in 0.0035in 0.0035in" fo:border-top="0.74pt double #000000" style:border-line-width-top="0.0035in 0.0035in 0.0035in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>
      <style:table-cell-properties style:text-align-source="fix" style:repeat-content="false" fo:border="0.74pt double #000000" style:border-line-width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order-bottom="0.74pt double #000000" style:border-line-width-bottom="0.0035in 0.0035in 0.0035in" fo:border-left="0.74pt double #000000" style:border-line-width-left="0.0035in 0.0035in 0.0035in" fo:border-right="none" fo:border-top="none"/>
    </style:style>
    <style:style style:name="ce112" style:family="table-cell" style:parent-style-name="Default">
      <style:table-cell-properties fo:border-bottom="0.74pt double #000000" style:border-line-width-bottom="0.0035in 0.0035in 0.0035in" fo:border-left="none" fo:border-right="none" fo:border-top="none"/>
    </style:style>
    <style:style style:name="ce114" style:family="table-cell" style:parent-style-name="Default">
      <style:table-cell-properties fo:border-bottom="0.74pt double #000000" style:border-line-width-bottom="0.0035in 0.0035in 0.0035in" fo:border-left="none" fo:border-right="0.74pt double #000000" style:border-line-width-right="0.0035in 0.0035in 0.0035in" fo:border-top="none"/>
    </style:style>
    <style:style style:name="ce186" style:family="table-cell" style:parent-style-name="Default">
      <style:table-cell-properties fo:background-color="transparent" fo:border="0.74pt double #000000" style:border-line-width="0.0035in 0.0035in 0.0035in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order-bottom="0.74pt double #000000" style:border-line-width-bottom="0.0035in 0.0035in 0.0035in" fo:background-color="transparent" fo:border-left="0.74pt double #000000" style:border-line-width-left="0.0035in 0.0035in 0.0035in" fo:border-right="none" fo:border-top="0.74pt double #000000" style:border-line-width-top="0.0035in 0.0035in 0.0035in"/>
      <style:text-properties fo:font-size="16pt" fo:font-weight="bold" style:font-size-asian="16pt" style:font-weight-asian="bold" style:font-size-complex="16pt" style:font-weight-complex="bold"/>
    </style:style>
    <style:style style:name="ce188" style:family="table-cell" style:parent-style-name="Default">
      <style:table-cell-properties fo:border-bottom="0.74pt double #000000" style:border-line-width-bottom="0.0035in 0.0035in 0.0035in" style:text-align-source="fix" style:repeat-content="false" fo:background-color="transparent" fo:border-left="none" fo:border-right="none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order-bottom="0.74pt double #000000" style:border-line-width-bottom="0.0035in 0.0035in 0.0035in" style:text-align-source="fix" style:repeat-content="false" fo:background-color="transparent" fo:border-left="none" fo:border-right="none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0" style:family="table-cell" style:parent-style-name="Default">
      <style:table-cell-properties fo:border-bottom="0.74pt double #000000" style:border-line-width-bottom="0.0035in 0.0035in 0.0035in" style:text-align-source="fix" style:repeat-content="false" fo:background-color="transparent" fo:border-left="none" fo:border-right="0.74pt double #000000" style:border-line-width-right="0.0035in 0.0035in 0.0035in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0.74pt double #000000" style:border-line-width-bottom="0.0035in 0.0035in 0.0035in" style:text-align-source="fix" style:repeat-content="false" fo:background-color="transparent" fo:border-left="none" fo:border-right="0.74pt double #000000" style:border-line-width-right="0.0035in 0.0035in 0.0035in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20115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20115">
      <style:table-cell-properties style:text-align-source="fix" style:repeat-content="false" style:vertical-align="middle"/>
      <style:paragraph-properties fo:text-align="center" fo:margin-left="0in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border="1.56pt double #000000" style:border-line-width="0.0102in 0.0102in 0.0008in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style:text-align-source="fix" style:repeat-content="false" fo:border="1.56pt double #000000" style:border-line-width="0.0102in 0.0102in 0.0008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31">
      <style:table-cell-properties fo:border="1.56pt double #000000" style:border-line-width="0.0102in 0.0102in 0.0008in"/>
    </style:style>
    <style:style style:name="ce79" style:family="table-cell" style:parent-style-name="Default" style:data-style-name="N131"/>
    <style:style style:name="ce146" style:family="table-cell" style:parent-style-name="Default">
      <style:table-cell-properties style:text-align-source="fix" style:repeat-content="false" fo:border="0.74pt double #000000" style:border-line-width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7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none" fo:border-left="0.74pt double #000000" style:border-line-width-left="0.0035in 0.0035in 0.0035in" fo:border-right="0.74pt double #000000" style:border-line-width-right="0.0035in 0.0035in 0.0035in" fo:border-top="none"/>
    </style:style>
    <style:style style:name="ce149" style:family="table-cell" style:parent-style-name="Default">
      <style:table-cell-properties fo:border-bottom="0.74pt double #000000" style:border-line-width-bottom="0.0035in 0.0035in 0.0035in" fo:border-left="0.74pt double #000000" style:border-line-width-left="0.0035in 0.0035in 0.0035in" fo:border-right="0.74pt double #000000" style:border-line-width-right="0.0035in 0.0035in 0.0035in" fo:border-top="none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1" style:family="table-cell" style:parent-style-name="Default">
      <style:table-cell-properties style:text-align-source="fix" style:repeat-content="false" fo:border="0.74pt double #000000" style:border-line-width="0.0035in 0.0035in 0.0035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border-right="0.74pt double #000000" style:border-line-width-right="0.0035in 0.0035in 0.0035in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 style:data-style-name="N20115">
      <style:table-cell-properties fo:border-bottom="none" fo:border-left="none" fo:border-right="0.74pt double #000000" style:border-line-width-right="0.0035in 0.0035in 0.0035in" fo:border-top="none"/>
    </style:style>
    <style:style style:name="ce154" style:family="table-cell" style:parent-style-name="Default" style:data-style-name="N130">
      <style:table-cell-properties fo:border-bottom="none" fo:border-left="0.74pt double #000000" style:border-line-width-left="0.0035in 0.0035in 0.0035in" fo:border-right="none" fo:border-top="none"/>
    </style:style>
    <style:style style:name="ce115" style:family="table-cell" style:parent-style-name="Default" style:data-style-name="N130"/>
    <style:style style:name="ce156" style:family="table-cell" style:parent-style-name="Default" style:data-style-name="N130">
      <style:table-cell-properties fo:border-bottom="none" fo:border-left="none" fo:border-right="0.74pt double #000000" style:border-line-width-right="0.0035in 0.0035in 0.0035in" fo:border-top="none"/>
    </style:style>
    <style:style style:name="ce157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8" style:family="table-cell" style:parent-style-name="Default" style:data-style-name="N20115">
      <style:table-cell-properties fo:border-bottom="none" fo:background-color="#81d41a" fo:border-left="1.56pt double #000000" style:border-line-width-left="0.0102in 0.0102in 0.0008in" fo:border-right="none" fo:border-top="1.56pt double #000000" style:border-line-width-top="0.0102in 0.0102in 0.0008in"/>
    </style:style>
    <style:style style:name="ce159" style:family="table-cell" style:parent-style-name="Default" style:data-style-name="N20115">
      <style:table-cell-properties fo:border-bottom="none" fo:background-color="#81d41a" fo:border-left="1.56pt double #000000" style:border-line-width-left="0.0102in 0.0102in 0.0008in" fo:border-right="none" fo:border-top="none"/>
    </style:style>
    <style:style style:name="ce160" style:family="table-cell" style:parent-style-name="Default" style:data-style-name="N20115">
      <style:table-cell-properties fo:border-bottom="none" fo:background-color="#ffff00" fo:border-left="1.56pt double #000000" style:border-line-width-left="0.0102in 0.0102in 0.0008in" fo:border-right="none" fo:border-top="none"/>
    </style:style>
    <style:style style:name="ce161" style:family="table-cell" style:parent-style-name="Default" style:data-style-name="N20115">
      <style:table-cell-properties fo:border-bottom="1.56pt double #000000" style:border-line-width-bottom="0.0102in 0.0102in 0.0008in" fo:background-color="#81d41a" fo:border-left="1.56pt double #000000" style:border-line-width-left="0.0102in 0.0102in 0.0008in" fo:border-right="none" fo:border-top="none"/>
    </style:style>
    <style:style style:name="ce162" style:family="table-cell" style:parent-style-name="Default" style:data-style-name="N20115">
      <style:table-cell-properties fo:border-bottom="none" fo:background-color="#81d41a" fo:border-left="none" fo:border-right="none" fo:border-top="1.56pt double #000000" style:border-line-width-top="0.0102in 0.0102in 0.0008in"/>
    </style:style>
    <style:style style:name="ce163" style:family="table-cell" style:parent-style-name="Default" style:data-style-name="N20115">
      <style:table-cell-properties fo:background-color="#81d41a" fo:border="none"/>
    </style:style>
    <style:style style:name="ce164" style:family="table-cell" style:parent-style-name="Default" style:data-style-name="N20115">
      <style:table-cell-properties fo:background-color="#ffff00" fo:border="none"/>
    </style:style>
    <style:style style:name="ce165" style:family="table-cell" style:parent-style-name="Default" style:data-style-name="N20115">
      <style:table-cell-properties fo:border-bottom="1.56pt double #000000" style:border-line-width-bottom="0.0102in 0.0102in 0.0008in" fo:background-color="#81d41a" fo:border-left="none" fo:border-right="none" fo:border-top="none"/>
    </style:style>
    <style:style style:name="ce166" style:family="table-cell" style:parent-style-name="Default" style:data-style-name="N20115">
      <style:table-cell-properties fo:border-bottom="none" fo:background-color="#81d41a" fo:border-left="none" fo:border-right="1.56pt double #000000" style:border-line-width-right="0.0102in 0.0102in 0.0008in" fo:border-top="1.56pt double #000000" style:border-line-width-top="0.0102in 0.0102in 0.0008in"/>
    </style:style>
    <style:style style:name="ce167" style:family="table-cell" style:parent-style-name="Default" style:data-style-name="N20115">
      <style:table-cell-properties fo:border-bottom="none" fo:background-color="#81d41a" fo:border-left="none" fo:border-right="1.56pt double #000000" style:border-line-width-right="0.0102in 0.0102in 0.0008in" fo:border-top="none"/>
    </style:style>
    <style:style style:name="ce168" style:family="table-cell" style:parent-style-name="Default" style:data-style-name="N20115">
      <style:table-cell-properties fo:border-bottom="none" fo:background-color="#ffff00" fo:border-left="none" fo:border-right="1.56pt double #000000" style:border-line-width-right="0.0102in 0.0102in 0.0008in" fo:border-top="none"/>
    </style:style>
    <style:style style:name="ce169" style:family="table-cell" style:parent-style-name="Default" style:data-style-name="N20115">
      <style:table-cell-properties fo:border-bottom="1.56pt double #000000" style:border-line-width-bottom="0.0102in 0.0102in 0.0008in" fo:background-color="#81d41a" fo:border-left="none" fo:border-right="1.56pt double #000000" style:border-line-width-right="0.0102in 0.0102in 0.0008in" fo:border-top="none"/>
    </style:style>
    <style:style style:name="ce232" style:family="table-cell" style:parent-style-name="Default">
      <style:table-cell-properties fo:border-bottom="none" style:text-align-source="fix" style:repeat-content="false" fo:border-left="0.74pt double #000000" style:border-line-width-left="0.0102in 0.0102in 0.0008in" fo:border-right="0.74pt double #000000" style:border-line-width-right="0.0102in 0.0102in 0.0008in" fo:border-top="0.74pt double #000000" style:border-line-width-top="0.0102in 0.0102in 0.0008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33" style:family="table-cell" style:parent-style-name="Default">
      <style:table-cell-properties style:text-align-source="fix" style:repeat-content="false" fo:border="0.74pt double #000000" style:border-line-width="0.0102in 0.0102in 0.000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10104">
      <style:table-cell-properties fo:background-color="#81d41a" fo:border="none"/>
    </style:style>
    <style:style style:name="ce235" style:family="table-cell" style:parent-style-name="Default" style:data-style-name="N10104">
      <style:table-cell-properties fo:background-color="#ffff00" fo:border="none"/>
    </style:style>
    <style:style style:name="ce236" style:family="table-cell" style:parent-style-name="Default">
      <style:table-cell-properties fo:border-bottom="none" fo:border-left="none" fo:border-right="none" fo:border-top="0.74pt double #000000" style:border-line-width-top="0.0102in 0.0102in 0.0008in"/>
    </style:style>
    <style:style style:name="ce237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102in 0.0102in 0.0008in"/>
      <style:paragraph-properties fo:text-align="center" fo:margin-left="0in"/>
    </style:style>
    <style:style style:name="ce238" style:family="table-cell" style:parent-style-name="Default">
      <style:table-cell-properties fo:border-bottom="none" style:text-align-source="fix" style:repeat-content="false" fo:border-left="none" fo:border-right="0.74pt double #000000" style:border-line-width-right="0.0102in 0.0102in 0.0008in" fo:border-top="0.74pt double #000000" style:border-line-width-top="0.0102in 0.0102in 0.0008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39" style:family="table-cell" style:parent-style-name="Default" style:data-style-name="N20115">
      <style:table-cell-properties fo:border-bottom="none" fo:background-color="#81d41a" fo:border-left="0.74pt double #000000" style:border-line-width-left="0.0102in 0.0102in 0.0008in" fo:border-right="none" fo:border-top="none"/>
    </style:style>
    <style:style style:name="ce240" style:family="table-cell" style:parent-style-name="Default" style:data-style-name="N20115">
      <style:table-cell-properties fo:border-bottom="none" fo:background-color="#ffff00" fo:border-left="0.74pt double #000000" style:border-line-width-left="0.0102in 0.0102in 0.0008in" fo:border-right="none" fo:border-top="none"/>
    </style:style>
    <style:style style:name="ce241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102in 0.0102in 0.0008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2" style:family="table-cell" style:parent-style-name="Default" style:data-style-name="N20115">
      <style:table-cell-properties fo:background-color="#81d41a"/>
    </style:style>
    <style:style style:name="ce243" style:family="table-cell" style:parent-style-name="Default" style:data-style-name="N20115">
      <style:table-cell-properties fo:background-color="#ffff00"/>
    </style:style>
    <style:style style:name="ce244" style:family="table-cell" style:parent-style-name="Default" style:data-style-name="N20115">
      <style:table-cell-properties fo:border-bottom="none" fo:background-color="#81d41a" fo:border-left="none" fo:border-right="0.74pt double #000000" style:border-line-width-right="0.0102in 0.0102in 0.0008in" fo:border-top="none"/>
    </style:style>
    <style:style style:name="ce245" style:family="table-cell" style:parent-style-name="Default" style:data-style-name="N20115">
      <style:table-cell-properties fo:border-bottom="none" fo:background-color="#ffff00" fo:border-left="none" fo:border-right="0.74pt double #000000" style:border-line-width-right="0.0102in 0.0102in 0.0008in" fo:border-top="none"/>
    </style:style>
    <style:style style:name="ce246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0.74pt double #000000" style:border-line-width-right="0.0035in 0.0035in 0.0035in" fo:border-top="0.74pt double #000000" style:border-line-width-top="0.0035in 0.0035in 0.0035in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7" style:family="table-cell" style:parent-style-name="Default" style:data-style-name="N10104">
      <style:table-cell-properties fo:border-bottom="none" fo:background-color="#81d41a" fo:border-left="0.74pt double #000000" style:border-line-width-left="0.0035in 0.0035in 0.0035in" fo:border-right="none" fo:border-top="none"/>
    </style:style>
    <style:style style:name="ce248" style:family="table-cell" style:parent-style-name="Default" style:data-style-name="N10104">
      <style:table-cell-properties fo:border-bottom="none" fo:background-color="#ffff00" fo:border-left="0.74pt double #000000" style:border-line-width-left="0.0035in 0.0035in 0.0035in" fo:border-right="none" fo:border-top="none"/>
    </style:style>
    <style:style style:name="ce249" style:family="table-cell" style:parent-style-name="Default" style:data-style-name="N10104">
      <style:table-cell-properties fo:background-color="#81d41a"/>
    </style:style>
    <style:style style:name="ce250" style:family="table-cell" style:parent-style-name="Default" style:data-style-name="N10104">
      <style:table-cell-properties fo:background-color="#ffff00"/>
    </style:style>
    <style:style style:name="ce251" style:family="table-cell" style:parent-style-name="Default" style:data-style-name="N10104">
      <style:table-cell-properties fo:border-bottom="none" fo:background-color="#81d41a" fo:border-left="none" fo:border-right="0.74pt double #000000" style:border-line-width-right="0.0035in 0.0035in 0.0035in" fo:border-top="none"/>
    </style:style>
    <style:style style:name="ce252" style:family="table-cell" style:parent-style-name="Default" style:data-style-name="N10104">
      <style:table-cell-properties fo:border-bottom="none" fo:background-color="#ffff00" fo:border-left="none" fo:border-right="0.74pt double #000000" style:border-line-width-right="0.0035in 0.0035in 0.0035in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 Run Exp Cost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2" table:default-cell-style-name="ce4"/>
        <table:table-column table:style-name="co6" table:default-cell-style-name="ce16"/>
        <table:table-column table:style-name="co2" table:number-columns-repeated="2" table:default-cell-style-name="Default"/>
        <table:table-column table:style-name="co2" table:default-cell-style-name="ce4"/>
        <table:table-column table:style-name="co6" table:default-cell-style-name="ce16"/>
        <table:table-column table:style-name="co2" table:number-columns-repeated="1637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itial Costs (one Time)</text:p>
          </table:table-cell>
          <table:covered-table-cell table:number-columns-repeated="2" table:style-name="ce3"/>
          <table:covered-table-cell table:style-name="ce14"/>
          <table:table-cell table:style-name="ce8"/>
          <table:table-cell table:style-name="ce1" office:value-type="string" calcext:value-type="string" table:number-columns-spanned="3" table:number-rows-spanned="1">
            <text:p>Running Costs (Reoccuring)</text:p>
          </table:table-cell>
          <table:covered-table-cell table:style-name="ce1"/>
          <table:covered-table-cell table:style-name="ce19"/>
          <table:table-cell table:style-name="ce8"/>
          <table:table-cell table:style-name="ce1" office:value-type="string" calcext:value-type="string" table:number-columns-spanned="3" table:number-rows-spanned="1">
            <text:p>Expandable Materials</text:p>
          </table:table-cell>
          <table:covered-table-cell table:style-name="ce1"/>
          <table:covered-table-cell table:style-name="ce19"/>
          <table:table-cell table:style-name="ce8" table:number-columns-repeated="16372"/>
        </table:table-row>
        <table:table-row table:style-name="ro2">
          <table:table-cell table:style-name="ce2" office:value-type="string" calcext:value-type="string">
            <text:p>Device / Gadget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Amount</text:p>
          </table:table-cell>
          <table:table-cell table:style-name="ce15" office:value-type="string" calcext:value-type="string">
            <text:p>Cost per Unit</text:p>
          </table:table-cell>
          <table:table-cell table:style-name="ce2"/>
          <table:table-cell table:style-name="ce2" office:value-type="string" calcext:value-type="string">
            <text:p>Device / Gadget</text:p>
          </table:table-cell>
          <table:table-cell table:style-name="ce2" office:value-type="string" calcext:value-type="string">
            <text:p>Unit</text:p>
          </table:table-cell>
          <table:table-cell table:style-name="ce15" office:value-type="string" calcext:value-type="string">
            <text:p>Cost per unit</text:p>
          </table:table-cell>
          <table:table-cell table:style-name="ce2"/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nit</text:p>
          </table:table-cell>
          <table:table-cell table:style-name="ce15" office:value-type="string" calcext:value-type="string">
            <text:p>Cost per unit</text:p>
          </table:table-cell>
          <table:table-cell table:style-name="ce2" table:number-columns-repeated="16372"/>
        </table:table-row>
        <table:table-row table:style-name="ro3">
          <table:table-cell office:value-type="string" calcext:value-type="string">
            <text:p>Prusa XL</text:p>
          </table:table-cell>
          <table:table-cell office:value-type="string" calcext:value-type="string">
            <text:p>pic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600" calcext:value-type="currency">
            <text:p>3.600,00 €</text:p>
          </table:table-cell>
          <table:table-cell/>
          <table:table-cell office:value-type="string" calcext:value-type="string">
            <text:p>Prusa XL – Maintenance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0.5" calcext:value-type="currency">
            <text:p>0,50 €</text:p>
          </table:table-cell>
          <table:table-cell/>
          <table:table-cell office:value-type="string" calcext:value-type="string">
            <text:p>PVB Plastic</text:p>
          </table:table-cell>
          <table:table-cell office:value-type="string" calcext:value-type="string">
            <text:p>g</text:p>
          </table:table-cell>
          <table:table-cell office:value-type="currency" office:currency="EUR" office:value="0.018" calcext:value-type="currency">
            <text:p>0,02 €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Artillery X4 Plus S1</text:p>
          </table:table-cell>
          <table:table-cell office:value-type="string" calcext:value-type="string">
            <text:p>pic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50" calcext:value-type="currency">
            <text:p>250,00 €</text:p>
          </table:table-cell>
          <table:table-cell/>
          <table:table-cell office:value-type="string" calcext:value-type="string">
            <text:p>Prusa XL – Electricity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0.34" calcext:value-type="currency">
            <text:p>0,34 €</text:p>
          </table:table-cell>
          <table:table-cell/>
          <table:table-cell office:value-type="string" calcext:value-type="string">
            <text:p>PLA Plastic</text:p>
          </table:table-cell>
          <table:table-cell office:value-type="string" calcext:value-type="string">
            <text:p>g</text:p>
          </table:table-cell>
          <table:table-cell office:value-type="currency" office:currency="EUR" office:value="0.018" calcext:value-type="currency">
            <text:p>0,02 €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FLSun T1</text:p>
          </table:table-cell>
          <table:table-cell office:value-type="string" calcext:value-type="string">
            <text:p>pic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60" calcext:value-type="currency">
            <text:p>660,00 €</text:p>
          </table:table-cell>
          <table:table-cell/>
          <table:table-cell table:style-name="ce11" office:value-type="string" calcext:value-type="string">
            <text:p><text:span text:style-name="T1">Artillery X4 Plus S1</text:span> – Maintenance</text:p>
          </table:table-cell>
          <table:table-cell table:style-name="ce18" office:value-type="string" calcext:value-type="string">
            <text:p>hour</text:p>
          </table:table-cell>
          <table:table-cell table:style-name="ce20" office:value-type="currency" office:currency="EUR" office:value="0.25" calcext:value-type="currency">
            <text:p>0,25 €</text:p>
          </table:table-cell>
          <table:table-cell/>
          <table:table-cell office:value-type="string" calcext:value-type="string">
            <text:p>Silicone A00</text:p>
          </table:table-cell>
          <table:table-cell office:value-type="string" calcext:value-type="string">
            <text:p>g</text:p>
          </table:table-cell>
          <table:table-cell office:value-type="currency" office:currency="EUR" office:value="0.015" calcext:value-type="currency">
            <text:p>0,02 €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Vacuum Pump Set</text:p>
          </table:table-cell>
          <table:table-cell office:value-type="string" calcext:value-type="string">
            <text:p>pic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0" calcext:value-type="currency">
            <text:p>150,00 €</text:p>
          </table:table-cell>
          <table:table-cell/>
          <table:table-cell table:style-name="ce11" office:value-type="string" calcext:value-type="string">
            <text:p><text:span text:style-name="T1">Artillery X4 Plus S1</text:span> – Electricity</text:p>
          </table:table-cell>
          <table:table-cell table:style-name="ce18" office:value-type="string" calcext:value-type="string">
            <text:p>hour</text:p>
          </table:table-cell>
          <table:table-cell table:style-name="ce20" office:value-type="currency" office:currency="EUR" office:value="0.34" calcext:value-type="currency">
            <text:p>0,34 €</text:p>
          </table:table-cell>
          <table:table-cell/>
          <table:table-cell office:value-type="string" calcext:value-type="string">
            <text:p>Silicone A05</text:p>
          </table:table-cell>
          <table:table-cell office:value-type="string" calcext:value-type="string">
            <text:p>g</text:p>
          </table:table-cell>
          <table:table-cell office:value-type="currency" office:currency="EUR" office:value="0.015" calcext:value-type="currency">
            <text:p>0,02 €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tirring peripherals</text:p>
          </table:table-cell>
          <table:table-cell office:value-type="string" calcext:value-type="string">
            <text:p>pic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1" office:value-type="string" calcext:value-type="string">
            <text:p>FLSun T1 – Maintenance</text:p>
          </table:table-cell>
          <table:table-cell table:style-name="ce18" office:value-type="string" calcext:value-type="string">
            <text:p>hour</text:p>
          </table:table-cell>
          <table:table-cell table:style-name="ce20" office:value-type="currency" office:currency="EUR" office:value="0.25" calcext:value-type="currency">
            <text:p>0,25 €</text:p>
          </table:table-cell>
          <table:table-cell/>
          <table:table-cell office:value-type="string" calcext:value-type="string">
            <text:p>Silicone A10</text:p>
          </table:table-cell>
          <table:table-cell office:value-type="string" calcext:value-type="string">
            <text:p>g</text:p>
          </table:table-cell>
          <table:table-cell office:value-type="currency" office:currency="EUR" office:value="0.015" calcext:value-type="currency">
            <text:p>0,02 €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eavy Storage Boxes</text:p>
          </table:table-cell>
          <table:table-cell office:value-type="string" calcext:value-type="string">
            <text:p>pics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50" calcext:value-type="currency">
            <text:p>50,00 €</text:p>
          </table:table-cell>
          <table:table-cell/>
          <table:table-cell table:style-name="ce11" office:value-type="string" calcext:value-type="string">
            <text:p>FLSun T1 – Electricity</text:p>
          </table:table-cell>
          <table:table-cell table:style-name="ce18" office:value-type="string" calcext:value-type="string">
            <text:p>hour</text:p>
          </table:table-cell>
          <table:table-cell table:style-name="ce20" office:value-type="currency" office:currency="EUR" office:value="0.34" calcext:value-type="currency">
            <text:p>0,34 €</text:p>
          </table:table-cell>
          <table:table-cell/>
          <table:table-cell office:value-type="string" calcext:value-type="string">
            <text:p>Rubbing Alc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5" calcext:value-type="currency">
            <text:p>0,50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Vacuum Pump – Maintenance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1" calcext:value-type="currency">
            <text:p>0,10 €</text:p>
          </table:table-cell>
          <table:table-cell/>
          <table:table-cell office:value-type="string" calcext:value-type="string">
            <text:p>Gloves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02" calcext:value-type="currency">
            <text:p>0,02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Vacuum Pump – Electricity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25" calcext:value-type="currency">
            <text:p>0,25 €</text:p>
          </table:table-cell>
          <table:table-cell/>
          <table:table-cell office:value-type="string" calcext:value-type="string">
            <text:p>Respirators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2" calcext:value-type="currency">
            <text:p>0,20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Design Time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20" calcext:value-type="currency">
            <text:p>20,00 €</text:p>
          </table:table-cell>
          <table:table-cell/>
          <table:table-cell office:value-type="string" calcext:value-type="string">
            <text:p>Mixing Cup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5" calcext:value-type="currency">
            <text:p>0,50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Work Time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14" calcext:value-type="currency">
            <text:p>14,00 €</text:p>
          </table:table-cell>
          <table:table-cell/>
          <table:table-cell office:value-type="string" calcext:value-type="string">
            <text:p>Pigment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5" calcext:value-type="currency">
            <text:p>0,50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Standby Time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0.25" calcext:value-type="currency">
            <text:p>0,25 €</text:p>
          </table:table-cell>
          <table:table-cell/>
          <table:table-cell office:value-type="string" calcext:value-type="string">
            <text:p>3D Glue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25" calcext:value-type="currency">
            <text:p>0,25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Offline Time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0.05" calcext:value-type="currency">
            <text:p>0,05 €</text:p>
          </table:table-cell>
          <table:table-cell/>
          <table:table-cell office:value-type="string" calcext:value-type="string">
            <text:p>Clay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16372"/>
        </table:table-row>
        <table:table-row table:style-name="ro3">
          <table:table-cell table:number-columns-repeated="9"/>
          <table:table-cell office:value-type="string" calcext:value-type="string">
            <text:p>Cardboard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6.32" calcext:value-type="currency">
            <text:p>6,32 €</text:p>
          </table:table-cell>
          <table:table-cell table:number-columns-repeated="16372"/>
        </table:table-row>
        <table:table-row table:style-name="ro3">
          <table:table-cell table:number-columns-repeated="9"/>
          <table:table-cell office:value-type="string" calcext:value-type="string">
            <text:p>Bag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6372"/>
        </table:table-row>
        <table:table-row table:style-name="ro3">
          <table:table-cell table:number-columns-repeated="9"/>
          <table:table-cell office:value-type="string" calcext:value-type="string">
            <text:p>Stickers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5" calcext:value-type="currency">
            <text:p>0,50 €</text:p>
          </table:table-cell>
          <table:table-cell table:number-columns-repeated="16372"/>
        </table:table-row>
        <table:table-row table:style-name="ro3">
          <table:table-cell table:number-columns-repeated="9"/>
          <table:table-cell office:value-type="string" calcext:value-type="string">
            <text:p>Flyer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5" calcext:value-type="currency">
            <text:p>0,50 €</text:p>
          </table:table-cell>
          <table:table-cell table:number-columns-repeated="16372"/>
        </table:table-row>
        <table:table-row table:style-name="ro3" table:number-rows-repeated="6">
          <table:table-cell table:number-columns-repeated="16384"/>
        </table:table-row>
        <table:table-row table:style-name="ro3">
          <table:table-cell table:style-name="ce11"/>
          <table:table-cell office:value-type="string" calcext:value-type="string">
            <text:p>=</text:p>
          </table:table-cell>
          <table:table-cell office:value-type="string" calcext:value-type="string">
            <text:p>Not in use</text:p>
          </table:table-cell>
          <table:table-cell table:number-columns-repeated="16381"/>
        </table:table-row>
        <table:table-row table:style-name="ro3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oys Infos" table:style-name="ta1">
        <table:table-column table:style-name="co7" table:default-cell-style-name="ce28"/>
        <table:table-column table:style-name="co2" table:number-columns-repeated="2" table:default-cell-style-name="ce37"/>
        <table:table-column table:style-name="co8" table:default-cell-style-name="ce37"/>
        <table:table-column table:style-name="co9" table:number-columns-repeated="3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2" table:number-columns-repeated="16369" table:default-cell-style-name="Default"/>
        <table:table-row table:style-name="ro4">
          <table:table-cell table:style-name="ce36"/>
          <table:table-cell table:style-name="ce36" office:value-type="string" calcext:value-type="string">
            <text:p>Size</text:p>
          </table:table-cell>
          <table:table-cell table:style-name="ce36" office:value-type="string" calcext:value-type="string">
            <text:p>Height</text:p>
          </table:table-cell>
          <table:table-cell table:style-name="ce36" office:value-type="string" calcext:value-type="string">
            <text:p>Width Max</text:p>
          </table:table-cell>
          <table:table-cell table:style-name="ce36" office:value-type="string" calcext:value-type="string">
            <text:p>Width min</text:p>
          </table:table-cell>
          <table:table-cell table:style-name="ce36" office:value-type="string" calcext:value-type="string">
            <text:p>Usable Height</text:p>
          </table:table-cell>
          <table:table-cell table:style-name="ce36" office:value-type="string" calcext:value-type="string">
            <text:p>Key Element Width</text:p>
          </table:table-cell>
          <table:table-cell table:style-name="ce36" office:value-type="string" calcext:value-type="string">
            <text:p>Weight in g</text:p>
          </table:table-cell>
          <table:table-cell table:style-name="ce36" table:number-columns-repeated="16376"/>
        </table:table-row>
        <table:table-row table:style-name="ro3">
          <table:table-cell table:formula="of:=[$ToyShells.A3]" office:value-type="string" office:string-value="Avrass" calcext:value-type="string" table:number-columns-spanned="1" table:number-rows-spanned="6">
            <text:p>Avrass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2]-1.8" office:value-type="float" office:value="14.2" calcext:value-type="float">
            <text:p>14.2</text:p>
          </table:table-cell>
          <table:table-cell office:value-type="float" office:value="4.5" calcext:value-type="float">
            <text:p>4.5</text:p>
          </table:table-cell>
          <table:table-cell office:value-type="float" office:value="195" calcext:value-type="float">
            <text:p>195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S</text:p>
          </table:table-cell>
          <table:table-cell table:formula="of:=[.C2]*1.2" office:value-type="float" office:value="19.2" calcext:value-type="float">
            <text:p>19.2</text:p>
          </table:table-cell>
          <table:table-cell table:formula="of:=[.D2]*1.2" office:value-type="float" office:value="12" calcext:value-type="float">
            <text:p>12</text:p>
          </table:table-cell>
          <table:table-cell table:formula="of:=[.E2]*1.2" office:value-type="float" office:value="7.2" calcext:value-type="float">
            <text:p>7.2</text:p>
          </table:table-cell>
          <table:table-cell table:formula="of:=[.F2]*1.2" office:value-type="float" office:value="17.04" calcext:value-type="float">
            <text:p>17.04</text:p>
          </table:table-cell>
          <table:table-cell table:formula="of:=[.G2]*1.2" office:value-type="float" office:value="5.4" calcext:value-type="float">
            <text:p>5.4</text:p>
          </table:table-cell>
          <table:table-cell table:formula="of:=[.H2]*(1+0.2)^3" office:value-type="float" office:value="336.96" calcext:value-type="float">
            <text:p>336.96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M</text:p>
          </table:table-cell>
          <table:table-cell table:formula="of:=[.C2]*1.4" office:value-type="float" office:value="22.4" calcext:value-type="float">
            <text:p>22.4</text:p>
          </table:table-cell>
          <table:table-cell table:formula="of:=[.D2]*1.4" office:value-type="float" office:value="14" calcext:value-type="float">
            <text:p>14</text:p>
          </table:table-cell>
          <table:table-cell table:formula="of:=[.E2]*1.4" office:value-type="float" office:value="8.4" calcext:value-type="float">
            <text:p>8.4</text:p>
          </table:table-cell>
          <table:table-cell table:formula="of:=[.F2]*1.4" office:value-type="float" office:value="19.88" calcext:value-type="float">
            <text:p>19.88</text:p>
          </table:table-cell>
          <table:table-cell table:formula="of:=[.G2]*1.4" office:value-type="float" office:value="6.3" calcext:value-type="float">
            <text:p>6.3</text:p>
          </table:table-cell>
          <table:table-cell table:formula="of:=[.H2]*(1+0.4)^3" office:value-type="float" office:value="535.08" calcext:value-type="float">
            <text:p>535.08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L</text:p>
          </table:table-cell>
          <table:table-cell table:formula="of:=[.C2]*1.6" office:value-type="float" office:value="25.6" calcext:value-type="float">
            <text:p>25.6</text:p>
          </table:table-cell>
          <table:table-cell table:formula="of:=[.D2]*1.6" office:value-type="float" office:value="16" calcext:value-type="float">
            <text:p>16</text:p>
          </table:table-cell>
          <table:table-cell table:formula="of:=[.E2]*1.6" office:value-type="float" office:value="9.6" calcext:value-type="float">
            <text:p>9.6</text:p>
          </table:table-cell>
          <table:table-cell table:formula="of:=[.F2]*1.6" office:value-type="float" office:value="22.72" calcext:value-type="float">
            <text:p>22.72</text:p>
          </table:table-cell>
          <table:table-cell table:formula="of:=[.G2]*1.6" office:value-type="float" office:value="7.2" calcext:value-type="float">
            <text:p>7.2</text:p>
          </table:table-cell>
          <table:table-cell table:formula="of:=[.H2]*(1+0.6)^3" office:value-type="float" office:value="798.72" calcext:value-type="float">
            <text:p>798.72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XL</text:p>
          </table:table-cell>
          <table:table-cell table:formula="of:=[.C2]*1.8" office:value-type="float" office:value="28.8" calcext:value-type="float">
            <text:p>28.8</text:p>
          </table:table-cell>
          <table:table-cell table:formula="of:=[.D2]*1.8" office:value-type="float" office:value="18" calcext:value-type="float">
            <text:p>18</text:p>
          </table:table-cell>
          <table:table-cell table:formula="of:=[.E2]*1.8" office:value-type="float" office:value="10.8" calcext:value-type="float">
            <text:p>10.8</text:p>
          </table:table-cell>
          <table:table-cell table:formula="of:=[.F2]*1.8" office:value-type="float" office:value="25.56" calcext:value-type="float">
            <text:p>25.56</text:p>
          </table:table-cell>
          <table:table-cell table:formula="of:=[.G2]*1.8" office:value-type="float" office:value="8.1" calcext:value-type="float">
            <text:p>8.1</text:p>
          </table:table-cell>
          <table:table-cell table:formula="of:=[.H2]*(1+0.8)^3" office:value-type="float" office:value="1137.24" calcext:value-type="float">
            <text:p>1137.24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XXL</text:p>
          </table:table-cell>
          <table:table-cell table:formula="of:=[.C2]*2" office:value-type="float" office:value="32" calcext:value-type="float">
            <text:p>32</text:p>
          </table:table-cell>
          <table:table-cell table:formula="of:=[.D2]*2" office:value-type="float" office:value="20" calcext:value-type="float">
            <text:p>20</text:p>
          </table:table-cell>
          <table:table-cell table:formula="of:=[.E2]*2" office:value-type="float" office:value="12" calcext:value-type="float">
            <text:p>12</text:p>
          </table:table-cell>
          <table:table-cell table:formula="of:=[.F2]*2" office:value-type="float" office:value="28.4" calcext:value-type="float">
            <text:p>28.4</text:p>
          </table:table-cell>
          <table:table-cell table:formula="of:=[.G2]*2" office:value-type="float" office:value="9" calcext:value-type="float">
            <text:p>9</text:p>
          </table:table-cell>
          <table:table-cell table:formula="of:=[.H2]*(1+1)^3" office:value-type="float" office:value="1560" calcext:value-type="float">
            <text:p>1560</text:p>
          </table:table-cell>
          <table:table-cell table:number-columns-repeated="16376"/>
        </table:table-row>
        <table:table-row table:style-name="ro3">
          <table:table-cell table:formula="of:=[$ToyShells.A4]" office:value-type="string" office:string-value="Aoikami" calcext:value-type="string" table:number-columns-spanned="1" table:number-rows-spanned="6">
            <text:p>Aoikami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table:formula="of:=[.C8]-2" office:value-type="float" office:value="14" calcext:value-type="float">
            <text:p>14</text:p>
          </table:table-cell>
          <table:table-cell office:value-type="float" office:value="4.1" calcext:value-type="float">
            <text:p>4.1</text:p>
          </table:table-cell>
          <table:table-cell office:value-type="float" office:value="185" calcext:value-type="float">
            <text:p>185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S</text:p>
          </table:table-cell>
          <table:table-cell table:formula="of:=[.C8]*1.2" office:value-type="float" office:value="19.2" calcext:value-type="float">
            <text:p>19.2</text:p>
          </table:table-cell>
          <table:table-cell table:formula="of:=[.D8]*1.2" office:value-type="float" office:value="9.6" calcext:value-type="float">
            <text:p>9.6</text:p>
          </table:table-cell>
          <table:table-cell table:formula="of:=[.E8]*1.2" office:value-type="float" office:value="7.8" calcext:value-type="float">
            <text:p>7.8</text:p>
          </table:table-cell>
          <table:table-cell table:formula="of:=[.F8]*1.2" office:value-type="float" office:value="16.8" calcext:value-type="float">
            <text:p>16.8</text:p>
          </table:table-cell>
          <table:table-cell table:formula="of:=[.G8]*1.2" office:value-type="float" office:value="4.92" calcext:value-type="float">
            <text:p>4.92</text:p>
          </table:table-cell>
          <table:table-cell table:formula="of:=[.H8]*(1+0.2)^3" office:value-type="float" office:value="319.68" calcext:value-type="float">
            <text:p>319.68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M</text:p>
          </table:table-cell>
          <table:table-cell table:formula="of:=[.C8]*1.4" office:value-type="float" office:value="22.4" calcext:value-type="float">
            <text:p>22.4</text:p>
          </table:table-cell>
          <table:table-cell table:formula="of:=[.D8]*1.4" office:value-type="float" office:value="11.2" calcext:value-type="float">
            <text:p>11.2</text:p>
          </table:table-cell>
          <table:table-cell table:formula="of:=[.E8]*1.4" office:value-type="float" office:value="9.1" calcext:value-type="float">
            <text:p>9.1</text:p>
          </table:table-cell>
          <table:table-cell table:formula="of:=[.F8]*1.4" office:value-type="float" office:value="19.6" calcext:value-type="float">
            <text:p>19.6</text:p>
          </table:table-cell>
          <table:table-cell table:formula="of:=[.G8]*1.4" office:value-type="float" office:value="5.74" calcext:value-type="float">
            <text:p>5.74</text:p>
          </table:table-cell>
          <table:table-cell table:formula="of:=[.H8]*(1+0.4)^3" office:value-type="float" office:value="507.64" calcext:value-type="float">
            <text:p>507.64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L</text:p>
          </table:table-cell>
          <table:table-cell table:formula="of:=[.C8]*1.6" office:value-type="float" office:value="25.6" calcext:value-type="float">
            <text:p>25.6</text:p>
          </table:table-cell>
          <table:table-cell table:formula="of:=[.D8]*1.6" office:value-type="float" office:value="12.8" calcext:value-type="float">
            <text:p>12.8</text:p>
          </table:table-cell>
          <table:table-cell table:formula="of:=[.E8]*1.6" office:value-type="float" office:value="10.4" calcext:value-type="float">
            <text:p>10.4</text:p>
          </table:table-cell>
          <table:table-cell table:formula="of:=[.F8]*1.6" office:value-type="float" office:value="22.4" calcext:value-type="float">
            <text:p>22.4</text:p>
          </table:table-cell>
          <table:table-cell table:formula="of:=[.G8]*1.6" office:value-type="float" office:value="6.56" calcext:value-type="float">
            <text:p>6.56</text:p>
          </table:table-cell>
          <table:table-cell table:formula="of:=[.H8]*(1+0.6)^3" office:value-type="float" office:value="757.76" calcext:value-type="float">
            <text:p>757.76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XL</text:p>
          </table:table-cell>
          <table:table-cell table:formula="of:=[.C8]*1.8" office:value-type="float" office:value="28.8" calcext:value-type="float">
            <text:p>28.8</text:p>
          </table:table-cell>
          <table:table-cell table:formula="of:=[.D8]*1.8" office:value-type="float" office:value="14.4" calcext:value-type="float">
            <text:p>14.4</text:p>
          </table:table-cell>
          <table:table-cell table:formula="of:=[.E8]*1.8" office:value-type="float" office:value="11.7" calcext:value-type="float">
            <text:p>11.7</text:p>
          </table:table-cell>
          <table:table-cell table:formula="of:=[.F8]*1.8" office:value-type="float" office:value="25.2" calcext:value-type="float">
            <text:p>25.2</text:p>
          </table:table-cell>
          <table:table-cell table:formula="of:=[.G8]*1.8" office:value-type="float" office:value="7.38" calcext:value-type="float">
            <text:p>7.38</text:p>
          </table:table-cell>
          <table:table-cell table:formula="of:=[.H8]*(1+0.8)^3" office:value-type="float" office:value="1078.92" calcext:value-type="float">
            <text:p>1078.92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XXL</text:p>
          </table:table-cell>
          <table:table-cell table:formula="of:=[.C8]*2" office:value-type="float" office:value="32" calcext:value-type="float">
            <text:p>32</text:p>
          </table:table-cell>
          <table:table-cell table:formula="of:=[.D8]*2" office:value-type="float" office:value="16" calcext:value-type="float">
            <text:p>16</text:p>
          </table:table-cell>
          <table:table-cell table:formula="of:=[.E8]*2" office:value-type="float" office:value="13" calcext:value-type="float">
            <text:p>13</text:p>
          </table:table-cell>
          <table:table-cell table:formula="of:=[.F8]*2" office:value-type="float" office:value="28" calcext:value-type="float">
            <text:p>28</text:p>
          </table:table-cell>
          <table:table-cell table:formula="of:=[.G8]*2" office:value-type="float" office:value="8.2" calcext:value-type="float">
            <text:p>8.2</text:p>
          </table:table-cell>
          <table:table-cell table:formula="of:=[.H8]*(1+1)^3" office:value-type="float" office:value="1480" calcext:value-type="float">
            <text:p>1480</text:p>
          </table:table-cell>
          <table:table-cell table:style-name="ce38"/>
          <table:table-cell table:number-columns-repeated="16375"/>
        </table:table-row>
        <table:table-row table:style-name="ro3">
          <table:table-cell table:formula="of:=[$ToyShells.A5]" office:value-type="string" office:string-value="Terander" calcext:value-type="string" table:number-columns-spanned="1" table:number-rows-spanned="6">
            <text:p>Terander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8.75" calcext:value-type="float">
            <text:p>8.75</text:p>
          </table:table-cell>
          <table:table-cell office:value-type="float" office:value="6.5" calcext:value-type="float">
            <text:p>6.5</text:p>
          </table:table-cell>
          <table:table-cell table:formula="of:=14" office:value-type="float" office:value="14" calcext:value-type="float">
            <text:p>14</text:p>
          </table:table-cell>
          <table:table-cell table:formula="of:=3.2" office:value-type="float" office:value="3.2" calcext:value-type="float">
            <text:p>3.2</text:p>
          </table:table-cell>
          <table:table-cell table:formula="of:=130" office:value-type="float" office:value="130" calcext:value-type="float">
            <text:p>130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covered-table-cell/>
          <table:table-cell office:value-type="string" calcext:value-type="string">
            <text:p>S</text:p>
          </table:table-cell>
          <table:table-cell table:formula="of:=[.C14]*1.2" office:value-type="float" office:value="19.2" calcext:value-type="float">
            <text:p>19.2</text:p>
          </table:table-cell>
          <table:table-cell table:formula="of:=[.D14]*1.2" office:value-type="float" office:value="10.5" calcext:value-type="float">
            <text:p>10.5</text:p>
          </table:table-cell>
          <table:table-cell table:formula="of:=[.E14]*1.2" office:value-type="float" office:value="7.8" calcext:value-type="float">
            <text:p>7.8</text:p>
          </table:table-cell>
          <table:table-cell table:formula="of:=[.F14]*1.2" office:value-type="float" office:value="16.8" calcext:value-type="float">
            <text:p>16.8</text:p>
          </table:table-cell>
          <table:table-cell table:formula="of:=[.G14]*1.2" office:value-type="float" office:value="3.84" calcext:value-type="float">
            <text:p>3.84</text:p>
          </table:table-cell>
          <table:table-cell table:formula="of:=[.H14]*(1+0.2)^3" office:value-type="float" office:value="224.64" calcext:value-type="float">
            <text:p>224.64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covered-table-cell/>
          <table:table-cell office:value-type="string" calcext:value-type="string">
            <text:p>M</text:p>
          </table:table-cell>
          <table:table-cell table:formula="of:=[.C14]*1.4" office:value-type="float" office:value="22.4" calcext:value-type="float">
            <text:p>22.4</text:p>
          </table:table-cell>
          <table:table-cell table:formula="of:=[.D14]*1.4" office:value-type="float" office:value="12.25" calcext:value-type="float">
            <text:p>12.25</text:p>
          </table:table-cell>
          <table:table-cell table:formula="of:=[.E14]*1.4" office:value-type="float" office:value="9.1" calcext:value-type="float">
            <text:p>9.1</text:p>
          </table:table-cell>
          <table:table-cell table:formula="of:=[.F14]*1.4" office:value-type="float" office:value="19.6" calcext:value-type="float">
            <text:p>19.6</text:p>
          </table:table-cell>
          <table:table-cell table:formula="of:=[.G14]*1.4" office:value-type="float" office:value="4.48" calcext:value-type="float">
            <text:p>4.48</text:p>
          </table:table-cell>
          <table:table-cell table:formula="of:=[.H14]*(1+0.4)^3" office:value-type="float" office:value="356.72" calcext:value-type="float">
            <text:p>356.72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covered-table-cell/>
          <table:table-cell office:value-type="string" calcext:value-type="string">
            <text:p>L</text:p>
          </table:table-cell>
          <table:table-cell table:formula="of:=[.C14]*1.6" office:value-type="float" office:value="25.6" calcext:value-type="float">
            <text:p>25.6</text:p>
          </table:table-cell>
          <table:table-cell table:formula="of:=[.D14]*1.6" office:value-type="float" office:value="14" calcext:value-type="float">
            <text:p>14</text:p>
          </table:table-cell>
          <table:table-cell table:formula="of:=[.E14]*1.6" office:value-type="float" office:value="10.4" calcext:value-type="float">
            <text:p>10.4</text:p>
          </table:table-cell>
          <table:table-cell table:formula="of:=[.F14]*1.6" office:value-type="float" office:value="22.4" calcext:value-type="float">
            <text:p>22.4</text:p>
          </table:table-cell>
          <table:table-cell table:formula="of:=[.G14]*1.6" office:value-type="float" office:value="5.12" calcext:value-type="float">
            <text:p>5.12</text:p>
          </table:table-cell>
          <table:table-cell table:formula="of:=[.H14]*(1+0.6)^3" office:value-type="float" office:value="532.48" calcext:value-type="float">
            <text:p>532.48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covered-table-cell/>
          <table:table-cell office:value-type="string" calcext:value-type="string">
            <text:p>XL</text:p>
          </table:table-cell>
          <table:table-cell table:formula="of:=[.C14]*1.8" office:value-type="float" office:value="28.8" calcext:value-type="float">
            <text:p>28.8</text:p>
          </table:table-cell>
          <table:table-cell table:formula="of:=[.D14]*1.8" office:value-type="float" office:value="15.75" calcext:value-type="float">
            <text:p>15.75</text:p>
          </table:table-cell>
          <table:table-cell table:formula="of:=[.E14]*1.8" office:value-type="float" office:value="11.7" calcext:value-type="float">
            <text:p>11.7</text:p>
          </table:table-cell>
          <table:table-cell table:formula="of:=[.F14]*1.8" office:value-type="float" office:value="25.2" calcext:value-type="float">
            <text:p>25.2</text:p>
          </table:table-cell>
          <table:table-cell table:formula="of:=[.G14]*1.8" office:value-type="float" office:value="5.76" calcext:value-type="float">
            <text:p>5.76</text:p>
          </table:table-cell>
          <table:table-cell table:formula="of:=[.H14]*(1+0.8)^3" office:value-type="float" office:value="758.16" calcext:value-type="float">
            <text:p>758.16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covered-table-cell/>
          <table:table-cell office:value-type="string" calcext:value-type="string">
            <text:p>XXL</text:p>
          </table:table-cell>
          <table:table-cell table:formula="of:=[.C14]*2" office:value-type="float" office:value="32" calcext:value-type="float">
            <text:p>32</text:p>
          </table:table-cell>
          <table:table-cell table:formula="of:=[.D14]*2" office:value-type="float" office:value="17.5" calcext:value-type="float">
            <text:p>17.5</text:p>
          </table:table-cell>
          <table:table-cell table:formula="of:=[.E14]*2" office:value-type="float" office:value="13" calcext:value-type="float">
            <text:p>13</text:p>
          </table:table-cell>
          <table:table-cell table:formula="of:=[.F14]*2" office:value-type="float" office:value="28" calcext:value-type="float">
            <text:p>28</text:p>
          </table:table-cell>
          <table:table-cell table:formula="of:=[.G14]*2" office:value-type="float" office:value="6.4" calcext:value-type="float">
            <text:p>6.4</text:p>
          </table:table-cell>
          <table:table-cell table:formula="of:=[.H14]*(1+1)^3" office:value-type="float" office:value="1040" calcext:value-type="float">
            <text:p>1040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table-cell table:formula="of:=[$ToyShells.A6]" office:value-type="string" office:string-value="Fitcher" calcext:value-type="string" table:number-columns-spanned="1" table:number-rows-spanned="6">
            <text:p>Fitcher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table:formula="of:=[.C20]-2" office:value-type="float" office:value="14" calcext:value-type="float">
            <text:p>14</text:p>
          </table:table-cell>
          <table:table-cell office:value-type="float" office:value="4.3" calcext:value-type="float">
            <text:p>4.3</text:p>
          </table:table-cell>
          <table:table-cell office:value-type="float" office:value="137" calcext:value-type="float">
            <text:p>137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S</text:p>
          </table:table-cell>
          <table:table-cell table:formula="of:=[.C20]*1.2" office:value-type="float" office:value="19.2" calcext:value-type="float">
            <text:p>19.2</text:p>
          </table:table-cell>
          <table:table-cell table:formula="of:=[.D20]*1.2" office:value-type="float" office:value="7.56" calcext:value-type="float">
            <text:p>7.56</text:p>
          </table:table-cell>
          <table:table-cell table:formula="of:=[.E20]*1.2" office:value-type="float" office:value="6" calcext:value-type="float">
            <text:p>6</text:p>
          </table:table-cell>
          <table:table-cell table:formula="of:=[.F20]*1.2" office:value-type="float" office:value="16.8" calcext:value-type="float">
            <text:p>16.8</text:p>
          </table:table-cell>
          <table:table-cell table:formula="of:=[.G20]*1.2" office:value-type="float" office:value="5.16" calcext:value-type="float">
            <text:p>5.16</text:p>
          </table:table-cell>
          <table:table-cell table:formula="of:=[.H20]*(1+0.2)^3" office:value-type="float" office:value="236.736" calcext:value-type="float">
            <text:p>236.736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M</text:p>
          </table:table-cell>
          <table:table-cell table:formula="of:=[.C20]*1.4" office:value-type="float" office:value="22.4" calcext:value-type="float">
            <text:p>22.4</text:p>
          </table:table-cell>
          <table:table-cell table:formula="of:=[.D20]*1.4" office:value-type="float" office:value="8.82" calcext:value-type="float">
            <text:p>8.82</text:p>
          </table:table-cell>
          <table:table-cell table:formula="of:=[.E20]*1.4" office:value-type="float" office:value="7" calcext:value-type="float">
            <text:p>7</text:p>
          </table:table-cell>
          <table:table-cell table:formula="of:=[.F20]*1.4" office:value-type="float" office:value="19.6" calcext:value-type="float">
            <text:p>19.6</text:p>
          </table:table-cell>
          <table:table-cell table:formula="of:=[.G20]*1.4" office:value-type="float" office:value="6.02" calcext:value-type="float">
            <text:p>6.02</text:p>
          </table:table-cell>
          <table:table-cell table:formula="of:=[.H20]*(1+0.4)^3" office:value-type="float" office:value="375.928" calcext:value-type="float">
            <text:p>375.928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L</text:p>
          </table:table-cell>
          <table:table-cell table:formula="of:=[.C20]*1.6" office:value-type="float" office:value="25.6" calcext:value-type="float">
            <text:p>25.6</text:p>
          </table:table-cell>
          <table:table-cell table:formula="of:=[.D20]*1.6" office:value-type="float" office:value="10.08" calcext:value-type="float">
            <text:p>10.08</text:p>
          </table:table-cell>
          <table:table-cell table:formula="of:=[.E20]*1.6" office:value-type="float" office:value="8" calcext:value-type="float">
            <text:p>8</text:p>
          </table:table-cell>
          <table:table-cell table:formula="of:=[.F20]*1.6" office:value-type="float" office:value="22.4" calcext:value-type="float">
            <text:p>22.4</text:p>
          </table:table-cell>
          <table:table-cell table:formula="of:=[.G20]*1.6" office:value-type="float" office:value="6.88" calcext:value-type="float">
            <text:p>6.88</text:p>
          </table:table-cell>
          <table:table-cell table:formula="of:=[.H20]*(1+0.6)^3" office:value-type="float" office:value="561.152" calcext:value-type="float">
            <text:p>561.152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XL</text:p>
          </table:table-cell>
          <table:table-cell table:formula="of:=[.C20]*1.8" office:value-type="float" office:value="28.8" calcext:value-type="float">
            <text:p>28.8</text:p>
          </table:table-cell>
          <table:table-cell table:formula="of:=[.D20]*1.8" office:value-type="float" office:value="11.34" calcext:value-type="float">
            <text:p>11.34</text:p>
          </table:table-cell>
          <table:table-cell table:formula="of:=[.E20]*1.8" office:value-type="float" office:value="9" calcext:value-type="float">
            <text:p>9</text:p>
          </table:table-cell>
          <table:table-cell table:formula="of:=[.F20]*1.8" office:value-type="float" office:value="25.2" calcext:value-type="float">
            <text:p>25.2</text:p>
          </table:table-cell>
          <table:table-cell table:formula="of:=[.G20]*1.8" office:value-type="float" office:value="7.74" calcext:value-type="float">
            <text:p>7.74</text:p>
          </table:table-cell>
          <table:table-cell table:formula="of:=[.H20]*(1+0.8)^3" office:value-type="float" office:value="798.984" calcext:value-type="float">
            <text:p>798.984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XXL</text:p>
          </table:table-cell>
          <table:table-cell table:formula="of:=[.C20]*2" office:value-type="float" office:value="32" calcext:value-type="float">
            <text:p>32</text:p>
          </table:table-cell>
          <table:table-cell table:formula="of:=[.D20]*2" office:value-type="float" office:value="12.6" calcext:value-type="float">
            <text:p>12.6</text:p>
          </table:table-cell>
          <table:table-cell table:formula="of:=[.E20]*2" office:value-type="float" office:value="10" calcext:value-type="float">
            <text:p>10</text:p>
          </table:table-cell>
          <table:table-cell table:formula="of:=[.F20]*2" office:value-type="float" office:value="28" calcext:value-type="float">
            <text:p>28</text:p>
          </table:table-cell>
          <table:table-cell table:formula="of:=[.G20]*2" office:value-type="float" office:value="8.6" calcext:value-type="float">
            <text:p>8.6</text:p>
          </table:table-cell>
          <table:table-cell table:formula="of:=[.H20]*(1+1)^3" office:value-type="float" office:value="1096" calcext:value-type="float">
            <text:p>1096</text:p>
          </table:table-cell>
          <table:table-cell table:number-columns-repeated="16376"/>
        </table:table-row>
        <table:table-row table:style-name="ro3">
          <table:table-cell office:value-type="string" calcext:value-type="string" table:number-columns-spanned="1" table:number-rows-spanned="6">
            <text:p>Trozok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16.1" calcext:value-type="float">
            <text:p>16.1</text:p>
          </table:table-cell>
          <table:table-cell office:value-type="float" office:value="6.5" calcext:value-type="float">
            <text:p>6.5</text:p>
          </table:table-cell>
          <table:table-cell table:formula="of:=[.C26]-1.6" office:value-type="float" office:value="14.4" calcext:value-type="float">
            <text:p>14.4</text:p>
          </table:table-cell>
          <table:table-cell office:value-type="float" office:value="16" calcext:value-type="float">
            <text:p>16</text:p>
          </table:table-cell>
          <table:table-cell office:value-type="float" office:value="370" calcext:value-type="float">
            <text:p>370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covered-table-cell/>
          <table:table-cell office:value-type="string" calcext:value-type="string">
            <text:p>S</text:p>
          </table:table-cell>
          <table:table-cell table:formula="of:=[.C26]*1.2" office:value-type="float" office:value="19.2" calcext:value-type="float">
            <text:p>19.2</text:p>
          </table:table-cell>
          <table:table-cell table:formula="of:=[.D26]*1.2" office:value-type="float" office:value="19.32" calcext:value-type="float">
            <text:p>19.32</text:p>
          </table:table-cell>
          <table:table-cell table:formula="of:=[.E26]*1.2" office:value-type="float" office:value="7.8" calcext:value-type="float">
            <text:p>7.8</text:p>
          </table:table-cell>
          <table:table-cell table:formula="of:=[.F26]*1.2" office:value-type="float" office:value="17.28" calcext:value-type="float">
            <text:p>17.28</text:p>
          </table:table-cell>
          <table:table-cell table:formula="of:=[.G26]*1.2" office:value-type="float" office:value="19.2" calcext:value-type="float">
            <text:p>19.2</text:p>
          </table:table-cell>
          <table:table-cell table:formula="of:=[.H26]*(1+0.2)^3" office:value-type="float" office:value="639.36" calcext:value-type="float">
            <text:p>639.36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covered-table-cell/>
          <table:table-cell office:value-type="string" calcext:value-type="string">
            <text:p>M</text:p>
          </table:table-cell>
          <table:table-cell table:formula="of:=[.C26]*1.4" office:value-type="float" office:value="22.4" calcext:value-type="float">
            <text:p>22.4</text:p>
          </table:table-cell>
          <table:table-cell table:formula="of:=[.D26]*1.4" office:value-type="float" office:value="22.54" calcext:value-type="float">
            <text:p>22.54</text:p>
          </table:table-cell>
          <table:table-cell table:formula="of:=[.E26]*1.4" office:value-type="float" office:value="9.1" calcext:value-type="float">
            <text:p>9.1</text:p>
          </table:table-cell>
          <table:table-cell table:formula="of:=[.F26]*1.4" office:value-type="float" office:value="20.16" calcext:value-type="float">
            <text:p>20.16</text:p>
          </table:table-cell>
          <table:table-cell table:formula="of:=[.G26]*1.4" office:value-type="float" office:value="22.4" calcext:value-type="float">
            <text:p>22.4</text:p>
          </table:table-cell>
          <table:table-cell table:formula="of:=[.H26]*(1+0.4)^3" office:value-type="float" office:value="1015.28" calcext:value-type="float">
            <text:p>1015.28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covered-table-cell/>
          <table:table-cell office:value-type="string" calcext:value-type="string">
            <text:p>L</text:p>
          </table:table-cell>
          <table:table-cell table:formula="of:=[.C26]*1.6" office:value-type="float" office:value="25.6" calcext:value-type="float">
            <text:p>25.6</text:p>
          </table:table-cell>
          <table:table-cell table:formula="of:=[.D26]*1.6" office:value-type="float" office:value="25.76" calcext:value-type="float">
            <text:p>25.76</text:p>
          </table:table-cell>
          <table:table-cell table:formula="of:=[.E26]*1.6" office:value-type="float" office:value="10.4" calcext:value-type="float">
            <text:p>10.4</text:p>
          </table:table-cell>
          <table:table-cell table:formula="of:=[.F26]*1.6" office:value-type="float" office:value="23.04" calcext:value-type="float">
            <text:p>23.04</text:p>
          </table:table-cell>
          <table:table-cell table:formula="of:=[.G26]*1.6" office:value-type="float" office:value="25.6" calcext:value-type="float">
            <text:p>25.6</text:p>
          </table:table-cell>
          <table:table-cell table:formula="of:=[.H26]*(1+0.6)^3" office:value-type="float" office:value="1515.52" calcext:value-type="float">
            <text:p>1515.52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covered-table-cell/>
          <table:table-cell office:value-type="string" calcext:value-type="string">
            <text:p>XL</text:p>
          </table:table-cell>
          <table:table-cell table:formula="of:=[.C26]*1.8" office:value-type="float" office:value="28.8" calcext:value-type="float">
            <text:p>28.8</text:p>
          </table:table-cell>
          <table:table-cell table:formula="of:=[.D26]*1.8" office:value-type="float" office:value="28.98" calcext:value-type="float">
            <text:p>28.98</text:p>
          </table:table-cell>
          <table:table-cell table:formula="of:=[.E26]*1.8" office:value-type="float" office:value="11.7" calcext:value-type="float">
            <text:p>11.7</text:p>
          </table:table-cell>
          <table:table-cell table:formula="of:=[.F26]*1.8" office:value-type="float" office:value="25.92" calcext:value-type="float">
            <text:p>25.92</text:p>
          </table:table-cell>
          <table:table-cell table:formula="of:=[.G26]*1.8" office:value-type="float" office:value="28.8" calcext:value-type="float">
            <text:p>28.8</text:p>
          </table:table-cell>
          <table:table-cell table:formula="of:=[.H26]*(1+0.8)^3" office:value-type="float" office:value="2157.84" calcext:value-type="float">
            <text:p>2157.84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covered-table-cell/>
          <table:table-cell office:value-type="string" calcext:value-type="string">
            <text:p>XXL</text:p>
          </table:table-cell>
          <table:table-cell table:formula="of:=[.C26]*2" office:value-type="float" office:value="32" calcext:value-type="float">
            <text:p>32</text:p>
          </table:table-cell>
          <table:table-cell table:formula="of:=[.D26]*2" office:value-type="float" office:value="32.2" calcext:value-type="float">
            <text:p>32.2</text:p>
          </table:table-cell>
          <table:table-cell table:formula="of:=[.E26]*2" office:value-type="float" office:value="13" calcext:value-type="float">
            <text:p>13</text:p>
          </table:table-cell>
          <table:table-cell table:formula="of:=[.F26]*2" office:value-type="float" office:value="28.8" calcext:value-type="float">
            <text:p>28.8</text:p>
          </table:table-cell>
          <table:table-cell table:formula="of:=[.G26]*2" office:value-type="float" office:value="32" calcext:value-type="float">
            <text:p>32</text:p>
          </table:table-cell>
          <table:table-cell table:formula="of:=[.H26]*(1+1)^3" office:value-type="float" office:value="2960" calcext:value-type="float">
            <text:p>2960</text:p>
          </table:table-cell>
          <table:table-cell table:style-name="ce21"/>
          <table:table-cell table:number-columns-repeated="2"/>
          <table:table-cell table:style-name="ce38" table:number-columns-repeated="2"/>
          <table:table-cell table:number-columns-repeated="16371"/>
        </table:table-row>
        <table:table-row table:style-name="ro3">
          <table:table-cell office:value-type="string" calcext:value-type="string" table:number-columns-spanned="1" table:number-rows-spanned="6">
            <text:p>Wynstar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table:style-name="ce38" office:value-type="float" office:value="16" calcext:value-type="float">
            <text:p>16</text:p>
          </table:table-cell>
          <table:table-cell table:style-name="ce38"/>
          <table:table-cell table:number-columns-repeated="2" table:style-name="ce38" office:value-type="float" office:value="16" calcext:value-type="float">
            <text:p>16</text:p>
          </table:table-cell>
          <table:table-cell table:style-name="ce38" office:value-type="float" office:value="370" calcext:value-type="float">
            <text:p>370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S</text:p>
          </table:table-cell>
          <table:table-cell table:formula="of:=[.C32]*1.2" office:value-type="float" office:value="19.2" calcext:value-type="float">
            <text:p>19.2</text:p>
          </table:table-cell>
          <table:table-cell table:style-name="ce38" table:formula="of:=[.D32]*1.2" office:value-type="float" office:value="19.2" calcext:value-type="float">
            <text:p>19.2</text:p>
          </table:table-cell>
          <table:table-cell table:style-name="ce38"/>
          <table:table-cell table:style-name="ce38" table:formula="of:=[.F32]*1.2" office:value-type="float" office:value="19.2" calcext:value-type="float">
            <text:p>19.2</text:p>
          </table:table-cell>
          <table:table-cell table:style-name="ce38" table:formula="of:=[.G32]*1.2" office:value-type="float" office:value="19.2" calcext:value-type="float">
            <text:p>19.2</text:p>
          </table:table-cell>
          <table:table-cell table:style-name="ce38" table:formula="of:=[.H32]*(1+0.2)^3" office:value-type="float" office:value="639.36" calcext:value-type="float">
            <text:p>639.36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M</text:p>
          </table:table-cell>
          <table:table-cell table:formula="of:=[.C32]*1.4" office:value-type="float" office:value="22.4" calcext:value-type="float">
            <text:p>22.4</text:p>
          </table:table-cell>
          <table:table-cell table:style-name="ce38" table:formula="of:=[.D32]*1.4" office:value-type="float" office:value="22.4" calcext:value-type="float">
            <text:p>22.4</text:p>
          </table:table-cell>
          <table:table-cell table:style-name="ce38"/>
          <table:table-cell table:style-name="ce38" table:formula="of:=[.F32]*1.4" office:value-type="float" office:value="22.4" calcext:value-type="float">
            <text:p>22.4</text:p>
          </table:table-cell>
          <table:table-cell table:style-name="ce38" table:formula="of:=[.G32]*1.4" office:value-type="float" office:value="22.4" calcext:value-type="float">
            <text:p>22.4</text:p>
          </table:table-cell>
          <table:table-cell table:style-name="ce38" table:formula="of:=[.H32]*(1+0.4)^3" office:value-type="float" office:value="1015.28" calcext:value-type="float">
            <text:p>1015.28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L</text:p>
          </table:table-cell>
          <table:table-cell table:formula="of:=[.C32]*1.6" office:value-type="float" office:value="25.6" calcext:value-type="float">
            <text:p>25.6</text:p>
          </table:table-cell>
          <table:table-cell table:style-name="ce38" table:formula="of:=[.D32]*1.6" office:value-type="float" office:value="25.6" calcext:value-type="float">
            <text:p>25.6</text:p>
          </table:table-cell>
          <table:table-cell table:style-name="ce38"/>
          <table:table-cell table:style-name="ce38" table:formula="of:=[.F32]*1.6" office:value-type="float" office:value="25.6" calcext:value-type="float">
            <text:p>25.6</text:p>
          </table:table-cell>
          <table:table-cell table:style-name="ce38" table:formula="of:=[.G32]*1.6" office:value-type="float" office:value="25.6" calcext:value-type="float">
            <text:p>25.6</text:p>
          </table:table-cell>
          <table:table-cell table:style-name="ce38" table:formula="of:=[.H32]*(1+0.6)^3" office:value-type="float" office:value="1515.52" calcext:value-type="float">
            <text:p>1515.52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XL</text:p>
          </table:table-cell>
          <table:table-cell table:formula="of:=[.C32]*1.8" office:value-type="float" office:value="28.8" calcext:value-type="float">
            <text:p>28.8</text:p>
          </table:table-cell>
          <table:table-cell table:style-name="ce38" table:formula="of:=[.D32]*1.8" office:value-type="float" office:value="28.8" calcext:value-type="float">
            <text:p>28.8</text:p>
          </table:table-cell>
          <table:table-cell table:style-name="ce38"/>
          <table:table-cell table:style-name="ce38" table:formula="of:=[.F32]*1.8" office:value-type="float" office:value="28.8" calcext:value-type="float">
            <text:p>28.8</text:p>
          </table:table-cell>
          <table:table-cell table:style-name="ce38" table:formula="of:=[.G32]*1.8" office:value-type="float" office:value="28.8" calcext:value-type="float">
            <text:p>28.8</text:p>
          </table:table-cell>
          <table:table-cell table:style-name="ce38" table:formula="of:=[.H32]*(1+0.8)^3" office:value-type="float" office:value="2157.84" calcext:value-type="float">
            <text:p>2157.84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XXL</text:p>
          </table:table-cell>
          <table:table-cell table:formula="of:=[.C32]*2" office:value-type="float" office:value="32" calcext:value-type="float">
            <text:p>32</text:p>
          </table:table-cell>
          <table:table-cell table:style-name="ce38" table:formula="of:=[.D32]*2" office:value-type="float" office:value="32" calcext:value-type="float">
            <text:p>32</text:p>
          </table:table-cell>
          <table:table-cell table:style-name="ce38"/>
          <table:table-cell table:style-name="ce38" table:formula="of:=[.F32]*2" office:value-type="float" office:value="32" calcext:value-type="float">
            <text:p>32</text:p>
          </table:table-cell>
          <table:table-cell table:style-name="ce38" table:formula="of:=[.G32]*2" office:value-type="float" office:value="32" calcext:value-type="float">
            <text:p>32</text:p>
          </table:table-cell>
          <table:table-cell table:style-name="ce38" table:formula="of:=[.H32]*(1+1)^3" office:value-type="float" office:value="2960" calcext:value-type="float">
            <text:p>2960</text:p>
          </table:table-cell>
          <table:table-cell table:style-name="ce38"/>
          <table:table-cell table:number-columns-repeated="16375"/>
        </table:table-row>
        <table:table-row table:style-name="ro3">
          <table:table-cell office:value-type="string" calcext:value-type="string" table:number-columns-spanned="1" table:number-rows-spanned="6">
            <text:p>Thalassamorph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6.9" calcext:value-type="float">
            <text:p>6.9</text:p>
          </table:table-cell>
          <table:table-cell office:value-type="float" office:value="4.5" calcext:value-type="float">
            <text:p>4.5</text:p>
          </table:table-cell>
          <table:table-cell table:formula="of:=[.C38]-2.5" office:value-type="float" office:value="13.5" calcext:value-type="float">
            <text:p>13.5</text:p>
          </table:table-cell>
          <table:table-cell office:value-type="float" office:value="3.5" calcext:value-type="float">
            <text:p>3.5</text:p>
          </table:table-cell>
          <table:table-cell office:value-type="float" office:value="145" calcext:value-type="float">
            <text:p>145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S</text:p>
          </table:table-cell>
          <table:table-cell table:formula="of:=[.C38]*1.2" office:value-type="float" office:value="19.2" calcext:value-type="float">
            <text:p>19.2</text:p>
          </table:table-cell>
          <table:table-cell table:formula="of:=[.D38]*1.2" office:value-type="float" office:value="8.28" calcext:value-type="float">
            <text:p>8.28</text:p>
          </table:table-cell>
          <table:table-cell table:formula="of:=[.E38]*1.2" office:value-type="float" office:value="5.4" calcext:value-type="float">
            <text:p>5.4</text:p>
          </table:table-cell>
          <table:table-cell table:formula="of:=[.F38]*1.2" office:value-type="float" office:value="16.2" calcext:value-type="float">
            <text:p>16.2</text:p>
          </table:table-cell>
          <table:table-cell table:formula="of:=[.G38]*1.2" office:value-type="float" office:value="4.2" calcext:value-type="float">
            <text:p>4.2</text:p>
          </table:table-cell>
          <table:table-cell table:formula="of:=[.H38]*(1+0.2)^3" office:value-type="float" office:value="250.56" calcext:value-type="float">
            <text:p>250.56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M</text:p>
          </table:table-cell>
          <table:table-cell table:formula="of:=[.C38]*1.4" office:value-type="float" office:value="22.4" calcext:value-type="float">
            <text:p>22.4</text:p>
          </table:table-cell>
          <table:table-cell table:formula="of:=[.D38]*1.4" office:value-type="float" office:value="9.66" calcext:value-type="float">
            <text:p>9.66</text:p>
          </table:table-cell>
          <table:table-cell table:formula="of:=[.E38]*1.4" office:value-type="float" office:value="6.3" calcext:value-type="float">
            <text:p>6.3</text:p>
          </table:table-cell>
          <table:table-cell table:formula="of:=[.F38]*1.4" office:value-type="float" office:value="18.9" calcext:value-type="float">
            <text:p>18.9</text:p>
          </table:table-cell>
          <table:table-cell table:formula="of:=[.G38]*1.4" office:value-type="float" office:value="4.9" calcext:value-type="float">
            <text:p>4.9</text:p>
          </table:table-cell>
          <table:table-cell table:formula="of:=[.H38]*(1+0.4)^3" office:value-type="float" office:value="397.88" calcext:value-type="float">
            <text:p>397.88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L</text:p>
          </table:table-cell>
          <table:table-cell table:formula="of:=[.C38]*1.6" office:value-type="float" office:value="25.6" calcext:value-type="float">
            <text:p>25.6</text:p>
          </table:table-cell>
          <table:table-cell table:formula="of:=[.D38]*1.6" office:value-type="float" office:value="11.04" calcext:value-type="float">
            <text:p>11.04</text:p>
          </table:table-cell>
          <table:table-cell table:formula="of:=[.E38]*1.6" office:value-type="float" office:value="7.2" calcext:value-type="float">
            <text:p>7.2</text:p>
          </table:table-cell>
          <table:table-cell table:formula="of:=[.F38]*1.6" office:value-type="float" office:value="21.6" calcext:value-type="float">
            <text:p>21.6</text:p>
          </table:table-cell>
          <table:table-cell table:formula="of:=[.G38]*1.6" office:value-type="float" office:value="5.6" calcext:value-type="float">
            <text:p>5.6</text:p>
          </table:table-cell>
          <table:table-cell table:formula="of:=[.H38]*(1+0.6)^3" office:value-type="float" office:value="593.92" calcext:value-type="float">
            <text:p>593.92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XL</text:p>
          </table:table-cell>
          <table:table-cell table:formula="of:=[.C38]*1.8" office:value-type="float" office:value="28.8" calcext:value-type="float">
            <text:p>28.8</text:p>
          </table:table-cell>
          <table:table-cell table:formula="of:=[.D38]*1.8" office:value-type="float" office:value="12.42" calcext:value-type="float">
            <text:p>12.42</text:p>
          </table:table-cell>
          <table:table-cell table:formula="of:=[.E38]*1.8" office:value-type="float" office:value="8.1" calcext:value-type="float">
            <text:p>8.1</text:p>
          </table:table-cell>
          <table:table-cell table:formula="of:=[.F38]*1.8" office:value-type="float" office:value="24.3" calcext:value-type="float">
            <text:p>24.3</text:p>
          </table:table-cell>
          <table:table-cell table:formula="of:=[.G38]*1.8" office:value-type="float" office:value="6.3" calcext:value-type="float">
            <text:p>6.3</text:p>
          </table:table-cell>
          <table:table-cell table:formula="of:=[.H38]*(1+0.8)^3" office:value-type="float" office:value="845.64" calcext:value-type="float">
            <text:p>845.64</text:p>
          </table:table-cell>
          <table:table-cell table:style-name="ce38"/>
          <table:table-cell table:number-columns-repeated="16375"/>
        </table:table-row>
        <table:table-row table:style-name="ro3">
          <table:covered-table-cell/>
          <table:table-cell office:value-type="string" calcext:value-type="string">
            <text:p>XXL</text:p>
          </table:table-cell>
          <table:table-cell table:formula="of:=[.C38]*2" office:value-type="float" office:value="32" calcext:value-type="float">
            <text:p>32</text:p>
          </table:table-cell>
          <table:table-cell table:formula="of:=[.D38]*2" office:value-type="float" office:value="13.8" calcext:value-type="float">
            <text:p>13.8</text:p>
          </table:table-cell>
          <table:table-cell table:formula="of:=[.E38]*2" office:value-type="float" office:value="9" calcext:value-type="float">
            <text:p>9</text:p>
          </table:table-cell>
          <table:table-cell table:formula="of:=[.F38]*2" office:value-type="float" office:value="27" calcext:value-type="float">
            <text:p>27</text:p>
          </table:table-cell>
          <table:table-cell table:formula="of:=[.G38]*2" office:value-type="float" office:value="7" calcext:value-type="float">
            <text:p>7</text:p>
          </table:table-cell>
          <table:table-cell table:formula="of:=[.H38]*(1+1)^3" office:value-type="float" office:value="1160" calcext:value-type="float">
            <text:p>1160</text:p>
          </table:table-cell>
          <table:table-cell table:style-name="ce38"/>
          <table:table-cell table:number-columns-repeated="16375"/>
        </table:table-row>
        <table:table-row table:style-name="ro3">
          <table:table-cell office:value-type="string" calcext:value-type="string" table:number-columns-spanned="1" table:number-rows-spanned="6">
            <text:p>Spectralis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8.75" calcext:value-type="float">
            <text:p>8.75</text:p>
          </table:table-cell>
          <table:table-cell office:value-type="float" office:value="7.2" calcext:value-type="float">
            <text:p>7.2</text:p>
          </table:table-cell>
          <table:table-cell table:formula="of:=13.5" office:value-type="float" office:value="13.5" calcext:value-type="float">
            <text:p>13.5</text:p>
          </table:table-cell>
          <table:table-cell table:formula="of:=5.5" office:value-type="float" office:value="5.5" calcext:value-type="float">
            <text:p>5.5</text:p>
          </table:table-cell>
          <table:table-cell table:formula="of:=225" office:value-type="float" office:value="225" calcext:value-type="float">
            <text:p>225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S</text:p>
          </table:table-cell>
          <table:table-cell table:formula="of:=[.C44]*1.2" office:value-type="float" office:value="19.2" calcext:value-type="float">
            <text:p>19.2</text:p>
          </table:table-cell>
          <table:table-cell table:formula="of:=[.D44]*1.2" office:value-type="float" office:value="10.5" calcext:value-type="float">
            <text:p>10.5</text:p>
          </table:table-cell>
          <table:table-cell table:formula="of:=[.E44]*1.2" office:value-type="float" office:value="8.64" calcext:value-type="float">
            <text:p>8.64</text:p>
          </table:table-cell>
          <table:table-cell table:formula="of:=[.F44]*1.2" office:value-type="float" office:value="16.2" calcext:value-type="float">
            <text:p>16.2</text:p>
          </table:table-cell>
          <table:table-cell table:formula="of:=[.G44]*1.2" office:value-type="float" office:value="6.6" calcext:value-type="float">
            <text:p>6.6</text:p>
          </table:table-cell>
          <table:table-cell table:formula="of:=[.H44]*(1+0.2)^3" office:value-type="float" office:value="388.8" calcext:value-type="float">
            <text:p>388.8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M</text:p>
          </table:table-cell>
          <table:table-cell table:formula="of:=[.C44]*1.4" office:value-type="float" office:value="22.4" calcext:value-type="float">
            <text:p>22.4</text:p>
          </table:table-cell>
          <table:table-cell table:formula="of:=[.D44]*1.4" office:value-type="float" office:value="12.25" calcext:value-type="float">
            <text:p>12.25</text:p>
          </table:table-cell>
          <table:table-cell table:formula="of:=[.E44]*1.4" office:value-type="float" office:value="10.08" calcext:value-type="float">
            <text:p>10.08</text:p>
          </table:table-cell>
          <table:table-cell table:formula="of:=[.F44]*1.4" office:value-type="float" office:value="18.9" calcext:value-type="float">
            <text:p>18.9</text:p>
          </table:table-cell>
          <table:table-cell table:formula="of:=[.G44]*1.4" office:value-type="float" office:value="7.7" calcext:value-type="float">
            <text:p>7.7</text:p>
          </table:table-cell>
          <table:table-cell table:formula="of:=[.H44]*(1+0.4)^3" office:value-type="float" office:value="617.4" calcext:value-type="float">
            <text:p>617.4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L</text:p>
          </table:table-cell>
          <table:table-cell table:formula="of:=[.C44]*1.6" office:value-type="float" office:value="25.6" calcext:value-type="float">
            <text:p>25.6</text:p>
          </table:table-cell>
          <table:table-cell table:formula="of:=[.D44]*1.6" office:value-type="float" office:value="14" calcext:value-type="float">
            <text:p>14</text:p>
          </table:table-cell>
          <table:table-cell table:formula="of:=[.E44]*1.6" office:value-type="float" office:value="11.52" calcext:value-type="float">
            <text:p>11.52</text:p>
          </table:table-cell>
          <table:table-cell table:formula="of:=[.F44]*1.6" office:value-type="float" office:value="21.6" calcext:value-type="float">
            <text:p>21.6</text:p>
          </table:table-cell>
          <table:table-cell table:formula="of:=[.G44]*1.6" office:value-type="float" office:value="8.8" calcext:value-type="float">
            <text:p>8.8</text:p>
          </table:table-cell>
          <table:table-cell table:formula="of:=[.H44]*(1+0.6)^3" office:value-type="float" office:value="921.6" calcext:value-type="float">
            <text:p>921.6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XL</text:p>
          </table:table-cell>
          <table:table-cell table:formula="of:=[.C44]*1.8" office:value-type="float" office:value="28.8" calcext:value-type="float">
            <text:p>28.8</text:p>
          </table:table-cell>
          <table:table-cell table:formula="of:=[.D44]*1.8" office:value-type="float" office:value="15.75" calcext:value-type="float">
            <text:p>15.75</text:p>
          </table:table-cell>
          <table:table-cell table:formula="of:=[.E44]*1.8" office:value-type="float" office:value="12.96" calcext:value-type="float">
            <text:p>12.96</text:p>
          </table:table-cell>
          <table:table-cell table:formula="of:=[.F44]*1.8" office:value-type="float" office:value="24.3" calcext:value-type="float">
            <text:p>24.3</text:p>
          </table:table-cell>
          <table:table-cell table:formula="of:=[.G44]*1.8" office:value-type="float" office:value="9.9" calcext:value-type="float">
            <text:p>9.9</text:p>
          </table:table-cell>
          <table:table-cell table:formula="of:=[.H44]*(1+0.8)^3" office:value-type="float" office:value="1312.2" calcext:value-type="float">
            <text:p>1312.2</text:p>
          </table:table-cell>
          <table:table-cell table:number-columns-repeated="16376"/>
        </table:table-row>
        <table:table-row table:style-name="ro3">
          <table:covered-table-cell/>
          <table:table-cell office:value-type="string" calcext:value-type="string">
            <text:p>XXL</text:p>
          </table:table-cell>
          <table:table-cell table:formula="of:=[.C44]*2" office:value-type="float" office:value="32" calcext:value-type="float">
            <text:p>32</text:p>
          </table:table-cell>
          <table:table-cell table:formula="of:=[.D44]*2" office:value-type="float" office:value="17.5" calcext:value-type="float">
            <text:p>17.5</text:p>
          </table:table-cell>
          <table:table-cell table:formula="of:=[.E44]*2" office:value-type="float" office:value="14.4" calcext:value-type="float">
            <text:p>14.4</text:p>
          </table:table-cell>
          <table:table-cell table:formula="of:=[.F44]*2" office:value-type="float" office:value="27" calcext:value-type="float">
            <text:p>27</text:p>
          </table:table-cell>
          <table:table-cell table:formula="of:=[.G44]*2" office:value-type="float" office:value="11" calcext:value-type="float">
            <text:p>11</text:p>
          </table:table-cell>
          <table:table-cell table:formula="of:=[.H44]*(1+1)^3" office:value-type="float" office:value="1800" calcext:value-type="float">
            <text:p>1800</text:p>
          </table:table-cell>
          <table:table-cell table:number-columns-repeated="16376"/>
        </table:table-row>
        <table:table-row table:style-name="ro3" table:number-rows-repeated="3">
          <table:table-cell table:style-name="Default" table:number-columns-repeated="15"/>
          <table:table-cell table:number-columns-repeated="16369"/>
        </table:table-row>
        <table:table-row table:style-name="ro3">
          <table:table-cell table:style-name="ce23"/>
          <table:table-cell table:style-name="ce88"/>
          <table:table-cell table:style-name="ce23"/>
          <table:table-cell table:style-name="Default" table:number-columns-repeated="12"/>
          <table:table-cell table:number-columns-repeated="16369"/>
        </table:table-row>
        <table:table-row table:style-name="ro3">
          <table:table-cell table:style-name="ce23"/>
          <table:table-cell table:style-name="ce88"/>
          <table:table-cell table:style-name="ce23"/>
          <table:table-cell table:style-name="Default" table:number-columns-repeated="12"/>
          <table:table-cell table:number-columns-repeated="16369"/>
        </table:table-row>
      </table:table>
      <table:table table:name="ToyShells" table:style-name="ta1">
        <table:table-column table:style-name="co18" table:default-cell-style-name="ce31"/>
        <table:table-column table:style-name="co2" table:number-columns-repeated="5" table:default-cell-style-name="ce34"/>
        <table:table-column table:style-name="co2" table:default-cell-style-name="ce40"/>
        <table:table-column table:style-name="co2" table:default-cell-style-name="ce64"/>
        <table:table-column table:style-name="co2" table:number-columns-repeated="4" table:default-cell-style-name="ce34"/>
        <table:table-column table:style-name="co2" table:default-cell-style-name="ce42"/>
        <table:table-column table:style-name="co19" table:default-cell-style-name="ce82"/>
        <table:table-column table:style-name="co12" table:default-cell-style-name="Default"/>
        <table:table-column table:style-name="co20" table:default-cell-style-name="ce86"/>
        <table:table-column table:style-name="co2" table:number-columns-repeated="2" table:default-cell-style-name="Default"/>
        <table:table-column table:style-name="co21" table:default-cell-style-name="ce4"/>
        <table:table-column table:style-name="co2" table:number-columns-repeated="16364" table:default-cell-style-name="Default"/>
        <table:table-row table:style-name="ro4">
          <table:table-cell table:style-name="ce47" office:value-type="string" calcext:value-type="string" table:number-columns-spanned="7" table:number-rows-spanned="1">
            <text:p>Weight in Gramms</text:p>
          </table:table-cell>
          <table:covered-table-cell table:number-columns-repeated="5" table:style-name="ce52"/>
          <table:covered-table-cell table:style-name="ce58"/>
          <table:table-cell table:style-name="ce47" office:value-type="string" calcext:value-type="string" table:number-columns-spanned="9" table:number-rows-spanned="1">
            <text:p>Time in Hours</text:p>
          </table:table-cell>
          <table:covered-table-cell table:number-columns-repeated="4" table:style-name="ce52"/>
          <table:covered-table-cell table:style-name="ce58"/>
          <table:covered-table-cell table:style-name="ce71"/>
          <table:covered-table-cell table:style-name="ce81"/>
          <table:covered-table-cell table:style-name="ce95"/>
          <table:table-cell table:number-columns-repeated="16367"/>
        </table:table-row>
        <table:table-row table:style-name="ro4">
          <table:table-cell table:style-name="ce29" office:value-type="string" calcext:value-type="string">
            <text:p>Product</text:p>
          </table:table-cell>
          <table:table-cell table:style-name="ce32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47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66" office:value-type="string" calcext:value-type="string">
            <text:p>Standby Time</text:p>
          </table:table-cell>
          <table:table-cell table:style-name="ce83" office:value-type="string" calcext:value-type="string">
            <text:p>Offline Time</text:p>
          </table:table-cell>
          <table:table-cell table:style-name="ce84" office:value-type="string" calcext:value-type="string">
            <text:p>Work Time</text:p>
          </table:table-cell>
          <table:table-cell table:number-columns-repeated="16367"/>
        </table:table-row>
        <table:table-row table:style-name="ro3">
          <table:table-cell table:style-name="ce48" office:value-type="string" calcext:value-type="string">
            <text:p>Avrass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table:formula="of:=ROUND([.C6]/[.B6]*[.B3]; 0)" office:value-type="float" office:value="500" calcext:value-type="float">
            <text:p>500</text:p>
          </table:table-cell>
          <table:table-cell table:style-name="ce33" table:formula="of:=ROUND([.D6]/[.B6]*[.B3]; 0)" office:value-type="float" office:value="610" calcext:value-type="float">
            <text:p>610</text:p>
          </table:table-cell>
          <table:table-cell table:style-name="ce33" table:formula="of:=ROUND([.E6]/[.B6]*[.B3]; 0)" office:value-type="float" office:value="820" calcext:value-type="float">
            <text:p>820</text:p>
          </table:table-cell>
          <table:table-cell table:style-name="ce33" table:formula="of:=ROUND([.F6]/[.B6]*[.B3]; 0)" office:value-type="float" office:value="1090" calcext:value-type="float">
            <text:p>1090</text:p>
          </table:table-cell>
          <table:table-cell table:style-name="ce33" table:formula="of:=ROUND([.G6]/[.B6]*[.B3]; 0)" office:value-type="float" office:value="1350" calcext:value-type="float">
            <text:p>1350</text:p>
          </table:table-cell>
          <table:table-cell table:style-name="ce63" office:value-type="float" office:value="27" calcext:value-type="float">
            <text:p>27</text:p>
          </table:table-cell>
          <table:table-cell table:style-name="ce33" table:formula="of:=ROUND([.I6]/[.H6]*[.H3]; 0)" office:value-type="float" office:value="33" calcext:value-type="float">
            <text:p>33</text:p>
          </table:table-cell>
          <table:table-cell table:style-name="ce33" table:formula="of:=ROUND([.J6]/[.H6]*[.H3]; 0)" office:value-type="float" office:value="50" calcext:value-type="float">
            <text:p>50</text:p>
          </table:table-cell>
          <table:table-cell table:style-name="ce33" table:formula="of:=ROUND([.K6]/[.H6]*[.H3]; 0)" office:value-type="float" office:value="63" calcext:value-type="float">
            <text:p>63</text:p>
          </table:table-cell>
          <table:table-cell table:style-name="ce33" table:formula="of:=ROUND([.L6]/[.H6]*[.H3]; 0)" office:value-type="float" office:value="84" calcext:value-type="float">
            <text:p>84</text:p>
          </table:table-cell>
          <table:table-cell table:style-name="ce43" table:formula="of:=ROUND([.M6]/[.H6]*[.H3]; 0)" office:value-type="float" office:value="99" calcext:value-type="float">
            <text:p>99</text:p>
          </table:table-cell>
          <table:table-cell table:style-name="ce59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Aoikami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table:formula="of:=ROUND([.C6]/[.B6]*[.B4]; 0)" office:value-type="float" office:value="500" calcext:value-type="float">
            <text:p>500</text:p>
          </table:table-cell>
          <table:table-cell table:style-name="ce33" table:formula="of:=ROUND([.D6]/[.B6]*[.B4]; 0)" office:value-type="float" office:value="610" calcext:value-type="float">
            <text:p>610</text:p>
          </table:table-cell>
          <table:table-cell table:style-name="ce33" table:formula="of:=ROUND([.E6]/[.B6]*[.B4]; 0)" office:value-type="float" office:value="820" calcext:value-type="float">
            <text:p>820</text:p>
          </table:table-cell>
          <table:table-cell table:style-name="ce33" table:formula="of:=ROUND([.F6]/[.B6]*[.B4]; 0)" office:value-type="float" office:value="1090" calcext:value-type="float">
            <text:p>1090</text:p>
          </table:table-cell>
          <table:table-cell table:style-name="ce33" table:formula="of:=ROUND([.G6]/[.B6]*[.B4]; 0)" office:value-type="float" office:value="1350" calcext:value-type="float">
            <text:p>1350</text:p>
          </table:table-cell>
          <table:table-cell table:style-name="ce63" office:value-type="float" office:value="25" calcext:value-type="float">
            <text:p>25</text:p>
          </table:table-cell>
          <table:table-cell table:style-name="ce33" table:formula="of:=ROUND([.I6]/[.H6]*[.H4]; 0)" office:value-type="float" office:value="31" calcext:value-type="float">
            <text:p>31</text:p>
          </table:table-cell>
          <table:table-cell table:style-name="ce33" table:formula="of:=ROUND([.J6]/[.H6]*[.H4]; 0)" office:value-type="float" office:value="46" calcext:value-type="float">
            <text:p>46</text:p>
          </table:table-cell>
          <table:table-cell table:style-name="ce33" table:formula="of:=ROUND([.K6]/[.H6]*[.H4]; 0)" office:value-type="float" office:value="59" calcext:value-type="float">
            <text:p>59</text:p>
          </table:table-cell>
          <table:table-cell table:style-name="ce33" table:formula="of:=ROUND([.L6]/[.H6]*[.H4]; 0)" office:value-type="float" office:value="78" calcext:value-type="float">
            <text:p>78</text:p>
          </table:table-cell>
          <table:table-cell table:style-name="ce43" table:formula="of:=ROUND([.M6]/[.H6]*[.H4]; 0)" office:value-type="float" office:value="91" calcext:value-type="float">
            <text:p>91</text:p>
          </table:table-cell>
          <table:table-cell table:style-name="ce59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erander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Fitcher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1090" calcext:value-type="float">
            <text:p>1090</text:p>
          </table:table-cell>
          <table:table-cell table:style-name="ce33" office:value-type="float" office:value="1350" calcext:value-type="float">
            <text:p>1350</text:p>
          </table:table-cell>
          <table:table-cell table:style-name="ce63" office:value-type="float" office:value="26" calcext:value-type="float">
            <text:p>2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95" calcext:value-type="float">
            <text:p>95</text:p>
          </table:table-cell>
          <table:table-cell table:style-name="ce59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rozok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Wynstar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table:formula="of:=ROUND([.C6]/[.B6]*[.B8]; 0)" office:value-type="float" office:value="533" calcext:value-type="float">
            <text:p>533</text:p>
          </table:table-cell>
          <table:table-cell table:style-name="ce33" table:formula="of:=ROUND([.D6]/[.B6]*[.B8]; 0)" office:value-type="float" office:value="651" calcext:value-type="float">
            <text:p>651</text:p>
          </table:table-cell>
          <table:table-cell table:style-name="ce33" table:formula="of:=ROUND([.E6]/[.B6]*[.B8]; 0)" office:value-type="float" office:value="875" calcext:value-type="float">
            <text:p>875</text:p>
          </table:table-cell>
          <table:table-cell table:style-name="ce33" table:formula="of:=ROUND([.F6]/[.B6]*[.B8]; 0)" office:value-type="float" office:value="1163" calcext:value-type="float">
            <text:p>1163</text:p>
          </table:table-cell>
          <table:table-cell table:style-name="ce33" table:formula="of:=ROUND([.G6]/[.B6]*[.B8]; 0)" office:value-type="float" office:value="1440" calcext:value-type="float">
            <text:p>1440</text:p>
          </table:table-cell>
          <table:table-cell table:style-name="ce63" office:value-type="float" office:value="27" calcext:value-type="float">
            <text:p>27</text:p>
          </table:table-cell>
          <table:table-cell table:style-name="ce33" table:formula="of:=ROUND([.I6]/[.H6]*[.H8]; 0)" office:value-type="float" office:value="33" calcext:value-type="float">
            <text:p>33</text:p>
          </table:table-cell>
          <table:table-cell table:style-name="ce33" table:formula="of:=ROUND([.J6]/[.H6]*[.H8]; 0)" office:value-type="float" office:value="50" calcext:value-type="float">
            <text:p>50</text:p>
          </table:table-cell>
          <table:table-cell table:style-name="ce33" table:formula="of:=ROUND([.K6]/[.H6]*[.H8]; 0)" office:value-type="float" office:value="63" calcext:value-type="float">
            <text:p>63</text:p>
          </table:table-cell>
          <table:table-cell table:style-name="ce33" table:formula="of:=ROUND([.L6]/[.H6]*[.H8]; 0)" office:value-type="float" office:value="84" calcext:value-type="float">
            <text:p>84</text:p>
          </table:table-cell>
          <table:table-cell table:style-name="ce43" table:formula="of:=ROUND([.M6]/[.H6]*[.H8]; 0)" office:value-type="float" office:value="99" calcext:value-type="float">
            <text:p>99</text:p>
          </table:table-cell>
          <table:table-cell table:style-name="ce59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halassamorph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table:formula="of:=ROUND([.C6]/[.B6]*[.B9]; 0)" office:value-type="float" office:value="517" calcext:value-type="float">
            <text:p>517</text:p>
          </table:table-cell>
          <table:table-cell table:style-name="ce33" table:formula="of:=ROUND([.D6]/[.B6]*[.B9]; 0)" office:value-type="float" office:value="630" calcext:value-type="float">
            <text:p>630</text:p>
          </table:table-cell>
          <table:table-cell table:style-name="ce33" table:formula="of:=ROUND([.E6]/[.B6]*[.B9]; 0)" office:value-type="float" office:value="847" calcext:value-type="float">
            <text:p>847</text:p>
          </table:table-cell>
          <table:table-cell table:style-name="ce33" table:formula="of:=ROUND([.F6]/[.B6]*[.B9]; 0)" office:value-type="float" office:value="1126" calcext:value-type="float">
            <text:p>1126</text:p>
          </table:table-cell>
          <table:table-cell table:style-name="ce33" table:formula="of:=ROUND([.G6]/[.B6]*[.B9]; 0)" office:value-type="float" office:value="1395" calcext:value-type="float">
            <text:p>1395</text:p>
          </table:table-cell>
          <table:table-cell table:style-name="ce63" office:value-type="float" office:value="26" calcext:value-type="float">
            <text:p>26</text:p>
          </table:table-cell>
          <table:table-cell table:style-name="ce33" table:formula="of:=ROUND([.I6]/[.H6]*[.H9]; 0)" office:value-type="float" office:value="32" calcext:value-type="float">
            <text:p>32</text:p>
          </table:table-cell>
          <table:table-cell table:style-name="ce33" table:formula="of:=ROUND([.J6]/[.H6]*[.H9]; 0)" office:value-type="float" office:value="48" calcext:value-type="float">
            <text:p>48</text:p>
          </table:table-cell>
          <table:table-cell table:style-name="ce33" table:formula="of:=ROUND([.K6]/[.H6]*[.H9]; 0)" office:value-type="float" office:value="61" calcext:value-type="float">
            <text:p>61</text:p>
          </table:table-cell>
          <table:table-cell table:style-name="ce33" table:formula="of:=ROUND([.L6]/[.H6]*[.H9]; 0)" office:value-type="float" office:value="81" calcext:value-type="float">
            <text:p>81</text:p>
          </table:table-cell>
          <table:table-cell table:style-name="ce43" table:formula="of:=ROUND([.M6]/[.H6]*[.H9]; 0)" office:value-type="float" office:value="95" calcext:value-type="float">
            <text:p>95</text:p>
          </table:table-cell>
          <table:table-cell table:style-name="ce59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Spectralis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table:formula="of:=ROUND([.C6]/[.B6]*[.B10]; 0)" office:value-type="float" office:value="500" calcext:value-type="float">
            <text:p>500</text:p>
          </table:table-cell>
          <table:table-cell table:style-name="ce33" table:formula="of:=ROUND([.D6]/[.B6]*[.B10]; 0)" office:value-type="float" office:value="610" calcext:value-type="float">
            <text:p>610</text:p>
          </table:table-cell>
          <table:table-cell table:style-name="ce33" table:formula="of:=ROUND([.E6]/[.B6]*[.B10]; 0)" office:value-type="float" office:value="820" calcext:value-type="float">
            <text:p>820</text:p>
          </table:table-cell>
          <table:table-cell table:style-name="ce33" table:formula="of:=ROUND([.F6]/[.B6]*[.B10]; 0)" office:value-type="float" office:value="1090" calcext:value-type="float">
            <text:p>1090</text:p>
          </table:table-cell>
          <table:table-cell table:style-name="ce33" table:formula="of:=ROUND([.G6]/[.B6]*[.B10]; 0)" office:value-type="float" office:value="1350" calcext:value-type="float">
            <text:p>1350</text:p>
          </table:table-cell>
          <table:table-cell table:style-name="ce63" office:value-type="float" office:value="26" calcext:value-type="float">
            <text:p>26</text:p>
          </table:table-cell>
          <table:table-cell table:style-name="ce33" table:formula="of:=ROUND([.I6]/[.H6]*[.H10]; 0)" office:value-type="float" office:value="32" calcext:value-type="float">
            <text:p>32</text:p>
          </table:table-cell>
          <table:table-cell table:style-name="ce33" table:formula="of:=ROUND([.J6]/[.H6]*[.H10]; 0)" office:value-type="float" office:value="48" calcext:value-type="float">
            <text:p>48</text:p>
          </table:table-cell>
          <table:table-cell table:style-name="ce33" table:formula="of:=ROUND([.K6]/[.H6]*[.H10]; 0)" office:value-type="float" office:value="61" calcext:value-type="float">
            <text:p>61</text:p>
          </table:table-cell>
          <table:table-cell table:style-name="ce33" table:formula="of:=ROUND([.L6]/[.H6]*[.H10]; 0)" office:value-type="float" office:value="81" calcext:value-type="float">
            <text:p>81</text:p>
          </table:table-cell>
          <table:table-cell table:style-name="ce43" table:formula="of:=ROUND([.M6]/[.H6]*[.H10]; 0)" office:value-type="float" office:value="95" calcext:value-type="float">
            <text:p>95</text:p>
          </table:table-cell>
          <table:table-cell table:style-name="ce59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office:value-type="string" calcext:value-type="string">
            <text:p>Wolf Paw</text:p>
          </table:table-cell>
          <table:table-cell table:style-name="ce35"/>
          <table:table-cell/>
          <table:table-cell table:style-name="ce35"/>
          <table:table-cell table:number-columns-repeated="16379"/>
        </table:table-row>
        <table:table-row table:style-name="ro3">
          <table:table-cell office:value-type="string" calcext:value-type="string">
            <text:p>Cat Pa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Dragon Paw 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Ice Paws Wolf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Ice Paws Cat</text:p>
          </table:table-cell>
          <table:table-cell table:number-columns-repeated="16382"/>
        </table:table-row>
        <table:table-row table:style-name="ro3" table:number-rows-repeated="1048560">
          <table:table-cell table:number-columns-repeated="16383"/>
        </table:table-row>
        <table:table-row table:style-name="ro3">
          <table:table-cell table:number-columns-repeated="7"/>
          <table:table-cell table:style-name="ce65"/>
          <table:table-cell table:style-name="ce128" table:number-columns-repeated="4"/>
          <table:table-cell table:style-name="ce130"/>
          <table:table-cell table:number-columns-repeated="16370"/>
        </table:table-row>
      </table:table>
      <table:table table:name="ToyPositives" table:style-name="ta1">
        <table:table-column table:style-name="co18" table:default-cell-style-name="ce31"/>
        <table:table-column table:style-name="co2" table:number-columns-repeated="5" table:default-cell-style-name="ce34"/>
        <table:table-column table:style-name="co2" table:default-cell-style-name="ce40"/>
        <table:table-column table:style-name="co2" table:default-cell-style-name="ce132"/>
        <table:table-column table:style-name="co2" table:number-columns-repeated="4" table:default-cell-style-name="ce34"/>
        <table:table-column table:style-name="co2" table:default-cell-style-name="ce140"/>
        <table:table-column table:style-name="co19" table:default-cell-style-name="ce170"/>
        <table:table-column table:style-name="co12" table:default-cell-style-name="Default"/>
        <table:table-column table:style-name="co20" table:default-cell-style-name="ce176"/>
        <table:table-column table:style-name="co2" table:number-columns-repeated="2" table:default-cell-style-name="Default"/>
        <table:table-column table:style-name="co21" table:default-cell-style-name="Default"/>
        <table:table-column table:style-name="co2" table:number-columns-repeated="16364" table:default-cell-style-name="Default"/>
        <table:table-row table:style-name="ro4">
          <table:table-cell table:style-name="ce71" office:value-type="string" calcext:value-type="string" table:number-columns-spanned="7" table:number-rows-spanned="1">
            <text:p>Weight in Gramms</text:p>
          </table:table-cell>
          <table:covered-table-cell table:number-columns-repeated="5" table:style-name="ce52"/>
          <table:covered-table-cell table:style-name="ce58"/>
          <table:table-cell table:style-name="ce126" office:value-type="string" calcext:value-type="string" table:number-columns-spanned="9" table:number-rows-spanned="1">
            <text:p>Time in Hours</text:p>
          </table:table-cell>
          <table:covered-table-cell table:number-columns-repeated="4" table:style-name="ce134"/>
          <table:covered-table-cell table:style-name="ce136"/>
          <table:covered-table-cell table:style-name="ce145"/>
          <table:covered-table-cell table:style-name="ce172"/>
          <table:covered-table-cell table:style-name="ce174"/>
          <table:table-cell table:number-columns-repeated="2"/>
          <table:table-cell table:style-name="ce4"/>
          <table:table-cell/>
          <table:table-cell table:style-name="ce25" table:number-columns-repeated="16363"/>
        </table:table-row>
        <table:table-row table:style-name="ro4">
          <table:table-cell table:style-name="ce29" office:value-type="string" calcext:value-type="string">
            <text:p>Product</text:p>
          </table:table-cell>
          <table:table-cell table:style-name="ce52" office:value-type="string" calcext:value-type="string">
            <text:p>XS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XL</text:p>
          </table:table-cell>
          <table:table-cell table:style-name="ce58" office:value-type="string" calcext:value-type="string">
            <text:p>XXL</text:p>
          </table:table-cell>
          <table:table-cell table:style-name="ce127" office:value-type="string" calcext:value-type="string">
            <text:p>XS</text:p>
          </table:table-cell>
          <table:table-cell table:style-name="ce134" office:value-type="string" calcext:value-type="string">
            <text:p>S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XL</text:p>
          </table:table-cell>
          <table:table-cell table:style-name="ce136" office:value-type="string" calcext:value-type="string">
            <text:p>XXL</text:p>
          </table:table-cell>
          <table:table-cell table:style-name="ce145" office:value-type="string" calcext:value-type="string">
            <text:p>Standby Time</text:p>
          </table:table-cell>
          <table:table-cell table:style-name="ce172" office:value-type="string" calcext:value-type="string">
            <text:p>Offline Time</text:p>
          </table:table-cell>
          <table:table-cell table:style-name="ce174" office:value-type="string" calcext:value-type="string">
            <text:p>Work Time</text:p>
          </table:table-cell>
          <table:table-cell table:number-columns-repeated="2"/>
          <table:table-cell table:style-name="ce4"/>
          <table:table-cell/>
          <table:table-cell table:style-name="ce25" table:number-columns-repeated="16363"/>
        </table:table-row>
        <table:table-row table:style-name="ro3">
          <table:table-cell table:style-name="ce48" office:value-type="string" calcext:value-type="string">
            <text:p>Avrass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table:formula="of:=ROUND([.C6]/[.B6]*[.B3]; 0)" office:value-type="float" office:value="168" calcext:value-type="float">
            <text:p>168</text:p>
          </table:table-cell>
          <table:table-cell table:style-name="ce33" table:formula="of:=ROUND([.D6]/[.B6]*[.B3]; 0)" office:value-type="float" office:value="228" calcext:value-type="float">
            <text:p>228</text:p>
          </table:table-cell>
          <table:table-cell table:style-name="ce33" table:formula="of:=ROUND([.E6]/[.B6]*[.B3]; 0)" office:value-type="float" office:value="312" calcext:value-type="float">
            <text:p>312</text:p>
          </table:table-cell>
          <table:table-cell table:style-name="ce33" table:formula="of:=ROUND([.F6]/[.B6]*[.B3]; 0)" office:value-type="float" office:value="408" calcext:value-type="float">
            <text:p>408</text:p>
          </table:table-cell>
          <table:table-cell table:style-name="ce33" table:formula="of:=ROUND([.G6]/[.B6]*[.B3]; 0)" office:value-type="float" office:value="516" calcext:value-type="float">
            <text:p>516</text:p>
          </table:table-cell>
          <table:table-cell table:style-name="ce129" office:value-type="float" office:value="10" calcext:value-type="float">
            <text:p>10</text:p>
          </table:table-cell>
          <table:table-cell table:style-name="ce33" table:formula="of:=ROUND([.I6]/[.H6]*[.H3]; 0)" office:value-type="float" office:value="14" calcext:value-type="float">
            <text:p>14</text:p>
          </table:table-cell>
          <table:table-cell table:style-name="ce33" table:formula="of:=ROUND([.J6]/[.H6]*[.H3]; 0)" office:value-type="float" office:value="18" calcext:value-type="float">
            <text:p>18</text:p>
          </table:table-cell>
          <table:table-cell table:style-name="ce33" table:formula="of:=ROUND([.K6]/[.H6]*[.H3]; 0)" office:value-type="float" office:value="23" calcext:value-type="float">
            <text:p>23</text:p>
          </table:table-cell>
          <table:table-cell table:style-name="ce33" table:formula="of:=ROUND([.L6]/[.H6]*[.H3]; 0)" office:value-type="float" office:value="28" calcext:value-type="float">
            <text:p>28</text:p>
          </table:table-cell>
          <table:table-cell table:style-name="ce137" table:formula="of:=ROUND([.M6]/[.H6]*[.H3]; 0)" office:value-type="float" office:value="33" calcext:value-type="float">
            <text:p>33</text:p>
          </table:table-cell>
          <table:table-cell table:style-name="ce155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175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Aoikami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table:formula="of:=ROUND([.C6]/[.B6]*[.B4]; 0)" office:value-type="float" office:value="140" calcext:value-type="float">
            <text:p>140</text:p>
          </table:table-cell>
          <table:table-cell table:style-name="ce33" table:formula="of:=ROUND([.D6]/[.B6]*[.B4]; 0)" office:value-type="float" office:value="190" calcext:value-type="float">
            <text:p>190</text:p>
          </table:table-cell>
          <table:table-cell table:style-name="ce33" table:formula="of:=ROUND([.E6]/[.B6]*[.B4]; 0)" office:value-type="float" office:value="260" calcext:value-type="float">
            <text:p>260</text:p>
          </table:table-cell>
          <table:table-cell table:style-name="ce33" table:formula="of:=ROUND([.F6]/[.B6]*[.B4]; 0)" office:value-type="float" office:value="340" calcext:value-type="float">
            <text:p>340</text:p>
          </table:table-cell>
          <table:table-cell table:style-name="ce33" table:formula="of:=ROUND([.G6]/[.B6]*[.B4]; 0)" office:value-type="float" office:value="430" calcext:value-type="float">
            <text:p>430</text:p>
          </table:table-cell>
          <table:table-cell table:style-name="ce129" office:value-type="float" office:value="9" calcext:value-type="float">
            <text:p>9</text:p>
          </table:table-cell>
          <table:table-cell table:style-name="ce33" table:formula="of:=ROUND([.I6]/[.H6]*[.H4]; 0)" office:value-type="float" office:value="12" calcext:value-type="float">
            <text:p>12</text:p>
          </table:table-cell>
          <table:table-cell table:style-name="ce33" table:formula="of:=ROUND([.J6]/[.H6]*[.H4]; 0)" office:value-type="float" office:value="16" calcext:value-type="float">
            <text:p>16</text:p>
          </table:table-cell>
          <table:table-cell table:style-name="ce33" table:formula="of:=ROUND([.K6]/[.H6]*[.H4]; 0)" office:value-type="float" office:value="20" calcext:value-type="float">
            <text:p>20</text:p>
          </table:table-cell>
          <table:table-cell table:style-name="ce33" table:formula="of:=ROUND([.L6]/[.H6]*[.H4]; 0)" office:value-type="float" office:value="25" calcext:value-type="float">
            <text:p>25</text:p>
          </table:table-cell>
          <table:table-cell table:style-name="ce137" table:formula="of:=ROUND([.M6]/[.H6]*[.H4]; 0)" office:value-type="float" office:value="29" calcext:value-type="float">
            <text:p>29</text:p>
          </table:table-cell>
          <table:table-cell table:style-name="ce155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17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89" office:value-type="string" calcext:value-type="string">
            <text:p>Terander</text:p>
          </table:table-cell>
          <table:table-cell table:number-columns-repeated="5" table:style-name="ce9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55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175" office:value-type="float" office:value="1" calcext:value-type="float">
            <text:p>1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Fitcher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430" calcext:value-type="float">
            <text:p>430</text:p>
          </table:table-cell>
          <table:table-cell table:style-name="ce129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137" office:value-type="float" office:value="26" calcext:value-type="float">
            <text:p>26</text:p>
          </table:table-cell>
          <table:table-cell table:style-name="ce155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17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rozok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table:formula="of:=ROUND([.C6]/[.B6]*[.B7]; 0)" office:value-type="float" office:value="882" calcext:value-type="float">
            <text:p>882</text:p>
          </table:table-cell>
          <table:table-cell table:style-name="ce33" table:formula="of:=ROUND([.D6]/[.B6]*[.B7]; 0)" office:value-type="float" office:value="1197" calcext:value-type="float">
            <text:p>1197</text:p>
          </table:table-cell>
          <table:table-cell table:style-name="ce33" table:formula="of:=ROUND([.E6]/[.B6]*[.B7]; 0)" office:value-type="float" office:value="1638" calcext:value-type="float">
            <text:p>1638</text:p>
          </table:table-cell>
          <table:table-cell table:style-name="ce33" table:formula="of:=ROUND([.F6]/[.B6]*[.B7]; 0)" office:value-type="float" office:value="2142" calcext:value-type="float">
            <text:p>2142</text:p>
          </table:table-cell>
          <table:table-cell table:style-name="ce33" table:formula="of:=ROUND([.G6]/[.B6]*[.B7]; 0)" office:value-type="float" office:value="2709" calcext:value-type="float">
            <text:p>2709</text:p>
          </table:table-cell>
          <table:table-cell table:style-name="ce129" office:value-type="float" office:value="24" calcext:value-type="float">
            <text:p>24</text:p>
          </table:table-cell>
          <table:table-cell table:style-name="ce33" table:formula="of:=ROUND([.I6]/[.H6]*[.H7]; 0)" office:value-type="float" office:value="33" calcext:value-type="float">
            <text:p>33</text:p>
          </table:table-cell>
          <table:table-cell table:style-name="ce33" table:formula="of:=ROUND([.J6]/[.H6]*[.H7]; 0)" office:value-type="float" office:value="42" calcext:value-type="float">
            <text:p>42</text:p>
          </table:table-cell>
          <table:table-cell table:style-name="ce33" table:formula="of:=ROUND([.K6]/[.H6]*[.H7]; 0)" office:value-type="float" office:value="54" calcext:value-type="float">
            <text:p>54</text:p>
          </table:table-cell>
          <table:table-cell table:style-name="ce33" table:formula="of:=ROUND([.L6]/[.H6]*[.H7]; 0)" office:value-type="float" office:value="66" calcext:value-type="float">
            <text:p>66</text:p>
          </table:table-cell>
          <table:table-cell table:style-name="ce137" table:formula="of:=ROUND([.M6]/[.H6]*[.H7]; 0)" office:value-type="float" office:value="78" calcext:value-type="float">
            <text:p>78</text:p>
          </table:table-cell>
          <table:table-cell table:style-name="ce155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17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Wynstar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table:formula="of:=ROUND([.C6]/[.B6]*[.B8]; 0)" office:value-type="float" office:value="168" calcext:value-type="float">
            <text:p>168</text:p>
          </table:table-cell>
          <table:table-cell table:style-name="ce33" table:formula="of:=ROUND([.D6]/[.B6]*[.B8]; 0)" office:value-type="float" office:value="228" calcext:value-type="float">
            <text:p>228</text:p>
          </table:table-cell>
          <table:table-cell table:style-name="ce33" table:formula="of:=ROUND([.E6]/[.B6]*[.B8]; 0)" office:value-type="float" office:value="312" calcext:value-type="float">
            <text:p>312</text:p>
          </table:table-cell>
          <table:table-cell table:style-name="ce33" table:formula="of:=ROUND([.F6]/[.B6]*[.B8]; 0)" office:value-type="float" office:value="408" calcext:value-type="float">
            <text:p>408</text:p>
          </table:table-cell>
          <table:table-cell table:style-name="ce33" table:formula="of:=ROUND([.G6]/[.B6]*[.B8]; 0)" office:value-type="float" office:value="516" calcext:value-type="float">
            <text:p>516</text:p>
          </table:table-cell>
          <table:table-cell table:style-name="ce129" office:value-type="float" office:value="10" calcext:value-type="float">
            <text:p>10</text:p>
          </table:table-cell>
          <table:table-cell table:style-name="ce33" table:formula="of:=ROUND([.I6]/[.H6]*[.H8]; 0)" office:value-type="float" office:value="14" calcext:value-type="float">
            <text:p>14</text:p>
          </table:table-cell>
          <table:table-cell table:style-name="ce33" table:formula="of:=ROUND([.J6]/[.H6]*[.H8]; 0)" office:value-type="float" office:value="18" calcext:value-type="float">
            <text:p>18</text:p>
          </table:table-cell>
          <table:table-cell table:style-name="ce33" table:formula="of:=ROUND([.K6]/[.H6]*[.H8]; 0)" office:value-type="float" office:value="23" calcext:value-type="float">
            <text:p>23</text:p>
          </table:table-cell>
          <table:table-cell table:style-name="ce33" table:formula="of:=ROUND([.L6]/[.H6]*[.H8]; 0)" office:value-type="float" office:value="28" calcext:value-type="float">
            <text:p>28</text:p>
          </table:table-cell>
          <table:table-cell table:style-name="ce137" table:formula="of:=ROUND([.M6]/[.H6]*[.H8]; 0)" office:value-type="float" office:value="33" calcext:value-type="float">
            <text:p>33</text:p>
          </table:table-cell>
          <table:table-cell table:style-name="ce155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175" office:value-type="float" office:value="1" calcext:value-type="float">
            <text:p>1</text:p>
          </table:table-cell>
          <table:table-cell table:style-name="ce23" table:number-columns-repeated="16367"/>
        </table:table-row>
        <table:table-row table:style-name="ro3">
          <table:table-cell table:style-name="ce48" office:value-type="string" calcext:value-type="string">
            <text:p>Thalassamorph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table:formula="of:=ROUND([.C6]/[.B6]*[.B9]; 0)" office:value-type="float" office:value="168" calcext:value-type="float">
            <text:p>168</text:p>
          </table:table-cell>
          <table:table-cell table:style-name="ce33" table:formula="of:=ROUND([.D6]/[.B6]*[.B9]; 0)" office:value-type="float" office:value="228" calcext:value-type="float">
            <text:p>228</text:p>
          </table:table-cell>
          <table:table-cell table:style-name="ce33" table:formula="of:=ROUND([.E6]/[.B6]*[.B9]; 0)" office:value-type="float" office:value="312" calcext:value-type="float">
            <text:p>312</text:p>
          </table:table-cell>
          <table:table-cell table:style-name="ce33" table:formula="of:=ROUND([.F6]/[.B6]*[.B9]; 0)" office:value-type="float" office:value="408" calcext:value-type="float">
            <text:p>408</text:p>
          </table:table-cell>
          <table:table-cell table:style-name="ce33" table:formula="of:=ROUND([.G6]/[.B6]*[.B9]; 0)" office:value-type="float" office:value="516" calcext:value-type="float">
            <text:p>516</text:p>
          </table:table-cell>
          <table:table-cell table:style-name="ce129" office:value-type="float" office:value="10" calcext:value-type="float">
            <text:p>10</text:p>
          </table:table-cell>
          <table:table-cell table:style-name="ce33" table:formula="of:=ROUND([.I6]/[.H6]*[.H9]; 0)" office:value-type="float" office:value="14" calcext:value-type="float">
            <text:p>14</text:p>
          </table:table-cell>
          <table:table-cell table:style-name="ce33" table:formula="of:=ROUND([.J6]/[.H6]*[.H9]; 0)" office:value-type="float" office:value="18" calcext:value-type="float">
            <text:p>18</text:p>
          </table:table-cell>
          <table:table-cell table:style-name="ce33" table:formula="of:=ROUND([.K6]/[.H6]*[.H9]; 0)" office:value-type="float" office:value="23" calcext:value-type="float">
            <text:p>23</text:p>
          </table:table-cell>
          <table:table-cell table:style-name="ce33" table:formula="of:=ROUND([.L6]/[.H6]*[.H9]; 0)" office:value-type="float" office:value="28" calcext:value-type="float">
            <text:p>28</text:p>
          </table:table-cell>
          <table:table-cell table:style-name="ce137" table:formula="of:=ROUND([.M6]/[.H6]*[.H9]; 0)" office:value-type="float" office:value="33" calcext:value-type="float">
            <text:p>33</text:p>
          </table:table-cell>
          <table:table-cell table:style-name="ce155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175" office:value-type="float" office:value="1" calcext:value-type="float">
            <text:p>1</text:p>
          </table:table-cell>
          <table:table-cell table:style-name="ce23" table:number-columns-repeated="16367"/>
        </table:table-row>
        <table:table-row table:style-name="ro3">
          <table:table-cell table:style-name="ce48" office:value-type="string" calcext:value-type="string">
            <text:p>Spectralis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table:formula="of:=ROUND([.C6]/[.B6]*[.B10]; 0)" office:value-type="float" office:value="182" calcext:value-type="float">
            <text:p>182</text:p>
          </table:table-cell>
          <table:table-cell table:style-name="ce33" table:formula="of:=ROUND([.D6]/[.B6]*[.B10]; 0)" office:value-type="float" office:value="247" calcext:value-type="float">
            <text:p>247</text:p>
          </table:table-cell>
          <table:table-cell table:style-name="ce33" table:formula="of:=ROUND([.E6]/[.B6]*[.B10]; 0)" office:value-type="float" office:value="338" calcext:value-type="float">
            <text:p>338</text:p>
          </table:table-cell>
          <table:table-cell table:style-name="ce33" table:formula="of:=ROUND([.F6]/[.B6]*[.B10]; 0)" office:value-type="float" office:value="442" calcext:value-type="float">
            <text:p>442</text:p>
          </table:table-cell>
          <table:table-cell table:style-name="ce33" table:formula="of:=ROUND([.G6]/[.B6]*[.B10]; 0)" office:value-type="float" office:value="559" calcext:value-type="float">
            <text:p>559</text:p>
          </table:table-cell>
          <table:table-cell table:style-name="ce129" office:value-type="float" office:value="10" calcext:value-type="float">
            <text:p>10</text:p>
          </table:table-cell>
          <table:table-cell table:style-name="ce33" table:formula="of:=ROUND([.I6]/[.H6]*[.H10]; 0)" office:value-type="float" office:value="14" calcext:value-type="float">
            <text:p>14</text:p>
          </table:table-cell>
          <table:table-cell table:style-name="ce33" table:formula="of:=ROUND([.J6]/[.H6]*[.H10]; 0)" office:value-type="float" office:value="18" calcext:value-type="float">
            <text:p>18</text:p>
          </table:table-cell>
          <table:table-cell table:style-name="ce33" table:formula="of:=ROUND([.K6]/[.H6]*[.H10]; 0)" office:value-type="float" office:value="23" calcext:value-type="float">
            <text:p>23</text:p>
          </table:table-cell>
          <table:table-cell table:style-name="ce33" table:formula="of:=ROUND([.L6]/[.H6]*[.H10]; 0)" office:value-type="float" office:value="28" calcext:value-type="float">
            <text:p>28</text:p>
          </table:table-cell>
          <table:table-cell table:style-name="ce137" table:formula="of:=ROUND([.M6]/[.H6]*[.H10]; 0)" office:value-type="float" office:value="33" calcext:value-type="float">
            <text:p>33</text:p>
          </table:table-cell>
          <table:table-cell table:style-name="ce155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175" office:value-type="float" office:value="1" calcext:value-type="float">
            <text:p>1</text:p>
          </table:table-cell>
          <table:table-cell table:style-name="ce23" table:number-columns-repeated="16367"/>
        </table:table-row>
        <table:table-row table:style-name="ro3">
          <table:table-cell/>
          <table:table-cell table:style-name="ce35"/>
          <table:table-cell table:number-columns-repeated="16381"/>
        </table:table-row>
        <table:table-row table:style-name="ro3" table:number-rows-repeated="1048564">
          <table:table-cell table:number-columns-repeated="16383"/>
        </table:table-row>
        <table:table-row table:style-name="ro3">
          <table:table-cell table:number-columns-repeated="7"/>
          <table:table-cell table:style-name="ce133"/>
          <table:table-cell table:style-name="ce135" table:number-columns-repeated="4"/>
          <table:table-cell table:style-name="ce141"/>
          <table:table-cell table:style-name="ce171"/>
          <table:table-cell table:style-name="ce173"/>
          <table:table-cell table:style-name="ce177"/>
          <table:table-cell table:number-columns-repeated="16367"/>
        </table:table-row>
      </table:table>
      <table:table table:name="ToySucCup" table:style-name="ta1">
        <table:table-column table:style-name="co18" table:default-cell-style-name="ce31"/>
        <table:table-column table:style-name="co2" table:number-columns-repeated="5" table:default-cell-style-name="ce34"/>
        <table:table-column table:style-name="co2" table:default-cell-style-name="ce40"/>
        <table:table-column table:style-name="co2" table:default-cell-style-name="ce64"/>
        <table:table-column table:style-name="co2" table:number-columns-repeated="4" table:default-cell-style-name="ce34"/>
        <table:table-column table:style-name="co2" table:default-cell-style-name="ce42"/>
        <table:table-column table:style-name="co19" table:default-cell-style-name="ce82"/>
        <table:table-column table:style-name="co12" table:default-cell-style-name="Default"/>
        <table:table-column table:style-name="co20" table:default-cell-style-name="ce86"/>
        <table:table-column table:style-name="co2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71" office:value-type="string" calcext:value-type="string" table:number-columns-spanned="7" table:number-rows-spanned="1">
            <text:p>Weight in Gramms</text:p>
          </table:table-cell>
          <table:covered-table-cell table:number-columns-repeated="5" table:style-name="ce52"/>
          <table:covered-table-cell table:style-name="ce58"/>
          <table:table-cell table:style-name="ce126" office:value-type="string" calcext:value-type="string" table:number-columns-spanned="9" table:number-rows-spanned="1">
            <text:p>Time in Hours</text:p>
          </table:table-cell>
          <table:covered-table-cell table:number-columns-repeated="4" table:style-name="ce134"/>
          <table:covered-table-cell table:style-name="ce136"/>
          <table:covered-table-cell table:style-name="ce145"/>
          <table:covered-table-cell table:style-name="ce172"/>
          <table:covered-table-cell table:style-name="ce174"/>
          <table:table-cell table:number-columns-repeated="2"/>
          <table:table-cell table:style-name="ce4"/>
          <table:table-cell/>
        </table:table-row>
        <table:table-row table:style-name="ro4">
          <table:table-cell table:style-name="ce29" office:value-type="string" calcext:value-type="string">
            <text:p>Product</text:p>
          </table:table-cell>
          <table:table-cell table:style-name="ce52" office:value-type="string" calcext:value-type="string">
            <text:p>XS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XL</text:p>
          </table:table-cell>
          <table:table-cell table:style-name="ce58" office:value-type="string" calcext:value-type="string">
            <text:p>XXL</text:p>
          </table:table-cell>
          <table:table-cell table:style-name="ce47" office:value-type="string" calcext:value-type="string">
            <text:p>XS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XL</text:p>
          </table:table-cell>
          <table:table-cell table:style-name="ce58" office:value-type="string" calcext:value-type="string">
            <text:p>XXL</text:p>
          </table:table-cell>
          <table:table-cell table:style-name="ce109" office:value-type="string" calcext:value-type="string">
            <text:p>Standby Time</text:p>
          </table:table-cell>
          <table:table-cell table:style-name="ce111" office:value-type="string" calcext:value-type="string">
            <text:p>Offline Time</text:p>
          </table:table-cell>
          <table:table-cell table:style-name="ce113" office:value-type="string" calcext:value-type="string">
            <text:p>Work Time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table:style-name="ce48" office:value-type="string" calcext:value-type="string">
            <text:p>Avrass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6]/[.B6]*[.B3]; 0)" office:value-type="float" office:value="70" calcext:value-type="float">
            <text:p>70</text:p>
          </table:table-cell>
          <table:table-cell table:style-name="ce33" table:formula="of:=ROUND([.D6]/[.B6]*[.B3]; 0)" office:value-type="float" office:value="90" calcext:value-type="float">
            <text:p>90</text:p>
          </table:table-cell>
          <table:table-cell table:style-name="ce33" table:formula="of:=ROUND([.E6]/[.B6]*[.B3]; 0)" office:value-type="float" office:value="110" calcext:value-type="float">
            <text:p>110</text:p>
          </table:table-cell>
          <table:table-cell table:style-name="ce33" table:formula="of:=ROUND([.F6]/[.B6]*[.B3]; 0)" office:value-type="float" office:value="140" calcext:value-type="float">
            <text:p>140</text:p>
          </table:table-cell>
          <table:table-cell table:style-name="ce33" table:formula="of:=ROUND([.G6]/[.B6]*[.B3]; 0)" office:value-type="float" office:value="160" calcext:value-type="float">
            <text:p>160</text:p>
          </table:table-cell>
          <table:table-cell table:style-name="ce63" office:value-type="float" office:value="3" calcext:value-type="float">
            <text:p>3</text:p>
          </table:table-cell>
          <table:table-cell table:style-name="ce33" table:formula="of:=ROUND([.I6]/[.H6]*[.H3]; 0)" office:value-type="float" office:value="3" calcext:value-type="float">
            <text:p>3</text:p>
          </table:table-cell>
          <table:table-cell table:style-name="ce33" table:formula="of:=ROUND([.J6]/[.H6]*[.H3]; 0)" office:value-type="float" office:value="4" calcext:value-type="float">
            <text:p>4</text:p>
          </table:table-cell>
          <table:table-cell table:style-name="ce33" table:formula="of:=ROUND([.K6]/[.H6]*[.H3]; 0)" office:value-type="float" office:value="5" calcext:value-type="float">
            <text:p>5</text:p>
          </table:table-cell>
          <table:table-cell table:style-name="ce33" table:formula="of:=ROUND([.L6]/[.H6]*[.H3]; 0)" office:value-type="float" office:value="6" calcext:value-type="float">
            <text:p>6</text:p>
          </table:table-cell>
          <table:table-cell table:style-name="ce43" table:formula="of:=ROUND([.M6]/[.H6]*[.H3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</table:table-row>
        <table:table-row table:style-name="ro3">
          <table:table-cell table:style-name="ce48" office:value-type="string" calcext:value-type="string">
            <text:p>Aoikami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6]/[.B6]*[.B4]; 0)" office:value-type="float" office:value="70" calcext:value-type="float">
            <text:p>70</text:p>
          </table:table-cell>
          <table:table-cell table:style-name="ce33" table:formula="of:=ROUND([.D6]/[.B6]*[.B4]; 0)" office:value-type="float" office:value="90" calcext:value-type="float">
            <text:p>90</text:p>
          </table:table-cell>
          <table:table-cell table:style-name="ce33" table:formula="of:=ROUND([.E6]/[.B6]*[.B4]; 0)" office:value-type="float" office:value="110" calcext:value-type="float">
            <text:p>110</text:p>
          </table:table-cell>
          <table:table-cell table:style-name="ce33" table:formula="of:=ROUND([.F6]/[.B6]*[.B4]; 0)" office:value-type="float" office:value="140" calcext:value-type="float">
            <text:p>140</text:p>
          </table:table-cell>
          <table:table-cell table:style-name="ce33" table:formula="of:=ROUND([.G6]/[.B6]*[.B4]; 0)" office:value-type="float" office:value="160" calcext:value-type="float">
            <text:p>160</text:p>
          </table:table-cell>
          <table:table-cell table:style-name="ce63" office:value-type="float" office:value="3" calcext:value-type="float">
            <text:p>3</text:p>
          </table:table-cell>
          <table:table-cell table:style-name="ce33" table:formula="of:=ROUND([.I6]/[.H6]*[.H4]; 0)" office:value-type="float" office:value="3" calcext:value-type="float">
            <text:p>3</text:p>
          </table:table-cell>
          <table:table-cell table:style-name="ce33" table:formula="of:=ROUND([.J6]/[.H6]*[.H4]; 0)" office:value-type="float" office:value="4" calcext:value-type="float">
            <text:p>4</text:p>
          </table:table-cell>
          <table:table-cell table:style-name="ce33" table:formula="of:=ROUND([.K6]/[.H6]*[.H4]; 0)" office:value-type="float" office:value="5" calcext:value-type="float">
            <text:p>5</text:p>
          </table:table-cell>
          <table:table-cell table:style-name="ce33" table:formula="of:=ROUND([.L6]/[.H6]*[.H4]; 0)" office:value-type="float" office:value="6" calcext:value-type="float">
            <text:p>6</text:p>
          </table:table-cell>
          <table:table-cell table:style-name="ce43" table:formula="of:=ROUND([.M6]/[.H6]*[.H4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</table:table-row>
        <table:table-row table:style-name="ro3">
          <table:table-cell table:style-name="ce48" office:value-type="string" calcext:value-type="string">
            <text:p>Terander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6]/[.B6]*[.B5]; 0)" office:value-type="float" office:value="70" calcext:value-type="float">
            <text:p>70</text:p>
          </table:table-cell>
          <table:table-cell table:style-name="ce33" table:formula="of:=ROUND([.D6]/[.B6]*[.B5]; 0)" office:value-type="float" office:value="90" calcext:value-type="float">
            <text:p>90</text:p>
          </table:table-cell>
          <table:table-cell table:style-name="ce33" table:formula="of:=ROUND([.E6]/[.B6]*[.B5]; 0)" office:value-type="float" office:value="110" calcext:value-type="float">
            <text:p>110</text:p>
          </table:table-cell>
          <table:table-cell table:style-name="ce33" table:formula="of:=ROUND([.F6]/[.B6]*[.B5]; 0)" office:value-type="float" office:value="140" calcext:value-type="float">
            <text:p>140</text:p>
          </table:table-cell>
          <table:table-cell table:style-name="ce33" table:formula="of:=ROUND([.G6]/[.B6]*[.B5]; 0)" office:value-type="float" office:value="160" calcext:value-type="float">
            <text:p>160</text:p>
          </table:table-cell>
          <table:table-cell table:style-name="ce63" office:value-type="float" office:value="3" calcext:value-type="float">
            <text:p>3</text:p>
          </table:table-cell>
          <table:table-cell table:style-name="ce33" table:formula="of:=ROUND([.I6]/[.H6]*[.H5]; 0)" office:value-type="float" office:value="3" calcext:value-type="float">
            <text:p>3</text:p>
          </table:table-cell>
          <table:table-cell table:style-name="ce33" table:formula="of:=ROUND([.J6]/[.H6]*[.H5]; 0)" office:value-type="float" office:value="4" calcext:value-type="float">
            <text:p>4</text:p>
          </table:table-cell>
          <table:table-cell table:style-name="ce33" table:formula="of:=ROUND([.K6]/[.H6]*[.H5]; 0)" office:value-type="float" office:value="5" calcext:value-type="float">
            <text:p>5</text:p>
          </table:table-cell>
          <table:table-cell table:style-name="ce33" table:formula="of:=ROUND([.L6]/[.H6]*[.H5]; 0)" office:value-type="float" office:value="6" calcext:value-type="float">
            <text:p>6</text:p>
          </table:table-cell>
          <table:table-cell table:style-name="ce43" table:formula="of:=ROUND([.M6]/[.H6]*[.H5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</table:table-row>
        <table:table-row table:style-name="ro3">
          <table:table-cell table:style-name="ce48" office:value-type="string" calcext:value-type="string">
            <text:p>Fitcher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0" calcext:value-type="float">
            <text:p>160</text:p>
          </table:table-cell>
          <table:table-cell table:style-name="ce63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</table:table-row>
        <table:table-row table:style-name="ro3">
          <table:table-cell table:style-name="ce48" office:value-type="string" calcext:value-type="string">
            <text:p>Trozok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formula="of:=ROUND([.C6]/[.B6]*[.B7]; 0)" office:value-type="float" office:value="105" calcext:value-type="float">
            <text:p>105</text:p>
          </table:table-cell>
          <table:table-cell table:style-name="ce33" table:formula="of:=ROUND([.D6]/[.B6]*[.B7]; 0)" office:value-type="float" office:value="135" calcext:value-type="float">
            <text:p>135</text:p>
          </table:table-cell>
          <table:table-cell table:style-name="ce33" table:formula="of:=ROUND([.E6]/[.B6]*[.B7]; 0)" office:value-type="float" office:value="165" calcext:value-type="float">
            <text:p>165</text:p>
          </table:table-cell>
          <table:table-cell table:style-name="ce33" table:formula="of:=ROUND([.F6]/[.B6]*[.B7]; 0)" office:value-type="float" office:value="210" calcext:value-type="float">
            <text:p>210</text:p>
          </table:table-cell>
          <table:table-cell table:style-name="ce33" table:formula="of:=ROUND([.G6]/[.B6]*[.B7]; 0)" office:value-type="float" office:value="240" calcext:value-type="float">
            <text:p>240</text:p>
          </table:table-cell>
          <table:table-cell table:style-name="ce63" office:value-type="float" office:value="4" calcext:value-type="float">
            <text:p>4</text:p>
          </table:table-cell>
          <table:table-cell table:style-name="ce33" table:formula="of:=ROUND([.I6]/[.H6]*[.H7]; 0)" office:value-type="float" office:value="4" calcext:value-type="float">
            <text:p>4</text:p>
          </table:table-cell>
          <table:table-cell table:style-name="ce33" table:formula="of:=ROUND([.J6]/[.H6]*[.H7]; 0)" office:value-type="float" office:value="5" calcext:value-type="float">
            <text:p>5</text:p>
          </table:table-cell>
          <table:table-cell table:style-name="ce33" table:formula="of:=ROUND([.K6]/[.H6]*[.H7]; 0)" office:value-type="float" office:value="7" calcext:value-type="float">
            <text:p>7</text:p>
          </table:table-cell>
          <table:table-cell table:style-name="ce33" table:formula="of:=ROUND([.L6]/[.H6]*[.H7]; 0)" office:value-type="float" office:value="8" calcext:value-type="float">
            <text:p>8</text:p>
          </table:table-cell>
          <table:table-cell table:style-name="ce43" table:formula="of:=ROUND([.M6]/[.H6]*[.H7]; 0)" office:value-type="float" office:value="9" calcext:value-type="float">
            <text:p>9</text:p>
          </table:table-cell>
          <table:table-cell table:style-name="ce59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</table:table-row>
        <table:table-row table:style-name="ro3">
          <table:table-cell table:style-name="ce48" office:value-type="string" calcext:value-type="string">
            <text:p>Wynstar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6]/[.B6]*[.B8]; 0)" office:value-type="float" office:value="70" calcext:value-type="float">
            <text:p>70</text:p>
          </table:table-cell>
          <table:table-cell table:style-name="ce33" table:formula="of:=ROUND([.D6]/[.B6]*[.B8]; 0)" office:value-type="float" office:value="90" calcext:value-type="float">
            <text:p>90</text:p>
          </table:table-cell>
          <table:table-cell table:style-name="ce33" table:formula="of:=ROUND([.E6]/[.B6]*[.B8]; 0)" office:value-type="float" office:value="110" calcext:value-type="float">
            <text:p>110</text:p>
          </table:table-cell>
          <table:table-cell table:style-name="ce33" table:formula="of:=ROUND([.F6]/[.B6]*[.B8]; 0)" office:value-type="float" office:value="140" calcext:value-type="float">
            <text:p>140</text:p>
          </table:table-cell>
          <table:table-cell table:style-name="ce33" table:formula="of:=ROUND([.G6]/[.B6]*[.B8]; 0)" office:value-type="float" office:value="160" calcext:value-type="float">
            <text:p>160</text:p>
          </table:table-cell>
          <table:table-cell table:style-name="ce63" office:value-type="float" office:value="3" calcext:value-type="float">
            <text:p>3</text:p>
          </table:table-cell>
          <table:table-cell table:style-name="ce33" table:formula="of:=ROUND([.I6]/[.H6]*[.H8]; 0)" office:value-type="float" office:value="3" calcext:value-type="float">
            <text:p>3</text:p>
          </table:table-cell>
          <table:table-cell table:style-name="ce33" table:formula="of:=ROUND([.J6]/[.H6]*[.H8]; 0)" office:value-type="float" office:value="4" calcext:value-type="float">
            <text:p>4</text:p>
          </table:table-cell>
          <table:table-cell table:style-name="ce33" table:formula="of:=ROUND([.K6]/[.H6]*[.H8]; 0)" office:value-type="float" office:value="5" calcext:value-type="float">
            <text:p>5</text:p>
          </table:table-cell>
          <table:table-cell table:style-name="ce33" table:formula="of:=ROUND([.L6]/[.H6]*[.H8]; 0)" office:value-type="float" office:value="6" calcext:value-type="float">
            <text:p>6</text:p>
          </table:table-cell>
          <table:table-cell table:style-name="ce43" table:formula="of:=ROUND([.M6]/[.H6]*[.H8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8" office:value-type="string" calcext:value-type="string">
            <text:p>Thalassamorph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6]/[.B6]*[.B9]; 0)" office:value-type="float" office:value="70" calcext:value-type="float">
            <text:p>70</text:p>
          </table:table-cell>
          <table:table-cell table:style-name="ce33" table:formula="of:=ROUND([.D6]/[.B6]*[.B9]; 0)" office:value-type="float" office:value="90" calcext:value-type="float">
            <text:p>90</text:p>
          </table:table-cell>
          <table:table-cell table:style-name="ce33" table:formula="of:=ROUND([.E6]/[.B6]*[.B9]; 0)" office:value-type="float" office:value="110" calcext:value-type="float">
            <text:p>110</text:p>
          </table:table-cell>
          <table:table-cell table:style-name="ce33" table:formula="of:=ROUND([.F6]/[.B6]*[.B9]; 0)" office:value-type="float" office:value="140" calcext:value-type="float">
            <text:p>140</text:p>
          </table:table-cell>
          <table:table-cell table:style-name="ce33" table:formula="of:=ROUND([.G6]/[.B6]*[.B9]; 0)" office:value-type="float" office:value="160" calcext:value-type="float">
            <text:p>160</text:p>
          </table:table-cell>
          <table:table-cell table:style-name="ce63" office:value-type="float" office:value="3" calcext:value-type="float">
            <text:p>3</text:p>
          </table:table-cell>
          <table:table-cell table:style-name="ce33" table:formula="of:=ROUND([.I6]/[.H6]*[.H9]; 0)" office:value-type="float" office:value="3" calcext:value-type="float">
            <text:p>3</text:p>
          </table:table-cell>
          <table:table-cell table:style-name="ce33" table:formula="of:=ROUND([.J6]/[.H6]*[.H9]; 0)" office:value-type="float" office:value="4" calcext:value-type="float">
            <text:p>4</text:p>
          </table:table-cell>
          <table:table-cell table:style-name="ce33" table:formula="of:=ROUND([.K6]/[.H6]*[.H9]; 0)" office:value-type="float" office:value="5" calcext:value-type="float">
            <text:p>5</text:p>
          </table:table-cell>
          <table:table-cell table:style-name="ce33" table:formula="of:=ROUND([.L6]/[.H6]*[.H9]; 0)" office:value-type="float" office:value="6" calcext:value-type="float">
            <text:p>6</text:p>
          </table:table-cell>
          <table:table-cell table:style-name="ce43" table:formula="of:=ROUND([.M6]/[.H6]*[.H9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8" office:value-type="string" calcext:value-type="string">
            <text:p>Spectralis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6]/[.B6]*[.B10]; 0)" office:value-type="float" office:value="70" calcext:value-type="float">
            <text:p>70</text:p>
          </table:table-cell>
          <table:table-cell table:style-name="ce33" table:formula="of:=ROUND([.D6]/[.B6]*[.B10]; 0)" office:value-type="float" office:value="90" calcext:value-type="float">
            <text:p>90</text:p>
          </table:table-cell>
          <table:table-cell table:style-name="ce33" table:formula="of:=ROUND([.E6]/[.B6]*[.B10]; 0)" office:value-type="float" office:value="110" calcext:value-type="float">
            <text:p>110</text:p>
          </table:table-cell>
          <table:table-cell table:style-name="ce33" table:formula="of:=ROUND([.F6]/[.B6]*[.B10]; 0)" office:value-type="float" office:value="140" calcext:value-type="float">
            <text:p>140</text:p>
          </table:table-cell>
          <table:table-cell table:style-name="ce33" table:formula="of:=ROUND([.G6]/[.B6]*[.B10]; 0)" office:value-type="float" office:value="160" calcext:value-type="float">
            <text:p>160</text:p>
          </table:table-cell>
          <table:table-cell table:style-name="ce63" office:value-type="float" office:value="3" calcext:value-type="float">
            <text:p>3</text:p>
          </table:table-cell>
          <table:table-cell table:style-name="ce33" table:formula="of:=ROUND([.I6]/[.H6]*[.H10]; 0)" office:value-type="float" office:value="3" calcext:value-type="float">
            <text:p>3</text:p>
          </table:table-cell>
          <table:table-cell table:style-name="ce33" table:formula="of:=ROUND([.J6]/[.H6]*[.H10]; 0)" office:value-type="float" office:value="4" calcext:value-type="float">
            <text:p>4</text:p>
          </table:table-cell>
          <table:table-cell table:style-name="ce33" table:formula="of:=ROUND([.K6]/[.H6]*[.H10]; 0)" office:value-type="float" office:value="5" calcext:value-type="float">
            <text:p>5</text:p>
          </table:table-cell>
          <table:table-cell table:style-name="ce33" table:formula="of:=ROUND([.L6]/[.H6]*[.H10]; 0)" office:value-type="float" office:value="6" calcext:value-type="float">
            <text:p>6</text:p>
          </table:table-cell>
          <table:table-cell table:style-name="ce43" table:formula="of:=ROUND([.M6]/[.H6]*[.H10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28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style-name="ce35"/>
          <table:table-cell table:number-columns-repeated="18"/>
        </table:table-row>
        <table:table-row table:style-name="ro3" table:number-rows-repeated="1048564">
          <table:table-cell table:number-columns-repeated="20"/>
        </table:table-row>
        <table:table-row table:style-name="ro3">
          <table:table-cell table:number-columns-repeated="7"/>
          <table:table-cell table:style-name="ce65"/>
          <table:table-cell table:style-name="ce128" table:number-columns-repeated="4"/>
          <table:table-cell table:style-name="ce130"/>
          <table:table-cell table:number-columns-repeated="7"/>
        </table:table-row>
      </table:table>
      <table:table table:name="ToySleeve" table:style-name="ta1">
        <table:table-column table:style-name="co18" table:default-cell-style-name="ce31"/>
        <table:table-column table:style-name="co2" table:number-columns-repeated="5" table:default-cell-style-name="ce34"/>
        <table:table-column table:style-name="co2" table:default-cell-style-name="ce40"/>
        <table:table-column table:style-name="co2" table:default-cell-style-name="ce64"/>
        <table:table-column table:style-name="co2" table:number-columns-repeated="4" table:default-cell-style-name="ce34"/>
        <table:table-column table:style-name="co2" table:default-cell-style-name="ce42"/>
        <table:table-column table:style-name="co19" table:default-cell-style-name="ce82"/>
        <table:table-column table:style-name="co12" table:default-cell-style-name="Default"/>
        <table:table-column table:style-name="co20" table:default-cell-style-name="ce86"/>
        <table:table-column table:style-name="co2" table:number-columns-repeated="16367" table:default-cell-style-name="Default"/>
        <table:table-row table:style-name="ro4">
          <table:table-cell table:style-name="ce71" office:value-type="string" calcext:value-type="string" table:number-columns-spanned="7" table:number-rows-spanned="1">
            <text:p>Weight in Gramms</text:p>
          </table:table-cell>
          <table:covered-table-cell table:number-columns-repeated="5" table:style-name="ce52"/>
          <table:covered-table-cell table:style-name="ce58"/>
          <table:table-cell table:style-name="ce182" office:value-type="string" calcext:value-type="string" table:number-columns-spanned="9" table:number-rows-spanned="1">
            <text:p>Time in Hours</text:p>
          </table:table-cell>
          <table:covered-table-cell table:number-columns-repeated="4" table:style-name="ce52"/>
          <table:covered-table-cell table:style-name="ce58"/>
          <table:covered-table-cell table:style-name="ce71"/>
          <table:covered-table-cell table:style-name="ce81"/>
          <table:covered-table-cell table:style-name="ce95"/>
          <table:table-cell table:number-columns-repeated="2"/>
          <table:table-cell table:style-name="ce4"/>
          <table:table-cell table:number-columns-repeated="16364"/>
        </table:table-row>
        <table:table-row table:style-name="ro4">
          <table:table-cell table:style-name="ce29" office:value-type="string" calcext:value-type="string">
            <text:p>Product</text:p>
          </table:table-cell>
          <table:table-cell table:style-name="ce52" office:value-type="string" calcext:value-type="string">
            <text:p>XS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XL</text:p>
          </table:table-cell>
          <table:table-cell table:style-name="ce58" office:value-type="string" calcext:value-type="string">
            <text:p>XXL</text:p>
          </table:table-cell>
          <table:table-cell table:style-name="ce47" office:value-type="string" calcext:value-type="string">
            <text:p>XS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XL</text:p>
          </table:table-cell>
          <table:table-cell table:style-name="ce58" office:value-type="string" calcext:value-type="string">
            <text:p>XXL</text:p>
          </table:table-cell>
          <table:table-cell table:style-name="ce71" office:value-type="string" calcext:value-type="string">
            <text:p>Standby Time</text:p>
          </table:table-cell>
          <table:table-cell table:style-name="ce81" office:value-type="string" calcext:value-type="string">
            <text:p>Offline Time</text:p>
          </table:table-cell>
          <table:table-cell table:style-name="ce95" office:value-type="string" calcext:value-type="string">
            <text:p>Work Time</text:p>
          </table:table-cell>
          <table:table-cell table:number-columns-repeated="2"/>
          <table:table-cell table:style-name="ce4"/>
          <table:table-cell table:number-columns-repeated="16364"/>
        </table:table-row>
        <table:table-row table:style-name="ro3">
          <table:table-cell table:style-name="ce48" office:value-type="string" calcext:value-type="string">
            <text:p>Avrass</text:p>
          </table:table-cell>
          <table:table-cell table:style-name="ce33" table:formula="of:=[$'Toys Infos'.I2]" office:value-type="float" office:value="0" calcext:value-type="float">
            <text:p>0</text:p>
          </table:table-cell>
          <table:table-cell table:style-name="ce33" table:formula="of:=ROUND([.C6]/[.B6]*[.B3]; 0)" office:value-type="float" office:value="0" calcext:value-type="float">
            <text:p>0</text:p>
          </table:table-cell>
          <table:table-cell table:style-name="ce33" table:formula="of:=ROUND([.D6]/[.B6]*[.B3]; 0)" office:value-type="float" office:value="0" calcext:value-type="float">
            <text:p>0</text:p>
          </table:table-cell>
          <table:table-cell table:style-name="ce33" table:formula="of:=ROUND([.E6]/[.B6]*[.B3]; 0)" office:value-type="float" office:value="0" calcext:value-type="float">
            <text:p>0</text:p>
          </table:table-cell>
          <table:table-cell table:style-name="ce33" table:formula="of:=ROUND([.F6]/[.B6]*[.B3]; 0)" office:value-type="float" office:value="0" calcext:value-type="float">
            <text:p>0</text:p>
          </table:table-cell>
          <table:table-cell table:style-name="ce33" table:formula="of:=ROUND([.G6]/[.B6]*[.B3]; 0)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style-name="ce23"/>
          <table:table-cell table:style-name="ce2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  <table:table-cell table:number-columns-repeated="16363"/>
        </table:table-row>
        <table:table-row table:style-name="ro3">
          <table:table-cell table:style-name="ce89" office:value-type="string" calcext:value-type="string">
            <text:p>Aoikami</text:p>
          </table:table-cell>
          <table:table-cell table:style-name="ce90" office:value-type="float" office:value="60" calcext:value-type="float">
            <text:p>60</text:p>
          </table:table-cell>
          <table:table-cell table:style-name="ce90" table:formula="of:=ROUND([.C6]/[.B6]*[.B4]; 0)" office:value-type="float" office:value="104" calcext:value-type="float">
            <text:p>104</text:p>
          </table:table-cell>
          <table:table-cell table:style-name="ce90" table:formula="of:=ROUND([.D6]/[.B6]*[.B4]; 0)" office:value-type="float" office:value="179" calcext:value-type="float">
            <text:p>179</text:p>
          </table:table-cell>
          <table:table-cell table:style-name="ce90" table:formula="of:=ROUND([.E6]/[.B6]*[.B4]; 0)" office:value-type="float" office:value="310" calcext:value-type="float">
            <text:p>310</text:p>
          </table:table-cell>
          <table:table-cell table:style-name="ce90" table:formula="of:=ROUND([.F6]/[.B6]*[.B4]; 0)" office:value-type="float" office:value="536" calcext:value-type="float">
            <text:p>536</text:p>
          </table:table-cell>
          <table:table-cell table:style-name="ce90" table:formula="of:=ROUND([.G6]/[.B6]*[.B4]; 0)" office:value-type="float" office:value="926" calcext:value-type="float">
            <text:p>926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style-name="ce23" table:number-columns-repeated="2"/>
          <table:table-cell table:style-name="ce88"/>
          <table:table-cell table:style-name="ce23"/>
          <table:table-cell table:number-columns-repeated="16363"/>
        </table:table-row>
        <table:table-row table:style-name="ro3">
          <table:table-cell table:style-name="ce48" office:value-type="string" calcext:value-type="string">
            <text:p>Terander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Fitcher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table:formula="of:=ROUND([.B6]*(1+0.2)^3 ; 0)" office:value-type="float" office:value="325" calcext:value-type="float">
            <text:p>325</text:p>
          </table:table-cell>
          <table:table-cell table:style-name="ce33" table:formula="of:=ROUND([.C6]*(1+0.2)^3 ; 0)" office:value-type="float" office:value="562" calcext:value-type="float">
            <text:p>562</text:p>
          </table:table-cell>
          <table:table-cell table:style-name="ce33" table:formula="of:=ROUND([.D6]*(1+0.2)^3 ; 0)" office:value-type="float" office:value="971" calcext:value-type="float">
            <text:p>971</text:p>
          </table:table-cell>
          <table:table-cell table:style-name="ce33" table:formula="of:=ROUND([.E6]*(1+0.2)^3 ; 0)" office:value-type="float" office:value="1678" calcext:value-type="float">
            <text:p>1678</text:p>
          </table:table-cell>
          <table:table-cell table:style-name="ce33" table:formula="of:=ROUND([.F6]*(1+0.2)^3 ; 0)" office:value-type="float" office:value="2900" calcext:value-type="float">
            <text:p>290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rozok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89" office:value-type="string" calcext:value-type="string">
            <text:p>Wynstar</text:p>
          </table:table-cell>
          <table:table-cell table:style-name="ce90" office:value-type="float" office:value="60" calcext:value-type="float">
            <text:p>60</text:p>
          </table:table-cell>
          <table:table-cell table:style-name="ce90" table:formula="of:=ROUND([.C6]/[.B6]*[.B8]; 0)" office:value-type="float" office:value="104" calcext:value-type="float">
            <text:p>104</text:p>
          </table:table-cell>
          <table:table-cell table:style-name="ce90" table:formula="of:=ROUND([.D6]/[.B6]*[.B8]; 0)" office:value-type="float" office:value="179" calcext:value-type="float">
            <text:p>179</text:p>
          </table:table-cell>
          <table:table-cell table:style-name="ce90" table:formula="of:=ROUND([.E6]/[.B6]*[.B8]; 0)" office:value-type="float" office:value="310" calcext:value-type="float">
            <text:p>310</text:p>
          </table:table-cell>
          <table:table-cell table:style-name="ce90" table:formula="of:=ROUND([.F6]/[.B6]*[.B8]; 0)" office:value-type="float" office:value="536" calcext:value-type="float">
            <text:p>536</text:p>
          </table:table-cell>
          <table:table-cell table:style-name="ce90" table:formula="of:=ROUND([.G6]/[.B6]*[.B8]; 0)" office:value-type="float" office:value="926" calcext:value-type="float">
            <text:p>926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number-columns-repeated="16367"/>
        </table:table-row>
        <table:table-row table:style-name="ro3">
          <table:table-cell table:style-name="ce89" office:value-type="string" calcext:value-type="string">
            <text:p>Thalassamorph</text:p>
          </table:table-cell>
          <table:table-cell table:style-name="ce90" office:value-type="float" office:value="60" calcext:value-type="float">
            <text:p>60</text:p>
          </table:table-cell>
          <table:table-cell table:style-name="ce90" table:formula="of:=ROUND([.C6]/[.B6]*[.B9]; 0)" office:value-type="float" office:value="104" calcext:value-type="float">
            <text:p>104</text:p>
          </table:table-cell>
          <table:table-cell table:style-name="ce90" table:formula="of:=ROUND([.D6]/[.B6]*[.B9]; 0)" office:value-type="float" office:value="179" calcext:value-type="float">
            <text:p>179</text:p>
          </table:table-cell>
          <table:table-cell table:style-name="ce90" table:formula="of:=ROUND([.E6]/[.B6]*[.B9]; 0)" office:value-type="float" office:value="310" calcext:value-type="float">
            <text:p>310</text:p>
          </table:table-cell>
          <table:table-cell table:style-name="ce90" table:formula="of:=ROUND([.F6]/[.B6]*[.B9]; 0)" office:value-type="float" office:value="536" calcext:value-type="float">
            <text:p>536</text:p>
          </table:table-cell>
          <table:table-cell table:style-name="ce90" table:formula="of:=ROUND([.G6]/[.B6]*[.B9]; 0)" office:value-type="float" office:value="926" calcext:value-type="float">
            <text:p>926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number-columns-repeated="16367"/>
        </table:table-row>
        <table:table-row table:style-name="ro3">
          <table:table-cell table:style-name="ce48" office:value-type="string" calcext:value-type="string">
            <text:p>Spectralis</text:p>
          </table:table-cell>
          <table:table-cell table:style-name="ce33" table:formula="of:=[$'Toys Infos'.I44]" office:value-type="float" office:value="0" calcext:value-type="float">
            <text:p>0</text:p>
          </table:table-cell>
          <table:table-cell table:style-name="ce33" table:formula="of:=ROUND([.C6]/[.B6]*[.B10]; 0)" office:value-type="float" office:value="0" calcext:value-type="float">
            <text:p>0</text:p>
          </table:table-cell>
          <table:table-cell table:style-name="ce33" table:formula="of:=ROUND([.D6]/[.B6]*[.B10]; 0)" office:value-type="float" office:value="0" calcext:value-type="float">
            <text:p>0</text:p>
          </table:table-cell>
          <table:table-cell table:style-name="ce33" table:formula="of:=ROUND([.E6]/[.B6]*[.B10]; 0)" office:value-type="float" office:value="0" calcext:value-type="float">
            <text:p>0</text:p>
          </table:table-cell>
          <table:table-cell table:style-name="ce33" table:formula="of:=ROUND([.F6]/[.B6]*[.B10]; 0)" office:value-type="float" office:value="0" calcext:value-type="float">
            <text:p>0</text:p>
          </table:table-cell>
          <table:table-cell table:style-name="ce33" table:formula="of:=ROUND([.G6]/[.B6]*[.B10]; 0)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number-columns-repeated="16367"/>
        </table:table-row>
        <table:table-row table:style-name="ro3">
          <table:table-cell/>
          <table:table-cell table:style-name="ce35"/>
          <table:table-cell table:number-columns-repeated="16381"/>
        </table:table-row>
        <table:table-row table:style-name="ro3" table:number-rows-repeated="1048564">
          <table:table-cell table:number-columns-repeated="16383"/>
        </table:table-row>
        <table:table-row table:style-name="ro3">
          <table:table-cell table:number-columns-repeated="7"/>
          <table:table-cell table:style-name="ce65"/>
          <table:table-cell table:style-name="ce128" table:number-columns-repeated="4"/>
          <table:table-cell table:style-name="ce130"/>
          <table:table-cell table:style-name="ce110"/>
          <table:table-cell table:style-name="ce112"/>
          <table:table-cell table:style-name="ce114"/>
          <table:table-cell table:number-columns-repeated="16367"/>
        </table:table-row>
      </table:table>
      <table:table table:name="Toy" table:style-name="ta1">
        <table:table-column table:style-name="co18" table:default-cell-style-name="ce31"/>
        <table:table-column table:style-name="co2" table:number-columns-repeated="5" table:default-cell-style-name="ce34"/>
        <table:table-column table:style-name="co2" table:default-cell-style-name="ce40"/>
        <table:table-column table:style-name="co2" table:default-cell-style-name="ce64"/>
        <table:table-column table:style-name="co2" table:number-columns-repeated="4" table:default-cell-style-name="ce34"/>
        <table:table-column table:style-name="co2" table:default-cell-style-name="ce42"/>
        <table:table-column table:style-name="co19" table:default-cell-style-name="ce82"/>
        <table:table-column table:style-name="co12" table:default-cell-style-name="Default"/>
        <table:table-column table:style-name="co20" table:default-cell-style-name="ce86"/>
        <table:table-column table:style-name="co2" table:number-columns-repeated="16367" table:default-cell-style-name="Default"/>
        <table:table-row table:style-name="ro4">
          <table:table-cell table:style-name="ce71" office:value-type="string" calcext:value-type="string" table:number-columns-spanned="7" table:number-rows-spanned="1">
            <text:p>Weight in Gramms</text:p>
          </table:table-cell>
          <table:covered-table-cell table:number-columns-repeated="5" table:style-name="ce52"/>
          <table:covered-table-cell table:style-name="ce58"/>
          <table:table-cell table:style-name="ce182" office:value-type="string" calcext:value-type="string" table:number-columns-spanned="9" table:number-rows-spanned="1">
            <text:p>Time in Hours</text:p>
          </table:table-cell>
          <table:covered-table-cell table:number-columns-repeated="4" table:style-name="ce52"/>
          <table:covered-table-cell table:style-name="ce58"/>
          <table:covered-table-cell table:style-name="ce71"/>
          <table:covered-table-cell table:style-name="ce81"/>
          <table:covered-table-cell table:style-name="ce95"/>
          <table:table-cell table:number-columns-repeated="2"/>
          <table:table-cell table:style-name="ce4"/>
          <table:table-cell table:number-columns-repeated="16364"/>
        </table:table-row>
        <table:table-row table:style-name="ro4">
          <table:table-cell table:style-name="ce29" office:value-type="string" calcext:value-type="string">
            <text:p>Product</text:p>
          </table:table-cell>
          <table:table-cell table:style-name="ce52" office:value-type="string" calcext:value-type="string">
            <text:p>XS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XL</text:p>
          </table:table-cell>
          <table:table-cell table:style-name="ce58" office:value-type="string" calcext:value-type="string">
            <text:p>XXL</text:p>
          </table:table-cell>
          <table:table-cell table:style-name="ce47" office:value-type="string" calcext:value-type="string">
            <text:p>XS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XL</text:p>
          </table:table-cell>
          <table:table-cell table:style-name="ce58" office:value-type="string" calcext:value-type="string">
            <text:p>XXL</text:p>
          </table:table-cell>
          <table:table-cell table:style-name="ce71" office:value-type="string" calcext:value-type="string">
            <text:p>Standby Time</text:p>
          </table:table-cell>
          <table:table-cell table:style-name="ce81" office:value-type="string" calcext:value-type="string">
            <text:p>Offline Time</text:p>
          </table:table-cell>
          <table:table-cell table:style-name="ce95" office:value-type="string" calcext:value-type="string">
            <text:p>Work Time</text:p>
          </table:table-cell>
          <table:table-cell table:number-columns-repeated="2"/>
          <table:table-cell table:style-name="ce4"/>
          <table:table-cell table:number-columns-repeated="16364"/>
        </table:table-row>
        <table:table-row table:style-name="ro3">
          <table:table-cell table:style-name="ce48" office:value-type="string" calcext:value-type="string">
            <text:p>Avrass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table:formula="of:=ROUND([.C6]/[.B6]*[.B3]; 0)" office:value-type="float" office:value="337" calcext:value-type="float">
            <text:p>337</text:p>
          </table:table-cell>
          <table:table-cell table:style-name="ce33" table:formula="of:=ROUND([.D6]/[.B6]*[.B3]; 0)" office:value-type="float" office:value="584" calcext:value-type="float">
            <text:p>584</text:p>
          </table:table-cell>
          <table:table-cell table:style-name="ce33" table:formula="of:=ROUND([.E6]/[.B6]*[.B3]; 0)" office:value-type="float" office:value="1008" calcext:value-type="float">
            <text:p>1008</text:p>
          </table:table-cell>
          <table:table-cell table:style-name="ce33" table:formula="of:=ROUND([.F6]/[.B6]*[.B3]; 0)" office:value-type="float" office:value="1741" calcext:value-type="float">
            <text:p>1741</text:p>
          </table:table-cell>
          <table:table-cell table:style-name="ce33" table:formula="of:=ROUND([.G6]/[.B6]*[.B3]; 0)" office:value-type="float" office:value="3008" calcext:value-type="float">
            <text:p>3008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style-name="ce23"/>
          <table:table-cell table:style-name="ce2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Aoikami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table:formula="of:=ROUND([.C6]/[.B6]*[.B4]; 0)" office:value-type="float" office:value="320" calcext:value-type="float">
            <text:p>320</text:p>
          </table:table-cell>
          <table:table-cell table:style-name="ce33" table:formula="of:=ROUND([.D6]/[.B6]*[.B4]; 0)" office:value-type="float" office:value="554" calcext:value-type="float">
            <text:p>554</text:p>
          </table:table-cell>
          <table:table-cell table:style-name="ce33" table:formula="of:=ROUND([.E6]/[.B6]*[.B4]; 0)" office:value-type="float" office:value="956" calcext:value-type="float">
            <text:p>956</text:p>
          </table:table-cell>
          <table:table-cell table:style-name="ce33" table:formula="of:=ROUND([.F6]/[.B6]*[.B4]; 0)" office:value-type="float" office:value="1651" calcext:value-type="float">
            <text:p>1651</text:p>
          </table:table-cell>
          <table:table-cell table:style-name="ce33" table:formula="of:=ROUND([.G6]/[.B6]*[.B4]; 0)" office:value-type="float" office:value="2853" calcext:value-type="float">
            <text:p>2853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89" office:value-type="string" calcext:value-type="string">
            <text:p>Terander</text:p>
          </table:table-cell>
          <table:table-cell table:number-columns-repeated="5" table:style-name="ce9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Fitcher</text:p>
          </table:table-cell>
          <table:table-cell table:style-name="ce33" table:formula="of:=137" office:value-type="float" office:value="137" calcext:value-type="float">
            <text:p>137</text:p>
          </table:table-cell>
          <table:table-cell table:style-name="ce33" table:formula="of:=ROUND([.B6]*(1+0.2)^3; 0 )" office:value-type="float" office:value="237" calcext:value-type="float">
            <text:p>237</text:p>
          </table:table-cell>
          <table:table-cell table:style-name="ce33" table:formula="of:=ROUND([.C6]*(1+0.2)^3; 0 )" office:value-type="float" office:value="410" calcext:value-type="float">
            <text:p>410</text:p>
          </table:table-cell>
          <table:table-cell table:style-name="ce33" table:formula="of:=ROUND([.D6]*(1+0.2)^3; 0 )" office:value-type="float" office:value="708" calcext:value-type="float">
            <text:p>708</text:p>
          </table:table-cell>
          <table:table-cell table:style-name="ce33" table:formula="of:=ROUND([.E6]*(1+0.2)^3; 0 )" office:value-type="float" office:value="1223" calcext:value-type="float">
            <text:p>1223</text:p>
          </table:table-cell>
          <table:table-cell table:style-name="ce33" table:formula="of:=ROUND([.F6]*(1+0.2)^3; 0 )" office:value-type="float" office:value="2113" calcext:value-type="float">
            <text:p>2113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rozok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table:formula="of:=ROUND([.C6]/[.B6]*[.B7]; 0)" office:value-type="float" office:value="640" calcext:value-type="float">
            <text:p>640</text:p>
          </table:table-cell>
          <table:table-cell table:style-name="ce33" table:formula="of:=ROUND([.D6]/[.B6]*[.B7]; 0)" office:value-type="float" office:value="1107" calcext:value-type="float">
            <text:p>1107</text:p>
          </table:table-cell>
          <table:table-cell table:style-name="ce33" table:formula="of:=ROUND([.E6]/[.B6]*[.B7]; 0)" office:value-type="float" office:value="1912" calcext:value-type="float">
            <text:p>1912</text:p>
          </table:table-cell>
          <table:table-cell table:style-name="ce33" table:formula="of:=ROUND([.F6]/[.B6]*[.B7]; 0)" office:value-type="float" office:value="3303" calcext:value-type="float">
            <text:p>3303</text:p>
          </table:table-cell>
          <table:table-cell table:style-name="ce33" table:formula="of:=ROUND([.G6]/[.B6]*[.B7]; 0)" office:value-type="float" office:value="5707" calcext:value-type="float">
            <text:p>5707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Wynstar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table:formula="of:=ROUND([.C6]/[.B6]*[.B8]; 0)" office:value-type="float" office:value="640" calcext:value-type="float">
            <text:p>640</text:p>
          </table:table-cell>
          <table:table-cell table:style-name="ce33" table:formula="of:=ROUND([.D6]/[.B6]*[.B8]; 0)" office:value-type="float" office:value="1107" calcext:value-type="float">
            <text:p>1107</text:p>
          </table:table-cell>
          <table:table-cell table:style-name="ce33" table:formula="of:=ROUND([.E6]/[.B6]*[.B8]; 0)" office:value-type="float" office:value="1912" calcext:value-type="float">
            <text:p>1912</text:p>
          </table:table-cell>
          <table:table-cell table:style-name="ce33" table:formula="of:=ROUND([.F6]/[.B6]*[.B8]; 0)" office:value-type="float" office:value="3303" calcext:value-type="float">
            <text:p>3303</text:p>
          </table:table-cell>
          <table:table-cell table:style-name="ce33" table:formula="of:=ROUND([.G6]/[.B6]*[.B8]; 0)" office:value-type="float" office:value="5707" calcext:value-type="float">
            <text:p>5707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style-name="ce23" table:number-columns-repeated="16367"/>
        </table:table-row>
        <table:table-row table:style-name="ro3">
          <table:table-cell table:style-name="ce48" office:value-type="string" calcext:value-type="string">
            <text:p>Thalassamorph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table:formula="of:=ROUND([.C6]/[.B6]*[.B9]; 0)" office:value-type="float" office:value="251" calcext:value-type="float">
            <text:p>251</text:p>
          </table:table-cell>
          <table:table-cell table:style-name="ce33" table:formula="of:=ROUND([.D6]/[.B6]*[.B9]; 0)" office:value-type="float" office:value="434" calcext:value-type="float">
            <text:p>434</text:p>
          </table:table-cell>
          <table:table-cell table:style-name="ce33" table:formula="of:=ROUND([.E6]/[.B6]*[.B9]; 0)" office:value-type="float" office:value="749" calcext:value-type="float">
            <text:p>749</text:p>
          </table:table-cell>
          <table:table-cell table:style-name="ce33" table:formula="of:=ROUND([.F6]/[.B6]*[.B9]; 0)" office:value-type="float" office:value="1294" calcext:value-type="float">
            <text:p>1294</text:p>
          </table:table-cell>
          <table:table-cell table:style-name="ce33" table:formula="of:=ROUND([.G6]/[.B6]*[.B9]; 0)" office:value-type="float" office:value="2236" calcext:value-type="float">
            <text:p>2236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style-name="ce23" table:number-columns-repeated="16367"/>
        </table:table-row>
        <table:table-row table:style-name="ro3">
          <table:table-cell table:style-name="ce48" office:value-type="string" calcext:value-type="string">
            <text:p>Spectralis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table:formula="of:=ROUND([.C6]/[.B6]*[.B10]; 0)" office:value-type="float" office:value="389" calcext:value-type="float">
            <text:p>389</text:p>
          </table:table-cell>
          <table:table-cell table:style-name="ce33" table:formula="of:=ROUND([.D6]/[.B6]*[.B10]; 0)" office:value-type="float" office:value="673" calcext:value-type="float">
            <text:p>673</text:p>
          </table:table-cell>
          <table:table-cell table:style-name="ce33" table:formula="of:=ROUND([.E6]/[.B6]*[.B10]; 0)" office:value-type="float" office:value="1163" calcext:value-type="float">
            <text:p>1163</text:p>
          </table:table-cell>
          <table:table-cell table:style-name="ce33" table:formula="of:=ROUND([.F6]/[.B6]*[.B10]; 0)" office:value-type="float" office:value="2009" calcext:value-type="float">
            <text:p>2009</text:p>
          </table:table-cell>
          <table:table-cell table:style-name="ce33" table:formula="of:=ROUND([.G6]/[.B6]*[.B10]; 0)" office:value-type="float" office:value="3470" calcext:value-type="float">
            <text:p>347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.5</text:p>
          </table:table-cell>
          <table:table-cell table:style-name="ce23" table:number-columns-repeated="16367"/>
        </table:table-row>
        <table:table-row table:style-name="ro3">
          <table:table-cell/>
          <table:table-cell table:style-name="ce35"/>
          <table:table-cell table:number-columns-repeated="16381"/>
        </table:table-row>
        <table:table-row table:style-name="ro3" table:number-rows-repeated="1048564">
          <table:table-cell table:number-columns-repeated="16383"/>
        </table:table-row>
        <table:table-row table:style-name="ro3">
          <table:table-cell table:number-columns-repeated="7"/>
          <table:table-cell table:style-name="ce65"/>
          <table:table-cell table:style-name="ce128" table:number-columns-repeated="4"/>
          <table:table-cell table:style-name="ce130"/>
          <table:table-cell table:style-name="ce110"/>
          <table:table-cell table:style-name="ce112"/>
          <table:table-cell table:style-name="ce114"/>
          <table:table-cell table:number-columns-repeated="16367"/>
        </table:table-row>
      </table:table>
      <table:table table:name="Package" table:style-name="ta1">
        <table:table-column table:style-name="co18" table:default-cell-style-name="ce82"/>
        <table:table-column table:style-name="co2" table:number-columns-repeated="5" table:default-cell-style-name="ce34"/>
        <table:table-column table:style-name="co2" table:default-cell-style-name="ce42"/>
        <table:table-column table:style-name="co23" table:default-cell-style-name="ce101"/>
        <table:table-column table:style-name="co2" table:number-columns-repeated="5" table:default-cell-style-name="ce35"/>
        <table:table-column table:style-name="co2" table:default-cell-style-name="ce103"/>
        <table:table-column table:style-name="co19" table:default-cell-style-name="ce23"/>
        <table:table-column table:style-name="co12" table:default-cell-style-name="ce23"/>
        <table:table-column table:style-name="co20" table:default-cell-style-name="ce23"/>
        <table:table-column table:style-name="co2" table:number-columns-repeated="16367" table:default-cell-style-name="Default"/>
        <table:table-row table:style-name="ro4">
          <table:table-cell table:style-name="ce186" office:value-type="string" calcext:value-type="string" table:number-columns-spanned="7" table:number-rows-spanned="1">
            <text:p>Package cost multiplier</text:p>
          </table:table-cell>
          <table:covered-table-cell table:number-columns-repeated="5" table:style-name="ce188"/>
          <table:covered-table-cell table:style-name="ce190"/>
          <table:table-cell table:style-name="Default" table:number-columns-repeated="2"/>
          <table:table-cell table:style-name="ce4"/>
          <table:table-cell table:style-name="Default"/>
          <table:table-cell table:style-name="ce102" table:number-columns-repeated="3"/>
          <table:table-cell table:style-name="ce104" table:number-columns-repeated="3"/>
          <table:table-cell table:style-name="ce23" table:number-columns-repeated="16367"/>
        </table:table-row>
        <table:table-row table:style-name="ro4">
          <table:table-cell table:style-name="ce94" office:value-type="string" calcext:value-type="string">
            <text:p>Product</text:p>
          </table:table-cell>
          <table:table-cell table:style-name="ce96" office:value-type="string" calcext:value-type="string">
            <text:p>XS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XL</text:p>
          </table:table-cell>
          <table:table-cell table:style-name="ce97" office:value-type="string" calcext:value-type="string">
            <text:p>XXL</text:p>
          </table:table-cell>
          <table:table-cell table:style-name="Default" table:number-columns-repeated="2"/>
          <table:table-cell table:style-name="ce4"/>
          <table:table-cell table:style-name="Default"/>
          <table:table-cell table:style-name="ce102" table:number-columns-repeated="3"/>
          <table:table-cell table:style-name="ce104"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Avrass</text:p>
          </table:table-cell>
          <table:table-cell table:number-columns-repeated="2" table:style-name="ce33" office:value-type="float" office:value="0.7" calcext:value-type="float">
            <text:p>0.7</text:p>
          </table:table-cell>
          <table:table-cell table:number-columns-repeated="2" table:style-name="ce33" office:value-type="float" office:value="0.9" calcext:value-type="float">
            <text:p>0.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  <table:table-cell table:number-columns-repeated="2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Aoikami</text:p>
          </table:table-cell>
          <table:table-cell table:number-columns-repeated="2" table:style-name="ce33" office:value-type="float" office:value="0.7" calcext:value-type="float">
            <text:p>0.7</text:p>
          </table:table-cell>
          <table:table-cell table:number-columns-repeated="2" table:style-name="ce33" office:value-type="float" office:value="0.9" calcext:value-type="float">
            <text:p>0.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  <table:table-cell table:number-columns-repeated="2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Terander</text:p>
          </table:table-cell>
          <table:table-cell table:number-columns-repeated="2" table:style-name="ce33" office:value-type="float" office:value="0.7" calcext:value-type="float">
            <text:p>0.7</text:p>
          </table:table-cell>
          <table:table-cell table:number-columns-repeated="2" table:style-name="ce33" office:value-type="float" office:value="0.9" calcext:value-type="float">
            <text:p>0.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  <table:table-cell table:number-columns-repeated="2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Fitcher</text:p>
          </table:table-cell>
          <table:table-cell table:number-columns-repeated="2" table:style-name="ce33" office:value-type="float" office:value="0.7" calcext:value-type="float">
            <text:p>0.7</text:p>
          </table:table-cell>
          <table:table-cell table:number-columns-repeated="2" table:style-name="ce33" office:value-type="float" office:value="0.9" calcext:value-type="float">
            <text:p>0.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  <table:table-cell table:number-columns-repeated="2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Trozok</text:p>
          </table:table-cell>
          <table:table-cell table:number-columns-repeated="2" table:style-name="ce33" office:value-type="float" office:value="0.7" calcext:value-type="float">
            <text:p>0.7</text:p>
          </table:table-cell>
          <table:table-cell table:number-columns-repeated="2" table:style-name="ce33" office:value-type="float" office:value="0.9" calcext:value-type="float">
            <text:p>0.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  <table:table-cell table:number-columns-repeated="2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Wynstar</text:p>
          </table:table-cell>
          <table:table-cell table:number-columns-repeated="2" table:style-name="ce33" office:value-type="float" office:value="0.7" calcext:value-type="float">
            <text:p>0.7</text:p>
          </table:table-cell>
          <table:table-cell table:number-columns-repeated="2" table:style-name="ce33" office:value-type="float" office:value="0.9" calcext:value-type="float">
            <text:p>0.9</text:p>
          </table:table-cell>
          <table:table-cell table:style-name="ce33" office:value-type="float" office:value="1" calcext:value-type="float">
            <text:p>1</text:p>
          </table:table-cell>
          <table:table-cell table:style-name="ce43" table:formula="of:=ROUND([.G6]/[.B6]*[.B8]; 0)" office:value-type="float" office:value="1" calcext:value-type="float">
            <text:p>1</text:p>
          </table:table-cell>
          <table:table-cell table:number-columns-repeated="6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Thalassamorph</text:p>
          </table:table-cell>
          <table:table-cell table:number-columns-repeated="2" table:style-name="ce33" office:value-type="float" office:value="0.7" calcext:value-type="float">
            <text:p>0.7</text:p>
          </table:table-cell>
          <table:table-cell table:number-columns-repeated="2" table:style-name="ce33" office:value-type="float" office:value="0.9" calcext:value-type="float">
            <text:p>0.9</text:p>
          </table:table-cell>
          <table:table-cell table:style-name="ce33" office:value-type="float" office:value="1" calcext:value-type="float">
            <text:p>1</text:p>
          </table:table-cell>
          <table:table-cell table:style-name="ce43" table:formula="of:=ROUND([.G6]/[.B6]*[.B9]; 0)" office:value-type="float" office:value="1" calcext:value-type="float">
            <text:p>1</text:p>
          </table:table-cell>
          <table:table-cell table:number-columns-repeated="6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Spectralis</text:p>
          </table:table-cell>
          <table:table-cell table:number-columns-repeated="2" table:style-name="ce33" office:value-type="float" office:value="0.7" calcext:value-type="float">
            <text:p>0.7</text:p>
          </table:table-cell>
          <table:table-cell table:number-columns-repeated="2" table:style-name="ce33" office:value-type="float" office:value="0.9" calcext:value-type="float">
            <text:p>0.9</text:p>
          </table:table-cell>
          <table:table-cell table:style-name="ce33" office:value-type="float" office:value="1" calcext:value-type="float">
            <text:p>1</text:p>
          </table:table-cell>
          <table:table-cell table:style-name="ce43" table:formula="of:=ROUND([.G6]/[.B6]*[.B10]; 0)" office:value-type="float" office:value="1" calcext:value-type="float">
            <text:p>1</text:p>
          </table:table-cell>
          <table:table-cell table:number-columns-repeated="6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/>
          <table:table-cell table:style-name="ce35"/>
          <table:table-cell table:number-columns-repeated="16382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aterialsCosts" table:style-name="ta1">
        <table:table-column table:style-name="co24" table:default-cell-style-name="ce4"/>
        <table:table-column table:style-name="co2" table:default-cell-style-name="Default"/>
        <table:table-column table:style-name="co22" table:default-cell-style-name="Default"/>
        <table:table-column table:style-name="co2" table:number-columns-repeated="16381" table:default-cell-style-name="Default"/>
        <table:table-row table:style-name="ro4">
          <table:table-cell table:style-name="ce25" office:value-type="string" calcext:value-type="string" table:number-columns-spanned="4" table:number-rows-spanned="1">
            <text:p>Shell</text:p>
          </table:table-cell>
          <table:covered-table-cell table:number-columns-repeated="3" table:style-name="ce25"/>
          <table:table-cell table:style-name="ce25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Materials</text:p>
          </table:table-cell>
          <table:covered-table-cell table:number-columns-repeated="3" table:style-name="ce74"/>
          <table:table-cell table:style-name="ce74" table:number-columns-repeated="16380"/>
        </table:table-row>
        <table:table-row table:style-name="ro3">
          <table:table-cell table:formula="of:=[$'Init Run Exp Costs'.J4]" office:value-type="string" office:string-value="PLA Plastic" calcext:value-type="string">
            <text:p>PLA Plastic</text:p>
          </table:table-cell>
          <table:table-cell table:number-columns-repeated="16383"/>
        </table:table-row>
        <table:table-row table:style-name="ro3">
          <table:table-cell table:style-name="ce72" table:formula="of:=[$'Init Run Exp Costs'.L4]" office:value-type="currency" office:currency="EUR" office:value="0.018" calcext:value-type="currency">
            <text:p>0,02 €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4" table:number-rows-spanned="1">
            <text:p>Positives</text:p>
          </table:table-cell>
          <table:covered-table-cell table:number-columns-repeated="3" table:style-name="ce25"/>
          <table:table-cell table:style-name="ce25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Materials</text:p>
          </table:table-cell>
          <table:covered-table-cell table:number-columns-repeated="3" table:style-name="ce74"/>
          <table:table-cell table:style-name="ce74" table:number-columns-repeated="16380"/>
        </table:table-row>
        <table:table-row table:style-name="ro3">
          <table:table-cell table:style-name="ce72" table:formula="of:=[$'Init Run Exp Costs'.J3]" office:value-type="string" office:string-value="PVB Plastic" calcext:value-type="string">
            <text:p>PVB Plastic</text:p>
          </table:table-cell>
          <table:table-cell table:number-columns-repeated="16383"/>
        </table:table-row>
        <table:table-row table:style-name="ro3">
          <table:table-cell table:style-name="ce73" table:formula="of:=[$'Init Run Exp Costs'.L3]" office:value-type="currency" office:currency="EUR" office:value="0.018" calcext:value-type="currency">
            <text:p>0.02 €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4" table:number-rows-spanned="1">
            <text:p>SucCup</text:p>
          </table:table-cell>
          <table:covered-table-cell table:number-columns-repeated="3" table:style-name="ce25"/>
          <table:table-cell table:style-name="ce25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Materials</text:p>
          </table:table-cell>
          <table:covered-table-cell table:number-columns-repeated="3" table:style-name="ce74"/>
          <table:table-cell table:style-name="ce74" table:number-columns-repeated="16380"/>
        </table:table-row>
        <table:table-row table:style-name="ro3">
          <table:table-cell table:formula="of:=[$'Init Run Exp Costs'.J3]" office:value-type="string" office:string-value="PVB Plastic" calcext:value-type="string">
            <text:p>PVB Plastic</text:p>
          </table:table-cell>
          <table:table-cell table:number-columns-repeated="16383"/>
        </table:table-row>
        <table:table-row table:style-name="ro3">
          <table:table-cell table:style-name="ce72" table:formula="of:=[$'Init Run Exp Costs'.L3]" office:value-type="currency" office:currency="EUR" office:value="0.018" calcext:value-type="currency">
            <text:p>0,02 €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4" table:number-rows-spanned="1">
            <text:p>Sleeve</text:p>
          </table:table-cell>
          <table:covered-table-cell table:number-columns-repeated="3" table:style-name="ce36"/>
          <table:table-cell table:style-name="ce36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Materials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table:formula="of:=[$'Init Run Exp Costs'.J5]" office:value-type="string" office:string-value="Silicone A00" calcext:value-type="string">
            <text:p>Silicone A00</text:p>
          </table:table-cell>
          <table:table-cell table:style-name="ce4" table:formula="of:=[$'Init Run Exp Costs'.J9]" office:value-type="string" office:string-value="Gloves" calcext:value-type="string">
            <text:p>Gloves</text:p>
          </table:table-cell>
          <table:table-cell table:style-name="ce4" table:formula="of:=[$'Init Run Exp Costs'.J11]" office:value-type="string" office:string-value="Mixing Cup" calcext:value-type="string">
            <text:p>Mixing Cup</text:p>
          </table:table-cell>
          <table:table-cell table:style-name="ce4" table:formula="of:=[$'Init Run Exp Costs'.J14]" office:value-type="string" office:string-value="Clay" calcext:value-type="string">
            <text:p>Clay</text:p>
          </table:table-cell>
          <table:table-cell table:style-name="ce4" table:number-columns-repeated="16380"/>
        </table:table-row>
        <table:table-row table:style-name="ro3">
          <table:table-cell table:style-name="ce72" table:formula="of:=[$'Init Run Exp Costs'.L5]" office:value-type="currency" office:currency="EUR" office:value="0.015" calcext:value-type="currency">
            <text:p>0,02 €</text:p>
          </table:table-cell>
          <table:table-cell table:style-name="ce72" table:formula="of:=[$'Init Run Exp Costs'.L9]" office:value-type="currency" office:currency="EUR" office:value="0.02" calcext:value-type="currency">
            <text:p>0,02 €</text:p>
          </table:table-cell>
          <table:table-cell table:style-name="ce72" table:formula="of:=[$'Init Run Exp Costs'.L11]" office:value-type="currency" office:currency="EUR" office:value="0.5" calcext:value-type="currency">
            <text:p>0,50 €</text:p>
          </table:table-cell>
          <table:table-cell table:style-name="ce72" table:formula="of:=[$'Init Run Exp Costs'.L14]" office:value-type="currency" office:currency="EUR" office:value="0.1" calcext:value-type="currency">
            <text:p>0,10 €</text:p>
          </table:table-cell>
          <table:table-cell table:style-name="ce4" table:number-columns-repeated="16380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4" table:number-rows-spanned="1">
            <text:p>Toy</text:p>
          </table:table-cell>
          <table:covered-table-cell table:number-columns-repeated="3" table:style-name="ce36"/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Materials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table:formula="of:=[$'Init Run Exp Costs'.J5]" office:value-type="string" office:string-value="Silicone A00" calcext:value-type="string">
            <text:p>Silicone A00</text:p>
          </table:table-cell>
          <table:table-cell table:style-name="ce4" table:formula="of:=[$'Init Run Exp Costs'.J9]" office:value-type="string" office:string-value="Gloves" calcext:value-type="string">
            <text:p>Gloves</text:p>
          </table:table-cell>
          <table:table-cell table:style-name="ce4" table:formula="of:=[$'Init Run Exp Costs'.J11]" office:value-type="string" office:string-value="Mixing Cup" calcext:value-type="string">
            <text:p>Mixing Cup</text:p>
          </table:table-cell>
          <table:table-cell table:style-name="ce4" table:formula="of:=[$'Init Run Exp Costs'.J12]" office:value-type="string" office:string-value="Pigment" calcext:value-type="string">
            <text:p>Pigment</text:p>
          </table:table-cell>
          <table:table-cell table:number-columns-repeated="16380"/>
        </table:table-row>
        <table:table-row table:style-name="ro3">
          <table:table-cell table:style-name="ce72" table:formula="of:=[$'Init Run Exp Costs'.L5]" office:value-type="currency" office:currency="EUR" office:value="0.015" calcext:value-type="currency">
            <text:p>0,02 €</text:p>
          </table:table-cell>
          <table:table-cell table:style-name="ce72" table:formula="of:=[$'Init Run Exp Costs'.L9]" office:value-type="currency" office:currency="EUR" office:value="0.02" calcext:value-type="currency">
            <text:p>0,02 €</text:p>
          </table:table-cell>
          <table:table-cell table:style-name="ce72" table:formula="of:=[$'Init Run Exp Costs'.L11]" office:value-type="currency" office:currency="EUR" office:value="0.5" calcext:value-type="currency">
            <text:p>0,50 €</text:p>
          </table:table-cell>
          <table:table-cell table:style-name="ce72" table:formula="of:=[$'Init Run Exp Costs'.L12]" office:value-type="currency" office:currency="EUR" office:value="0.5" calcext:value-type="currency">
            <text:p>0,50 €</text:p>
          </table:table-cell>
          <table:table-cell table:number-columns-repeated="16380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unningCosts" table:style-name="ta1">
        <table:table-column table:style-name="co25" table:default-cell-style-name="ce34"/>
        <table:table-column table:style-name="co26" table:default-cell-style-name="ce34"/>
        <table:table-column table:style-name="co22" table:default-cell-style-name="ce34"/>
        <table:table-column table:style-name="co2" table:number-columns-repeated="2" table:default-cell-style-name="ce34"/>
        <table:table-column table:style-name="co2" table:number-columns-repeated="16379" table:default-cell-style-name="Default"/>
        <table:table-row table:style-name="ro4">
          <table:table-cell table:style-name="ce199" office:value-type="string" calcext:value-type="string" table:number-columns-spanned="2" table:number-rows-spanned="1">
            <text:p>Shell</text:p>
          </table:table-cell>
          <table:covered-table-cell table:style-name="ce199"/>
          <table:table-cell table:style-name="ce138" table:number-columns-repeated="16382"/>
        </table:table-row>
        <table:table-row table:style-name="ro2">
          <table:table-cell table:style-name="ce200" office:value-type="string" calcext:value-type="string" table:number-columns-spanned="2" table:number-rows-spanned="1">
            <text:p>Costs</text:p>
          </table:table-cell>
          <table:covered-table-cell table:style-name="ce200"/>
          <table:table-cell table:style-name="ce76" table:number-columns-repeated="3"/>
          <table:table-cell table:style-name="ce74" table:number-columns-repeated="16379"/>
        </table:table-row>
        <table:table-row table:style-name="ro3">
          <table:table-cell table:formula="of:=[$'Init Run Exp Costs'.F3]" office:value-type="string" office:string-value="Prusa XL – Maintenance" calcext:value-type="string">
            <text:p>Prusa XL – Maintenance</text:p>
          </table:table-cell>
          <table:table-cell table:formula="of:=[$'Init Run Exp Costs'.F4]" office:value-type="string" office:string-value="Prusa XL – Electricity" calcext:value-type="string">
            <text:p>Prusa XL – Electricity</text:p>
          </table:table-cell>
          <table:table-cell table:number-columns-repeated="16382"/>
        </table:table-row>
        <table:table-row table:style-name="ro3">
          <table:table-cell table:style-name="ce77" table:formula="of:=[$'Init Run Exp Costs'.H3]" office:value-type="currency" office:currency="EUR" office:value="0.5" calcext:value-type="currency">
            <text:p>0,50 €</text:p>
          </table:table-cell>
          <table:table-cell table:style-name="ce77" table:formula="of:=[$'Init Run Exp Costs'.H4]" office:value-type="currency" office:currency="EUR" office:value="0.34" calcext:value-type="currency">
            <text:p>0,34 €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e199" office:value-type="string" calcext:value-type="string" table:number-columns-spanned="2" table:number-rows-spanned="1">
            <text:p>Positives</text:p>
          </table:table-cell>
          <table:covered-table-cell table:style-name="ce199"/>
          <table:table-cell table:style-name="ce138" table:number-columns-repeated="16382"/>
        </table:table-row>
        <table:table-row table:style-name="ro2">
          <table:table-cell table:style-name="ce200" office:value-type="string" calcext:value-type="string" table:number-columns-spanned="2" table:number-rows-spanned="1">
            <text:p>Costs</text:p>
          </table:table-cell>
          <table:covered-table-cell table:style-name="ce200"/>
          <table:table-cell table:style-name="ce76" table:number-columns-repeated="3"/>
          <table:table-cell table:style-name="ce74" table:number-columns-repeated="16379"/>
        </table:table-row>
        <table:table-row table:style-name="ro3">
          <table:table-cell table:formula="of:=[$'Init Run Exp Costs'.F3]" office:value-type="string" office:string-value="Prusa XL – Maintenance" calcext:value-type="string">
            <text:p>Prusa XL – Maintenance</text:p>
          </table:table-cell>
          <table:table-cell table:formula="of:=[$'Init Run Exp Costs'.F4]" office:value-type="string" office:string-value="Prusa XL – Electricity" calcext:value-type="string">
            <text:p>Prusa XL – Electricity</text:p>
          </table:table-cell>
          <table:table-cell table:number-columns-repeated="16382"/>
        </table:table-row>
        <table:table-row table:style-name="ro3">
          <table:table-cell table:style-name="ce77" table:formula="of:=[$'Init Run Exp Costs'.H3]" office:value-type="currency" office:currency="EUR" office:value="0.5" calcext:value-type="currency">
            <text:p>0,50 €</text:p>
          </table:table-cell>
          <table:table-cell table:style-name="ce77" table:formula="of:=[$'Init Run Exp Costs'.H4]" office:value-type="currency" office:currency="EUR" office:value="0.34" calcext:value-type="currency">
            <text:p>0,34 €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e199" office:value-type="string" calcext:value-type="string" table:number-columns-spanned="2" table:number-rows-spanned="1">
            <text:p>SucCup</text:p>
          </table:table-cell>
          <table:covered-table-cell table:style-name="ce199"/>
          <table:table-cell table:style-name="ce138" table:number-columns-repeated="16382"/>
        </table:table-row>
        <table:table-row table:style-name="ro2">
          <table:table-cell table:style-name="ce200" office:value-type="string" calcext:value-type="string" table:number-columns-spanned="2" table:number-rows-spanned="1">
            <text:p>Costs</text:p>
          </table:table-cell>
          <table:covered-table-cell table:style-name="ce200"/>
          <table:table-cell table:style-name="ce76" table:number-columns-repeated="3"/>
          <table:table-cell table:style-name="ce74" table:number-columns-repeated="16379"/>
        </table:table-row>
        <table:table-row table:style-name="ro3">
          <table:table-cell table:formula="of:=[$'Init Run Exp Costs'.F3]" office:value-type="string" office:string-value="Prusa XL – Maintenance" calcext:value-type="string">
            <text:p>Prusa XL – Maintenance</text:p>
          </table:table-cell>
          <table:table-cell table:formula="of:=[$'Init Run Exp Costs'.F4]" office:value-type="string" office:string-value="Prusa XL – Electricity" calcext:value-type="string">
            <text:p>Prusa XL – Electricity</text:p>
          </table:table-cell>
          <table:table-cell table:number-columns-repeated="16382"/>
        </table:table-row>
        <table:table-row table:style-name="ro3">
          <table:table-cell table:style-name="ce77" table:formula="of:=[$'Init Run Exp Costs'.H3]" office:value-type="currency" office:currency="EUR" office:value="0.5" calcext:value-type="currency">
            <text:p>0,50 €</text:p>
          </table:table-cell>
          <table:table-cell table:style-name="ce77" table:formula="of:=[$'Init Run Exp Costs'.H4]" office:value-type="currency" office:currency="EUR" office:value="0.34" calcext:value-type="currency">
            <text:p>0,34 €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2" table:number-rows-spanned="1">
            <text:p>Sleeve</text:p>
          </table:table-cell>
          <table:covered-table-cell/>
          <table:table-cell table:number-columns-repeated="16382"/>
        </table:table-row>
        <table:table-row table:style-name="ro2">
          <table:table-cell table:style-name="ce200" office:value-type="string" calcext:value-type="string" table:number-columns-spanned="2" table:number-rows-spanned="1">
            <text:p>Costs</text:p>
          </table:table-cell>
          <table:covered-table-cell table:style-name="ce200"/>
          <table:table-cell table:number-columns-repeated="16382"/>
        </table:table-row>
        <table:table-row table:style-name="ro3">
          <table:table-cell table:style-name="ce4" table:formula="of:=[$'Init Run Exp Costs'.F9]" office:value-type="string" office:string-value="Vacuum Pump – Maintenance" calcext:value-type="string">
            <text:p>Vacuum Pump – Maintenance</text:p>
          </table:table-cell>
          <table:table-cell table:formula="of:=[$'Init Run Exp Costs'.F10]" office:value-type="string" office:string-value="Vacuum Pump – Electricity" calcext:value-type="string">
            <text:p>Vacuum Pump – Electricity</text:p>
          </table:table-cell>
          <table:table-cell table:number-columns-repeated="16382"/>
        </table:table-row>
        <table:table-row table:style-name="ro3">
          <table:table-cell table:style-name="ce72" table:formula="of:=[$'Init Run Exp Costs'.H9]" office:value-type="currency" office:currency="EUR" office:value="0.1" calcext:value-type="currency">
            <text:p>0,10 €</text:p>
          </table:table-cell>
          <table:table-cell table:style-name="ce77" table:formula="of:=[$'Init Run Exp Costs'.H10]" office:value-type="currency" office:currency="EUR" office:value="0.25" calcext:value-type="currency">
            <text:p>0,25 €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2" table:number-rows-spanned="1">
            <text:p>Toy</text:p>
          </table:table-cell>
          <table:covered-table-cell/>
          <table:table-cell table:number-columns-repeated="16382"/>
        </table:table-row>
        <table:table-row table:style-name="ro2">
          <table:table-cell table:style-name="ce200" office:value-type="string" calcext:value-type="string" table:number-columns-spanned="2" table:number-rows-spanned="1">
            <text:p>Costs</text:p>
          </table:table-cell>
          <table:covered-table-cell table:style-name="ce200"/>
          <table:table-cell table:number-columns-repeated="16382"/>
        </table:table-row>
        <table:table-row table:style-name="ro3">
          <table:table-cell table:style-name="ce4" table:formula="of:=[$'Init Run Exp Costs'.F9]" office:value-type="string" office:string-value="Vacuum Pump – Maintenance" calcext:value-type="string">
            <text:p>Vacuum Pump – Maintenance</text:p>
          </table:table-cell>
          <table:table-cell table:formula="of:=[$'Init Run Exp Costs'.F10]" office:value-type="string" office:string-value="Vacuum Pump – Electricity" calcext:value-type="string">
            <text:p>Vacuum Pump – Electricity</text:p>
          </table:table-cell>
          <table:table-cell table:number-columns-repeated="16382"/>
        </table:table-row>
        <table:table-row table:style-name="ro3">
          <table:table-cell table:style-name="ce72" table:formula="of:=[$'Init Run Exp Costs'.H9]" office:value-type="currency" office:currency="EUR" office:value="0.1" calcext:value-type="currency">
            <text:p>0,10 €</text:p>
          </table:table-cell>
          <table:table-cell table:style-name="ce77" table:formula="of:=[$'Init Run Exp Costs'.H10]" office:value-type="currency" office:currency="EUR" office:value="0.25" calcext:value-type="currency">
            <text:p>0,25 €</text:p>
          </table:table-cell>
          <table:table-cell table:number-columns-repeated="16382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imeCosts" table:style-name="ta1">
        <table:table-column table:style-name="co25" table:default-cell-style-name="ce34"/>
        <table:table-column table:style-name="co26" table:default-cell-style-name="ce34"/>
        <table:table-column table:style-name="co22" table:default-cell-style-name="ce34"/>
        <table:table-column table:style-name="co2" table:number-columns-repeated="2" table:default-cell-style-name="ce34"/>
        <table:table-row table:style-name="ro4">
          <table:table-cell table:style-name="ce199" office:value-type="string" calcext:value-type="string" table:number-columns-spanned="3" table:number-rows-spanned="1">
            <text:p>Shell</text:p>
          </table:table-cell>
          <table:covered-table-cell table:number-columns-repeated="2" table:style-name="ce199"/>
          <table:table-cell table:style-name="ce199" table:number-columns-repeated="2"/>
        </table:table-row>
        <table:table-row table:style-name="ro2">
          <table:table-cell table:style-name="ce200" office:value-type="string" calcext:value-type="string" table:number-columns-spanned="3" table:number-rows-spanned="1">
            <text:p>Time – Extra</text:p>
          </table:table-cell>
          <table:covered-table-cell table:number-columns-repeated="2" table:style-name="ce200"/>
          <table:table-cell table:style-name="ce200" table:number-columns-repeated="2"/>
        </table:table-row>
        <table:table-row table:style-name="ro3">
          <table:table-cell table:formula="of:=[.A8]" office:value-type="string" office:string-value="Standby Time" calcext:value-type="string">
            <text:p>Standby Time</text:p>
          </table:table-cell>
          <table:table-cell table:formula="of:=[.B8]" office:value-type="string" office:string-value="Offline Time" calcext:value-type="string">
            <text:p>Offline Time</text:p>
          </table:table-cell>
          <table:table-cell table:formula="of:=[.C8]" office:value-type="string" office:string-value="Work Time" calcext:value-type="string">
            <text:p>Work Time</text:p>
          </table:table-cell>
          <table:table-cell table:number-columns-repeated="2"/>
        </table:table-row>
        <table:table-row table:style-name="ro3">
          <table:table-cell table:style-name="ce77" table:formula="of:=[.A9]" office:value-type="currency" office:currency="EUR" office:value="0.25" calcext:value-type="currency">
            <text:p>0,25 €</text:p>
          </table:table-cell>
          <table:table-cell table:style-name="ce77" table:formula="of:=[.B9]" office:value-type="currency" office:currency="EUR" office:value="0.05" calcext:value-type="currency">
            <text:p>0,05 €</text:p>
          </table:table-cell>
          <table:table-cell table:style-name="ce77" table:formula="of:=[.C9]" office:value-type="currency" office:currency="EUR" office:value="14" calcext:value-type="currency">
            <text:p>14,00 €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 table:style-name="ce199" office:value-type="string" calcext:value-type="string" table:number-columns-spanned="3" table:number-rows-spanned="1">
            <text:p>Positives</text:p>
          </table:table-cell>
          <table:covered-table-cell table:number-columns-repeated="2" table:style-name="ce199"/>
          <table:table-cell table:style-name="ce199" table:number-columns-repeated="2"/>
        </table:table-row>
        <table:table-row table:style-name="ro2">
          <table:table-cell table:style-name="ce200" office:value-type="string" calcext:value-type="string" table:number-columns-spanned="3" table:number-rows-spanned="1">
            <text:p>Time – Extra</text:p>
          </table:table-cell>
          <table:covered-table-cell table:number-columns-repeated="2" table:style-name="ce200"/>
          <table:table-cell table:style-name="ce200" table:number-columns-repeated="2"/>
        </table:table-row>
        <table:table-row table:style-name="ro3">
          <table:table-cell table:formula="of:=[$'Init Run Exp Costs'.F13]" office:value-type="string" office:string-value="Standby Time" calcext:value-type="string">
            <text:p>Standby Time</text:p>
          </table:table-cell>
          <table:table-cell table:formula="of:=[$'Init Run Exp Costs'.F14]" office:value-type="string" office:string-value="Offline Time" calcext:value-type="string">
            <text:p>Offline Time</text:p>
          </table:table-cell>
          <table:table-cell table:formula="of:=[$'Init Run Exp Costs'.F12]" office:value-type="string" office:string-value="Work Time" calcext:value-type="string">
            <text:p>Work Time</text:p>
          </table:table-cell>
          <table:table-cell table:number-columns-repeated="2"/>
        </table:table-row>
        <table:table-row table:style-name="ro3">
          <table:table-cell table:style-name="ce77" table:formula="of:=[$'Init Run Exp Costs'.H13]" office:value-type="currency" office:currency="EUR" office:value="0.25" calcext:value-type="currency">
            <text:p>0,25 €</text:p>
          </table:table-cell>
          <table:table-cell table:style-name="ce77" table:formula="of:=[$'Init Run Exp Costs'.H14]" office:value-type="currency" office:currency="EUR" office:value="0.05" calcext:value-type="currency">
            <text:p>0,05 €</text:p>
          </table:table-cell>
          <table:table-cell table:style-name="ce77" table:formula="of:=[$'Init Run Exp Costs'.H12]" office:value-type="currency" office:currency="EUR" office:value="14" calcext:value-type="currency">
            <text:p>14,00 €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 table:style-name="ce199" office:value-type="string" calcext:value-type="string" table:number-columns-spanned="3" table:number-rows-spanned="1">
            <text:p>SucCup</text:p>
          </table:table-cell>
          <table:covered-table-cell table:number-columns-repeated="2" table:style-name="ce199"/>
          <table:table-cell table:style-name="ce199" table:number-columns-repeated="2"/>
        </table:table-row>
        <table:table-row table:style-name="ro2">
          <table:table-cell table:style-name="ce200" office:value-type="string" calcext:value-type="string" table:number-columns-spanned="3" table:number-rows-spanned="1">
            <text:p>Time – Extra</text:p>
          </table:table-cell>
          <table:covered-table-cell table:number-columns-repeated="2" table:style-name="ce200"/>
          <table:table-cell table:style-name="ce200" table:number-columns-repeated="2"/>
        </table:table-row>
        <table:table-row table:style-name="ro3">
          <table:table-cell table:formula="of:=[$'Init Run Exp Costs'.F13]" office:value-type="string" office:string-value="Standby Time" calcext:value-type="string">
            <text:p>Standby Time</text:p>
          </table:table-cell>
          <table:table-cell table:formula="of:=[$'Init Run Exp Costs'.F14]" office:value-type="string" office:string-value="Offline Time" calcext:value-type="string">
            <text:p>Offline Time</text:p>
          </table:table-cell>
          <table:table-cell table:formula="of:=[$'Init Run Exp Costs'.F12]" office:value-type="string" office:string-value="Work Time" calcext:value-type="string">
            <text:p>Work Time</text:p>
          </table:table-cell>
          <table:table-cell table:number-columns-repeated="2"/>
        </table:table-row>
        <table:table-row table:style-name="ro3">
          <table:table-cell table:style-name="ce77" table:formula="of:=[$'Init Run Exp Costs'.H13]" office:value-type="currency" office:currency="EUR" office:value="0.25" calcext:value-type="currency">
            <text:p>0,25 €</text:p>
          </table:table-cell>
          <table:table-cell table:style-name="ce77" table:formula="of:=[$'Init Run Exp Costs'.H14]" office:value-type="currency" office:currency="EUR" office:value="0.05" calcext:value-type="currency">
            <text:p>0,05 €</text:p>
          </table:table-cell>
          <table:table-cell table:style-name="ce77" table:formula="of:=[$'Init Run Exp Costs'.H12]" office:value-type="currency" office:currency="EUR" office:value="14" calcext:value-type="currency">
            <text:p>14,00 €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 table:style-name="ce25" office:value-type="string" calcext:value-type="string" table:number-columns-spanned="3" table:number-rows-spanned="1">
            <text:p>Sleev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200" office:value-type="string" calcext:value-type="string" table:number-columns-spanned="3" table:number-rows-spanned="1">
            <text:p>Time – Extra</text:p>
          </table:table-cell>
          <table:covered-table-cell table:number-columns-repeated="2" table:style-name="ce200"/>
          <table:table-cell table:number-columns-repeated="2"/>
        </table:table-row>
        <table:table-row table:style-name="ro3">
          <table:table-cell table:formula="of:=[$'Init Run Exp Costs'.F13]" office:value-type="string" office:string-value="Standby Time" calcext:value-type="string">
            <text:p>Standby Time</text:p>
          </table:table-cell>
          <table:table-cell table:formula="of:=[$'Init Run Exp Costs'.F14]" office:value-type="string" office:string-value="Offline Time" calcext:value-type="string">
            <text:p>Offline Time</text:p>
          </table:table-cell>
          <table:table-cell table:formula="of:=[$'Init Run Exp Costs'.F12]" office:value-type="string" office:string-value="Work Time" calcext:value-type="string">
            <text:p>Work Time</text:p>
          </table:table-cell>
          <table:table-cell table:number-columns-repeated="2"/>
        </table:table-row>
        <table:table-row table:style-name="ro3">
          <table:table-cell table:style-name="ce77" table:formula="of:=[$'Init Run Exp Costs'.H13]" office:value-type="currency" office:currency="EUR" office:value="0.25" calcext:value-type="currency">
            <text:p>0,25 €</text:p>
          </table:table-cell>
          <table:table-cell table:style-name="ce77" table:formula="of:=[$'Init Run Exp Costs'.H14]" office:value-type="currency" office:currency="EUR" office:value="0.05" calcext:value-type="currency">
            <text:p>0,05 €</text:p>
          </table:table-cell>
          <table:table-cell table:style-name="ce77" table:formula="of:=[$'Init Run Exp Costs'.H12]" office:value-type="currency" office:currency="EUR" office:value="14" calcext:value-type="currency">
            <text:p>14,00 €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 table:style-name="ce25" office:value-type="string" calcext:value-type="string" table:number-columns-spanned="3" table:number-rows-spanned="1">
            <text:p>Toy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200" office:value-type="string" calcext:value-type="string" table:number-columns-spanned="3" table:number-rows-spanned="1">
            <text:p>Time – Extra</text:p>
          </table:table-cell>
          <table:covered-table-cell table:number-columns-repeated="2" table:style-name="ce200"/>
          <table:table-cell table:number-columns-repeated="2"/>
        </table:table-row>
        <table:table-row table:style-name="ro3">
          <table:table-cell table:formula="of:=[$'Init Run Exp Costs'.F13]" office:value-type="string" office:string-value="Standby Time" calcext:value-type="string">
            <text:p>Standby Time</text:p>
          </table:table-cell>
          <table:table-cell table:formula="of:=[$'Init Run Exp Costs'.F14]" office:value-type="string" office:string-value="Offline Time" calcext:value-type="string">
            <text:p>Offline Time</text:p>
          </table:table-cell>
          <table:table-cell table:formula="of:=[$'Init Run Exp Costs'.F12]" office:value-type="string" office:string-value="Work Time" calcext:value-type="string">
            <text:p>Work Time</text:p>
          </table:table-cell>
          <table:table-cell table:number-columns-repeated="2"/>
        </table:table-row>
        <table:table-row table:style-name="ro3">
          <table:table-cell table:style-name="ce77" table:formula="of:=[$'Init Run Exp Costs'.H13]" office:value-type="currency" office:currency="EUR" office:value="0.25" calcext:value-type="currency">
            <text:p>0,25 €</text:p>
          </table:table-cell>
          <table:table-cell table:style-name="ce77" table:formula="of:=[$'Init Run Exp Costs'.H14]" office:value-type="currency" office:currency="EUR" office:value="0.05" calcext:value-type="currency">
            <text:p>0,05 €</text:p>
          </table:table-cell>
          <table:table-cell table:style-name="ce77" table:formula="of:=[$'Init Run Exp Costs'.H12]" office:value-type="currency" office:currency="EUR" office:value="14" calcext:value-type="currency">
            <text:p>14,00 €</text:p>
          </table:table-cell>
          <table:table-cell table:number-columns-repeated="2"/>
        </table:table-row>
        <table:table-row table:style-name="ro3" table:number-rows-repeated="104855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Cost Structure" table:style-name="ta1"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16376" table:default-cell-style-name="Default"/>
        <table:table-row table:style-name="ro4">
          <table:table-cell table:style-name="ce142" office:value-type="string" calcext:value-type="string" table:number-columns-spanned="7" table:number-rows-spanned="1">
            <text:p>Cost structure for the Price for the user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143" office:value-type="string" calcext:value-type="string">
            <text:p>Sleeve Making cost in %</text:p>
          </table:table-cell>
          <table:table-cell table:style-name="ce143" office:value-type="string" calcext:value-type="string">
            <text:p>Final Product cost in %</text:p>
          </table:table-cell>
          <table:table-cell table:style-name="ce143" office:value-type="string" calcext:value-type="string">
            <text:p>Toy Design in %</text:p>
          </table:table-cell>
          <table:table-cell table:style-name="ce143" office:value-type="string" calcext:value-type="string">
            <text:p>Profit Margin (Extra %)</text:p>
          </table:table-cell>
          <table:table-cell table:style-name="ce143" office:value-type="string" calcext:value-type="string">
            <text:p>Safety Margin (% of Final Product Materials)</text:p>
          </table:table-cell>
          <table:table-cell table:style-name="ce143" office:value-type="string" calcext:value-type="string">
            <text:p>Packaging and Extras</text:p>
          </table:table-cell>
          <table:table-cell table:style-name="ce143" office:value-type="string" calcext:value-type="string">
            <text:p>Tax in %</text:p>
          </table:table-cell>
          <table:table-cell table:style-name="ce200" table:number-columns-repeated="16377"/>
        </table:table-row>
        <table:table-row table:style-name="ro3">
          <table:table-cell table:style-name="ce144" office:value-type="percentage" office:value="0.1" calcext:value-type="percentage">
            <text:p>10.00 %</text:p>
          </table:table-cell>
          <table:table-cell table:style-name="ce144" office:value-type="percentage" office:value="1" calcext:value-type="percentage">
            <text:p>100.00 %</text:p>
          </table:table-cell>
          <table:table-cell table:style-name="ce144" office:value-type="percentage" office:value="0.05" calcext:value-type="percentage">
            <text:p>5.00 %</text:p>
          </table:table-cell>
          <table:table-cell table:style-name="ce144" office:value-type="percentage" office:value="0.3" calcext:value-type="percentage">
            <text:p>30.00 %</text:p>
          </table:table-cell>
          <table:table-cell table:style-name="ce144" office:value-type="percentage" office:value="0.2" calcext:value-type="percentage">
            <text:p>20.00 %</text:p>
          </table:table-cell>
          <table:table-cell table:style-name="ce144" office:value-type="percentage" office:value="1" calcext:value-type="percentage">
            <text:p>100.00 %</text:p>
          </table:table-cell>
          <table:table-cell table:style-name="ce144" office:value-type="percentage" office:value="0.19" calcext:value-type="percentage">
            <text:p>19.00 %</text:p>
          </table:table-cell>
          <table:table-cell table:style-name="ce79"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office:value-type="string" calcext:value-type="string">
            <text:p>5 hours per toy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A 20€</text:p>
          </table:table-cell>
          <table:table-cell table:number-columns-repeated="16381"/>
        </table:table-row>
      </table:table>
      <table:table table:name="Finalizational costs" table:style-name="ta1">
        <table:table-column table:style-name="co18" table:default-cell-style-name="ce148"/>
        <table:table-column table:style-name="co32" table:default-cell-style-name="Default"/>
        <table:table-column table:style-name="co2" table:number-columns-repeated="4" table:default-cell-style-name="Default"/>
        <table:table-column table:style-name="co2" table:default-cell-style-name="ce86"/>
        <table:table-column table:style-name="co2" table:default-cell-style-name="Default"/>
        <table:table-column table:style-name="co2" table:default-cell-style-name="ce82"/>
        <table:table-column table:style-name="co2" table:number-columns-repeated="4" table:default-cell-style-name="Default"/>
        <table:table-column table:style-name="co2" table:default-cell-style-name="ce86"/>
        <table:table-column table:style-name="co2" table:default-cell-style-name="Default"/>
        <table:table-column table:style-name="co2" table:default-cell-style-name="ce82"/>
        <table:table-column table:style-name="co2" table:number-columns-repeated="4" table:default-cell-style-name="Default"/>
        <table:table-column table:style-name="co2" table:default-cell-style-name="ce86"/>
        <table:table-column table:style-name="co2" table:default-cell-style-name="Default"/>
        <table:table-column table:style-name="co2" table:visibility="collapse" table:number-columns-repeated="16362" table:default-cell-style-name="Default"/>
        <table:table-row table:style-name="ro4">
          <table:table-cell table:style-name="ce146" office:value-type="string" calcext:value-type="string" table:number-columns-spanned="7" table:number-rows-spanned="1">
            <text:p>Sleeve Making</text:p>
          </table:table-cell>
          <table:covered-table-cell table:number-columns-repeated="5" table:style-name="ce150"/>
          <table:covered-table-cell table:style-name="ce152"/>
          <table:table-cell table:style-name="ce199"/>
          <table:table-cell table:style-name="ce182" office:value-type="string" calcext:value-type="string" table:number-columns-spanned="6" table:number-rows-spanned="1">
            <text:p>Product</text:p>
          </table:table-cell>
          <table:covered-table-cell table:number-columns-repeated="4" table:style-name="ce150"/>
          <table:covered-table-cell table:style-name="ce152"/>
          <table:table-cell table:style-name="ce199"/>
          <table:table-cell table:style-name="ce182" office:value-type="string" calcext:value-type="string" table:number-columns-spanned="6" table:number-rows-spanned="1">
            <text:p>Packaging incl stickers, flyer etc.</text:p>
          </table:table-cell>
          <table:covered-table-cell table:number-columns-repeated="4" table:style-name="ce150"/>
          <table:covered-table-cell table:style-name="ce152"/>
          <table:table-cell table:style-name="ce199" table:number-columns-repeated="16363"/>
        </table:table-row>
        <table:table-row table:style-name="ro2">
          <table:table-cell table:style-name="ce147" office:value-type="string" calcext:value-type="string">
            <text:p>Product</text:p>
          </table:table-cell>
          <table:table-cell table:style-name="ce151" office:value-type="string" calcext:value-type="string">
            <text:p>XS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M</text:p>
          </table:table-cell>
          <table:table-cell table:style-name="ce151" office:value-type="string" calcext:value-type="string">
            <text:p>L</text:p>
          </table:table-cell>
          <table:table-cell table:style-name="ce151" office:value-type="string" calcext:value-type="string">
            <text:p>XL</text:p>
          </table:table-cell>
          <table:table-cell table:style-name="ce151" office:value-type="string" calcext:value-type="string">
            <text:p>XXL</text:p>
          </table:table-cell>
          <table:table-cell table:style-name="ce2"/>
          <table:table-cell table:style-name="ce151" office:value-type="string" calcext:value-type="string">
            <text:p>XS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M</text:p>
          </table:table-cell>
          <table:table-cell table:style-name="ce151" office:value-type="string" calcext:value-type="string">
            <text:p>L</text:p>
          </table:table-cell>
          <table:table-cell table:style-name="ce151" office:value-type="string" calcext:value-type="string">
            <text:p>XL</text:p>
          </table:table-cell>
          <table:table-cell table:style-name="ce151" office:value-type="string" calcext:value-type="string">
            <text:p>XXL</text:p>
          </table:table-cell>
          <table:table-cell table:style-name="ce2"/>
          <table:table-cell table:style-name="ce151" office:value-type="string" calcext:value-type="string">
            <text:p>XS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M</text:p>
          </table:table-cell>
          <table:table-cell table:style-name="ce151" office:value-type="string" calcext:value-type="string">
            <text:p>L</text:p>
          </table:table-cell>
          <table:table-cell table:style-name="ce151" office:value-type="string" calcext:value-type="string">
            <text:p>XL</text:p>
          </table:table-cell>
          <table:table-cell table:style-name="ce151" office:value-type="string" calcext:value-type="string">
            <text:p>XXL</text:p>
          </table:table-cell>
          <table:table-cell table:style-name="ce2" table:number-columns-repeated="16363"/>
        </table:table-row>
        <table:table-row table:style-name="ro3">
          <table:table-cell table:formula="of:=[$ToyShells.A3]" office:value-type="string" office:string-value="Avrass" calcext:value-type="string">
            <text:p>Avrass</text:p>
          </table:table-cell>
          <table:table-cell table:style-name="ce16" table:formula="of:=([$ToyShells.B3]*[$MaterialsCosts.A4]+[$ToyShells.H3]*[$RunningCosts.A4]+[$ToyShells.H3]*[$RunningCosts.B4]+[$ToyShells.N3]*[$TimeCosts.A4])+([$ToyPositives.B3]*[$MaterialsCosts.A9]+[$ToyPositives.N3]*[$TimeCosts.A9]+[$ToyPositives.O3]*[$TimeCosts.B9]+[$ToyPositives.P3]*[$TimeCosts.C9]+[$ToyPositives.H3]*[$RunningCosts.A9]+[$ToyPositives.H3]*[$RunningCosts.B9])+([$ToySucCup.B3]*[$MaterialsCosts.A14]+[$ToySucCup.H3]*[$RunningCosts.A14]+[$ToySucCup.H3]*[$RunningCosts.B14]+[$ToySucCup.N3]*[$TimeCosts.A14]+[$ToySucCup.O3]*[$TimeCosts.B14]+[$ToySucCup.P3]*[$TimeCosts.C14])+([$ToySleeve.B3]*[$MaterialsCosts.A19]+[$MaterialsCosts.B19]+[$MaterialsCosts.C19]+[$MaterialsCosts.D19]+[$ToySleeve.H3]*[$RunningCosts.A19]+[$ToySleeve.H3]*[$RunningCosts.B19]+[$ToySleeve.N3]*[$TimeCosts.A19]+[$ToySleeve.O3]*[$TimeCosts.B19]+[$ToySleeve.P3]*[$TimeCosts.C19])" office:value-type="currency" office:currency="EUR" office:value="88.06" calcext:value-type="currency">
            <text:p>88,06 €</text:p>
          </table:table-cell>
          <table:table-cell table:style-name="ce16" table:formula="of:=([$ToyShells.C3]*[$MaterialsCosts.A4]+[$ToyShells.I3]*[$RunningCosts.A4]+[$ToyShells.I3]*[$RunningCosts.B4]+[$ToyShells.N3]*[$TimeCosts.A4])+([$ToyPositives.C3]*[$MaterialsCosts.A9]+[$ToyPositives.N3]*[$TimeCosts.A9]+[$ToyPositives.O3]*[$TimeCosts.B9]+[$ToyPositives.P3]*[$TimeCosts.C9]+[$ToyPositives.I3]*[$RunningCosts.A9]+[$ToyPositives.I3]*[$RunningCosts.B9])+([$ToySucCup.C3]*[$MaterialsCosts.A14]+[$ToySucCup.I3]*[$RunningCosts.A14]+[$ToySucCup.I3]*[$RunningCosts.B14]+[$ToySucCup.N3]*[$TimeCosts.A14]+[$ToySucCup.O3]*[$TimeCosts.B14]+[$ToySucCup.P3]*[$TimeCosts.C14])+([$ToySleeve.C3]*[$MaterialsCosts.A19]+[$MaterialsCosts.B19]+[$MaterialsCosts.C19]+[$MaterialsCosts.D19]+[$ToySleeve.I3]*[$RunningCosts.A19]+[$ToySleeve.I3]*[$RunningCosts.B19]+[$ToySleeve.N3]*[$TimeCosts.A19]+[$ToySleeve.O3]*[$TimeCosts.B19]+[$ToySleeve.P3]*[$TimeCosts.C19])" office:value-type="currency" office:currency="EUR" office:value="101.104" calcext:value-type="currency">
            <text:p>101,10 €</text:p>
          </table:table-cell>
          <table:table-cell table:style-name="ce16" table:formula="of:=([$ToyShells.D3]*[$MaterialsCosts.A4]+[$ToyShells.J3]*[$RunningCosts.A4]+[$ToyShells.J3]*[$RunningCosts.B4]+[$ToyShells.N3]*[$TimeCosts.A4])+([$ToyPositives.D3]*[$MaterialsCosts.A9]+[$ToyPositives.N3]*[$TimeCosts.A9]+[$ToyPositives.O3]*[$TimeCosts.B9]+[$ToyPositives.P3]*[$TimeCosts.C9]+[$ToyPositives.J3]*[$RunningCosts.A9]+[$ToyPositives.J3]*[$RunningCosts.B9])+([$ToySucCup.D3]*[$MaterialsCosts.A14]+[$ToySucCup.J3]*[$RunningCosts.A14]+[$ToySucCup.J3]*[$RunningCosts.B14]+[$ToySucCup.N3]*[$TimeCosts.A14]+[$ToySucCup.O3]*[$TimeCosts.B14]+[$ToySucCup.P3]*[$TimeCosts.C14])+([$ToySleeve.D3]*[$MaterialsCosts.A19]+[$MaterialsCosts.B19]+[$MaterialsCosts.C19]+[$MaterialsCosts.D19]+[$ToySleeve.J3]*[$RunningCosts.A19]+[$ToySleeve.J3]*[$RunningCosts.B19]+[$ToySleeve.N3]*[$TimeCosts.A19]+[$ToySleeve.O3]*[$TimeCosts.B19]+[$ToySleeve.P3]*[$TimeCosts.C19])" office:value-type="currency" office:currency="EUR" office:value="123.004" calcext:value-type="currency">
            <text:p>123,00 €</text:p>
          </table:table-cell>
          <table:table-cell table:style-name="ce16" table:formula="of:=([$ToyShells.E3]*[$MaterialsCosts.A4]+[$ToyShells.K3]*[$RunningCosts.A4]+[$ToyShells.K3]*[$RunningCosts.B4]+[$ToyShells.N3]*[$TimeCosts.A4])+([$ToyPositives.E3]*[$MaterialsCosts.A9]+[$ToyPositives.N3]*[$TimeCosts.A9]+[$ToyPositives.O3]*[$TimeCosts.B9]+[$ToyPositives.P3]*[$TimeCosts.C9]+[$ToyPositives.K3]*[$RunningCosts.A9]+[$ToyPositives.K3]*[$RunningCosts.B9])+([$ToySucCup.E3]*[$MaterialsCosts.A14]+[$ToySucCup.K3]*[$RunningCosts.A14]+[$ToySucCup.K3]*[$RunningCosts.B14]+[$ToySucCup.N3]*[$TimeCosts.A14]+[$ToySucCup.O3]*[$TimeCosts.B14]+[$ToySucCup.P3]*[$TimeCosts.C14])+([$ToySleeve.E3]*[$MaterialsCosts.A19]+[$MaterialsCosts.B19]+[$MaterialsCosts.C19]+[$MaterialsCosts.D19]+[$ToySleeve.K3]*[$RunningCosts.A19]+[$ToySleeve.K3]*[$RunningCosts.B19]+[$ToySleeve.N3]*[$TimeCosts.A19]+[$ToySleeve.O3]*[$TimeCosts.B19]+[$ToySleeve.P3]*[$TimeCosts.C19])" office:value-type="currency" office:currency="EUR" office:value="144.616" calcext:value-type="currency">
            <text:p>144,62 €</text:p>
          </table:table-cell>
          <table:table-cell table:style-name="ce16" table:formula="of:=([$ToyShells.F3]*[$MaterialsCosts.A4]+[$ToyShells.L3]*[$RunningCosts.A4]+[$ToyShells.L3]*[$RunningCosts.B4]+[$ToyShells.N3]*[$TimeCosts.A4])+([$ToyPositives.F3]*[$MaterialsCosts.A9]+[$ToyPositives.N3]*[$TimeCosts.A9]+[$ToyPositives.O3]*[$TimeCosts.B9]+[$ToyPositives.P3]*[$TimeCosts.C9]+[$ToyPositives.L3]*[$RunningCosts.A9]+[$ToyPositives.L3]*[$RunningCosts.B9])+([$ToySucCup.F3]*[$MaterialsCosts.A14]+[$ToySucCup.L3]*[$RunningCosts.A14]+[$ToySucCup.L3]*[$RunningCosts.B14]+[$ToySucCup.N3]*[$TimeCosts.A14]+[$ToySucCup.O3]*[$TimeCosts.B14]+[$ToySucCup.P3]*[$TimeCosts.C14])+([$ToySleeve.F3]*[$MaterialsCosts.A19]+[$MaterialsCosts.B19]+[$MaterialsCosts.C19]+[$MaterialsCosts.D19]+[$ToySleeve.L3]*[$RunningCosts.A19]+[$ToySleeve.L3]*[$RunningCosts.B19]+[$ToySleeve.N3]*[$TimeCosts.A19]+[$ToySleeve.O3]*[$TimeCosts.B19]+[$ToySleeve.P3]*[$TimeCosts.C19])" office:value-type="currency" office:currency="EUR" office:value="174.424" calcext:value-type="currency">
            <text:p>174,42 €</text:p>
          </table:table-cell>
          <table:table-cell table:style-name="ce153" table:formula="of:=([$ToyShells.G3]*[$MaterialsCosts.A4]+[$ToyShells.M3]*[$RunningCosts.A4]+[$ToyShells.M3]*[$RunningCosts.B4]+[$ToyShells.N3]*[$TimeCosts.A4])+([$ToyPositives.G3]*[$MaterialsCosts.A9]+[$ToyPositives.N3]*[$TimeCosts.A9]+[$ToyPositives.O3]*[$TimeCosts.B9]+[$ToyPositives.P3]*[$TimeCosts.C9]+[$ToyPositives.M3]*[$RunningCosts.A9]+[$ToyPositives.M3]*[$RunningCosts.B9])+([$ToySucCup.G3]*[$MaterialsCosts.A14]+[$ToySucCup.M3]*[$RunningCosts.A14]+[$ToySucCup.M3]*[$RunningCosts.B14]+[$ToySucCup.N3]*[$TimeCosts.A14]+[$ToySucCup.O3]*[$TimeCosts.B14]+[$ToySucCup.P3]*[$TimeCosts.C14])+([$ToySleeve.G3]*[$MaterialsCosts.A19]+[$MaterialsCosts.B19]+[$MaterialsCosts.C19]+[$MaterialsCosts.D19]+[$ToySleeve.M3]*[$RunningCosts.A19]+[$ToySleeve.M3]*[$RunningCosts.B19]+[$ToySleeve.N3]*[$TimeCosts.A19]+[$ToySleeve.O3]*[$TimeCosts.B19]+[$ToySleeve.P3]*[$TimeCosts.C19])" office:value-type="currency" office:currency="EUR" office:value="199.048" calcext:value-type="currency">
            <text:p>199,05 €</text:p>
          </table:table-cell>
          <table:table-cell/>
          <table:table-cell table:style-name="ce154" table:formula="of:=([$Toy.B3]*[$MaterialsCosts.$A$24]+[$MaterialsCosts.$B$24]+[$MaterialsCosts.$C$24]*3+[$MaterialsCosts.$D$24])+([$Toy.H3]*[$RunningCosts.$A$24]+[$Toy.H3]*[$RunningCosts.$B$24])+([$Toy.$N3]*[$TimeCosts.$A$24]+[$Toy.$O$3]*[$TimeCosts.$B$24]+[$Toy.$P$3]*[$TimeCosts.$C$24])" office:value-type="currency" office:currency="EUR" office:value="12.845" calcext:value-type="currency">
            <text:p>12.85 €</text:p>
          </table:table-cell>
          <table:table-cell table:style-name="ce115" table:formula="of:=([$Toy.C3]*[$MaterialsCosts.$A$24]+[$MaterialsCosts.$B$24]+[$MaterialsCosts.$C$24]*3+[$MaterialsCosts.$D$24])+([$Toy.I3]*[$RunningCosts.$A$24]+[$Toy.I3]*[$RunningCosts.$B$24])+([$Toy.$N3]*[$TimeCosts.$A$24]+[$Toy.$O$3]*[$TimeCosts.$B$24]+[$Toy.$P$3]*[$TimeCosts.$C$24])" office:value-type="currency" office:currency="EUR" office:value="14.975" calcext:value-type="currency">
            <text:p>14.98 €</text:p>
          </table:table-cell>
          <table:table-cell table:style-name="ce115" table:formula="of:=([$Toy.D3]*[$MaterialsCosts.$A$24]+[$MaterialsCosts.$B$24]+[$MaterialsCosts.$C$24]*3+[$MaterialsCosts.$D$24])+([$Toy.J3]*[$RunningCosts.$A$24]+[$Toy.J3]*[$RunningCosts.$B$24])+([$Toy.$N3]*[$TimeCosts.$A$24]+[$Toy.$O$3]*[$TimeCosts.$B$24]+[$Toy.$P$3]*[$TimeCosts.$C$24])" office:value-type="currency" office:currency="EUR" office:value="18.68" calcext:value-type="currency">
            <text:p>18.68 €</text:p>
          </table:table-cell>
          <table:table-cell table:style-name="ce115" table:formula="of:=([$Toy.E3]*[$MaterialsCosts.$A$24]+[$MaterialsCosts.$B$24]+[$MaterialsCosts.$C$24]*3+[$MaterialsCosts.$D$24])+([$Toy.K3]*[$RunningCosts.$A$24]+[$Toy.K3]*[$RunningCosts.$B$24])+([$Toy.$N3]*[$TimeCosts.$A$24]+[$Toy.$O$3]*[$TimeCosts.$B$24]+[$Toy.$P$3]*[$TimeCosts.$C$24])" office:value-type="currency" office:currency="EUR" office:value="25.04" calcext:value-type="currency">
            <text:p>25.04 €</text:p>
          </table:table-cell>
          <table:table-cell table:style-name="ce115" table:formula="of:=([$Toy.F3]*[$MaterialsCosts.$A$24]+[$MaterialsCosts.$B$24]+[$MaterialsCosts.$C$24]*3+[$MaterialsCosts.$D$24])+([$Toy.L3]*[$RunningCosts.$A$24]+[$Toy.L3]*[$RunningCosts.$B$24])+([$Toy.$N3]*[$TimeCosts.$A$24]+[$Toy.$O$3]*[$TimeCosts.$B$24]+[$Toy.$P$3]*[$TimeCosts.$C$24])" office:value-type="currency" office:currency="EUR" office:value="36.035" calcext:value-type="currency">
            <text:p>36.04 €</text:p>
          </table:table-cell>
          <table:table-cell table:style-name="ce156" table:formula="of:=([$Toy.G3]*[$MaterialsCosts.$A$24]+[$MaterialsCosts.$B$24]+[$MaterialsCosts.$C$24]*3+[$MaterialsCosts.$D$24])+([$Toy.M3]*[$RunningCosts.$A$24]+[$Toy.M3]*[$RunningCosts.$B$24])+([$Toy.$N3]*[$TimeCosts.$A$24]+[$Toy.$O$3]*[$TimeCosts.$B$24]+[$Toy.$P$3]*[$TimeCosts.$C$24])" office:value-type="currency" office:currency="EUR" office:value="55.04" calcext:value-type="currency">
            <text:p>55.04 €</text:p>
          </table:table-cell>
          <table:table-cell/>
          <table:table-cell table:style-name="ce154" table:formula="of:=[$'Init Run Exp Costs'.$L$15]*[$Package.B3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C3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D3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E3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F3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style-name="ce156" table:formula="of:=[$'Init Run Exp Costs'.$L$15]*[$Package.G3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number-columns-repeated="16363"/>
        </table:table-row>
        <table:table-row table:style-name="ro3">
          <table:table-cell table:formula="of:=[$ToyShells.A4]" office:value-type="string" office:string-value="Aoikami" calcext:value-type="string">
            <text:p>Aoikami</text:p>
          </table:table-cell>
          <table:table-cell table:style-name="ce16" table:formula="of:=([$ToyShells.B4]*[$MaterialsCosts.$A$4]+[$ToyShells.H4]*[$RunningCosts.$A$4]+[$ToyShells.H4]*[$RunningCosts.$B$4]+[$ToyShells.$N$4]*[$TimeCosts.$A$4])+([$ToyPositives.B4]*[$MaterialsCosts.$A$9]+[$ToyPositives.$N$4]*[$TimeCosts.$A$9]+[$ToyPositives.$O$4]*[$TimeCosts.$B$9]+[$ToyPositives.$P$4]*[$TimeCosts.$C$9]+[$ToyPositives.H4]*[$RunningCosts.$A$9]+[$ToyPositives.H4]*[$RunningCosts.$B$9])+([$ToySucCup.B4]*[$MaterialsCosts.$A$14]+[$ToySucCup.H4]*[$RunningCosts.$A$14]+[$ToySucCup.H4]*[$RunningCosts.$B$14]+[$ToySucCup.$N$4]*[$TimeCosts.$A$14]+[$ToySucCup.$O$4]*[$TimeCosts.$B$14]+[$ToySucCup.$P$4]*[$TimeCosts.$C$14])+([$ToySleeve.B4]*[$MaterialsCosts.$A$19]+[$MaterialsCosts.$B$19]+[$MaterialsCosts.$C$19]+[$MaterialsCosts.$D$19]+[$ToySleeve.H4]*[$RunningCosts.$A$19]+[$ToySleeve.H4]*[$RunningCosts.$B$19]+[$ToySleeve.N4]*[$TimeCosts.$A$19]+[$ToySleeve.O4]*[$TimeCosts.$B$19]+[$ToySleeve.P4]*[$TimeCosts.$C$19])" office:value-type="currency" office:currency="EUR" office:value="86.08" calcext:value-type="currency">
            <text:p>86,08 €</text:p>
          </table:table-cell>
          <table:table-cell table:style-name="ce16" table:formula="of:=([$ToyShells.C4]*[$MaterialsCosts.$A$4]+[$ToyShells.I4]*[$RunningCosts.$A$4]+[$ToyShells.I4]*[$RunningCosts.$B$4]+[$ToyShells.$N$4]*[$TimeCosts.$A$4])+([$ToyPositives.C4]*[$MaterialsCosts.$A$9]+[$ToyPositives.$N$4]*[$TimeCosts.$A$9]+[$ToyPositives.$O$4]*[$TimeCosts.$B$9]+[$ToyPositives.$P$4]*[$TimeCosts.$C$9]+[$ToyPositives.I4]*[$RunningCosts.$A$9]+[$ToyPositives.I4]*[$RunningCosts.$B$9])+([$ToySucCup.C4]*[$MaterialsCosts.$A$14]+[$ToySucCup.I4]*[$RunningCosts.$A$14]+[$ToySucCup.I4]*[$RunningCosts.$B$14]+[$ToySucCup.$N$4]*[$TimeCosts.$A$14]+[$ToySucCup.$O$4]*[$TimeCosts.$B$14]+[$ToySucCup.$P$4]*[$TimeCosts.$C$14])+([$ToySleeve.C4]*[$MaterialsCosts.$A$19]+[$MaterialsCosts.$B$19]+[$MaterialsCosts.$C$19]+[$MaterialsCosts.$D$19]+[$ToySleeve.I4]*[$RunningCosts.$A$19]+[$ToySleeve.I4]*[$RunningCosts.$B$19]+[$ToySleeve.O4]*[$TimeCosts.$A$19]+[$ToySleeve.P4]*[$TimeCosts.$B$19]+[$ToySleeve.Q4]*[$TimeCosts.$C$19])" office:value-type="currency" office:currency="EUR" office:value="92.775" calcext:value-type="currency">
            <text:p>92,78 €</text:p>
          </table:table-cell>
          <table:table-cell table:style-name="ce16" table:formula="of:=([$ToyShells.D4]*[$MaterialsCosts.$A$4]+[$ToyShells.J4]*[$RunningCosts.$A$4]+[$ToyShells.J4]*[$RunningCosts.$B$4]+[$ToyShells.$N$4]*[$TimeCosts.$A$4])+([$ToyPositives.D4]*[$MaterialsCosts.$A$9]+[$ToyPositives.$N$4]*[$TimeCosts.$A$9]+[$ToyPositives.$O$4]*[$TimeCosts.$B$9]+[$ToyPositives.$P$4]*[$TimeCosts.$C$9]+[$ToyPositives.J4]*[$RunningCosts.$A$9]+[$ToyPositives.J4]*[$RunningCosts.$B$9])+([$ToySucCup.D4]*[$MaterialsCosts.$A$14]+[$ToySucCup.J4]*[$RunningCosts.$A$14]+[$ToySucCup.J4]*[$RunningCosts.$B$14]+[$ToySucCup.$N$4]*[$TimeCosts.$A$14]+[$ToySucCup.$O$4]*[$TimeCosts.$B$14]+[$ToySucCup.$P$4]*[$TimeCosts.$C$14])+([$ToySleeve.D4]*[$MaterialsCosts.$A$19]+[$MaterialsCosts.$B$19]+[$MaterialsCosts.$C$19]+[$MaterialsCosts.$D$19]+[$ToySleeve.J4]*[$RunningCosts.$A$19]+[$ToySleeve.J4]*[$RunningCosts.$B$19]+[$ToySleeve.P4]*[$TimeCosts.$A$19]+[$ToySleeve.Q4]*[$TimeCosts.$B$19]+[$ToySleeve.R4]*[$TimeCosts.$C$19])" office:value-type="currency" office:currency="EUR" office:value="112.54" calcext:value-type="currency">
            <text:p>112,54 €</text:p>
          </table:table-cell>
          <table:table-cell table:style-name="ce16" table:formula="of:=([$ToyShells.E4]*[$MaterialsCosts.$A$4]+[$ToyShells.K4]*[$RunningCosts.$A$4]+[$ToyShells.K4]*[$RunningCosts.$B$4]+[$ToyShells.$N$4]*[$TimeCosts.$A$4])+([$ToyPositives.E4]*[$MaterialsCosts.$A$9]+[$ToyPositives.$N$4]*[$TimeCosts.$A$9]+[$ToyPositives.$O$4]*[$TimeCosts.$B$9]+[$ToyPositives.$P$4]*[$TimeCosts.$C$9]+[$ToyPositives.K4]*[$RunningCosts.$A$9]+[$ToyPositives.K4]*[$RunningCosts.$B$9])+([$ToySucCup.E4]*[$MaterialsCosts.$A$14]+[$ToySucCup.K4]*[$RunningCosts.$A$14]+[$ToySucCup.K4]*[$RunningCosts.$B$14]+[$ToySucCup.$N$4]*[$TimeCosts.$A$14]+[$ToySucCup.$O$4]*[$TimeCosts.$B$14]+[$ToySucCup.$P$4]*[$TimeCosts.$C$14])+([$ToySleeve.E4]*[$MaterialsCosts.$A$19]+[$MaterialsCosts.$B$19]+[$MaterialsCosts.$C$19]+[$MaterialsCosts.$D$19]+[$ToySleeve.K4]*[$RunningCosts.$A$19]+[$ToySleeve.K4]*[$RunningCosts.$B$19]+[$ToySleeve.Q4]*[$TimeCosts.$A$19]+[$ToySleeve.R4]*[$TimeCosts.$B$19]+[$ToySleeve.S4]*[$TimeCosts.$C$19])" office:value-type="currency" office:currency="EUR" office:value="134.9" calcext:value-type="currency">
            <text:p>134,90 €</text:p>
          </table:table-cell>
          <table:table-cell table:style-name="ce16" table:formula="of:=([$ToyShells.F4]*[$MaterialsCosts.$A$4]+[$ToyShells.L4]*[$RunningCosts.$A$4]+[$ToyShells.L4]*[$RunningCosts.$B$4]+[$ToyShells.$N$4]*[$TimeCosts.$A$4])+([$ToyPositives.F4]*[$MaterialsCosts.$A$9]+[$ToyPositives.$N$4]*[$TimeCosts.$A$9]+[$ToyPositives.$O$4]*[$TimeCosts.$B$9]+[$ToyPositives.$P$4]*[$TimeCosts.$C$9]+[$ToyPositives.L4]*[$RunningCosts.$A$9]+[$ToyPositives.L4]*[$RunningCosts.$B$9])+([$ToySucCup.F4]*[$MaterialsCosts.$A$14]+[$ToySucCup.L4]*[$RunningCosts.$A$14]+[$ToySucCup.L4]*[$RunningCosts.$B$14]+[$ToySucCup.$N$4]*[$TimeCosts.$A$14]+[$ToySucCup.$O$4]*[$TimeCosts.$B$14]+[$ToySucCup.$P$4]*[$TimeCosts.$C$14])+([$ToySleeve.F4]*[$MaterialsCosts.$A$19]+[$MaterialsCosts.$B$19]+[$MaterialsCosts.$C$19]+[$MaterialsCosts.$D$19]+[$ToySleeve.L4]*[$RunningCosts.$A$19]+[$ToySleeve.L4]*[$RunningCosts.$B$19]+[$ToySleeve.R4]*[$TimeCosts.$A$19]+[$ToySleeve.S4]*[$TimeCosts.$B$19]+[$ToySleeve.T4]*[$TimeCosts.$C$19])" office:value-type="currency" office:currency="EUR" office:value="166.13" calcext:value-type="currency">
            <text:p>166,13 €</text:p>
          </table:table-cell>
          <table:table-cell table:style-name="ce153" table:formula="of:=([$ToyShells.G4]*[$MaterialsCosts.$A$4]+[$ToyShells.M4]*[$RunningCosts.$A$4]+[$ToyShells.M4]*[$RunningCosts.$B$4]+[$ToyShells.$N$4]*[$TimeCosts.$A$4])+([$ToyPositives.G4]*[$MaterialsCosts.$A$9]+[$ToyPositives.$N$4]*[$TimeCosts.$A$9]+[$ToyPositives.$O$4]*[$TimeCosts.$B$9]+[$ToyPositives.$P$4]*[$TimeCosts.$C$9]+[$ToyPositives.M4]*[$RunningCosts.$A$9]+[$ToyPositives.M4]*[$RunningCosts.$B$9])+([$ToySucCup.G4]*[$MaterialsCosts.$A$14]+[$ToySucCup.M4]*[$RunningCosts.$A$14]+[$ToySucCup.M4]*[$RunningCosts.$B$14]+[$ToySucCup.$N$4]*[$TimeCosts.$A$14]+[$ToySucCup.$O$4]*[$TimeCosts.$B$14]+[$ToySucCup.$P$4]*[$TimeCosts.$C$14])+([$ToySleeve.G4]*[$MaterialsCosts.$A$19]+[$MaterialsCosts.$B$19]+[$MaterialsCosts.$C$19]+[$MaterialsCosts.$D$19]+[$ToySleeve.M4]*[$RunningCosts.$A$19]+[$ToySleeve.M4]*[$RunningCosts.$B$19]+[$ToySleeve.S4]*[$TimeCosts.$A$19]+[$ToySleeve.T4]*[$TimeCosts.$B$19]+[$ToySleeve.U4]*[$TimeCosts.$C$19])" office:value-type="currency" office:currency="EUR" office:value="193.76" calcext:value-type="currency">
            <text:p>193,76 €</text:p>
          </table:table-cell>
          <table:table-cell/>
          <table:table-cell table:style-name="ce154" table:formula="of:=([$Toy.B4]*[$MaterialsCosts.$A$24]+[$MaterialsCosts.$B$24]+[$MaterialsCosts.$C$24]*3+[$MaterialsCosts.$D$24])+([$Toy.H4]*[$RunningCosts.$A$24]+[$Toy.H4]*[$RunningCosts.$B$24])+([$Toy.$N4]*[$TimeCosts.$A$24]+[$Toy.$O$3]*[$TimeCosts.$B$24]+[$Toy.$P$3]*[$TimeCosts.$C$24])" office:value-type="currency" office:currency="EUR" office:value="12.695" calcext:value-type="currency">
            <text:p>12.70 €</text:p>
          </table:table-cell>
          <table:table-cell table:style-name="ce115" table:formula="of:=([$Toy.C4]*[$MaterialsCosts.$A$24]+[$MaterialsCosts.$B$24]+[$MaterialsCosts.$C$24]*3+[$MaterialsCosts.$D$24])+([$Toy.I4]*[$RunningCosts.$A$24]+[$Toy.I4]*[$RunningCosts.$B$24])+([$Toy.$N4]*[$TimeCosts.$A$24]+[$Toy.$O$3]*[$TimeCosts.$B$24]+[$Toy.$P$3]*[$TimeCosts.$C$24])" office:value-type="currency" office:currency="EUR" office:value="14.72" calcext:value-type="currency">
            <text:p>14.72 €</text:p>
          </table:table-cell>
          <table:table-cell table:style-name="ce115" table:formula="of:=([$Toy.D4]*[$MaterialsCosts.$A$24]+[$MaterialsCosts.$B$24]+[$MaterialsCosts.$C$24]*3+[$MaterialsCosts.$D$24])+([$Toy.J4]*[$RunningCosts.$A$24]+[$Toy.J4]*[$RunningCosts.$B$24])+([$Toy.$N4]*[$TimeCosts.$A$24]+[$Toy.$O$3]*[$TimeCosts.$B$24]+[$Toy.$P$3]*[$TimeCosts.$C$24])" office:value-type="currency" office:currency="EUR" office:value="18.23" calcext:value-type="currency">
            <text:p>18.23 €</text:p>
          </table:table-cell>
          <table:table-cell table:style-name="ce115" table:formula="of:=([$Toy.E4]*[$MaterialsCosts.$A$24]+[$MaterialsCosts.$B$24]+[$MaterialsCosts.$C$24]*3+[$MaterialsCosts.$D$24])+([$Toy.K4]*[$RunningCosts.$A$24]+[$Toy.K4]*[$RunningCosts.$B$24])+([$Toy.$N4]*[$TimeCosts.$A$24]+[$Toy.$O$3]*[$TimeCosts.$B$24]+[$Toy.$P$3]*[$TimeCosts.$C$24])" office:value-type="currency" office:currency="EUR" office:value="24.26" calcext:value-type="currency">
            <text:p>24.26 €</text:p>
          </table:table-cell>
          <table:table-cell table:style-name="ce115" table:formula="of:=([$Toy.F4]*[$MaterialsCosts.$A$24]+[$MaterialsCosts.$B$24]+[$MaterialsCosts.$C$24]*3+[$MaterialsCosts.$D$24])+([$Toy.L4]*[$RunningCosts.$A$24]+[$Toy.L4]*[$RunningCosts.$B$24])+([$Toy.$N4]*[$TimeCosts.$A$24]+[$Toy.$O$3]*[$TimeCosts.$B$24]+[$Toy.$P$3]*[$TimeCosts.$C$24])" office:value-type="currency" office:currency="EUR" office:value="34.685" calcext:value-type="currency">
            <text:p>34.69 €</text:p>
          </table:table-cell>
          <table:table-cell table:style-name="ce156" table:formula="of:=([$Toy.G4]*[$MaterialsCosts.$A$24]+[$MaterialsCosts.$B$24]+[$MaterialsCosts.$C$24]*3+[$MaterialsCosts.$D$24])+([$Toy.M4]*[$RunningCosts.$A$24]+[$Toy.M4]*[$RunningCosts.$B$24])+([$Toy.$N4]*[$TimeCosts.$A$24]+[$Toy.$O$3]*[$TimeCosts.$B$24]+[$Toy.$P$3]*[$TimeCosts.$C$24])" office:value-type="currency" office:currency="EUR" office:value="52.715" calcext:value-type="currency">
            <text:p>52.72 €</text:p>
          </table:table-cell>
          <table:table-cell/>
          <table:table-cell table:style-name="ce154" table:formula="of:=[$'Init Run Exp Costs'.$L$15]*[$Package.B4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C4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D4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E4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F4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style-name="ce156" table:formula="of:=[$'Init Run Exp Costs'.$L$15]*[$Package.G4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number-columns-repeated="16363"/>
        </table:table-row>
        <table:table-row table:style-name="ro3">
          <table:table-cell table:formula="of:=[$ToyShells.A5]" office:value-type="string" office:string-value="Terander" calcext:value-type="string">
            <text:p>Terander</text:p>
          </table:table-cell>
          <table:table-cell table:style-name="ce16" table:formula="of:=([$ToyShells.B5]*[$MaterialsCosts.$A$4]+[$ToyShells.H5]*[$RunningCosts.$A$4]+[$ToyShells.H5]*[$RunningCosts.$B$4]+[$ToyShells.$N$4]*[$TimeCosts.$A$4])+([$ToyPositives.B5]*[$MaterialsCosts.$A$9]+[$ToyPositives.$N$4]*[$TimeCosts.$A$9]+[$ToyPositives.$O$4]*[$TimeCosts.$B$9]+[$ToyPositives.$P$4]*[$TimeCosts.$C$9]+[$ToyPositives.H5]*[$RunningCosts.$A$9]+[$ToyPositives.H5]*[$RunningCosts.$B$9])+([$ToySucCup.B5]*[$MaterialsCosts.$A$14]+[$ToySucCup.H5]*[$RunningCosts.$A$14]+[$ToySucCup.H5]*[$RunningCosts.$B$14]+[$ToySucCup.$N$4]*[$TimeCosts.$A$14]+[$ToySucCup.$O$4]*[$TimeCosts.$B$14]+[$ToySucCup.$P$4]*[$TimeCosts.$C$14])+([$ToySleeve.B5]*[$MaterialsCosts.$A$19]+[$MaterialsCosts.$B$19]+[$MaterialsCosts.$C$19]+[$MaterialsCosts.$D$19]+[$ToySleeve.H5]*[$RunningCosts.$A$19]+[$ToySleeve.H5]*[$RunningCosts.$B$19]+[$ToySleeve.N5]*[$TimeCosts.$A$19]+[$ToySleeve.O5]*[$TimeCosts.$B$19]+[$ToySleeve.P5]*[$TimeCosts.$C$19])" office:value-type="currency" office:currency="EUR" office:value="41.52" calcext:value-type="currency">
            <text:p>41,52 €</text:p>
          </table:table-cell>
          <table:table-cell table:style-name="ce16" table:formula="of:=([$ToyShells.C5]*[$MaterialsCosts.$A$4]+[$ToyShells.I5]*[$RunningCosts.$A$4]+[$ToyShells.I5]*[$RunningCosts.$B$4]+[$ToyShells.$N$4]*[$TimeCosts.$A$4])+([$ToyPositives.C5]*[$MaterialsCosts.$A$9]+[$ToyPositives.$N$4]*[$TimeCosts.$A$9]+[$ToyPositives.$O$4]*[$TimeCosts.$B$9]+[$ToyPositives.$P$4]*[$TimeCosts.$C$9]+[$ToyPositives.I5]*[$RunningCosts.$A$9]+[$ToyPositives.I5]*[$RunningCosts.$B$9])+([$ToySucCup.C5]*[$MaterialsCosts.$A$14]+[$ToySucCup.I5]*[$RunningCosts.$A$14]+[$ToySucCup.I5]*[$RunningCosts.$B$14]+[$ToySucCup.$N$4]*[$TimeCosts.$A$14]+[$ToySucCup.$O$4]*[$TimeCosts.$B$14]+[$ToySucCup.$P$4]*[$TimeCosts.$C$14])+([$ToySleeve.C5]*[$MaterialsCosts.$A$19]+[$MaterialsCosts.$B$19]+[$MaterialsCosts.$C$19]+[$MaterialsCosts.$D$19]+[$ToySleeve.I5]*[$RunningCosts.$A$19]+[$ToySleeve.I5]*[$RunningCosts.$B$19]+[$ToySleeve.O5]*[$TimeCosts.$A$19]+[$ToySleeve.P5]*[$TimeCosts.$B$19]+[$ToySleeve.Q5]*[$TimeCosts.$C$19])" office:value-type="currency" office:currency="EUR" office:value="41.7" calcext:value-type="currency">
            <text:p>41,70 €</text:p>
          </table:table-cell>
          <table:table-cell table:style-name="ce16" table:formula="of:=([$ToyShells.D5]*[$MaterialsCosts.$A$4]+[$ToyShells.J5]*[$RunningCosts.$A$4]+[$ToyShells.J5]*[$RunningCosts.$B$4]+[$ToyShells.$N$4]*[$TimeCosts.$A$4])+([$ToyPositives.D5]*[$MaterialsCosts.$A$9]+[$ToyPositives.$N$4]*[$TimeCosts.$A$9]+[$ToyPositives.$O$4]*[$TimeCosts.$B$9]+[$ToyPositives.$P$4]*[$TimeCosts.$C$9]+[$ToyPositives.J5]*[$RunningCosts.$A$9]+[$ToyPositives.J5]*[$RunningCosts.$B$9])+([$ToySucCup.D5]*[$MaterialsCosts.$A$14]+[$ToySucCup.J5]*[$RunningCosts.$A$14]+[$ToySucCup.J5]*[$RunningCosts.$B$14]+[$ToySucCup.$N$4]*[$TimeCosts.$A$14]+[$ToySucCup.$O$4]*[$TimeCosts.$B$14]+[$ToySucCup.$P$4]*[$TimeCosts.$C$14])+([$ToySleeve.D5]*[$MaterialsCosts.$A$19]+[$MaterialsCosts.$B$19]+[$MaterialsCosts.$C$19]+[$MaterialsCosts.$D$19]+[$ToySleeve.J5]*[$RunningCosts.$A$19]+[$ToySleeve.J5]*[$RunningCosts.$B$19]+[$ToySleeve.P5]*[$TimeCosts.$A$19]+[$ToySleeve.Q5]*[$TimeCosts.$B$19]+[$ToySleeve.R5]*[$TimeCosts.$C$19])" office:value-type="currency" office:currency="EUR" office:value="42.9" calcext:value-type="currency">
            <text:p>42,90 €</text:p>
          </table:table-cell>
          <table:table-cell table:style-name="ce16" table:formula="of:=([$ToyShells.E5]*[$MaterialsCosts.$A$4]+[$ToyShells.K5]*[$RunningCosts.$A$4]+[$ToyShells.K5]*[$RunningCosts.$B$4]+[$ToyShells.$N$4]*[$TimeCosts.$A$4])+([$ToyPositives.E5]*[$MaterialsCosts.$A$9]+[$ToyPositives.$N$4]*[$TimeCosts.$A$9]+[$ToyPositives.$O$4]*[$TimeCosts.$B$9]+[$ToyPositives.$P$4]*[$TimeCosts.$C$9]+[$ToyPositives.K5]*[$RunningCosts.$A$9]+[$ToyPositives.K5]*[$RunningCosts.$B$9])+([$ToySucCup.E5]*[$MaterialsCosts.$A$14]+[$ToySucCup.K5]*[$RunningCosts.$A$14]+[$ToySucCup.K5]*[$RunningCosts.$B$14]+[$ToySucCup.$N$4]*[$TimeCosts.$A$14]+[$ToySucCup.$O$4]*[$TimeCosts.$B$14]+[$ToySucCup.$P$4]*[$TimeCosts.$C$14])+([$ToySleeve.E5]*[$MaterialsCosts.$A$19]+[$MaterialsCosts.$B$19]+[$MaterialsCosts.$C$19]+[$MaterialsCosts.$D$19]+[$ToySleeve.K5]*[$RunningCosts.$A$19]+[$ToySleeve.K5]*[$RunningCosts.$B$19]+[$ToySleeve.Q5]*[$TimeCosts.$A$19]+[$ToySleeve.R5]*[$TimeCosts.$B$19]+[$ToySleeve.S5]*[$TimeCosts.$C$19])" office:value-type="string" office:string-value="" calcext:value-type="error">
            <text:p>#VALUE!</text:p>
          </table:table-cell>
          <table:table-cell table:style-name="ce16" table:formula="of:=([$ToyShells.F5]*[$MaterialsCosts.$A$4]+[$ToyShells.L5]*[$RunningCosts.$A$4]+[$ToyShells.L5]*[$RunningCosts.$B$4]+[$ToyShells.$N$4]*[$TimeCosts.$A$4])+([$ToyPositives.F5]*[$MaterialsCosts.$A$9]+[$ToyPositives.$N$4]*[$TimeCosts.$A$9]+[$ToyPositives.$O$4]*[$TimeCosts.$B$9]+[$ToyPositives.$P$4]*[$TimeCosts.$C$9]+[$ToyPositives.L5]*[$RunningCosts.$A$9]+[$ToyPositives.L5]*[$RunningCosts.$B$9])+([$ToySucCup.F5]*[$MaterialsCosts.$A$14]+[$ToySucCup.L5]*[$RunningCosts.$A$14]+[$ToySucCup.L5]*[$RunningCosts.$B$14]+[$ToySucCup.$N$4]*[$TimeCosts.$A$14]+[$ToySucCup.$O$4]*[$TimeCosts.$B$14]+[$ToySucCup.$P$4]*[$TimeCosts.$C$14])+([$ToySleeve.F5]*[$MaterialsCosts.$A$19]+[$MaterialsCosts.$B$19]+[$MaterialsCosts.$C$19]+[$MaterialsCosts.$D$19]+[$ToySleeve.L5]*[$RunningCosts.$A$19]+[$ToySleeve.L5]*[$RunningCosts.$B$19]+[$ToySleeve.R5]*[$TimeCosts.$A$19]+[$ToySleeve.S5]*[$TimeCosts.$B$19]+[$ToySleeve.T5]*[$TimeCosts.$C$19])" office:value-type="string" office:string-value="" calcext:value-type="error">
            <text:p>#VALUE!</text:p>
          </table:table-cell>
          <table:table-cell table:style-name="ce153" table:formula="of:=([$ToyShells.G5]*[$MaterialsCosts.$A$4]+[$ToyShells.M5]*[$RunningCosts.$A$4]+[$ToyShells.M5]*[$RunningCosts.$B$4]+[$ToyShells.$N$4]*[$TimeCosts.$A$4])+([$ToyPositives.G5]*[$MaterialsCosts.$A$9]+[$ToyPositives.$N$4]*[$TimeCosts.$A$9]+[$ToyPositives.$O$4]*[$TimeCosts.$B$9]+[$ToyPositives.$P$4]*[$TimeCosts.$C$9]+[$ToyPositives.M5]*[$RunningCosts.$A$9]+[$ToyPositives.M5]*[$RunningCosts.$B$9])+([$ToySucCup.G5]*[$MaterialsCosts.$A$14]+[$ToySucCup.M5]*[$RunningCosts.$A$14]+[$ToySucCup.M5]*[$RunningCosts.$B$14]+[$ToySucCup.$N$4]*[$TimeCosts.$A$14]+[$ToySucCup.$O$4]*[$TimeCosts.$B$14]+[$ToySucCup.$P$4]*[$TimeCosts.$C$14])+([$ToySleeve.G5]*[$MaterialsCosts.$A$19]+[$MaterialsCosts.$B$19]+[$MaterialsCosts.$C$19]+[$MaterialsCosts.$D$19]+[$ToySleeve.M5]*[$RunningCosts.$A$19]+[$ToySleeve.M5]*[$RunningCosts.$B$19]+[$ToySleeve.S5]*[$TimeCosts.$A$19]+[$ToySleeve.T5]*[$TimeCosts.$B$19]+[$ToySleeve.U5]*[$TimeCosts.$C$19])" office:value-type="string" office:string-value="" calcext:value-type="error">
            <text:p>#VALUE!</text:p>
          </table:table-cell>
          <table:table-cell/>
          <table:table-cell table:style-name="ce154" table:formula="of:=([$Toy.B5]*[$MaterialsCosts.$A$24]+[$MaterialsCosts.$B$24]+[$MaterialsCosts.$C$24]*3+[$MaterialsCosts.$D$24])+([$Toy.H5]*[$RunningCosts.$A$24]+[$Toy.H5]*[$RunningCosts.$B$24])+([$Toy.$N5]*[$TimeCosts.$A$24]+[$Toy.$O$3]*[$TimeCosts.$B$24]+[$Toy.$P$3]*[$TimeCosts.$C$24])" office:value-type="currency" office:currency="EUR" office:value="9.92" calcext:value-type="currency">
            <text:p>9.92 €</text:p>
          </table:table-cell>
          <table:table-cell table:style-name="ce115" table:formula="of:=([$Toy.C5]*[$MaterialsCosts.$A$24]+[$MaterialsCosts.$B$24]+[$MaterialsCosts.$C$24]*3+[$MaterialsCosts.$D$24])+([$Toy.I5]*[$RunningCosts.$A$24]+[$Toy.I5]*[$RunningCosts.$B$24])+([$Toy.$N5]*[$TimeCosts.$A$24]+[$Toy.$O$3]*[$TimeCosts.$B$24]+[$Toy.$P$3]*[$TimeCosts.$C$24])" office:value-type="currency" office:currency="EUR" office:value="9.92" calcext:value-type="currency">
            <text:p>9.92 €</text:p>
          </table:table-cell>
          <table:table-cell table:style-name="ce115" table:formula="of:=([$Toy.D5]*[$MaterialsCosts.$A$24]+[$MaterialsCosts.$B$24]+[$MaterialsCosts.$C$24]*3+[$MaterialsCosts.$D$24])+([$Toy.J5]*[$RunningCosts.$A$24]+[$Toy.J5]*[$RunningCosts.$B$24])+([$Toy.$N5]*[$TimeCosts.$A$24]+[$Toy.$O$3]*[$TimeCosts.$B$24]+[$Toy.$P$3]*[$TimeCosts.$C$24])" office:value-type="currency" office:currency="EUR" office:value="9.92" calcext:value-type="currency">
            <text:p>9.92 €</text:p>
          </table:table-cell>
          <table:table-cell table:style-name="ce115" table:formula="of:=([$Toy.E5]*[$MaterialsCosts.$A$24]+[$MaterialsCosts.$B$24]+[$MaterialsCosts.$C$24]*3+[$MaterialsCosts.$D$24])+([$Toy.K5]*[$RunningCosts.$A$24]+[$Toy.K5]*[$RunningCosts.$B$24])+([$Toy.$N5]*[$TimeCosts.$A$24]+[$Toy.$O$3]*[$TimeCosts.$B$24]+[$Toy.$P$3]*[$TimeCosts.$C$24])" office:value-type="currency" office:currency="EUR" office:value="9.92" calcext:value-type="currency">
            <text:p>9.92 €</text:p>
          </table:table-cell>
          <table:table-cell table:style-name="ce115" table:formula="of:=([$Toy.F5]*[$MaterialsCosts.$A$24]+[$MaterialsCosts.$B$24]+[$MaterialsCosts.$C$24]*3+[$MaterialsCosts.$D$24])+([$Toy.L5]*[$RunningCosts.$A$24]+[$Toy.L5]*[$RunningCosts.$B$24])+([$Toy.$N5]*[$TimeCosts.$A$24]+[$Toy.$O$3]*[$TimeCosts.$B$24]+[$Toy.$P$3]*[$TimeCosts.$C$24])" office:value-type="currency" office:currency="EUR" office:value="9.92" calcext:value-type="currency">
            <text:p>9.92 €</text:p>
          </table:table-cell>
          <table:table-cell table:style-name="ce156" table:formula="of:=([$Toy.G5]*[$MaterialsCosts.$A$24]+[$MaterialsCosts.$B$24]+[$MaterialsCosts.$C$24]*3+[$MaterialsCosts.$D$24])+([$Toy.M5]*[$RunningCosts.$A$24]+[$Toy.M5]*[$RunningCosts.$B$24])+([$Toy.$N5]*[$TimeCosts.$A$24]+[$Toy.$O$3]*[$TimeCosts.$B$24]+[$Toy.$P$3]*[$TimeCosts.$C$24])" office:value-type="currency" office:currency="EUR" office:value="9.92" calcext:value-type="currency">
            <text:p>9.92 €</text:p>
          </table:table-cell>
          <table:table-cell/>
          <table:table-cell table:style-name="ce154" table:formula="of:=[$'Init Run Exp Costs'.$L$15]*[$Package.B5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C5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D5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E5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F5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style-name="ce156" table:formula="of:=[$'Init Run Exp Costs'.$L$15]*[$Package.G5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number-columns-repeated="16363"/>
        </table:table-row>
        <table:table-row table:style-name="ro3">
          <table:table-cell table:formula="of:=[$ToyShells.A6]" office:value-type="string" office:string-value="Fitcher" calcext:value-type="string">
            <text:p>Fitcher</text:p>
          </table:table-cell>
          <table:table-cell table:style-name="ce16" table:formula="of:=([$ToyShells.B6]*[$MaterialsCosts.$A$4]+[$ToyShells.H6]*[$RunningCosts.$A$4]+[$ToyShells.H6]*[$RunningCosts.$B$4]+[$ToyShells.$N$4]*[$TimeCosts.$A$4])+([$ToyPositives.B6]*[$MaterialsCosts.$A$9]+[$ToyPositives.$N$4]*[$TimeCosts.$A$9]+[$ToyPositives.$O$4]*[$TimeCosts.$B$9]+[$ToyPositives.$P$4]*[$TimeCosts.$C$9]+[$ToyPositives.H6]*[$RunningCosts.$A$9]+[$ToyPositives.H6]*[$RunningCosts.$B$9])+([$ToySucCup.B6]*[$MaterialsCosts.$A$14]+[$ToySucCup.H6]*[$RunningCosts.$A$14]+[$ToySucCup.H6]*[$RunningCosts.$B$14]+[$ToySucCup.$N$4]*[$TimeCosts.$A$14]+[$ToySucCup.$O$4]*[$TimeCosts.$B$14]+[$ToySucCup.$P$4]*[$TimeCosts.$C$14])+([$ToySleeve.B6]*[$MaterialsCosts.$A$19]+[$MaterialsCosts.$B$19]+[$MaterialsCosts.$C$19]+[$MaterialsCosts.$D$19]+[$ToySleeve.H6]*[$RunningCosts.$A$19]+[$ToySleeve.H6]*[$RunningCosts.$B$19]+[$ToySleeve.N6]*[$TimeCosts.$A$19]+[$ToySleeve.O6]*[$TimeCosts.$B$19]+[$ToySleeve.P6]*[$TimeCosts.$C$19])" office:value-type="currency" office:currency="EUR" office:value="88" calcext:value-type="currency">
            <text:p>88,00 €</text:p>
          </table:table-cell>
          <table:table-cell table:style-name="ce16" table:formula="of:=([$ToyShells.C6]*[$MaterialsCosts.$A$4]+[$ToyShells.I6]*[$RunningCosts.$A$4]+[$ToyShells.I6]*[$RunningCosts.$B$4]+[$ToyShells.$N$4]*[$TimeCosts.$A$4])+([$ToyPositives.C6]*[$MaterialsCosts.$A$9]+[$ToyPositives.$N$4]*[$TimeCosts.$A$9]+[$ToyPositives.$O$4]*[$TimeCosts.$B$9]+[$ToyPositives.$P$4]*[$TimeCosts.$C$9]+[$ToyPositives.I6]*[$RunningCosts.$A$9]+[$ToyPositives.I6]*[$RunningCosts.$B$9])+([$ToySucCup.C6]*[$MaterialsCosts.$A$14]+[$ToySucCup.I6]*[$RunningCosts.$A$14]+[$ToySucCup.I6]*[$RunningCosts.$B$14]+[$ToySucCup.$N$4]*[$TimeCosts.$A$14]+[$ToySucCup.$O$4]*[$TimeCosts.$B$14]+[$ToySucCup.$P$4]*[$TimeCosts.$C$14])+([$ToySleeve.C6]*[$MaterialsCosts.$A$19]+[$MaterialsCosts.$B$19]+[$MaterialsCosts.$C$19]+[$MaterialsCosts.$D$19]+[$ToySleeve.I6]*[$RunningCosts.$A$19]+[$ToySleeve.I6]*[$RunningCosts.$B$19]+[$ToySleeve.O6]*[$TimeCosts.$A$19]+[$ToySleeve.P6]*[$TimeCosts.$B$19]+[$ToySleeve.Q6]*[$TimeCosts.$C$19])" office:value-type="currency" office:currency="EUR" office:value="96.09" calcext:value-type="currency">
            <text:p>96,09 €</text:p>
          </table:table-cell>
          <table:table-cell table:style-name="ce16" table:formula="of:=([$ToyShells.D6]*[$MaterialsCosts.$A$4]+[$ToyShells.J6]*[$RunningCosts.$A$4]+[$ToyShells.J6]*[$RunningCosts.$B$4]+[$ToyShells.$N$4]*[$TimeCosts.$A$4])+([$ToyPositives.D6]*[$MaterialsCosts.$A$9]+[$ToyPositives.$N$4]*[$TimeCosts.$A$9]+[$ToyPositives.$O$4]*[$TimeCosts.$B$9]+[$ToyPositives.$P$4]*[$TimeCosts.$C$9]+[$ToyPositives.J6]*[$RunningCosts.$A$9]+[$ToyPositives.J6]*[$RunningCosts.$B$9])+([$ToySucCup.D6]*[$MaterialsCosts.$A$14]+[$ToySucCup.J6]*[$RunningCosts.$A$14]+[$ToySucCup.J6]*[$RunningCosts.$B$14]+[$ToySucCup.$N$4]*[$TimeCosts.$A$14]+[$ToySucCup.$O$4]*[$TimeCosts.$B$14]+[$ToySucCup.$P$4]*[$TimeCosts.$C$14])+([$ToySleeve.D6]*[$MaterialsCosts.$A$19]+[$MaterialsCosts.$B$19]+[$MaterialsCosts.$C$19]+[$MaterialsCosts.$D$19]+[$ToySleeve.J6]*[$RunningCosts.$A$19]+[$ToySleeve.J6]*[$RunningCosts.$B$19]+[$ToySleeve.P6]*[$TimeCosts.$A$19]+[$ToySleeve.Q6]*[$TimeCosts.$B$19]+[$ToySleeve.R6]*[$TimeCosts.$C$19])" office:value-type="currency" office:currency="EUR" office:value="118.285" calcext:value-type="currency">
            <text:p>118,29 €</text:p>
          </table:table-cell>
          <table:table-cell table:style-name="ce16" table:formula="of:=([$ToyShells.E6]*[$MaterialsCosts.$A$4]+[$ToyShells.K6]*[$RunningCosts.$A$4]+[$ToyShells.K6]*[$RunningCosts.$B$4]+[$ToyShells.$N$4]*[$TimeCosts.$A$4])+([$ToyPositives.E6]*[$MaterialsCosts.$A$9]+[$ToyPositives.$N$4]*[$TimeCosts.$A$9]+[$ToyPositives.$O$4]*[$TimeCosts.$B$9]+[$ToyPositives.$P$4]*[$TimeCosts.$C$9]+[$ToyPositives.K6]*[$RunningCosts.$A$9]+[$ToyPositives.K6]*[$RunningCosts.$B$9])+([$ToySucCup.E6]*[$MaterialsCosts.$A$14]+[$ToySucCup.K6]*[$RunningCosts.$A$14]+[$ToySucCup.K6]*[$RunningCosts.$B$14]+[$ToySucCup.$N$4]*[$TimeCosts.$A$14]+[$ToySucCup.$O$4]*[$TimeCosts.$B$14]+[$ToySucCup.$P$4]*[$TimeCosts.$C$14])+([$ToySleeve.E6]*[$MaterialsCosts.$A$19]+[$MaterialsCosts.$B$19]+[$MaterialsCosts.$C$19]+[$MaterialsCosts.$D$19]+[$ToySleeve.K6]*[$RunningCosts.$A$19]+[$ToySleeve.K6]*[$RunningCosts.$B$19]+[$ToySleeve.Q6]*[$TimeCosts.$A$19]+[$ToySleeve.R6]*[$TimeCosts.$B$19]+[$ToySleeve.S6]*[$TimeCosts.$C$19])" office:value-type="currency" office:currency="EUR" office:value="144.815" calcext:value-type="currency">
            <text:p>144,82 €</text:p>
          </table:table-cell>
          <table:table-cell table:style-name="ce16" table:formula="of:=([$ToyShells.F6]*[$MaterialsCosts.$A$4]+[$ToyShells.L6]*[$RunningCosts.$A$4]+[$ToyShells.L6]*[$RunningCosts.$B$4]+[$ToyShells.$N$4]*[$TimeCosts.$A$4])+([$ToyPositives.F6]*[$MaterialsCosts.$A$9]+[$ToyPositives.$N$4]*[$TimeCosts.$A$9]+[$ToyPositives.$O$4]*[$TimeCosts.$B$9]+[$ToyPositives.$P$4]*[$TimeCosts.$C$9]+[$ToyPositives.L6]*[$RunningCosts.$A$9]+[$ToyPositives.L6]*[$RunningCosts.$B$9])+([$ToySucCup.F6]*[$MaterialsCosts.$A$14]+[$ToySucCup.L6]*[$RunningCosts.$A$14]+[$ToySucCup.L6]*[$RunningCosts.$B$14]+[$ToySucCup.$N$4]*[$TimeCosts.$A$14]+[$ToySucCup.$O$4]*[$TimeCosts.$B$14]+[$ToySucCup.$P$4]*[$TimeCosts.$C$14])+([$ToySleeve.F6]*[$MaterialsCosts.$A$19]+[$MaterialsCosts.$B$19]+[$MaterialsCosts.$C$19]+[$MaterialsCosts.$D$19]+[$ToySleeve.L6]*[$RunningCosts.$A$19]+[$ToySleeve.L6]*[$RunningCosts.$B$19]+[$ToySleeve.R6]*[$TimeCosts.$A$19]+[$ToySleeve.S6]*[$TimeCosts.$B$19]+[$ToySleeve.T6]*[$TimeCosts.$C$19])" office:value-type="currency" office:currency="EUR" office:value="183.26" calcext:value-type="currency">
            <text:p>183,26 €</text:p>
          </table:table-cell>
          <table:table-cell table:style-name="ce153" table:formula="of:=([$ToyShells.G6]*[$MaterialsCosts.$A$4]+[$ToyShells.M6]*[$RunningCosts.$A$4]+[$ToyShells.M6]*[$RunningCosts.$B$4]+[$ToyShells.$N$4]*[$TimeCosts.$A$4])+([$ToyPositives.G6]*[$MaterialsCosts.$A$9]+[$ToyPositives.$N$4]*[$TimeCosts.$A$9]+[$ToyPositives.$O$4]*[$TimeCosts.$B$9]+[$ToyPositives.$P$4]*[$TimeCosts.$C$9]+[$ToyPositives.M6]*[$RunningCosts.$A$9]+[$ToyPositives.M6]*[$RunningCosts.$B$9])+([$ToySucCup.G6]*[$MaterialsCosts.$A$14]+[$ToySucCup.M6]*[$RunningCosts.$A$14]+[$ToySucCup.M6]*[$RunningCosts.$B$14]+[$ToySucCup.$N$4]*[$TimeCosts.$A$14]+[$ToySucCup.$O$4]*[$TimeCosts.$B$14]+[$ToySucCup.$P$4]*[$TimeCosts.$C$14])+([$ToySleeve.G6]*[$MaterialsCosts.$A$19]+[$MaterialsCosts.$B$19]+[$MaterialsCosts.$C$19]+[$MaterialsCosts.$D$19]+[$ToySleeve.M6]*[$RunningCosts.$A$19]+[$ToySleeve.M6]*[$RunningCosts.$B$19]+[$ToySleeve.S6]*[$TimeCosts.$A$19]+[$ToySleeve.T6]*[$TimeCosts.$B$19]+[$ToySleeve.U6]*[$TimeCosts.$C$19])" office:value-type="currency" office:currency="EUR" office:value="224.21" calcext:value-type="currency">
            <text:p>224,21 €</text:p>
          </table:table-cell>
          <table:table-cell/>
          <table:table-cell table:style-name="ce154" table:formula="of:=([$Toy.B6]*[$MaterialsCosts.$A$24]+[$MaterialsCosts.$B$24]+[$MaterialsCosts.$C$24]*3+[$MaterialsCosts.$D$24])+([$Toy.H6]*[$RunningCosts.$A$24]+[$Toy.H6]*[$RunningCosts.$B$24])+([$Toy.$N6]*[$TimeCosts.$A$24]+[$Toy.$O$3]*[$TimeCosts.$B$24]+[$Toy.$P$3]*[$TimeCosts.$C$24])" office:value-type="currency" office:currency="EUR" office:value="11.975" calcext:value-type="currency">
            <text:p>11.98 €</text:p>
          </table:table-cell>
          <table:table-cell table:style-name="ce115" table:formula="of:=([$Toy.C6]*[$MaterialsCosts.$A$24]+[$MaterialsCosts.$B$24]+[$MaterialsCosts.$C$24]*3+[$MaterialsCosts.$D$24])+([$Toy.I6]*[$RunningCosts.$A$24]+[$Toy.I6]*[$RunningCosts.$B$24])+([$Toy.$N6]*[$TimeCosts.$A$24]+[$Toy.$O$3]*[$TimeCosts.$B$24]+[$Toy.$P$3]*[$TimeCosts.$C$24])" office:value-type="currency" office:currency="EUR" office:value="13.475" calcext:value-type="currency">
            <text:p>13.48 €</text:p>
          </table:table-cell>
          <table:table-cell table:style-name="ce115" table:formula="of:=([$Toy.D6]*[$MaterialsCosts.$A$24]+[$MaterialsCosts.$B$24]+[$MaterialsCosts.$C$24]*3+[$MaterialsCosts.$D$24])+([$Toy.J6]*[$RunningCosts.$A$24]+[$Toy.J6]*[$RunningCosts.$B$24])+([$Toy.$N6]*[$TimeCosts.$A$24]+[$Toy.$O$3]*[$TimeCosts.$B$24]+[$Toy.$P$3]*[$TimeCosts.$C$24])" office:value-type="currency" office:currency="EUR" office:value="16.07" calcext:value-type="currency">
            <text:p>16.07 €</text:p>
          </table:table-cell>
          <table:table-cell table:style-name="ce115" table:formula="of:=([$Toy.E6]*[$MaterialsCosts.$A$24]+[$MaterialsCosts.$B$24]+[$MaterialsCosts.$C$24]*3+[$MaterialsCosts.$D$24])+([$Toy.K6]*[$RunningCosts.$A$24]+[$Toy.K6]*[$RunningCosts.$B$24])+([$Toy.$N6]*[$TimeCosts.$A$24]+[$Toy.$O$3]*[$TimeCosts.$B$24]+[$Toy.$P$3]*[$TimeCosts.$C$24])" office:value-type="currency" office:currency="EUR" office:value="20.54" calcext:value-type="currency">
            <text:p>20.54 €</text:p>
          </table:table-cell>
          <table:table-cell table:style-name="ce115" table:formula="of:=([$Toy.F6]*[$MaterialsCosts.$A$24]+[$MaterialsCosts.$B$24]+[$MaterialsCosts.$C$24]*3+[$MaterialsCosts.$D$24])+([$Toy.L6]*[$RunningCosts.$A$24]+[$Toy.L6]*[$RunningCosts.$B$24])+([$Toy.$N6]*[$TimeCosts.$A$24]+[$Toy.$O$3]*[$TimeCosts.$B$24]+[$Toy.$P$3]*[$TimeCosts.$C$24])" office:value-type="currency" office:currency="EUR" office:value="28.265" calcext:value-type="currency">
            <text:p>28.27 €</text:p>
          </table:table-cell>
          <table:table-cell table:style-name="ce156" table:formula="of:=([$Toy.G6]*[$MaterialsCosts.$A$24]+[$MaterialsCosts.$B$24]+[$MaterialsCosts.$C$24]*3+[$MaterialsCosts.$D$24])+([$Toy.M6]*[$RunningCosts.$A$24]+[$Toy.M6]*[$RunningCosts.$B$24])+([$Toy.$N6]*[$TimeCosts.$A$24]+[$Toy.$O$3]*[$TimeCosts.$B$24]+[$Toy.$P$3]*[$TimeCosts.$C$24])" office:value-type="currency" office:currency="EUR" office:value="41.615" calcext:value-type="currency">
            <text:p>41.62 €</text:p>
          </table:table-cell>
          <table:table-cell/>
          <table:table-cell table:style-name="ce154" table:formula="of:=[$'Init Run Exp Costs'.$L$15]*[$Package.B6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C6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D6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E6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F6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style-name="ce156" table:formula="of:=[$'Init Run Exp Costs'.$L$15]*[$Package.G6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number-columns-repeated="16363"/>
        </table:table-row>
        <table:table-row table:style-name="ro3">
          <table:table-cell table:formula="of:=[$ToyShells.A7]" office:value-type="string" office:string-value="Trozok" calcext:value-type="string">
            <text:p>Trozok</text:p>
          </table:table-cell>
          <table:table-cell table:style-name="ce16" table:formula="of:=([$ToyShells.B7]*[$MaterialsCosts.$A$4]+[$ToyShells.H7]*[$RunningCosts.$A$4]+[$ToyShells.H7]*[$RunningCosts.$B$4]+[$ToyShells.$N$4]*[$TimeCosts.$A$4])+([$ToyPositives.B7]*[$MaterialsCosts.$A$9]+[$ToyPositives.$N$4]*[$TimeCosts.$A$9]+[$ToyPositives.$O$4]*[$TimeCosts.$B$9]+[$ToyPositives.$P$4]*[$TimeCosts.$C$9]+[$ToyPositives.H7]*[$RunningCosts.$A$9]+[$ToyPositives.H7]*[$RunningCosts.$B$9])+([$ToySucCup.B7]*[$MaterialsCosts.$A$14]+[$ToySucCup.H7]*[$RunningCosts.$A$14]+[$ToySucCup.H7]*[$RunningCosts.$B$14]+[$ToySucCup.$N$4]*[$TimeCosts.$A$14]+[$ToySucCup.$O$4]*[$TimeCosts.$B$14]+[$ToySucCup.$P$4]*[$TimeCosts.$C$14])+([$ToySleeve.B7]*[$MaterialsCosts.$A$19]+[$MaterialsCosts.$B$19]+[$MaterialsCosts.$C$19]+[$MaterialsCosts.$D$19]+[$ToySleeve.H7]*[$RunningCosts.$A$19]+[$ToySleeve.H7]*[$RunningCosts.$B$19]+[$ToySleeve.N7]*[$TimeCosts.$A$19]+[$ToySleeve.O7]*[$TimeCosts.$B$19]+[$ToySleeve.P7]*[$TimeCosts.$C$19])" office:value-type="currency" office:currency="EUR" office:value="74.4" calcext:value-type="currency">
            <text:p>74,40 €</text:p>
          </table:table-cell>
          <table:table-cell table:style-name="ce16" table:formula="of:=([$ToyShells.C7]*[$MaterialsCosts.$A$4]+[$ToyShells.I7]*[$RunningCosts.$A$4]+[$ToyShells.I7]*[$RunningCosts.$B$4]+[$ToyShells.$N$4]*[$TimeCosts.$A$4])+([$ToyPositives.C7]*[$MaterialsCosts.$A$9]+[$ToyPositives.$N$4]*[$TimeCosts.$A$9]+[$ToyPositives.$O$4]*[$TimeCosts.$B$9]+[$ToyPositives.$P$4]*[$TimeCosts.$C$9]+[$ToyPositives.I7]*[$RunningCosts.$A$9]+[$ToyPositives.I7]*[$RunningCosts.$B$9])+([$ToySucCup.C7]*[$MaterialsCosts.$A$14]+[$ToySucCup.I7]*[$RunningCosts.$A$14]+[$ToySucCup.I7]*[$RunningCosts.$B$14]+[$ToySucCup.$N$4]*[$TimeCosts.$A$14]+[$ToySucCup.$O$4]*[$TimeCosts.$B$14]+[$ToySucCup.$P$4]*[$TimeCosts.$C$14])+([$ToySleeve.C7]*[$MaterialsCosts.$A$19]+[$MaterialsCosts.$B$19]+[$MaterialsCosts.$C$19]+[$MaterialsCosts.$D$19]+[$ToySleeve.I7]*[$RunningCosts.$A$19]+[$ToySleeve.I7]*[$RunningCosts.$B$19]+[$ToySleeve.O7]*[$TimeCosts.$A$19]+[$ToySleeve.P7]*[$TimeCosts.$B$19]+[$ToySleeve.Q7]*[$TimeCosts.$C$19])" office:value-type="currency" office:currency="EUR" office:value="86.766" calcext:value-type="currency">
            <text:p>86,77 €</text:p>
          </table:table-cell>
          <table:table-cell table:style-name="ce16" table:formula="of:=([$ToyShells.D7]*[$MaterialsCosts.$A$4]+[$ToyShells.J7]*[$RunningCosts.$A$4]+[$ToyShells.J7]*[$RunningCosts.$B$4]+[$ToyShells.$N$4]*[$TimeCosts.$A$4])+([$ToyPositives.D7]*[$MaterialsCosts.$A$9]+[$ToyPositives.$N$4]*[$TimeCosts.$A$9]+[$ToyPositives.$O$4]*[$TimeCosts.$B$9]+[$ToyPositives.$P$4]*[$TimeCosts.$C$9]+[$ToyPositives.J7]*[$RunningCosts.$A$9]+[$ToyPositives.J7]*[$RunningCosts.$B$9])+([$ToySucCup.D7]*[$MaterialsCosts.$A$14]+[$ToySucCup.J7]*[$RunningCosts.$A$14]+[$ToySucCup.J7]*[$RunningCosts.$B$14]+[$ToySucCup.$N$4]*[$TimeCosts.$A$14]+[$ToySucCup.$O$4]*[$TimeCosts.$B$14]+[$ToySucCup.$P$4]*[$TimeCosts.$C$14])+([$ToySleeve.D7]*[$MaterialsCosts.$A$19]+[$MaterialsCosts.$B$19]+[$MaterialsCosts.$C$19]+[$MaterialsCosts.$D$19]+[$ToySleeve.J7]*[$RunningCosts.$A$19]+[$ToySleeve.J7]*[$RunningCosts.$B$19]+[$ToySleeve.P7]*[$TimeCosts.$A$19]+[$ToySleeve.Q7]*[$TimeCosts.$B$19]+[$ToySleeve.R7]*[$TimeCosts.$C$19])" office:value-type="currency" office:currency="EUR" office:value="101.376" calcext:value-type="currency">
            <text:p>101,38 €</text:p>
          </table:table-cell>
          <table:table-cell table:style-name="ce16" table:formula="of:=([$ToyShells.E7]*[$MaterialsCosts.$A$4]+[$ToyShells.K7]*[$RunningCosts.$A$4]+[$ToyShells.K7]*[$RunningCosts.$B$4]+[$ToyShells.$N$4]*[$TimeCosts.$A$4])+([$ToyPositives.E7]*[$MaterialsCosts.$A$9]+[$ToyPositives.$N$4]*[$TimeCosts.$A$9]+[$ToyPositives.$O$4]*[$TimeCosts.$B$9]+[$ToyPositives.$P$4]*[$TimeCosts.$C$9]+[$ToyPositives.K7]*[$RunningCosts.$A$9]+[$ToyPositives.K7]*[$RunningCosts.$B$9])+([$ToySucCup.E7]*[$MaterialsCosts.$A$14]+[$ToySucCup.K7]*[$RunningCosts.$A$14]+[$ToySucCup.K7]*[$RunningCosts.$B$14]+[$ToySucCup.$N$4]*[$TimeCosts.$A$14]+[$ToySucCup.$O$4]*[$TimeCosts.$B$14]+[$ToySucCup.$P$4]*[$TimeCosts.$C$14])+([$ToySleeve.E7]*[$MaterialsCosts.$A$19]+[$MaterialsCosts.$B$19]+[$MaterialsCosts.$C$19]+[$MaterialsCosts.$D$19]+[$ToySleeve.K7]*[$RunningCosts.$A$19]+[$ToySleeve.K7]*[$RunningCosts.$B$19]+[$ToySleeve.Q7]*[$TimeCosts.$A$19]+[$ToySleeve.R7]*[$TimeCosts.$B$19]+[$ToySleeve.S7]*[$TimeCosts.$C$19])" office:value-type="currency" office:currency="EUR" office:value="121.614" calcext:value-type="currency">
            <text:p>121,61 €</text:p>
          </table:table-cell>
          <table:table-cell table:style-name="ce16" table:formula="of:=([$ToyShells.F7]*[$MaterialsCosts.$A$4]+[$ToyShells.L7]*[$RunningCosts.$A$4]+[$ToyShells.L7]*[$RunningCosts.$B$4]+[$ToyShells.$N$4]*[$TimeCosts.$A$4])+([$ToyPositives.F7]*[$MaterialsCosts.$A$9]+[$ToyPositives.$N$4]*[$TimeCosts.$A$9]+[$ToyPositives.$O$4]*[$TimeCosts.$B$9]+[$ToyPositives.$P$4]*[$TimeCosts.$C$9]+[$ToyPositives.L7]*[$RunningCosts.$A$9]+[$ToyPositives.L7]*[$RunningCosts.$B$9])+([$ToySucCup.F7]*[$MaterialsCosts.$A$14]+[$ToySucCup.L7]*[$RunningCosts.$A$14]+[$ToySucCup.L7]*[$RunningCosts.$B$14]+[$ToySucCup.$N$4]*[$TimeCosts.$A$14]+[$ToySucCup.$O$4]*[$TimeCosts.$B$14]+[$ToySucCup.$P$4]*[$TimeCosts.$C$14])+([$ToySleeve.F7]*[$MaterialsCosts.$A$19]+[$MaterialsCosts.$B$19]+[$MaterialsCosts.$C$19]+[$MaterialsCosts.$D$19]+[$ToySleeve.L7]*[$RunningCosts.$A$19]+[$ToySleeve.L7]*[$RunningCosts.$B$19]+[$ToySleeve.R7]*[$TimeCosts.$A$19]+[$ToySleeve.S7]*[$TimeCosts.$B$19]+[$ToySleeve.T7]*[$TimeCosts.$C$19])" office:value-type="currency" office:currency="EUR" office:value="142.416" calcext:value-type="currency">
            <text:p>142,42 €</text:p>
          </table:table-cell>
          <table:table-cell table:style-name="ce153" table:formula="of:=([$ToyShells.G7]*[$MaterialsCosts.$A$4]+[$ToyShells.M7]*[$RunningCosts.$A$4]+[$ToyShells.M7]*[$RunningCosts.$B$4]+[$ToyShells.$N$4]*[$TimeCosts.$A$4])+([$ToyPositives.G7]*[$MaterialsCosts.$A$9]+[$ToyPositives.$N$4]*[$TimeCosts.$A$9]+[$ToyPositives.$O$4]*[$TimeCosts.$B$9]+[$ToyPositives.$P$4]*[$TimeCosts.$C$9]+[$ToyPositives.M7]*[$RunningCosts.$A$9]+[$ToyPositives.M7]*[$RunningCosts.$B$9])+([$ToySucCup.G7]*[$MaterialsCosts.$A$14]+[$ToySucCup.M7]*[$RunningCosts.$A$14]+[$ToySucCup.M7]*[$RunningCosts.$B$14]+[$ToySucCup.$N$4]*[$TimeCosts.$A$14]+[$ToySucCup.$O$4]*[$TimeCosts.$B$14]+[$ToySucCup.$P$4]*[$TimeCosts.$C$14])+([$ToySleeve.G7]*[$MaterialsCosts.$A$19]+[$MaterialsCosts.$B$19]+[$MaterialsCosts.$C$19]+[$MaterialsCosts.$D$19]+[$ToySleeve.M7]*[$RunningCosts.$A$19]+[$ToySleeve.M7]*[$RunningCosts.$B$19]+[$ToySleeve.S7]*[$TimeCosts.$A$19]+[$ToySleeve.T7]*[$TimeCosts.$B$19]+[$ToySleeve.U7]*[$TimeCosts.$C$19])" office:value-type="currency" office:currency="EUR" office:value="164.082" calcext:value-type="currency">
            <text:p>164,08 €</text:p>
          </table:table-cell>
          <table:table-cell/>
          <table:table-cell table:style-name="ce154" table:formula="of:=([$Toy.B7]*[$MaterialsCosts.$A$24]+[$MaterialsCosts.$B$24]+[$MaterialsCosts.$C$24]*3+[$MaterialsCosts.$D$24])+([$Toy.H7]*[$RunningCosts.$A$24]+[$Toy.H7]*[$RunningCosts.$B$24])+([$Toy.$N7]*[$TimeCosts.$A$24]+[$Toy.$O$3]*[$TimeCosts.$B$24]+[$Toy.$P$3]*[$TimeCosts.$C$24])" office:value-type="currency" office:currency="EUR" office:value="15.47" calcext:value-type="currency">
            <text:p>15.47 €</text:p>
          </table:table-cell>
          <table:table-cell table:style-name="ce115" table:formula="of:=([$Toy.C7]*[$MaterialsCosts.$A$24]+[$MaterialsCosts.$B$24]+[$MaterialsCosts.$C$24]*3+[$MaterialsCosts.$D$24])+([$Toy.I7]*[$RunningCosts.$A$24]+[$Toy.I7]*[$RunningCosts.$B$24])+([$Toy.$N7]*[$TimeCosts.$A$24]+[$Toy.$O$3]*[$TimeCosts.$B$24]+[$Toy.$P$3]*[$TimeCosts.$C$24])" office:value-type="currency" office:currency="EUR" office:value="19.52" calcext:value-type="currency">
            <text:p>19.52 €</text:p>
          </table:table-cell>
          <table:table-cell table:style-name="ce115" table:formula="of:=([$Toy.D7]*[$MaterialsCosts.$A$24]+[$MaterialsCosts.$B$24]+[$MaterialsCosts.$C$24]*3+[$MaterialsCosts.$D$24])+([$Toy.J7]*[$RunningCosts.$A$24]+[$Toy.J7]*[$RunningCosts.$B$24])+([$Toy.$N7]*[$TimeCosts.$A$24]+[$Toy.$O$3]*[$TimeCosts.$B$24]+[$Toy.$P$3]*[$TimeCosts.$C$24])" office:value-type="currency" office:currency="EUR" office:value="26.525" calcext:value-type="currency">
            <text:p>26.53 €</text:p>
          </table:table-cell>
          <table:table-cell table:style-name="ce115" table:formula="of:=([$Toy.E7]*[$MaterialsCosts.$A$24]+[$MaterialsCosts.$B$24]+[$MaterialsCosts.$C$24]*3+[$MaterialsCosts.$D$24])+([$Toy.K7]*[$RunningCosts.$A$24]+[$Toy.K7]*[$RunningCosts.$B$24])+([$Toy.$N7]*[$TimeCosts.$A$24]+[$Toy.$O$3]*[$TimeCosts.$B$24]+[$Toy.$P$3]*[$TimeCosts.$C$24])" office:value-type="currency" office:currency="EUR" office:value="38.6" calcext:value-type="currency">
            <text:p>38.60 €</text:p>
          </table:table-cell>
          <table:table-cell table:style-name="ce115" table:formula="of:=([$Toy.F7]*[$MaterialsCosts.$A$24]+[$MaterialsCosts.$B$24]+[$MaterialsCosts.$C$24]*3+[$MaterialsCosts.$D$24])+([$Toy.L7]*[$RunningCosts.$A$24]+[$Toy.L7]*[$RunningCosts.$B$24])+([$Toy.$N7]*[$TimeCosts.$A$24]+[$Toy.$O$3]*[$TimeCosts.$B$24]+[$Toy.$P$3]*[$TimeCosts.$C$24])" office:value-type="currency" office:currency="EUR" office:value="59.465" calcext:value-type="currency">
            <text:p>59.47 €</text:p>
          </table:table-cell>
          <table:table-cell table:style-name="ce156" table:formula="of:=([$Toy.G7]*[$MaterialsCosts.$A$24]+[$MaterialsCosts.$B$24]+[$MaterialsCosts.$C$24]*3+[$MaterialsCosts.$D$24])+([$Toy.M7]*[$RunningCosts.$A$24]+[$Toy.M7]*[$RunningCosts.$B$24])+([$Toy.$N7]*[$TimeCosts.$A$24]+[$Toy.$O$3]*[$TimeCosts.$B$24]+[$Toy.$P$3]*[$TimeCosts.$C$24])" office:value-type="currency" office:currency="EUR" office:value="95.525" calcext:value-type="currency">
            <text:p>95.53 €</text:p>
          </table:table-cell>
          <table:table-cell/>
          <table:table-cell table:style-name="ce154" table:formula="of:=[$'Init Run Exp Costs'.$L$15]*[$Package.B7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C7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D7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E7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F7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style-name="ce156" table:formula="of:=[$'Init Run Exp Costs'.$L$15]*[$Package.G7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number-columns-repeated="16363"/>
        </table:table-row>
        <table:table-row table:style-name="ro3">
          <table:table-cell table:formula="of:=[$ToyShells.A8]" office:value-type="string" office:string-value="Wynstar" calcext:value-type="string">
            <text:p>Wynstar</text:p>
          </table:table-cell>
          <table:table-cell table:style-name="ce16" table:formula="of:=([$ToyShells.B8]*[$MaterialsCosts.$A$4]+[$ToyShells.H8]*[$RunningCosts.$A$4]+[$ToyShells.H8]*[$RunningCosts.$B$4]+[$ToyShells.$N$4]*[$TimeCosts.$A$4])+([$ToyPositives.B8]*[$MaterialsCosts.$A$9]+[$ToyPositives.$N$4]*[$TimeCosts.$A$9]+[$ToyPositives.$O$4]*[$TimeCosts.$B$9]+[$ToyPositives.$P$4]*[$TimeCosts.$C$9]+[$ToyPositives.H8]*[$RunningCosts.$A$9]+[$ToyPositives.H8]*[$RunningCosts.$B$9])+([$ToySucCup.B8]*[$MaterialsCosts.$A$14]+[$ToySucCup.H8]*[$RunningCosts.$A$14]+[$ToySucCup.H8]*[$RunningCosts.$B$14]+[$ToySucCup.$N$4]*[$TimeCosts.$A$14]+[$ToySucCup.$O$4]*[$TimeCosts.$B$14]+[$ToySucCup.$P$4]*[$TimeCosts.$C$14])+([$ToySleeve.B8]*[$MaterialsCosts.$A$19]+[$MaterialsCosts.$B$19]+[$MaterialsCosts.$C$19]+[$MaterialsCosts.$D$19]+[$ToySleeve.H8]*[$RunningCosts.$A$19]+[$ToySleeve.H8]*[$RunningCosts.$B$19]+[$ToySleeve.N8]*[$TimeCosts.$A$19]+[$ToySleeve.O8]*[$TimeCosts.$B$19]+[$ToySleeve.P8]*[$TimeCosts.$C$19])" office:value-type="currency" office:currency="EUR" office:value="89.32" calcext:value-type="currency">
            <text:p>89,32 €</text:p>
          </table:table-cell>
          <table:table-cell table:style-name="ce16" table:formula="of:=([$ToyShells.C8]*[$MaterialsCosts.$A$4]+[$ToyShells.I8]*[$RunningCosts.$A$4]+[$ToyShells.I8]*[$RunningCosts.$B$4]+[$ToyShells.$N$4]*[$TimeCosts.$A$4])+([$ToyPositives.C8]*[$MaterialsCosts.$A$9]+[$ToyPositives.$N$4]*[$TimeCosts.$A$9]+[$ToyPositives.$O$4]*[$TimeCosts.$B$9]+[$ToyPositives.$P$4]*[$TimeCosts.$C$9]+[$ToyPositives.I8]*[$RunningCosts.$A$9]+[$ToyPositives.I8]*[$RunningCosts.$B$9])+([$ToySucCup.C8]*[$MaterialsCosts.$A$14]+[$ToySucCup.I8]*[$RunningCosts.$A$14]+[$ToySucCup.I8]*[$RunningCosts.$B$14]+[$ToySucCup.$N$4]*[$TimeCosts.$A$14]+[$ToySucCup.$O$4]*[$TimeCosts.$B$14]+[$ToySucCup.$P$4]*[$TimeCosts.$C$14])+([$ToySleeve.C8]*[$MaterialsCosts.$A$19]+[$MaterialsCosts.$B$19]+[$MaterialsCosts.$C$19]+[$MaterialsCosts.$D$19]+[$ToySleeve.I8]*[$RunningCosts.$A$19]+[$ToySleeve.I8]*[$RunningCosts.$B$19]+[$ToySleeve.O8]*[$TimeCosts.$A$19]+[$ToySleeve.P8]*[$TimeCosts.$B$19]+[$ToySleeve.Q8]*[$TimeCosts.$C$19])" office:value-type="currency" office:currency="EUR" office:value="97.233" calcext:value-type="currency">
            <text:p>97,23 €</text:p>
          </table:table-cell>
          <table:table-cell table:style-name="ce16" table:formula="of:=([$ToyShells.D8]*[$MaterialsCosts.$A$4]+[$ToyShells.J8]*[$RunningCosts.$A$4]+[$ToyShells.J8]*[$RunningCosts.$B$4]+[$ToyShells.$N$4]*[$TimeCosts.$A$4])+([$ToyPositives.D8]*[$MaterialsCosts.$A$9]+[$ToyPositives.$N$4]*[$TimeCosts.$A$9]+[$ToyPositives.$O$4]*[$TimeCosts.$B$9]+[$ToyPositives.$P$4]*[$TimeCosts.$C$9]+[$ToyPositives.J8]*[$RunningCosts.$A$9]+[$ToyPositives.J8]*[$RunningCosts.$B$9])+([$ToySucCup.D8]*[$MaterialsCosts.$A$14]+[$ToySucCup.J8]*[$RunningCosts.$A$14]+[$ToySucCup.J8]*[$RunningCosts.$B$14]+[$ToySucCup.$N$4]*[$TimeCosts.$A$14]+[$ToySucCup.$O$4]*[$TimeCosts.$B$14]+[$ToySucCup.$P$4]*[$TimeCosts.$C$14])+([$ToySleeve.D8]*[$MaterialsCosts.$A$19]+[$MaterialsCosts.$B$19]+[$MaterialsCosts.$C$19]+[$MaterialsCosts.$D$19]+[$ToySleeve.J8]*[$RunningCosts.$A$19]+[$ToySleeve.J8]*[$RunningCosts.$B$19]+[$ToySleeve.P8]*[$TimeCosts.$A$19]+[$ToySleeve.Q8]*[$TimeCosts.$B$19]+[$ToySleeve.R8]*[$TimeCosts.$C$19])" office:value-type="currency" office:currency="EUR" office:value="119.002" calcext:value-type="currency">
            <text:p>119,00 €</text:p>
          </table:table-cell>
          <table:table-cell table:style-name="ce16" table:formula="of:=([$ToyShells.E8]*[$MaterialsCosts.$A$4]+[$ToyShells.K8]*[$RunningCosts.$A$4]+[$ToyShells.K8]*[$RunningCosts.$B$4]+[$ToyShells.$N$4]*[$TimeCosts.$A$4])+([$ToyPositives.E8]*[$MaterialsCosts.$A$9]+[$ToyPositives.$N$4]*[$TimeCosts.$A$9]+[$ToyPositives.$O$4]*[$TimeCosts.$B$9]+[$ToyPositives.$P$4]*[$TimeCosts.$C$9]+[$ToyPositives.K8]*[$RunningCosts.$A$9]+[$ToyPositives.K8]*[$RunningCosts.$B$9])+([$ToySucCup.E8]*[$MaterialsCosts.$A$14]+[$ToySucCup.K8]*[$RunningCosts.$A$14]+[$ToySucCup.K8]*[$RunningCosts.$B$14]+[$ToySucCup.$N$4]*[$TimeCosts.$A$14]+[$ToySucCup.$O$4]*[$TimeCosts.$B$14]+[$ToySucCup.$P$4]*[$TimeCosts.$C$14])+([$ToySleeve.E8]*[$MaterialsCosts.$A$19]+[$MaterialsCosts.$B$19]+[$MaterialsCosts.$C$19]+[$MaterialsCosts.$D$19]+[$ToySleeve.K8]*[$RunningCosts.$A$19]+[$ToySleeve.K8]*[$RunningCosts.$B$19]+[$ToySleeve.Q8]*[$TimeCosts.$A$19]+[$ToySleeve.R8]*[$TimeCosts.$B$19]+[$ToySleeve.S8]*[$TimeCosts.$C$19])" office:value-type="currency" office:currency="EUR" office:value="142.706" calcext:value-type="currency">
            <text:p>142,71 €</text:p>
          </table:table-cell>
          <table:table-cell table:style-name="ce16" table:formula="of:=([$ToyShells.F8]*[$MaterialsCosts.$A$4]+[$ToyShells.L8]*[$RunningCosts.$A$4]+[$ToyShells.L8]*[$RunningCosts.$B$4]+[$ToyShells.$N$4]*[$TimeCosts.$A$4])+([$ToyPositives.F8]*[$MaterialsCosts.$A$9]+[$ToyPositives.$N$4]*[$TimeCosts.$A$9]+[$ToyPositives.$O$4]*[$TimeCosts.$B$9]+[$ToyPositives.$P$4]*[$TimeCosts.$C$9]+[$ToyPositives.L8]*[$RunningCosts.$A$9]+[$ToyPositives.L8]*[$RunningCosts.$B$9])+([$ToySucCup.F8]*[$MaterialsCosts.$A$14]+[$ToySucCup.L8]*[$RunningCosts.$A$14]+[$ToySucCup.L8]*[$RunningCosts.$B$14]+[$ToySucCup.$N$4]*[$TimeCosts.$A$14]+[$ToySucCup.$O$4]*[$TimeCosts.$B$14]+[$ToySucCup.$P$4]*[$TimeCosts.$C$14])+([$ToySleeve.F8]*[$MaterialsCosts.$A$19]+[$MaterialsCosts.$B$19]+[$MaterialsCosts.$C$19]+[$MaterialsCosts.$D$19]+[$ToySleeve.L8]*[$RunningCosts.$A$19]+[$ToySleeve.L8]*[$RunningCosts.$B$19]+[$ToySleeve.R8]*[$TimeCosts.$A$19]+[$ToySleeve.S8]*[$TimeCosts.$B$19]+[$ToySleeve.T8]*[$TimeCosts.$C$19])" office:value-type="currency" office:currency="EUR" office:value="176.228" calcext:value-type="currency">
            <text:p>176,23 €</text:p>
          </table:table-cell>
          <table:table-cell table:style-name="ce153" table:formula="of:=([$ToyShells.G8]*[$MaterialsCosts.$A$4]+[$ToyShells.M8]*[$RunningCosts.$A$4]+[$ToyShells.M8]*[$RunningCosts.$B$4]+[$ToyShells.$N$4]*[$TimeCosts.$A$4])+([$ToyPositives.G8]*[$MaterialsCosts.$A$9]+[$ToyPositives.$N$4]*[$TimeCosts.$A$9]+[$ToyPositives.$O$4]*[$TimeCosts.$B$9]+[$ToyPositives.$P$4]*[$TimeCosts.$C$9]+[$ToyPositives.M8]*[$RunningCosts.$A$9]+[$ToyPositives.M8]*[$RunningCosts.$B$9])+([$ToySucCup.G8]*[$MaterialsCosts.$A$14]+[$ToySucCup.M8]*[$RunningCosts.$A$14]+[$ToySucCup.M8]*[$RunningCosts.$B$14]+[$ToySucCup.$N$4]*[$TimeCosts.$A$14]+[$ToySucCup.$O$4]*[$TimeCosts.$B$14]+[$ToySucCup.$P$4]*[$TimeCosts.$C$14])+([$ToySleeve.G8]*[$MaterialsCosts.$A$19]+[$MaterialsCosts.$B$19]+[$MaterialsCosts.$C$19]+[$MaterialsCosts.$D$19]+[$ToySleeve.M8]*[$RunningCosts.$A$19]+[$ToySleeve.M8]*[$RunningCosts.$B$19]+[$ToySleeve.S8]*[$TimeCosts.$A$19]+[$ToySleeve.T8]*[$TimeCosts.$B$19]+[$ToySleeve.U8]*[$TimeCosts.$C$19])" office:value-type="currency" office:currency="EUR" office:value="207.008" calcext:value-type="currency">
            <text:p>207,01 €</text:p>
          </table:table-cell>
          <table:table-cell/>
          <table:table-cell table:style-name="ce154" table:formula="of:=([$Toy.B8]*[$MaterialsCosts.$A$24]+[$MaterialsCosts.$B$24]+[$MaterialsCosts.$C$24]*3+[$MaterialsCosts.$D$24])+([$Toy.H8]*[$RunningCosts.$A$24]+[$Toy.H8]*[$RunningCosts.$B$24])+([$Toy.$N8]*[$TimeCosts.$A$24]+[$Toy.$O$3]*[$TimeCosts.$B$24]+[$Toy.$P$3]*[$TimeCosts.$C$24])" office:value-type="currency" office:currency="EUR" office:value="15.47" calcext:value-type="currency">
            <text:p>15.47 €</text:p>
          </table:table-cell>
          <table:table-cell table:style-name="ce115" table:formula="of:=([$Toy.C8]*[$MaterialsCosts.$A$24]+[$MaterialsCosts.$B$24]+[$MaterialsCosts.$C$24]*3+[$MaterialsCosts.$D$24])+([$Toy.I8]*[$RunningCosts.$A$24]+[$Toy.I8]*[$RunningCosts.$B$24])+([$Toy.$N8]*[$TimeCosts.$A$24]+[$Toy.$O$3]*[$TimeCosts.$B$24]+[$Toy.$P$3]*[$TimeCosts.$C$24])" office:value-type="currency" office:currency="EUR" office:value="19.52" calcext:value-type="currency">
            <text:p>19.52 €</text:p>
          </table:table-cell>
          <table:table-cell table:style-name="ce115" table:formula="of:=([$Toy.D8]*[$MaterialsCosts.$A$24]+[$MaterialsCosts.$B$24]+[$MaterialsCosts.$C$24]*3+[$MaterialsCosts.$D$24])+([$Toy.J8]*[$RunningCosts.$A$24]+[$Toy.J8]*[$RunningCosts.$B$24])+([$Toy.$N8]*[$TimeCosts.$A$24]+[$Toy.$O$3]*[$TimeCosts.$B$24]+[$Toy.$P$3]*[$TimeCosts.$C$24])" office:value-type="currency" office:currency="EUR" office:value="26.525" calcext:value-type="currency">
            <text:p>26.53 €</text:p>
          </table:table-cell>
          <table:table-cell table:style-name="ce115" table:formula="of:=([$Toy.E8]*[$MaterialsCosts.$A$24]+[$MaterialsCosts.$B$24]+[$MaterialsCosts.$C$24]*3+[$MaterialsCosts.$D$24])+([$Toy.K8]*[$RunningCosts.$A$24]+[$Toy.K8]*[$RunningCosts.$B$24])+([$Toy.$N8]*[$TimeCosts.$A$24]+[$Toy.$O$3]*[$TimeCosts.$B$24]+[$Toy.$P$3]*[$TimeCosts.$C$24])" office:value-type="currency" office:currency="EUR" office:value="38.6" calcext:value-type="currency">
            <text:p>38.60 €</text:p>
          </table:table-cell>
          <table:table-cell table:style-name="ce115" table:formula="of:=([$Toy.F8]*[$MaterialsCosts.$A$24]+[$MaterialsCosts.$B$24]+[$MaterialsCosts.$C$24]*3+[$MaterialsCosts.$D$24])+([$Toy.L8]*[$RunningCosts.$A$24]+[$Toy.L8]*[$RunningCosts.$B$24])+([$Toy.$N8]*[$TimeCosts.$A$24]+[$Toy.$O$3]*[$TimeCosts.$B$24]+[$Toy.$P$3]*[$TimeCosts.$C$24])" office:value-type="currency" office:currency="EUR" office:value="59.465" calcext:value-type="currency">
            <text:p>59.47 €</text:p>
          </table:table-cell>
          <table:table-cell table:style-name="ce156" table:formula="of:=([$Toy.G8]*[$MaterialsCosts.$A$24]+[$MaterialsCosts.$B$24]+[$MaterialsCosts.$C$24]*3+[$MaterialsCosts.$D$24])+([$Toy.M8]*[$RunningCosts.$A$24]+[$Toy.M8]*[$RunningCosts.$B$24])+([$Toy.$N8]*[$TimeCosts.$A$24]+[$Toy.$O$3]*[$TimeCosts.$B$24]+[$Toy.$P$3]*[$TimeCosts.$C$24])" office:value-type="currency" office:currency="EUR" office:value="95.525" calcext:value-type="currency">
            <text:p>95.53 €</text:p>
          </table:table-cell>
          <table:table-cell/>
          <table:table-cell table:style-name="ce154" table:formula="of:=[$'Init Run Exp Costs'.$L$15]*[$Package.B8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C8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D8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E8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F8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style-name="ce156" table:formula="of:=[$'Init Run Exp Costs'.$L$15]*[$Package.G8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number-columns-repeated="16363"/>
        </table:table-row>
        <table:table-row table:style-name="ro3">
          <table:table-cell table:formula="of:=[$ToyShells.A9]" office:value-type="string" office:string-value="Thalassamorph" calcext:value-type="string">
            <text:p>Thalassamorph</text:p>
          </table:table-cell>
          <table:table-cell table:style-name="ce16" table:formula="of:=([$ToyShells.B9]*[$MaterialsCosts.$A$4]+[$ToyShells.H9]*[$RunningCosts.$A$4]+[$ToyShells.H9]*[$RunningCosts.$B$4]+[$ToyShells.$N$4]*[$TimeCosts.$A$4])+([$ToyPositives.B9]*[$MaterialsCosts.$A$9]+[$ToyPositives.$N$4]*[$TimeCosts.$A$9]+[$ToyPositives.$O$4]*[$TimeCosts.$B$9]+[$ToyPositives.$P$4]*[$TimeCosts.$C$9]+[$ToyPositives.H9]*[$RunningCosts.$A$9]+[$ToyPositives.H9]*[$RunningCosts.$B$9])+([$ToySucCup.B9]*[$MaterialsCosts.$A$14]+[$ToySucCup.H9]*[$RunningCosts.$A$14]+[$ToySucCup.H9]*[$RunningCosts.$B$14]+[$ToySucCup.$N$4]*[$TimeCosts.$A$14]+[$ToySucCup.$O$4]*[$TimeCosts.$B$14]+[$ToySucCup.$P$4]*[$TimeCosts.$C$14])+([$ToySleeve.B9]*[$MaterialsCosts.$A$19]+[$MaterialsCosts.$B$19]+[$MaterialsCosts.$C$19]+[$MaterialsCosts.$D$19]+[$ToySleeve.H9]*[$RunningCosts.$A$19]+[$ToySleeve.H9]*[$RunningCosts.$B$19]+[$ToySleeve.N9]*[$TimeCosts.$A$19]+[$ToySleeve.O9]*[$TimeCosts.$B$19]+[$ToySleeve.P9]*[$TimeCosts.$C$19])" office:value-type="currency" office:currency="EUR" office:value="88.3" calcext:value-type="currency">
            <text:p>88,30 €</text:p>
          </table:table-cell>
          <table:table-cell table:style-name="ce16" table:formula="of:=([$ToyShells.C9]*[$MaterialsCosts.$A$4]+[$ToyShells.I9]*[$RunningCosts.$A$4]+[$ToyShells.I9]*[$RunningCosts.$B$4]+[$ToyShells.$N$4]*[$TimeCosts.$A$4])+([$ToyPositives.C9]*[$MaterialsCosts.$A$9]+[$ToyPositives.$N$4]*[$TimeCosts.$A$9]+[$ToyPositives.$O$4]*[$TimeCosts.$B$9]+[$ToyPositives.$P$4]*[$TimeCosts.$C$9]+[$ToyPositives.I9]*[$RunningCosts.$A$9]+[$ToyPositives.I9]*[$RunningCosts.$B$9])+([$ToySucCup.C9]*[$MaterialsCosts.$A$14]+[$ToySucCup.I9]*[$RunningCosts.$A$14]+[$ToySucCup.I9]*[$RunningCosts.$B$14]+[$ToySucCup.$N$4]*[$TimeCosts.$A$14]+[$ToySucCup.$O$4]*[$TimeCosts.$B$14]+[$ToySucCup.$P$4]*[$TimeCosts.$C$14])+([$ToySleeve.C9]*[$MaterialsCosts.$A$19]+[$MaterialsCosts.$B$19]+[$MaterialsCosts.$C$19]+[$MaterialsCosts.$D$19]+[$ToySleeve.I9]*[$RunningCosts.$A$19]+[$ToySleeve.I9]*[$RunningCosts.$B$19]+[$ToySleeve.O9]*[$TimeCosts.$A$19]+[$ToySleeve.P9]*[$TimeCosts.$B$19]+[$ToySleeve.Q9]*[$TimeCosts.$C$19])" office:value-type="currency" office:currency="EUR" office:value="96.105" calcext:value-type="currency">
            <text:p>96,11 €</text:p>
          </table:table-cell>
          <table:table-cell table:style-name="ce16" table:formula="of:=([$ToyShells.D9]*[$MaterialsCosts.$A$4]+[$ToyShells.J9]*[$RunningCosts.$A$4]+[$ToyShells.J9]*[$RunningCosts.$B$4]+[$ToyShells.$N$4]*[$TimeCosts.$A$4])+([$ToyPositives.D9]*[$MaterialsCosts.$A$9]+[$ToyPositives.$N$4]*[$TimeCosts.$A$9]+[$ToyPositives.$O$4]*[$TimeCosts.$B$9]+[$ToyPositives.$P$4]*[$TimeCosts.$C$9]+[$ToyPositives.J9]*[$RunningCosts.$A$9]+[$ToyPositives.J9]*[$RunningCosts.$B$9])+([$ToySucCup.D9]*[$MaterialsCosts.$A$14]+[$ToySucCup.J9]*[$RunningCosts.$A$14]+[$ToySucCup.J9]*[$RunningCosts.$B$14]+[$ToySucCup.$N$4]*[$TimeCosts.$A$14]+[$ToySucCup.$O$4]*[$TimeCosts.$B$14]+[$ToySucCup.$P$4]*[$TimeCosts.$C$14])+([$ToySleeve.D9]*[$MaterialsCosts.$A$19]+[$MaterialsCosts.$B$19]+[$MaterialsCosts.$C$19]+[$MaterialsCosts.$D$19]+[$ToySleeve.J9]*[$RunningCosts.$A$19]+[$ToySleeve.J9]*[$RunningCosts.$B$19]+[$ToySleeve.P9]*[$TimeCosts.$A$19]+[$ToySleeve.Q9]*[$TimeCosts.$B$19]+[$ToySleeve.R9]*[$TimeCosts.$C$19])" office:value-type="currency" office:currency="EUR" office:value="116.944" calcext:value-type="currency">
            <text:p>116,94 €</text:p>
          </table:table-cell>
          <table:table-cell table:style-name="ce16" table:formula="of:=([$ToyShells.E9]*[$MaterialsCosts.$A$4]+[$ToyShells.K9]*[$RunningCosts.$A$4]+[$ToyShells.K9]*[$RunningCosts.$B$4]+[$ToyShells.$N$4]*[$TimeCosts.$A$4])+([$ToyPositives.E9]*[$MaterialsCosts.$A$9]+[$ToyPositives.$N$4]*[$TimeCosts.$A$9]+[$ToyPositives.$O$4]*[$TimeCosts.$B$9]+[$ToyPositives.$P$4]*[$TimeCosts.$C$9]+[$ToyPositives.K9]*[$RunningCosts.$A$9]+[$ToyPositives.K9]*[$RunningCosts.$B$9])+([$ToySucCup.E9]*[$MaterialsCosts.$A$14]+[$ToySucCup.K9]*[$RunningCosts.$A$14]+[$ToySucCup.K9]*[$RunningCosts.$B$14]+[$ToySucCup.$N$4]*[$TimeCosts.$A$14]+[$ToySucCup.$O$4]*[$TimeCosts.$B$14]+[$ToySucCup.$P$4]*[$TimeCosts.$C$14])+([$ToySleeve.E9]*[$MaterialsCosts.$A$19]+[$MaterialsCosts.$B$19]+[$MaterialsCosts.$C$19]+[$MaterialsCosts.$D$19]+[$ToySleeve.K9]*[$RunningCosts.$A$19]+[$ToySleeve.K9]*[$RunningCosts.$B$19]+[$ToySleeve.Q9]*[$TimeCosts.$A$19]+[$ToySleeve.R9]*[$TimeCosts.$B$19]+[$ToySleeve.S9]*[$TimeCosts.$C$19])" office:value-type="currency" office:currency="EUR" office:value="140.522" calcext:value-type="currency">
            <text:p>140,52 €</text:p>
          </table:table-cell>
          <table:table-cell table:style-name="ce16" table:formula="of:=([$ToyShells.F9]*[$MaterialsCosts.$A$4]+[$ToyShells.L9]*[$RunningCosts.$A$4]+[$ToyShells.L9]*[$RunningCosts.$B$4]+[$ToyShells.$N$4]*[$TimeCosts.$A$4])+([$ToyPositives.F9]*[$MaterialsCosts.$A$9]+[$ToyPositives.$N$4]*[$TimeCosts.$A$9]+[$ToyPositives.$O$4]*[$TimeCosts.$B$9]+[$ToyPositives.$P$4]*[$TimeCosts.$C$9]+[$ToyPositives.L9]*[$RunningCosts.$A$9]+[$ToyPositives.L9]*[$RunningCosts.$B$9])+([$ToySucCup.F9]*[$MaterialsCosts.$A$14]+[$ToySucCup.L9]*[$RunningCosts.$A$14]+[$ToySucCup.L9]*[$RunningCosts.$B$14]+[$ToySucCup.$N$4]*[$TimeCosts.$A$14]+[$ToySucCup.$O$4]*[$TimeCosts.$B$14]+[$ToySucCup.$P$4]*[$TimeCosts.$C$14])+([$ToySleeve.F9]*[$MaterialsCosts.$A$19]+[$MaterialsCosts.$B$19]+[$MaterialsCosts.$C$19]+[$MaterialsCosts.$D$19]+[$ToySleeve.L9]*[$RunningCosts.$A$19]+[$ToySleeve.L9]*[$RunningCosts.$B$19]+[$ToySleeve.R9]*[$TimeCosts.$A$19]+[$ToySleeve.S9]*[$TimeCosts.$B$19]+[$ToySleeve.T9]*[$TimeCosts.$C$19])" office:value-type="currency" office:currency="EUR" office:value="173.042" calcext:value-type="currency">
            <text:p>173,04 €</text:p>
          </table:table-cell>
          <table:table-cell table:style-name="ce153" table:formula="of:=([$ToyShells.G9]*[$MaterialsCosts.$A$4]+[$ToyShells.M9]*[$RunningCosts.$A$4]+[$ToyShells.M9]*[$RunningCosts.$B$4]+[$ToyShells.$N$4]*[$TimeCosts.$A$4])+([$ToyPositives.G9]*[$MaterialsCosts.$A$9]+[$ToyPositives.$N$4]*[$TimeCosts.$A$9]+[$ToyPositives.$O$4]*[$TimeCosts.$B$9]+[$ToyPositives.$P$4]*[$TimeCosts.$C$9]+[$ToyPositives.M9]*[$RunningCosts.$A$9]+[$ToyPositives.M9]*[$RunningCosts.$B$9])+([$ToySucCup.G9]*[$MaterialsCosts.$A$14]+[$ToySucCup.M9]*[$RunningCosts.$A$14]+[$ToySucCup.M9]*[$RunningCosts.$B$14]+[$ToySucCup.$N$4]*[$TimeCosts.$A$14]+[$ToySucCup.$O$4]*[$TimeCosts.$B$14]+[$ToySucCup.$P$4]*[$TimeCosts.$C$14])+([$ToySleeve.G9]*[$MaterialsCosts.$A$19]+[$MaterialsCosts.$B$19]+[$MaterialsCosts.$C$19]+[$MaterialsCosts.$D$19]+[$ToySleeve.M9]*[$RunningCosts.$A$19]+[$ToySleeve.M9]*[$RunningCosts.$B$19]+[$ToySleeve.S9]*[$TimeCosts.$A$19]+[$ToySleeve.T9]*[$TimeCosts.$B$19]+[$ToySleeve.U9]*[$TimeCosts.$C$19])" office:value-type="currency" office:currency="EUR" office:value="202.838" calcext:value-type="currency">
            <text:p>202,84 €</text:p>
          </table:table-cell>
          <table:table-cell/>
          <table:table-cell table:style-name="ce154" table:formula="of:=([$Toy.B9]*[$MaterialsCosts.$A$24]+[$MaterialsCosts.$B$24]+[$MaterialsCosts.$C$24]*3+[$MaterialsCosts.$D$24])+([$Toy.H9]*[$RunningCosts.$A$24]+[$Toy.H9]*[$RunningCosts.$B$24])+([$Toy.$N9]*[$TimeCosts.$A$24]+[$Toy.$O$3]*[$TimeCosts.$B$24]+[$Toy.$P$3]*[$TimeCosts.$C$24])" office:value-type="currency" office:currency="EUR" office:value="12.095" calcext:value-type="currency">
            <text:p>12.10 €</text:p>
          </table:table-cell>
          <table:table-cell table:style-name="ce115" table:formula="of:=([$Toy.C9]*[$MaterialsCosts.$A$24]+[$MaterialsCosts.$B$24]+[$MaterialsCosts.$C$24]*3+[$MaterialsCosts.$D$24])+([$Toy.I9]*[$RunningCosts.$A$24]+[$Toy.I9]*[$RunningCosts.$B$24])+([$Toy.$N9]*[$TimeCosts.$A$24]+[$Toy.$O$3]*[$TimeCosts.$B$24]+[$Toy.$P$3]*[$TimeCosts.$C$24])" office:value-type="currency" office:currency="EUR" office:value="13.685" calcext:value-type="currency">
            <text:p>13.69 €</text:p>
          </table:table-cell>
          <table:table-cell table:style-name="ce115" table:formula="of:=([$Toy.D9]*[$MaterialsCosts.$A$24]+[$MaterialsCosts.$B$24]+[$MaterialsCosts.$C$24]*3+[$MaterialsCosts.$D$24])+([$Toy.J9]*[$RunningCosts.$A$24]+[$Toy.J9]*[$RunningCosts.$B$24])+([$Toy.$N9]*[$TimeCosts.$A$24]+[$Toy.$O$3]*[$TimeCosts.$B$24]+[$Toy.$P$3]*[$TimeCosts.$C$24])" office:value-type="currency" office:currency="EUR" office:value="16.43" calcext:value-type="currency">
            <text:p>16.43 €</text:p>
          </table:table-cell>
          <table:table-cell table:style-name="ce115" table:formula="of:=([$Toy.E9]*[$MaterialsCosts.$A$24]+[$MaterialsCosts.$B$24]+[$MaterialsCosts.$C$24]*3+[$MaterialsCosts.$D$24])+([$Toy.K9]*[$RunningCosts.$A$24]+[$Toy.K9]*[$RunningCosts.$B$24])+([$Toy.$N9]*[$TimeCosts.$A$24]+[$Toy.$O$3]*[$TimeCosts.$B$24]+[$Toy.$P$3]*[$TimeCosts.$C$24])" office:value-type="currency" office:currency="EUR" office:value="21.155" calcext:value-type="currency">
            <text:p>21.16 €</text:p>
          </table:table-cell>
          <table:table-cell table:style-name="ce115" table:formula="of:=([$Toy.F9]*[$MaterialsCosts.$A$24]+[$MaterialsCosts.$B$24]+[$MaterialsCosts.$C$24]*3+[$MaterialsCosts.$D$24])+([$Toy.L9]*[$RunningCosts.$A$24]+[$Toy.L9]*[$RunningCosts.$B$24])+([$Toy.$N9]*[$TimeCosts.$A$24]+[$Toy.$O$3]*[$TimeCosts.$B$24]+[$Toy.$P$3]*[$TimeCosts.$C$24])" office:value-type="currency" office:currency="EUR" office:value="29.33" calcext:value-type="currency">
            <text:p>29.33 €</text:p>
          </table:table-cell>
          <table:table-cell table:style-name="ce156" table:formula="of:=([$Toy.G9]*[$MaterialsCosts.$A$24]+[$MaterialsCosts.$B$24]+[$MaterialsCosts.$C$24]*3+[$MaterialsCosts.$D$24])+([$Toy.M9]*[$RunningCosts.$A$24]+[$Toy.M9]*[$RunningCosts.$B$24])+([$Toy.$N9]*[$TimeCosts.$A$24]+[$Toy.$O$3]*[$TimeCosts.$B$24]+[$Toy.$P$3]*[$TimeCosts.$C$24])" office:value-type="currency" office:currency="EUR" office:value="43.46" calcext:value-type="currency">
            <text:p>43.46 €</text:p>
          </table:table-cell>
          <table:table-cell/>
          <table:table-cell table:style-name="ce154" table:formula="of:=[$'Init Run Exp Costs'.$L$15]*[$Package.B9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C9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D9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E9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F9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style-name="ce156" table:formula="of:=[$'Init Run Exp Costs'.$L$15]*[$Package.G9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number-columns-repeated="16363"/>
        </table:table-row>
        <table:table-row table:style-name="ro3">
          <table:table-cell table:formula="of:=[$ToyShells.A10]" office:value-type="string" office:string-value="Spectralis" calcext:value-type="string">
            <text:p>Spectralis</text:p>
          </table:table-cell>
          <table:table-cell table:style-name="ce16" table:formula="of:=([$ToyShells.B10]*[$MaterialsCosts.$A$4]+[$ToyShells.H10]*[$RunningCosts.$A$4]+[$ToyShells.H10]*[$RunningCosts.$B$4]+[$ToyShells.$N$4]*[$TimeCosts.$A$4])+([$ToyPositives.B10]*[$MaterialsCosts.$A$9]+[$ToyPositives.$N$4]*[$TimeCosts.$A$9]+[$ToyPositives.$O$4]*[$TimeCosts.$B$9]+[$ToyPositives.$P$4]*[$TimeCosts.$C$9]+[$ToyPositives.H10]*[$RunningCosts.$A$9]+[$ToyPositives.H10]*[$RunningCosts.$B$9])+([$ToySucCup.B10]*[$MaterialsCosts.$A$14]+[$ToySucCup.H10]*[$RunningCosts.$A$14]+[$ToySucCup.H10]*[$RunningCosts.$B$14]+[$ToySucCup.$N$4]*[$TimeCosts.$A$14]+[$ToySucCup.$O$4]*[$TimeCosts.$B$14]+[$ToySucCup.$P$4]*[$TimeCosts.$C$14])+([$ToySleeve.B10]*[$MaterialsCosts.$A$19]+[$MaterialsCosts.$B$19]+[$MaterialsCosts.$C$19]+[$MaterialsCosts.$D$19]+[$ToySleeve.H10]*[$RunningCosts.$A$19]+[$ToySleeve.H10]*[$RunningCosts.$B$19]+[$ToySleeve.N10]*[$TimeCosts.$A$19]+[$ToySleeve.O10]*[$TimeCosts.$B$19]+[$ToySleeve.P10]*[$TimeCosts.$C$19])" office:value-type="currency" office:currency="EUR" office:value="87.4" calcext:value-type="currency">
            <text:p>87,40 €</text:p>
          </table:table-cell>
          <table:table-cell table:style-name="ce16" table:formula="of:=([$ToyShells.C10]*[$MaterialsCosts.$A$4]+[$ToyShells.I10]*[$RunningCosts.$A$4]+[$ToyShells.I10]*[$RunningCosts.$B$4]+[$ToyShells.$N$4]*[$TimeCosts.$A$4])+([$ToyPositives.C10]*[$MaterialsCosts.$A$9]+[$ToyPositives.$N$4]*[$TimeCosts.$A$9]+[$ToyPositives.$O$4]*[$TimeCosts.$B$9]+[$ToyPositives.$P$4]*[$TimeCosts.$C$9]+[$ToyPositives.I10]*[$RunningCosts.$A$9]+[$ToyPositives.I10]*[$RunningCosts.$B$9])+([$ToySucCup.C10]*[$MaterialsCosts.$A$14]+[$ToySucCup.I10]*[$RunningCosts.$A$14]+[$ToySucCup.I10]*[$RunningCosts.$B$14]+[$ToySucCup.$N$4]*[$TimeCosts.$A$14]+[$ToySucCup.$O$4]*[$TimeCosts.$B$14]+[$ToySucCup.$P$4]*[$TimeCosts.$C$14])+([$ToySleeve.C10]*[$MaterialsCosts.$A$19]+[$MaterialsCosts.$B$19]+[$MaterialsCosts.$C$19]+[$MaterialsCosts.$D$19]+[$ToySleeve.I10]*[$RunningCosts.$A$19]+[$ToySleeve.I10]*[$RunningCosts.$B$19]+[$ToySleeve.O10]*[$TimeCosts.$A$19]+[$ToySleeve.P10]*[$TimeCosts.$B$19]+[$ToySleeve.Q10]*[$TimeCosts.$C$19])" office:value-type="currency" office:currency="EUR" office:value="94.491" calcext:value-type="currency">
            <text:p>94,49 €</text:p>
          </table:table-cell>
          <table:table-cell table:style-name="ce16" table:formula="of:=([$ToyShells.D10]*[$MaterialsCosts.$A$4]+[$ToyShells.J10]*[$RunningCosts.$A$4]+[$ToyShells.J10]*[$RunningCosts.$B$4]+[$ToyShells.$N$4]*[$TimeCosts.$A$4])+([$ToyPositives.D10]*[$MaterialsCosts.$A$9]+[$ToyPositives.$N$4]*[$TimeCosts.$A$9]+[$ToyPositives.$O$4]*[$TimeCosts.$B$9]+[$ToyPositives.$P$4]*[$TimeCosts.$C$9]+[$ToyPositives.J10]*[$RunningCosts.$A$9]+[$ToyPositives.J10]*[$RunningCosts.$B$9])+([$ToySucCup.D10]*[$MaterialsCosts.$A$14]+[$ToySucCup.J10]*[$RunningCosts.$A$14]+[$ToySucCup.J10]*[$RunningCosts.$B$14]+[$ToySucCup.$N$4]*[$TimeCosts.$A$14]+[$ToySucCup.$O$4]*[$TimeCosts.$B$14]+[$ToySucCup.$P$4]*[$TimeCosts.$C$14])+([$ToySleeve.D10]*[$MaterialsCosts.$A$19]+[$MaterialsCosts.$B$19]+[$MaterialsCosts.$C$19]+[$MaterialsCosts.$D$19]+[$ToySleeve.J10]*[$RunningCosts.$A$19]+[$ToySleeve.J10]*[$RunningCosts.$B$19]+[$ToySleeve.P10]*[$TimeCosts.$A$19]+[$ToySleeve.Q10]*[$TimeCosts.$B$19]+[$ToySleeve.R10]*[$TimeCosts.$C$19])" office:value-type="currency" office:currency="EUR" office:value="114.241" calcext:value-type="currency">
            <text:p>114,24 €</text:p>
          </table:table-cell>
          <table:table-cell table:style-name="ce16" table:formula="of:=([$ToyShells.E10]*[$MaterialsCosts.$A$4]+[$ToyShells.K10]*[$RunningCosts.$A$4]+[$ToyShells.K10]*[$RunningCosts.$B$4]+[$ToyShells.$N$4]*[$TimeCosts.$A$4])+([$ToyPositives.E10]*[$MaterialsCosts.$A$9]+[$ToyPositives.$N$4]*[$TimeCosts.$A$9]+[$ToyPositives.$O$4]*[$TimeCosts.$B$9]+[$ToyPositives.$P$4]*[$TimeCosts.$C$9]+[$ToyPositives.K10]*[$RunningCosts.$A$9]+[$ToyPositives.K10]*[$RunningCosts.$B$9])+([$ToySucCup.E10]*[$MaterialsCosts.$A$14]+[$ToySucCup.K10]*[$RunningCosts.$A$14]+[$ToySucCup.K10]*[$RunningCosts.$B$14]+[$ToySucCup.$N$4]*[$TimeCosts.$A$14]+[$ToySucCup.$O$4]*[$TimeCosts.$B$14]+[$ToySucCup.$P$4]*[$TimeCosts.$C$14])+([$ToySleeve.E10]*[$MaterialsCosts.$A$19]+[$MaterialsCosts.$B$19]+[$MaterialsCosts.$C$19]+[$MaterialsCosts.$D$19]+[$ToySleeve.K10]*[$RunningCosts.$A$19]+[$ToySleeve.K10]*[$RunningCosts.$B$19]+[$ToySleeve.Q10]*[$TimeCosts.$A$19]+[$ToySleeve.R10]*[$TimeCosts.$B$19]+[$ToySleeve.S10]*[$TimeCosts.$C$19])" office:value-type="currency" office:currency="EUR" office:value="135.854" calcext:value-type="currency">
            <text:p>135,85 €</text:p>
          </table:table-cell>
          <table:table-cell table:style-name="ce16" table:formula="of:=([$ToyShells.F10]*[$MaterialsCosts.$A$4]+[$ToyShells.L10]*[$RunningCosts.$A$4]+[$ToyShells.L10]*[$RunningCosts.$B$4]+[$ToyShells.$N$4]*[$TimeCosts.$A$4])+([$ToyPositives.F10]*[$MaterialsCosts.$A$9]+[$ToyPositives.$N$4]*[$TimeCosts.$A$9]+[$ToyPositives.$O$4]*[$TimeCosts.$B$9]+[$ToyPositives.$P$4]*[$TimeCosts.$C$9]+[$ToyPositives.L10]*[$RunningCosts.$A$9]+[$ToyPositives.L10]*[$RunningCosts.$B$9])+([$ToySucCup.F10]*[$MaterialsCosts.$A$14]+[$ToySucCup.L10]*[$RunningCosts.$A$14]+[$ToySucCup.L10]*[$RunningCosts.$B$14]+[$ToySucCup.$N$4]*[$TimeCosts.$A$14]+[$ToySucCup.$O$4]*[$TimeCosts.$B$14]+[$ToySucCup.$P$4]*[$TimeCosts.$C$14])+([$ToySleeve.F10]*[$MaterialsCosts.$A$19]+[$MaterialsCosts.$B$19]+[$MaterialsCosts.$C$19]+[$MaterialsCosts.$D$19]+[$ToySleeve.L10]*[$RunningCosts.$A$19]+[$ToySleeve.L10]*[$RunningCosts.$B$19]+[$ToySleeve.R10]*[$TimeCosts.$A$19]+[$ToySleeve.S10]*[$TimeCosts.$B$19]+[$ToySleeve.T10]*[$TimeCosts.$C$19])" office:value-type="currency" office:currency="EUR" office:value="164.966" calcext:value-type="currency">
            <text:p>164,97 €</text:p>
          </table:table-cell>
          <table:table-cell table:style-name="ce153" table:formula="of:=([$ToyShells.G10]*[$MaterialsCosts.$A$4]+[$ToyShells.M10]*[$RunningCosts.$A$4]+[$ToyShells.M10]*[$RunningCosts.$B$4]+[$ToyShells.$N$4]*[$TimeCosts.$A$4])+([$ToyPositives.G10]*[$MaterialsCosts.$A$9]+[$ToyPositives.$N$4]*[$TimeCosts.$A$9]+[$ToyPositives.$O$4]*[$TimeCosts.$B$9]+[$ToyPositives.$P$4]*[$TimeCosts.$C$9]+[$ToyPositives.M10]*[$RunningCosts.$A$9]+[$ToyPositives.M10]*[$RunningCosts.$B$9])+([$ToySucCup.G10]*[$MaterialsCosts.$A$14]+[$ToySucCup.M10]*[$RunningCosts.$A$14]+[$ToySucCup.M10]*[$RunningCosts.$B$14]+[$ToySucCup.$N$4]*[$TimeCosts.$A$14]+[$ToySucCup.$O$4]*[$TimeCosts.$B$14]+[$ToySucCup.$P$4]*[$TimeCosts.$C$14])+([$ToySleeve.G10]*[$MaterialsCosts.$A$19]+[$MaterialsCosts.$B$19]+[$MaterialsCosts.$C$19]+[$MaterialsCosts.$D$19]+[$ToySleeve.M10]*[$RunningCosts.$A$19]+[$ToySleeve.M10]*[$RunningCosts.$B$19]+[$ToySleeve.S10]*[$TimeCosts.$A$19]+[$ToySleeve.T10]*[$TimeCosts.$B$19]+[$ToySleeve.U10]*[$TimeCosts.$C$19])" office:value-type="currency" office:currency="EUR" office:value="188.912" calcext:value-type="currency">
            <text:p>188,91 €</text:p>
          </table:table-cell>
          <table:table-cell/>
          <table:table-cell table:style-name="ce154" table:formula="of:=([$Toy.B10]*[$MaterialsCosts.$A$24]+[$MaterialsCosts.$B$24]+[$MaterialsCosts.$C$24]*3+[$MaterialsCosts.$D$24])+([$Toy.H10]*[$RunningCosts.$A$24]+[$Toy.H10]*[$RunningCosts.$B$24])+([$Toy.$N10]*[$TimeCosts.$A$24]+[$Toy.$O$3]*[$TimeCosts.$B$24]+[$Toy.$P$3]*[$TimeCosts.$C$24])" office:value-type="currency" office:currency="EUR" office:value="13.295" calcext:value-type="currency">
            <text:p>13.30 €</text:p>
          </table:table-cell>
          <table:table-cell table:style-name="ce115" table:formula="of:=([$Toy.C10]*[$MaterialsCosts.$A$24]+[$MaterialsCosts.$B$24]+[$MaterialsCosts.$C$24]*3+[$MaterialsCosts.$D$24])+([$Toy.I10]*[$RunningCosts.$A$24]+[$Toy.I10]*[$RunningCosts.$B$24])+([$Toy.$N10]*[$TimeCosts.$A$24]+[$Toy.$O$3]*[$TimeCosts.$B$24]+[$Toy.$P$3]*[$TimeCosts.$C$24])" office:value-type="currency" office:currency="EUR" office:value="15.755" calcext:value-type="currency">
            <text:p>15.76 €</text:p>
          </table:table-cell>
          <table:table-cell table:style-name="ce115" table:formula="of:=([$Toy.D10]*[$MaterialsCosts.$A$24]+[$MaterialsCosts.$B$24]+[$MaterialsCosts.$C$24]*3+[$MaterialsCosts.$D$24])+([$Toy.J10]*[$RunningCosts.$A$24]+[$Toy.J10]*[$RunningCosts.$B$24])+([$Toy.$N10]*[$TimeCosts.$A$24]+[$Toy.$O$3]*[$TimeCosts.$B$24]+[$Toy.$P$3]*[$TimeCosts.$C$24])" office:value-type="currency" office:currency="EUR" office:value="20.015" calcext:value-type="currency">
            <text:p>20.02 €</text:p>
          </table:table-cell>
          <table:table-cell table:style-name="ce115" table:formula="of:=([$Toy.E10]*[$MaterialsCosts.$A$24]+[$MaterialsCosts.$B$24]+[$MaterialsCosts.$C$24]*3+[$MaterialsCosts.$D$24])+([$Toy.K10]*[$RunningCosts.$A$24]+[$Toy.K10]*[$RunningCosts.$B$24])+([$Toy.$N10]*[$TimeCosts.$A$24]+[$Toy.$O$3]*[$TimeCosts.$B$24]+[$Toy.$P$3]*[$TimeCosts.$C$24])" office:value-type="currency" office:currency="EUR" office:value="27.365" calcext:value-type="currency">
            <text:p>27.37 €</text:p>
          </table:table-cell>
          <table:table-cell table:style-name="ce115" table:formula="of:=([$Toy.F10]*[$MaterialsCosts.$A$24]+[$MaterialsCosts.$B$24]+[$MaterialsCosts.$C$24]*3+[$MaterialsCosts.$D$24])+([$Toy.L10]*[$RunningCosts.$A$24]+[$Toy.L10]*[$RunningCosts.$B$24])+([$Toy.$N10]*[$TimeCosts.$A$24]+[$Toy.$O$3]*[$TimeCosts.$B$24]+[$Toy.$P$3]*[$TimeCosts.$C$24])" office:value-type="currency" office:currency="EUR" office:value="40.055" calcext:value-type="currency">
            <text:p>40.06 €</text:p>
          </table:table-cell>
          <table:table-cell table:style-name="ce156" table:formula="of:=([$Toy.G10]*[$MaterialsCosts.$A$24]+[$MaterialsCosts.$B$24]+[$MaterialsCosts.$C$24]*3+[$MaterialsCosts.$D$24])+([$Toy.M10]*[$RunningCosts.$A$24]+[$Toy.M10]*[$RunningCosts.$B$24])+([$Toy.$N10]*[$TimeCosts.$A$24]+[$Toy.$O$3]*[$TimeCosts.$B$24]+[$Toy.$P$3]*[$TimeCosts.$C$24])" office:value-type="currency" office:currency="EUR" office:value="61.97" calcext:value-type="currency">
            <text:p>61.97 €</text:p>
          </table:table-cell>
          <table:table-cell/>
          <table:table-cell table:style-name="ce154" table:formula="of:=[$'Init Run Exp Costs'.$L$15]*[$Package.B10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C10]+[$'Init Run Exp Costs'.$L$16]+[$'Init Run Exp Costs'.$L$17]+[$'Init Run Exp Costs'.$L$18]" office:value-type="currency" office:currency="EUR" office:value="6.424" calcext:value-type="currency">
            <text:p>6.42 €</text:p>
          </table:table-cell>
          <table:table-cell table:style-name="ce115" table:formula="of:=[$'Init Run Exp Costs'.$L$15]*[$Package.D10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E10]+[$'Init Run Exp Costs'.$L$16]+[$'Init Run Exp Costs'.$L$17]+[$'Init Run Exp Costs'.$L$18]" office:value-type="currency" office:currency="EUR" office:value="7.688" calcext:value-type="currency">
            <text:p>7.69 €</text:p>
          </table:table-cell>
          <table:table-cell table:style-name="ce115" table:formula="of:=[$'Init Run Exp Costs'.$L$15]*[$Package.F10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style-name="ce156" table:formula="of:=[$'Init Run Exp Costs'.$L$15]*[$Package.G10]+[$'Init Run Exp Costs'.$L$16]+[$'Init Run Exp Costs'.$L$17]+[$'Init Run Exp Costs'.$L$18]" office:value-type="currency" office:currency="EUR" office:value="8.32" calcext:value-type="currency">
            <text:p>8.32 €</text:p>
          </table:table-cell>
          <table:table-cell table:number-columns-repeated="16363"/>
        </table:table-row>
        <table:table-row table:style-name="ro3">
          <table:table-cell table:formula="of:=[$ToyShells.A11]" office:value-type="string" office:string-value="Wolf Paw" calcext:value-type="string">
            <text:p>Wolf Paw</text:p>
          </table:table-cell>
          <table:table-cell table:number-columns-repeated="16383"/>
        </table:table-row>
        <table:table-row table:style-name="ro3">
          <table:table-cell table:formula="of:=[$ToyShells.A12]" office:value-type="string" office:string-value="Cat Paw" calcext:value-type="string">
            <text:p>Cat Paw</text:p>
          </table:table-cell>
          <table:table-cell table:number-columns-repeated="16383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style-name="ce149"/>
          <table:table-cell table:style-name="ce112" table:number-columns-repeated="5"/>
          <table:table-cell table:style-name="ce114"/>
          <table:table-cell/>
          <table:table-cell table:style-name="ce110"/>
          <table:table-cell table:style-name="ce112" table:number-columns-repeated="4"/>
          <table:table-cell table:style-name="ce114"/>
          <table:table-cell/>
          <table:table-cell table:style-name="ce110"/>
          <table:table-cell table:style-name="ce112" table:number-columns-repeated="4"/>
          <table:table-cell table:style-name="ce114"/>
          <table:table-cell table:number-columns-repeated="16363"/>
        </table:table-row>
      </table:table>
      <table:table table:name="Final Selling Costs" table:style-name="ta1">
        <table:table-column table:style-name="co18" table:default-cell-style-name="ce148"/>
        <table:table-column table:style-name="co32" table:default-cell-style-name="ce82"/>
        <table:table-column table:style-name="co2" table:number-columns-repeated="4" table:default-cell-style-name="Default"/>
        <table:table-column table:style-name="co33" table:default-cell-style-name="ce86"/>
        <table:table-column table:style-name="co2" table:default-cell-style-name="ce170"/>
        <table:table-column table:style-name="co2" table:number-columns-repeated="4" table:default-cell-style-name="Default"/>
        <table:table-column table:style-name="co2" table:default-cell-style-name="ce176"/>
        <table:table-column table:style-name="co2" table:default-cell-style-name="ce170"/>
        <table:table-column table:style-name="co2" table:number-columns-repeated="4" table:default-cell-style-name="Default"/>
        <table:table-column table:style-name="co2" table:default-cell-style-name="ce176"/>
        <table:table-column table:style-name="co2" table:default-cell-style-name="ce82"/>
        <table:table-column table:style-name="co2" table:number-columns-repeated="4" table:default-cell-style-name="Default"/>
        <table:table-column table:style-name="co2" table:default-cell-style-name="ce86"/>
        <table:table-column table:style-name="co2" table:number-columns-repeated="16359" table:default-cell-style-name="Default"/>
        <table:table-row table:style-name="ro4">
          <table:table-cell table:style-name="ce182" office:value-type="string" calcext:value-type="string" table:number-columns-spanned="7" table:number-rows-spanned="1">
            <text:p>Listing Price in €</text:p>
          </table:table-cell>
          <table:covered-table-cell table:style-name="ce157"/>
          <table:covered-table-cell table:number-columns-repeated="4" table:style-name="ce150"/>
          <table:covered-table-cell table:style-name="ce152"/>
          <table:table-cell table:style-name="ce232" office:value-type="string" calcext:value-type="string" table:number-columns-spanned="6" table:number-rows-spanned="1">
            <text:p>Listing Price in $ - 1,18 multiplier 11.05.2026</text:p>
          </table:table-cell>
          <table:covered-table-cell table:number-columns-repeated="2" table:style-name="ce236"/>
          <table:covered-table-cell table:style-name="ce237"/>
          <table:covered-table-cell table:style-name="ce236"/>
          <table:covered-table-cell table:style-name="ce238"/>
          <table:table-cell table:style-name="ce232" office:value-type="string" calcext:value-type="string" table:number-columns-spanned="6" table:number-rows-spanned="1">
            <text:p>Difference in €</text:p>
          </table:table-cell>
          <table:covered-table-cell table:number-columns-repeated="4" table:style-name="ce241"/>
          <table:covered-table-cell table:style-name="ce238"/>
          <table:table-cell table:style-name="ce246" office:value-type="string" calcext:value-type="string" table:number-columns-spanned="6" table:number-rows-spanned="1">
            <text:p>Difference in $</text:p>
          </table:table-cell>
          <table:covered-table-cell table:number-columns-repeated="4" table:style-name="ce150"/>
          <table:covered-table-cell table:style-name="ce152"/>
          <table:table-cell table:style-name="ce199" table:number-columns-repeated="16359"/>
        </table:table-row>
        <table:table-row table:style-name="ro2">
          <table:table-cell table:style-name="ce151" office:value-type="string" calcext:value-type="string">
            <text:p>Product</text:p>
          </table:table-cell>
          <table:table-cell table:style-name="ce151" office:value-type="string" calcext:value-type="string">
            <text:p>XS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M</text:p>
          </table:table-cell>
          <table:table-cell table:style-name="ce151" office:value-type="string" calcext:value-type="string">
            <text:p>L</text:p>
          </table:table-cell>
          <table:table-cell table:style-name="ce151" office:value-type="string" calcext:value-type="string">
            <text:p>XL</text:p>
          </table:table-cell>
          <table:table-cell table:style-name="ce151" office:value-type="string" calcext:value-type="string">
            <text:p>XXL</text:p>
          </table:table-cell>
          <table:table-cell table:style-name="ce233" office:value-type="string" calcext:value-type="string">
            <text:p>XS</text:p>
          </table:table-cell>
          <table:table-cell table:style-name="ce233" office:value-type="string" calcext:value-type="string">
            <text:p>S</text:p>
          </table:table-cell>
          <table:table-cell table:style-name="ce233" office:value-type="string" calcext:value-type="string">
            <text:p>M</text:p>
          </table:table-cell>
          <table:table-cell table:style-name="ce233" office:value-type="string" calcext:value-type="string">
            <text:p>L</text:p>
          </table:table-cell>
          <table:table-cell table:style-name="ce233" office:value-type="string" calcext:value-type="string">
            <text:p>XL</text:p>
          </table:table-cell>
          <table:table-cell table:style-name="ce233" office:value-type="string" calcext:value-type="string">
            <text:p>XXL</text:p>
          </table:table-cell>
          <table:table-cell table:style-name="ce233" office:value-type="string" calcext:value-type="string">
            <text:p>XS</text:p>
          </table:table-cell>
          <table:table-cell table:style-name="ce233" office:value-type="string" calcext:value-type="string">
            <text:p>S</text:p>
          </table:table-cell>
          <table:table-cell table:style-name="ce233" office:value-type="string" calcext:value-type="string">
            <text:p>M</text:p>
          </table:table-cell>
          <table:table-cell table:style-name="ce233" office:value-type="string" calcext:value-type="string">
            <text:p>L</text:p>
          </table:table-cell>
          <table:table-cell table:style-name="ce233" office:value-type="string" calcext:value-type="string">
            <text:p>XL</text:p>
          </table:table-cell>
          <table:table-cell table:style-name="ce233" office:value-type="string" calcext:value-type="string">
            <text:p>XXL</text:p>
          </table:table-cell>
          <table:table-cell table:style-name="ce151" office:value-type="string" calcext:value-type="string">
            <text:p>XS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M</text:p>
          </table:table-cell>
          <table:table-cell table:style-name="ce151" office:value-type="string" calcext:value-type="string">
            <text:p>L</text:p>
          </table:table-cell>
          <table:table-cell table:style-name="ce151" office:value-type="string" calcext:value-type="string">
            <text:p>XL</text:p>
          </table:table-cell>
          <table:table-cell table:style-name="ce151" office:value-type="string" calcext:value-type="string">
            <text:p>XXL</text:p>
          </table:table-cell>
          <table:table-cell table:style-name="ce2" table:number-columns-repeated="16359"/>
        </table:table-row>
        <table:table-row table:style-name="ro3">
          <table:table-cell table:formula="of:=[$ToyShells.A3]" office:value-type="string" office:string-value="Avrass" calcext:value-type="string">
            <text:p>Avrass</text:p>
          </table:table-cell>
          <table:table-cell table:style-name="ce158" table:formula="of:=COM.MICROSOFT.CEILING.PRECISE(([$'Finalizational costs'.B3]*[$'Cost Structure'.$A$3]+[$'Finalizational costs'.I3]*[$'Cost Structure'.$B$3]+[$'Finalizational costs'.I3]*[$'Cost Structure'.$E$3]+(5*[$'Init Run Exp Costs'.$H$11]*[$'Cost Structure'.$C$3])+[$'Finalizational costs'.P3])+(([$'Finalizational costs'.B3]*[$'Cost Structure'.$A$3]+[$'Finalizational costs'.I3]*[$'Cost Structure'.$B$3]+[$'Finalizational costs'.I3]*[$'Cost Structure'.$E$3]+(5*[$'Init Run Exp Costs'.$H$11]*[$'Cost Structure'.$C$3])+[$'Finalizational costs'.P3])*[$'Cost Structure'.$G$3])+(([$'Finalizational costs'.B3]*[$'Cost Structure'.$A$3]+[$'Finalizational costs'.I3]*[$'Cost Structure'.$B$3]+[$'Finalizational costs'.I3]*[$'Cost Structure'.$E$3]+(5*[$'Init Run Exp Costs'.$H$11]*[$'Cost Structure'.$C$3])+[$'Finalizational costs'.P3])*[$'Cost Structure'.$D$3]); 1)" office:value-type="currency" office:currency="EUR" office:value="54" calcext:value-type="currency">
            <text:p>54,00 €</text:p>
          </table:table-cell>
          <table:table-cell table:style-name="ce162" table:formula="of:=COM.MICROSOFT.CEILING.PRECISE(([$'Finalizational costs'.C3]*[$'Cost Structure'.$A$3]+[$'Finalizational costs'.J3]*[$'Cost Structure'.$B$3]+[$'Finalizational costs'.J3]*[$'Cost Structure'.$E$3]+(5*[$'Init Run Exp Costs'.$H$11]*[$'Cost Structure'.$C$3])+[$'Finalizational costs'.Q3])+(([$'Finalizational costs'.C3]*[$'Cost Structure'.$A$3]+[$'Finalizational costs'.J3]*[$'Cost Structure'.$B$3]+[$'Finalizational costs'.J3]*[$'Cost Structure'.$E$3]+(5*[$'Init Run Exp Costs'.$H$11]*[$'Cost Structure'.$C$3])+[$'Finalizational costs'.Q3])*[$'Cost Structure'.$G$3])+(([$'Finalizational costs'.C3]*[$'Cost Structure'.$A$3]+[$'Finalizational costs'.J3]*[$'Cost Structure'.$B$3]+[$'Finalizational costs'.J3]*[$'Cost Structure'.$E$3]+(5*[$'Init Run Exp Costs'.$H$11]*[$'Cost Structure'.$C$3])+[$'Finalizational costs'.Q3])*[$'Cost Structure'.$D$3]); 1)" office:value-type="currency" office:currency="EUR" office:value="59" calcext:value-type="currency">
            <text:p>59,00 €</text:p>
          </table:table-cell>
          <table:table-cell table:style-name="ce162" table:formula="of:=COM.MICROSOFT.CEILING.PRECISE(([$'Finalizational costs'.D3]*[$'Cost Structure'.$A$3]+[$'Finalizational costs'.K3]*[$'Cost Structure'.$B$3]+[$'Finalizational costs'.K3]*[$'Cost Structure'.$E$3]+(5*[$'Init Run Exp Costs'.$H$11]*[$'Cost Structure'.$C$3])+[$'Finalizational costs'.R3])+(([$'Finalizational costs'.D3]*[$'Cost Structure'.$A$3]+[$'Finalizational costs'.K3]*[$'Cost Structure'.$B$3]+[$'Finalizational costs'.K3]*[$'Cost Structure'.$E$3]+(5*[$'Init Run Exp Costs'.$H$11]*[$'Cost Structure'.$C$3])+[$'Finalizational costs'.R3])*[$'Cost Structure'.$G$3])+(([$'Finalizational costs'.D3]*[$'Cost Structure'.$A$3]+[$'Finalizational costs'.K3]*[$'Cost Structure'.$B$3]+[$'Finalizational costs'.K3]*[$'Cost Structure'.$E$3]+(5*[$'Init Run Exp Costs'.$H$11]*[$'Cost Structure'.$C$3])+[$'Finalizational costs'.R3])*[$'Cost Structure'.$D$3]); 1)" office:value-type="currency" office:currency="EUR" office:value="71" calcext:value-type="currency">
            <text:p>71,00 €</text:p>
          </table:table-cell>
          <table:table-cell table:style-name="ce162" table:formula="of:=COM.MICROSOFT.CEILING.PRECISE(([$'Finalizational costs'.E3]*[$'Cost Structure'.$A$3]+[$'Finalizational costs'.L3]*[$'Cost Structure'.$B$3]+[$'Finalizational costs'.L3]*[$'Cost Structure'.$E$3]+(5*[$'Init Run Exp Costs'.$H$11]*[$'Cost Structure'.$C$3])+[$'Finalizational costs'.S3])+(([$'Finalizational costs'.E3]*[$'Cost Structure'.$A$3]+[$'Finalizational costs'.L3]*[$'Cost Structure'.$B$3]+[$'Finalizational costs'.L3]*[$'Cost Structure'.$E$3]+(5*[$'Init Run Exp Costs'.$H$11]*[$'Cost Structure'.$C$3])+[$'Finalizational costs'.S3])*[$'Cost Structure'.$G$3])+(([$'Finalizational costs'.E3]*[$'Cost Structure'.$A$3]+[$'Finalizational costs'.L3]*[$'Cost Structure'.$B$3]+[$'Finalizational costs'.L3]*[$'Cost Structure'.$E$3]+(5*[$'Init Run Exp Costs'.$H$11]*[$'Cost Structure'.$C$3])+[$'Finalizational costs'.S3])*[$'Cost Structure'.$D$3]); 1)" office:value-type="currency" office:currency="EUR" office:value="86" calcext:value-type="currency">
            <text:p>86,00 €</text:p>
          </table:table-cell>
          <table:table-cell table:style-name="ce162" table:formula="of:=COM.MICROSOFT.CEILING.PRECISE(([$'Finalizational costs'.F3]*[$'Cost Structure'.$A$3]+[$'Finalizational costs'.M3]*[$'Cost Structure'.$B$3]+[$'Finalizational costs'.M3]*[$'Cost Structure'.$E$3]+(5*[$'Init Run Exp Costs'.$H$11]*[$'Cost Structure'.$C$3])+[$'Finalizational costs'.T3])+(([$'Finalizational costs'.F3]*[$'Cost Structure'.$A$3]+[$'Finalizational costs'.M3]*[$'Cost Structure'.$B$3]+[$'Finalizational costs'.M3]*[$'Cost Structure'.$E$3]+(5*[$'Init Run Exp Costs'.$H$11]*[$'Cost Structure'.$C$3])+[$'Finalizational costs'.T3])*[$'Cost Structure'.$G$3])+(([$'Finalizational costs'.F3]*[$'Cost Structure'.$A$3]+[$'Finalizational costs'.M3]*[$'Cost Structure'.$B$3]+[$'Finalizational costs'.M3]*[$'Cost Structure'.$E$3]+(5*[$'Init Run Exp Costs'.$H$11]*[$'Cost Structure'.$C$3])+[$'Finalizational costs'.T3])*[$'Cost Structure'.$D$3]); 1)" office:value-type="currency" office:currency="EUR" office:value="111" calcext:value-type="currency">
            <text:p>111,00 €</text:p>
          </table:table-cell>
          <table:table-cell table:style-name="ce166" table:formula="of:=COM.MICROSOFT.CEILING.PRECISE(([$'Finalizational costs'.G3]*[$'Cost Structure'.$A$3]+[$'Finalizational costs'.N3]*[$'Cost Structure'.$B$3]+[$'Finalizational costs'.N3]*[$'Cost Structure'.$E$3]+(5*[$'Init Run Exp Costs'.$H$11]*[$'Cost Structure'.$C$3])+[$'Finalizational costs'.U3])+(([$'Finalizational costs'.G3]*[$'Cost Structure'.$A$3]+[$'Finalizational costs'.N3]*[$'Cost Structure'.$B$3]+[$'Finalizational costs'.N3]*[$'Cost Structure'.$E$3]+(5*[$'Init Run Exp Costs'.$H$11]*[$'Cost Structure'.$C$3])+[$'Finalizational costs'.U3])*[$'Cost Structure'.$G$3])+(([$'Finalizational costs'.G3]*[$'Cost Structure'.$A$3]+[$'Finalizational costs'.N3]*[$'Cost Structure'.$B$3]+[$'Finalizational costs'.N3]*[$'Cost Structure'.$E$3]+(5*[$'Init Run Exp Costs'.$H$11]*[$'Cost Structure'.$C$3])+[$'Finalizational costs'.U3])*[$'Cost Structure'.$D$3]); 1)" office:value-type="currency" office:currency="EUR" office:value="148" calcext:value-type="currency">
            <text:p>148,00 €</text:p>
          </table:table-cell>
          <table:table-cell table:style-name="ce234" table:formula="of:=COM.MICROSOFT.CEILING.PRECISE([.B3]*1.18 ; 1 )" office:value-type="currency" office:currency="USD" office:value="64" calcext:value-type="currency">
            <text:p>$64.00</text:p>
          </table:table-cell>
          <table:table-cell table:style-name="ce234" table:formula="of:=COM.MICROSOFT.CEILING.PRECISE([.C3]*1.18 ; 1 )" office:value-type="currency" office:currency="USD" office:value="70" calcext:value-type="currency">
            <text:p>$70.00</text:p>
          </table:table-cell>
          <table:table-cell table:style-name="ce234" table:formula="of:=COM.MICROSOFT.CEILING.PRECISE([.D3]*1.18 ; 1 )" office:value-type="currency" office:currency="USD" office:value="84" calcext:value-type="currency">
            <text:p>$84.00</text:p>
          </table:table-cell>
          <table:table-cell table:style-name="ce234" table:formula="of:=COM.MICROSOFT.CEILING.PRECISE([.E3]*1.18 ; 1 )" office:value-type="currency" office:currency="USD" office:value="102" calcext:value-type="currency">
            <text:p>$102.00</text:p>
          </table:table-cell>
          <table:table-cell table:style-name="ce234" table:formula="of:=COM.MICROSOFT.CEILING.PRECISE([.F3]*1.18 ; 1 )" office:value-type="currency" office:currency="USD" office:value="131" calcext:value-type="currency">
            <text:p>$131.00</text:p>
          </table:table-cell>
          <table:table-cell table:style-name="ce234" table:formula="of:=COM.MICROSOFT.CEILING.PRECISE([.G3]*1.18 ; 1 )" office:value-type="currency" office:currency="USD" office:value="175" calcext:value-type="currency">
            <text:p>$175.00</text:p>
          </table:table-cell>
          <table:table-cell table:style-name="ce239" table:formula="of:=[.B3]-[.$B$3]" office:value-type="currency" office:currency="EUR" office:value="0" calcext:value-type="currency">
            <text:p>0,00 €</text:p>
          </table:table-cell>
          <table:table-cell table:style-name="ce242" table:formula="of:=[.C3]-[.$B$3]" office:value-type="currency" office:currency="EUR" office:value="5" calcext:value-type="currency">
            <text:p>5,00 €</text:p>
          </table:table-cell>
          <table:table-cell table:style-name="ce242" table:formula="of:=[.D3]-[.$B$3]" office:value-type="currency" office:currency="EUR" office:value="17" calcext:value-type="currency">
            <text:p>17,00 €</text:p>
          </table:table-cell>
          <table:table-cell table:style-name="ce242" table:formula="of:=[.E3]-[.$B$3]" office:value-type="currency" office:currency="EUR" office:value="32" calcext:value-type="currency">
            <text:p>32,00 €</text:p>
          </table:table-cell>
          <table:table-cell table:style-name="ce242" table:formula="of:=[.F3]-[.$B$3]" office:value-type="currency" office:currency="EUR" office:value="57" calcext:value-type="currency">
            <text:p>57,00 €</text:p>
          </table:table-cell>
          <table:table-cell table:style-name="ce244" table:formula="of:=[.G3]-[.$B$3]" office:value-type="currency" office:currency="EUR" office:value="94" calcext:value-type="currency">
            <text:p>94,00 €</text:p>
          </table:table-cell>
          <table:table-cell table:style-name="ce247" table:formula="of:=[.H3]-[.$H3]" office:value-type="currency" office:currency="USD" office:value="0" calcext:value-type="currency">
            <text:p>$0.00</text:p>
          </table:table-cell>
          <table:table-cell table:style-name="ce249" table:formula="of:=[.I3]-[.$H3]" office:value-type="currency" office:currency="USD" office:value="6" calcext:value-type="currency">
            <text:p>$6.00</text:p>
          </table:table-cell>
          <table:table-cell table:style-name="ce249" table:formula="of:=[.J3]-[.$H3]" office:value-type="currency" office:currency="USD" office:value="20" calcext:value-type="currency">
            <text:p>$20.00</text:p>
          </table:table-cell>
          <table:table-cell table:style-name="ce249" table:formula="of:=[.K3]-[.$H3]" office:value-type="currency" office:currency="USD" office:value="38" calcext:value-type="currency">
            <text:p>$38.00</text:p>
          </table:table-cell>
          <table:table-cell table:style-name="ce249" table:formula="of:=[.L3]-[.$H3]" office:value-type="currency" office:currency="USD" office:value="67" calcext:value-type="currency">
            <text:p>$67.00</text:p>
          </table:table-cell>
          <table:table-cell table:style-name="ce251" table:formula="of:=[.M3]-[.$H3]" office:value-type="currency" office:currency="USD" office:value="111" calcext:value-type="currency">
            <text:p>$111.00</text:p>
          </table:table-cell>
          <table:table-cell table:number-columns-repeated="16359"/>
        </table:table-row>
        <table:table-row table:style-name="ro3">
          <table:table-cell table:formula="of:=[$ToyShells.A4]" office:value-type="string" office:string-value="Aoikami" calcext:value-type="string">
            <text:p>Aoikami</text:p>
          </table:table-cell>
          <table:table-cell table:style-name="ce159" table:formula="of:=COM.MICROSOFT.CEILING.PRECISE(([$'Finalizational costs'.B4]*[$'Cost Structure'.$A$3]+[$'Finalizational costs'.I4]*[$'Cost Structure'.$B$3]+[$'Finalizational costs'.I4]*[$'Cost Structure'.$E$3]+(5*[$'Init Run Exp Costs'.$H$11]*[$'Cost Structure'.$C$3])+[$'Finalizational costs'.P4])+(([$'Finalizational costs'.B4]*[$'Cost Structure'.$A$3]+[$'Finalizational costs'.I4]*[$'Cost Structure'.$B$3]+[$'Finalizational costs'.I4]*[$'Cost Structure'.$E$3]+(5*[$'Init Run Exp Costs'.$H$11]*[$'Cost Structure'.$C$3])+[$'Finalizational costs'.P4])*[$'Cost Structure'.$G$3])+(([$'Finalizational costs'.B4]*[$'Cost Structure'.$A$3]+[$'Finalizational costs'.I4]*[$'Cost Structure'.$B$3]+[$'Finalizational costs'.I4]*[$'Cost Structure'.$E$3]+(5*[$'Init Run Exp Costs'.$H$11]*[$'Cost Structure'.$C$3])+[$'Finalizational costs'.P4])*[$'Cost Structure'.$D$3]); 1)" office:value-type="currency" office:currency="EUR" office:value="53" calcext:value-type="currency">
            <text:p>53,00 €</text:p>
          </table:table-cell>
          <table:table-cell table:style-name="ce163" table:formula="of:=COM.MICROSOFT.CEILING.PRECISE(([$'Finalizational costs'.C4]*[$'Cost Structure'.$A$3]+[$'Finalizational costs'.J4]*[$'Cost Structure'.$B$3]+[$'Finalizational costs'.J4]*[$'Cost Structure'.$E$3]+(5*[$'Init Run Exp Costs'.$H$11]*[$'Cost Structure'.$C$3])+[$'Finalizational costs'.Q4])+(([$'Finalizational costs'.C4]*[$'Cost Structure'.$A$3]+[$'Finalizational costs'.J4]*[$'Cost Structure'.$B$3]+[$'Finalizational costs'.J4]*[$'Cost Structure'.$E$3]+(5*[$'Init Run Exp Costs'.$H$11]*[$'Cost Structure'.$C$3])+[$'Finalizational costs'.Q4])*[$'Cost Structure'.$G$3])+(([$'Finalizational costs'.C4]*[$'Cost Structure'.$A$3]+[$'Finalizational costs'.J4]*[$'Cost Structure'.$B$3]+[$'Finalizational costs'.J4]*[$'Cost Structure'.$E$3]+(5*[$'Init Run Exp Costs'.$H$11]*[$'Cost Structure'.$C$3])+[$'Finalizational costs'.Q4])*[$'Cost Structure'.$D$3]); 1)" office:value-type="currency" office:currency="EUR" office:value="58" calcext:value-type="currency">
            <text:p>58,00 €</text:p>
          </table:table-cell>
          <table:table-cell table:style-name="ce163" table:formula="of:=COM.MICROSOFT.CEILING.PRECISE(([$'Finalizational costs'.D4]*[$'Cost Structure'.$A$3]+[$'Finalizational costs'.K4]*[$'Cost Structure'.$B$3]+[$'Finalizational costs'.K4]*[$'Cost Structure'.$E$3]+(5*[$'Init Run Exp Costs'.$H$11]*[$'Cost Structure'.$C$3])+[$'Finalizational costs'.R4])+(([$'Finalizational costs'.D4]*[$'Cost Structure'.$A$3]+[$'Finalizational costs'.K4]*[$'Cost Structure'.$B$3]+[$'Finalizational costs'.K4]*[$'Cost Structure'.$E$3]+(5*[$'Init Run Exp Costs'.$H$11]*[$'Cost Structure'.$C$3])+[$'Finalizational costs'.R4])*[$'Cost Structure'.$G$3])+(([$'Finalizational costs'.D4]*[$'Cost Structure'.$A$3]+[$'Finalizational costs'.K4]*[$'Cost Structure'.$B$3]+[$'Finalizational costs'.K4]*[$'Cost Structure'.$E$3]+(5*[$'Init Run Exp Costs'.$H$11]*[$'Cost Structure'.$C$3])+[$'Finalizational costs'.R4])*[$'Cost Structure'.$D$3]); 1)" office:value-type="currency" office:currency="EUR" office:value="69" calcext:value-type="currency">
            <text:p>69,00 €</text:p>
          </table:table-cell>
          <table:table-cell table:style-name="ce163" table:formula="of:=COM.MICROSOFT.CEILING.PRECISE(([$'Finalizational costs'.E4]*[$'Cost Structure'.$A$3]+[$'Finalizational costs'.L4]*[$'Cost Structure'.$B$3]+[$'Finalizational costs'.L4]*[$'Cost Structure'.$E$3]+(5*[$'Init Run Exp Costs'.$H$11]*[$'Cost Structure'.$C$3])+[$'Finalizational costs'.S4])+(([$'Finalizational costs'.E4]*[$'Cost Structure'.$A$3]+[$'Finalizational costs'.L4]*[$'Cost Structure'.$B$3]+[$'Finalizational costs'.L4]*[$'Cost Structure'.$E$3]+(5*[$'Init Run Exp Costs'.$H$11]*[$'Cost Structure'.$C$3])+[$'Finalizational costs'.S4])*[$'Cost Structure'.$G$3])+(([$'Finalizational costs'.E4]*[$'Cost Structure'.$A$3]+[$'Finalizational costs'.L4]*[$'Cost Structure'.$B$3]+[$'Finalizational costs'.L4]*[$'Cost Structure'.$E$3]+(5*[$'Init Run Exp Costs'.$H$11]*[$'Cost Structure'.$C$3])+[$'Finalizational costs'.S4])*[$'Cost Structure'.$D$3]); 1)" office:value-type="currency" office:currency="EUR" office:value="83" calcext:value-type="currency">
            <text:p>83,00 €</text:p>
          </table:table-cell>
          <table:table-cell table:style-name="ce163" table:formula="of:=COM.MICROSOFT.CEILING.PRECISE(([$'Finalizational costs'.F4]*[$'Cost Structure'.$A$3]+[$'Finalizational costs'.M4]*[$'Cost Structure'.$B$3]+[$'Finalizational costs'.M4]*[$'Cost Structure'.$E$3]+(5*[$'Init Run Exp Costs'.$H$11]*[$'Cost Structure'.$C$3])+[$'Finalizational costs'.T4])+(([$'Finalizational costs'.F4]*[$'Cost Structure'.$A$3]+[$'Finalizational costs'.M4]*[$'Cost Structure'.$B$3]+[$'Finalizational costs'.M4]*[$'Cost Structure'.$E$3]+(5*[$'Init Run Exp Costs'.$H$11]*[$'Cost Structure'.$C$3])+[$'Finalizational costs'.T4])*[$'Cost Structure'.$G$3])+(([$'Finalizational costs'.F4]*[$'Cost Structure'.$A$3]+[$'Finalizational costs'.M4]*[$'Cost Structure'.$B$3]+[$'Finalizational costs'.M4]*[$'Cost Structure'.$E$3]+(5*[$'Init Run Exp Costs'.$H$11]*[$'Cost Structure'.$C$3])+[$'Finalizational costs'.T4])*[$'Cost Structure'.$D$3]); 1)" office:value-type="currency" office:currency="EUR" office:value="107" calcext:value-type="currency">
            <text:p>107,00 €</text:p>
          </table:table-cell>
          <table:table-cell table:style-name="ce167" table:formula="of:=COM.MICROSOFT.CEILING.PRECISE(([$'Finalizational costs'.G4]*[$'Cost Structure'.$A$3]+[$'Finalizational costs'.N4]*[$'Cost Structure'.$B$3]+[$'Finalizational costs'.N4]*[$'Cost Structure'.$E$3]+(5*[$'Init Run Exp Costs'.$H$11]*[$'Cost Structure'.$C$3])+[$'Finalizational costs'.U4])+(([$'Finalizational costs'.G4]*[$'Cost Structure'.$A$3]+[$'Finalizational costs'.N4]*[$'Cost Structure'.$B$3]+[$'Finalizational costs'.N4]*[$'Cost Structure'.$E$3]+(5*[$'Init Run Exp Costs'.$H$11]*[$'Cost Structure'.$C$3])+[$'Finalizational costs'.U4])*[$'Cost Structure'.$G$3])+(([$'Finalizational costs'.G4]*[$'Cost Structure'.$A$3]+[$'Finalizational costs'.N4]*[$'Cost Structure'.$B$3]+[$'Finalizational costs'.N4]*[$'Cost Structure'.$E$3]+(5*[$'Init Run Exp Costs'.$H$11]*[$'Cost Structure'.$C$3])+[$'Finalizational costs'.U4])*[$'Cost Structure'.$D$3]); 1)" office:value-type="currency" office:currency="EUR" office:value="143" calcext:value-type="currency">
            <text:p>143,00 €</text:p>
          </table:table-cell>
          <table:table-cell table:style-name="ce234" table:formula="of:=COM.MICROSOFT.CEILING.PRECISE([.B4]*1.18 ; 1 )" office:value-type="currency" office:currency="USD" office:value="63" calcext:value-type="currency">
            <text:p>$63.00</text:p>
          </table:table-cell>
          <table:table-cell table:style-name="ce234" table:formula="of:=COM.MICROSOFT.CEILING.PRECISE([.C4]*1.18 ; 1 )" office:value-type="currency" office:currency="USD" office:value="69" calcext:value-type="currency">
            <text:p>$69.00</text:p>
          </table:table-cell>
          <table:table-cell table:style-name="ce234" table:formula="of:=COM.MICROSOFT.CEILING.PRECISE([.D4]*1.18 ; 1 )" office:value-type="currency" office:currency="USD" office:value="82" calcext:value-type="currency">
            <text:p>$82.00</text:p>
          </table:table-cell>
          <table:table-cell table:style-name="ce234" table:formula="of:=COM.MICROSOFT.CEILING.PRECISE([.E4]*1.18 ; 1 )" office:value-type="currency" office:currency="USD" office:value="98" calcext:value-type="currency">
            <text:p>$98.00</text:p>
          </table:table-cell>
          <table:table-cell table:style-name="ce234" table:formula="of:=COM.MICROSOFT.CEILING.PRECISE([.F4]*1.18 ; 1 )" office:value-type="currency" office:currency="USD" office:value="127" calcext:value-type="currency">
            <text:p>$127.00</text:p>
          </table:table-cell>
          <table:table-cell table:style-name="ce234" table:formula="of:=COM.MICROSOFT.CEILING.PRECISE([.G4]*1.18 ; 1 )" office:value-type="currency" office:currency="USD" office:value="169" calcext:value-type="currency">
            <text:p>$169.00</text:p>
          </table:table-cell>
          <table:table-cell table:style-name="ce239" table:formula="of:=[.B4]-[.$B4]" office:value-type="currency" office:currency="EUR" office:value="0" calcext:value-type="currency">
            <text:p>0,00 €</text:p>
          </table:table-cell>
          <table:table-cell table:style-name="ce242" table:formula="of:=[.C4]-[.$B4]" office:value-type="currency" office:currency="EUR" office:value="5" calcext:value-type="currency">
            <text:p>5,00 €</text:p>
          </table:table-cell>
          <table:table-cell table:style-name="ce242" table:formula="of:=[.D4]-[.$B4]" office:value-type="currency" office:currency="EUR" office:value="16" calcext:value-type="currency">
            <text:p>16,00 €</text:p>
          </table:table-cell>
          <table:table-cell table:style-name="ce242" table:formula="of:=[.E4]-[.$B4]" office:value-type="currency" office:currency="EUR" office:value="30" calcext:value-type="currency">
            <text:p>30,00 €</text:p>
          </table:table-cell>
          <table:table-cell table:style-name="ce242" table:formula="of:=[.F4]-[.$B4]" office:value-type="currency" office:currency="EUR" office:value="54" calcext:value-type="currency">
            <text:p>54,00 €</text:p>
          </table:table-cell>
          <table:table-cell table:style-name="ce244" table:formula="of:=[.G4]-[.$B4]" office:value-type="currency" office:currency="EUR" office:value="90" calcext:value-type="currency">
            <text:p>90,00 €</text:p>
          </table:table-cell>
          <table:table-cell table:style-name="ce247" table:formula="of:=[.H4]-[.$H4]" office:value-type="currency" office:currency="USD" office:value="0" calcext:value-type="currency">
            <text:p>$0.00</text:p>
          </table:table-cell>
          <table:table-cell table:style-name="ce249" table:formula="of:=[.I4]-[.$H4]" office:value-type="currency" office:currency="USD" office:value="6" calcext:value-type="currency">
            <text:p>$6.00</text:p>
          </table:table-cell>
          <table:table-cell table:style-name="ce249" table:formula="of:=[.J4]-[.$H4]" office:value-type="currency" office:currency="USD" office:value="19" calcext:value-type="currency">
            <text:p>$19.00</text:p>
          </table:table-cell>
          <table:table-cell table:style-name="ce249" table:formula="of:=[.K4]-[.$H4]" office:value-type="currency" office:currency="USD" office:value="35" calcext:value-type="currency">
            <text:p>$35.00</text:p>
          </table:table-cell>
          <table:table-cell table:style-name="ce249" table:formula="of:=[.L4]-[.$H4]" office:value-type="currency" office:currency="USD" office:value="64" calcext:value-type="currency">
            <text:p>$64.00</text:p>
          </table:table-cell>
          <table:table-cell table:style-name="ce251" table:formula="of:=[.M4]-[.$H4]" office:value-type="currency" office:currency="USD" office:value="106" calcext:value-type="currency">
            <text:p>$106.00</text:p>
          </table:table-cell>
          <table:table-cell table:number-columns-repeated="16359"/>
        </table:table-row>
        <table:table-row table:style-name="ro3">
          <table:table-cell table:formula="of:=[$ToyShells.A5]" office:value-type="string" office:string-value="Terander" calcext:value-type="string">
            <text:p>Terander</text:p>
          </table:table-cell>
          <table:table-cell table:style-name="ce160" table:formula="of:=COM.MICROSOFT.CEILING.PRECISE(([$'Finalizational costs'.B5]*[$'Cost Structure'.$A$3]+[$'Finalizational costs'.I5]*[$'Cost Structure'.$B$3]+[$'Finalizational costs'.I5]*[$'Cost Structure'.$E$3]+(5*[$'Init Run Exp Costs'.$H$11]*[$'Cost Structure'.$C$3])+[$'Finalizational costs'.P5])+(([$'Finalizational costs'.B5]*[$'Cost Structure'.$A$3]+[$'Finalizational costs'.I5]*[$'Cost Structure'.$B$3]+[$'Finalizational costs'.I5]*[$'Cost Structure'.$E$3]+(5*[$'Init Run Exp Costs'.$H$11]*[$'Cost Structure'.$C$3])+[$'Finalizational costs'.P5])*[$'Cost Structure'.$G$3])+(([$'Finalizational costs'.B5]*[$'Cost Structure'.$A$3]+[$'Finalizational costs'.I5]*[$'Cost Structure'.$B$3]+[$'Finalizational costs'.I5]*[$'Cost Structure'.$E$3]+(5*[$'Init Run Exp Costs'.$H$11]*[$'Cost Structure'.$C$3])+[$'Finalizational costs'.P5])*[$'Cost Structure'.$D$3]); 1)" office:value-type="currency" office:currency="EUR" office:value="41" calcext:value-type="currency">
            <text:p>41,00 €</text:p>
          </table:table-cell>
          <table:table-cell table:style-name="ce164" table:formula="of:=COM.MICROSOFT.CEILING.PRECISE(([$'Finalizational costs'.C5]*[$'Cost Structure'.$A$3]+[$'Finalizational costs'.J5]*[$'Cost Structure'.$B$3]+[$'Finalizational costs'.J5]*[$'Cost Structure'.$E$3]+(5*[$'Init Run Exp Costs'.$H$11]*[$'Cost Structure'.$C$3])+[$'Finalizational costs'.Q5])+(([$'Finalizational costs'.C5]*[$'Cost Structure'.$A$3]+[$'Finalizational costs'.J5]*[$'Cost Structure'.$B$3]+[$'Finalizational costs'.J5]*[$'Cost Structure'.$E$3]+(5*[$'Init Run Exp Costs'.$H$11]*[$'Cost Structure'.$C$3])+[$'Finalizational costs'.Q5])*[$'Cost Structure'.$G$3])+(([$'Finalizational costs'.C5]*[$'Cost Structure'.$A$3]+[$'Finalizational costs'.J5]*[$'Cost Structure'.$B$3]+[$'Finalizational costs'.J5]*[$'Cost Structure'.$E$3]+(5*[$'Init Run Exp Costs'.$H$11]*[$'Cost Structure'.$C$3])+[$'Finalizational costs'.Q5])*[$'Cost Structure'.$D$3]); 1)" office:value-type="currency" office:currency="EUR" office:value="41" calcext:value-type="currency">
            <text:p>41,00 €</text:p>
          </table:table-cell>
          <table:table-cell table:style-name="ce164" table:formula="of:=COM.MICROSOFT.CEILING.PRECISE(([$'Finalizational costs'.D5]*[$'Cost Structure'.$A$3]+[$'Finalizational costs'.K5]*[$'Cost Structure'.$B$3]+[$'Finalizational costs'.K5]*[$'Cost Structure'.$E$3]+(5*[$'Init Run Exp Costs'.$H$11]*[$'Cost Structure'.$C$3])+[$'Finalizational costs'.R5])+(([$'Finalizational costs'.D5]*[$'Cost Structure'.$A$3]+[$'Finalizational costs'.K5]*[$'Cost Structure'.$B$3]+[$'Finalizational costs'.K5]*[$'Cost Structure'.$E$3]+(5*[$'Init Run Exp Costs'.$H$11]*[$'Cost Structure'.$C$3])+[$'Finalizational costs'.R5])*[$'Cost Structure'.$G$3])+(([$'Finalizational costs'.D5]*[$'Cost Structure'.$A$3]+[$'Finalizational costs'.K5]*[$'Cost Structure'.$B$3]+[$'Finalizational costs'.K5]*[$'Cost Structure'.$E$3]+(5*[$'Init Run Exp Costs'.$H$11]*[$'Cost Structure'.$C$3])+[$'Finalizational costs'.R5])*[$'Cost Structure'.$D$3]); 1)" office:value-type="currency" office:currency="EUR" office:value="44" calcext:value-type="currency">
            <text:p>44,00 €</text:p>
          </table:table-cell>
          <table:table-cell table:style-name="ce164" table:formula="of:=COM.MICROSOFT.CEILING.PRECISE(([$'Finalizational costs'.E5]*[$'Cost Structure'.$A$3]+[$'Finalizational costs'.L5]*[$'Cost Structure'.$B$3]+[$'Finalizational costs'.L5]*[$'Cost Structure'.$E$3]+(5*[$'Init Run Exp Costs'.$H$11]*[$'Cost Structure'.$C$3])+[$'Finalizational costs'.S5])+(([$'Finalizational costs'.E5]*[$'Cost Structure'.$A$3]+[$'Finalizational costs'.L5]*[$'Cost Structure'.$B$3]+[$'Finalizational costs'.L5]*[$'Cost Structure'.$E$3]+(5*[$'Init Run Exp Costs'.$H$11]*[$'Cost Structure'.$C$3])+[$'Finalizational costs'.S5])*[$'Cost Structure'.$G$3])+(([$'Finalizational costs'.E5]*[$'Cost Structure'.$A$3]+[$'Finalizational costs'.L5]*[$'Cost Structure'.$B$3]+[$'Finalizational costs'.L5]*[$'Cost Structure'.$E$3]+(5*[$'Init Run Exp Costs'.$H$11]*[$'Cost Structure'.$C$3])+[$'Finalizational costs'.S5])*[$'Cost Structure'.$D$3]); 1)" office:value-type="string" office:string-value="" calcext:value-type="error">
            <text:p>#VALUE!</text:p>
          </table:table-cell>
          <table:table-cell table:style-name="ce164" table:formula="of:=COM.MICROSOFT.CEILING.PRECISE(([$'Finalizational costs'.F5]*[$'Cost Structure'.$A$3]+[$'Finalizational costs'.M5]*[$'Cost Structure'.$B$3]+[$'Finalizational costs'.M5]*[$'Cost Structure'.$E$3]+(5*[$'Init Run Exp Costs'.$H$11]*[$'Cost Structure'.$C$3])+[$'Finalizational costs'.T5])+(([$'Finalizational costs'.F5]*[$'Cost Structure'.$A$3]+[$'Finalizational costs'.M5]*[$'Cost Structure'.$B$3]+[$'Finalizational costs'.M5]*[$'Cost Structure'.$E$3]+(5*[$'Init Run Exp Costs'.$H$11]*[$'Cost Structure'.$C$3])+[$'Finalizational costs'.T5])*[$'Cost Structure'.$G$3])+(([$'Finalizational costs'.F5]*[$'Cost Structure'.$A$3]+[$'Finalizational costs'.M5]*[$'Cost Structure'.$B$3]+[$'Finalizational costs'.M5]*[$'Cost Structure'.$E$3]+(5*[$'Init Run Exp Costs'.$H$11]*[$'Cost Structure'.$C$3])+[$'Finalizational costs'.T5])*[$'Cost Structure'.$D$3]); 1)" office:value-type="string" office:string-value="" calcext:value-type="error">
            <text:p>#VALUE!</text:p>
          </table:table-cell>
          <table:table-cell table:style-name="ce168" table:formula="of:=COM.MICROSOFT.CEILING.PRECISE(([$'Finalizational costs'.G5]*[$'Cost Structure'.$A$3]+[$'Finalizational costs'.N5]*[$'Cost Structure'.$B$3]+[$'Finalizational costs'.N5]*[$'Cost Structure'.$E$3]+(5*[$'Init Run Exp Costs'.$H$11]*[$'Cost Structure'.$C$3])+[$'Finalizational costs'.U5])+(([$'Finalizational costs'.G5]*[$'Cost Structure'.$A$3]+[$'Finalizational costs'.N5]*[$'Cost Structure'.$B$3]+[$'Finalizational costs'.N5]*[$'Cost Structure'.$E$3]+(5*[$'Init Run Exp Costs'.$H$11]*[$'Cost Structure'.$C$3])+[$'Finalizational costs'.U5])*[$'Cost Structure'.$G$3])+(([$'Finalizational costs'.G5]*[$'Cost Structure'.$A$3]+[$'Finalizational costs'.N5]*[$'Cost Structure'.$B$3]+[$'Finalizational costs'.N5]*[$'Cost Structure'.$E$3]+(5*[$'Init Run Exp Costs'.$H$11]*[$'Cost Structure'.$C$3])+[$'Finalizational costs'.U5])*[$'Cost Structure'.$D$3]); 1)" office:value-type="string" office:string-value="" calcext:value-type="error">
            <text:p>#VALUE!</text:p>
          </table:table-cell>
          <table:table-cell table:style-name="ce235" table:formula="of:=COM.MICROSOFT.CEILING.PRECISE([.B5]*1.18 ; 1 )" office:value-type="currency" office:currency="USD" office:value="49" calcext:value-type="currency">
            <text:p>$49.00</text:p>
          </table:table-cell>
          <table:table-cell table:style-name="ce235" table:formula="of:=COM.MICROSOFT.CEILING.PRECISE([.C5]*1.18 ; 1 )" office:value-type="currency" office:currency="USD" office:value="49" calcext:value-type="currency">
            <text:p>$49.00</text:p>
          </table:table-cell>
          <table:table-cell table:style-name="ce235" table:formula="of:=COM.MICROSOFT.CEILING.PRECISE([.D5]*1.18 ; 1 )" office:value-type="currency" office:currency="USD" office:value="52" calcext:value-type="currency">
            <text:p>$52.00</text:p>
          </table:table-cell>
          <table:table-cell table:style-name="ce235" table:formula="of:=COM.MICROSOFT.CEILING.PRECISE([.E5]*1.18 ; 1 )" office:value-type="string" office:string-value="" calcext:value-type="error">
            <text:p>#VALUE!</text:p>
          </table:table-cell>
          <table:table-cell table:style-name="ce235" table:formula="of:=COM.MICROSOFT.CEILING.PRECISE([.F5]*1.18 ; 1 )" office:value-type="string" office:string-value="" calcext:value-type="error">
            <text:p>#VALUE!</text:p>
          </table:table-cell>
          <table:table-cell table:style-name="ce235" table:formula="of:=COM.MICROSOFT.CEILING.PRECISE([.G5]*1.18 ; 1 )" office:value-type="string" office:string-value="" calcext:value-type="error">
            <text:p>#VALUE!</text:p>
          </table:table-cell>
          <table:table-cell table:style-name="ce240" table:formula="of:=[.B5]-[.$B5]" office:value-type="currency" office:currency="EUR" office:value="0" calcext:value-type="currency">
            <text:p>0,00 €</text:p>
          </table:table-cell>
          <table:table-cell table:style-name="ce243" table:formula="of:=[.C5]-[.$B5]" office:value-type="currency" office:currency="EUR" office:value="0" calcext:value-type="currency">
            <text:p>0,00 €</text:p>
          </table:table-cell>
          <table:table-cell table:style-name="ce243" table:formula="of:=[.D5]-[.$B5]" office:value-type="currency" office:currency="EUR" office:value="3" calcext:value-type="currency">
            <text:p>3,00 €</text:p>
          </table:table-cell>
          <table:table-cell table:style-name="ce243" table:formula="of:=[.E5]-[.$B5]" office:value-type="string" office:string-value="" calcext:value-type="error">
            <text:p>#VALUE!</text:p>
          </table:table-cell>
          <table:table-cell table:style-name="ce243" table:formula="of:=[.F5]-[.$B5]" office:value-type="string" office:string-value="" calcext:value-type="error">
            <text:p>#VALUE!</text:p>
          </table:table-cell>
          <table:table-cell table:style-name="ce245" table:formula="of:=[.G5]-[.$B5]" office:value-type="string" office:string-value="" calcext:value-type="error">
            <text:p>#VALUE!</text:p>
          </table:table-cell>
          <table:table-cell table:style-name="ce248" table:formula="of:=[.H5]-[.$H5]" office:value-type="currency" office:currency="USD" office:value="0" calcext:value-type="currency">
            <text:p>$0.00</text:p>
          </table:table-cell>
          <table:table-cell table:style-name="ce250" table:formula="of:=[.I5]-[.$H5]" office:value-type="currency" office:currency="USD" office:value="0" calcext:value-type="currency">
            <text:p>$0.00</text:p>
          </table:table-cell>
          <table:table-cell table:style-name="ce250" table:formula="of:=[.J5]-[.$H5]" office:value-type="currency" office:currency="USD" office:value="3" calcext:value-type="currency">
            <text:p>$3.00</text:p>
          </table:table-cell>
          <table:table-cell table:style-name="ce250" table:formula="of:=[.K5]-[.$H5]" office:value-type="string" office:string-value="" calcext:value-type="error">
            <text:p>#VALUE!</text:p>
          </table:table-cell>
          <table:table-cell table:style-name="ce250" table:formula="of:=[.L5]-[.$H5]" office:value-type="string" office:string-value="" calcext:value-type="error">
            <text:p>#VALUE!</text:p>
          </table:table-cell>
          <table:table-cell table:style-name="ce252" table:formula="of:=[.M5]-[.$H5]" office:value-type="string" office:string-value="" calcext:value-type="error">
            <text:p>#VALUE!</text:p>
          </table:table-cell>
          <table:table-cell table:number-columns-repeated="16359"/>
        </table:table-row>
        <table:table-row table:style-name="ro3">
          <table:table-cell table:formula="of:=[$ToyShells.A6]" office:value-type="string" office:string-value="Fitcher" calcext:value-type="string">
            <text:p>Fitcher</text:p>
          </table:table-cell>
          <table:table-cell table:style-name="ce159" table:formula="of:=COM.MICROSOFT.CEILING.PRECISE(([$'Finalizational costs'.B6]*[$'Cost Structure'.$A$3]+[$'Finalizational costs'.I6]*[$'Cost Structure'.$B$3]+[$'Finalizational costs'.I6]*[$'Cost Structure'.$E$3]+(5*[$'Init Run Exp Costs'.$H$11]*[$'Cost Structure'.$C$3])+[$'Finalizational costs'.P6])+(([$'Finalizational costs'.B6]*[$'Cost Structure'.$A$3]+[$'Finalizational costs'.I6]*[$'Cost Structure'.$B$3]+[$'Finalizational costs'.I6]*[$'Cost Structure'.$E$3]+(5*[$'Init Run Exp Costs'.$H$11]*[$'Cost Structure'.$C$3])+[$'Finalizational costs'.P6])*[$'Cost Structure'.$G$3])+(([$'Finalizational costs'.B6]*[$'Cost Structure'.$A$3]+[$'Finalizational costs'.I6]*[$'Cost Structure'.$B$3]+[$'Finalizational costs'.I6]*[$'Cost Structure'.$E$3]+(5*[$'Init Run Exp Costs'.$H$11]*[$'Cost Structure'.$C$3])+[$'Finalizational costs'.P6])*[$'Cost Structure'.$D$3]); 1)" office:value-type="currency" office:currency="EUR" office:value="52" calcext:value-type="currency">
            <text:p>52,00 €</text:p>
          </table:table-cell>
          <table:table-cell table:style-name="ce163" table:formula="of:=COM.MICROSOFT.CEILING.PRECISE(([$'Finalizational costs'.C6]*[$'Cost Structure'.$A$3]+[$'Finalizational costs'.J6]*[$'Cost Structure'.$B$3]+[$'Finalizational costs'.J6]*[$'Cost Structure'.$E$3]+(5*[$'Init Run Exp Costs'.$H$11]*[$'Cost Structure'.$C$3])+[$'Finalizational costs'.Q6])+(([$'Finalizational costs'.C6]*[$'Cost Structure'.$A$3]+[$'Finalizational costs'.J6]*[$'Cost Structure'.$B$3]+[$'Finalizational costs'.J6]*[$'Cost Structure'.$E$3]+(5*[$'Init Run Exp Costs'.$H$11]*[$'Cost Structure'.$C$3])+[$'Finalizational costs'.Q6])*[$'Cost Structure'.$G$3])+(([$'Finalizational costs'.C6]*[$'Cost Structure'.$A$3]+[$'Finalizational costs'.J6]*[$'Cost Structure'.$B$3]+[$'Finalizational costs'.J6]*[$'Cost Structure'.$E$3]+(5*[$'Init Run Exp Costs'.$H$11]*[$'Cost Structure'.$C$3])+[$'Finalizational costs'.Q6])*[$'Cost Structure'.$D$3]); 1)" office:value-type="currency" office:currency="EUR" office:value="56" calcext:value-type="currency">
            <text:p>56,00 €</text:p>
          </table:table-cell>
          <table:table-cell table:style-name="ce163" table:formula="of:=COM.MICROSOFT.CEILING.PRECISE(([$'Finalizational costs'.D6]*[$'Cost Structure'.$A$3]+[$'Finalizational costs'.K6]*[$'Cost Structure'.$B$3]+[$'Finalizational costs'.K6]*[$'Cost Structure'.$E$3]+(5*[$'Init Run Exp Costs'.$H$11]*[$'Cost Structure'.$C$3])+[$'Finalizational costs'.R6])+(([$'Finalizational costs'.D6]*[$'Cost Structure'.$A$3]+[$'Finalizational costs'.K6]*[$'Cost Structure'.$B$3]+[$'Finalizational costs'.K6]*[$'Cost Structure'.$E$3]+(5*[$'Init Run Exp Costs'.$H$11]*[$'Cost Structure'.$C$3])+[$'Finalizational costs'.R6])*[$'Cost Structure'.$G$3])+(([$'Finalizational costs'.D6]*[$'Cost Structure'.$A$3]+[$'Finalizational costs'.K6]*[$'Cost Structure'.$B$3]+[$'Finalizational costs'.K6]*[$'Cost Structure'.$E$3]+(5*[$'Init Run Exp Costs'.$H$11]*[$'Cost Structure'.$C$3])+[$'Finalizational costs'.R6])*[$'Cost Structure'.$D$3]); 1)" office:value-type="currency" office:currency="EUR" office:value="66" calcext:value-type="currency">
            <text:p>66,00 €</text:p>
          </table:table-cell>
          <table:table-cell table:style-name="ce163" table:formula="of:=COM.MICROSOFT.CEILING.PRECISE(([$'Finalizational costs'.E6]*[$'Cost Structure'.$A$3]+[$'Finalizational costs'.L6]*[$'Cost Structure'.$B$3]+[$'Finalizational costs'.L6]*[$'Cost Structure'.$E$3]+(5*[$'Init Run Exp Costs'.$H$11]*[$'Cost Structure'.$C$3])+[$'Finalizational costs'.S6])+(([$'Finalizational costs'.E6]*[$'Cost Structure'.$A$3]+[$'Finalizational costs'.L6]*[$'Cost Structure'.$B$3]+[$'Finalizational costs'.L6]*[$'Cost Structure'.$E$3]+(5*[$'Init Run Exp Costs'.$H$11]*[$'Cost Structure'.$C$3])+[$'Finalizational costs'.S6])*[$'Cost Structure'.$G$3])+(([$'Finalizational costs'.E6]*[$'Cost Structure'.$A$3]+[$'Finalizational costs'.L6]*[$'Cost Structure'.$B$3]+[$'Finalizational costs'.L6]*[$'Cost Structure'.$E$3]+(5*[$'Init Run Exp Costs'.$H$11]*[$'Cost Structure'.$C$3])+[$'Finalizational costs'.S6])*[$'Cost Structure'.$D$3]); 1)" office:value-type="currency" office:currency="EUR" office:value="78" calcext:value-type="currency">
            <text:p>78,00 €</text:p>
          </table:table-cell>
          <table:table-cell table:style-name="ce163" table:formula="of:=COM.MICROSOFT.CEILING.PRECISE(([$'Finalizational costs'.F6]*[$'Cost Structure'.$A$3]+[$'Finalizational costs'.M6]*[$'Cost Structure'.$B$3]+[$'Finalizational costs'.M6]*[$'Cost Structure'.$E$3]+(5*[$'Init Run Exp Costs'.$H$11]*[$'Cost Structure'.$C$3])+[$'Finalizational costs'.T6])+(([$'Finalizational costs'.F6]*[$'Cost Structure'.$A$3]+[$'Finalizational costs'.M6]*[$'Cost Structure'.$B$3]+[$'Finalizational costs'.M6]*[$'Cost Structure'.$E$3]+(5*[$'Init Run Exp Costs'.$H$11]*[$'Cost Structure'.$C$3])+[$'Finalizational costs'.T6])*[$'Cost Structure'.$G$3])+(([$'Finalizational costs'.F6]*[$'Cost Structure'.$A$3]+[$'Finalizational costs'.M6]*[$'Cost Structure'.$B$3]+[$'Finalizational costs'.M6]*[$'Cost Structure'.$E$3]+(5*[$'Init Run Exp Costs'.$H$11]*[$'Cost Structure'.$C$3])+[$'Finalizational costs'.T6])*[$'Cost Structure'.$D$3]); 1)" office:value-type="currency" office:currency="EUR" office:value="98" calcext:value-type="currency">
            <text:p>98,00 €</text:p>
          </table:table-cell>
          <table:table-cell table:style-name="ce167" table:formula="of:=COM.MICROSOFT.CEILING.PRECISE(([$'Finalizational costs'.G6]*[$'Cost Structure'.$A$3]+[$'Finalizational costs'.N6]*[$'Cost Structure'.$B$3]+[$'Finalizational costs'.N6]*[$'Cost Structure'.$E$3]+(5*[$'Init Run Exp Costs'.$H$11]*[$'Cost Structure'.$C$3])+[$'Finalizational costs'.U6])+(([$'Finalizational costs'.G6]*[$'Cost Structure'.$A$3]+[$'Finalizational costs'.N6]*[$'Cost Structure'.$B$3]+[$'Finalizational costs'.N6]*[$'Cost Structure'.$E$3]+(5*[$'Init Run Exp Costs'.$H$11]*[$'Cost Structure'.$C$3])+[$'Finalizational costs'.U6])*[$'Cost Structure'.$G$3])+(([$'Finalizational costs'.G6]*[$'Cost Structure'.$A$3]+[$'Finalizational costs'.N6]*[$'Cost Structure'.$B$3]+[$'Finalizational costs'.N6]*[$'Cost Structure'.$E$3]+(5*[$'Init Run Exp Costs'.$H$11]*[$'Cost Structure'.$C$3])+[$'Finalizational costs'.U6])*[$'Cost Structure'.$D$3]); 1)" office:value-type="currency" office:currency="EUR" office:value="128" calcext:value-type="currency">
            <text:p>128,00 €</text:p>
          </table:table-cell>
          <table:table-cell table:style-name="ce234" table:formula="of:=COM.MICROSOFT.CEILING.PRECISE([.B6]*1.18 ; 1 )" office:value-type="currency" office:currency="USD" office:value="62" calcext:value-type="currency">
            <text:p>$62.00</text:p>
          </table:table-cell>
          <table:table-cell table:style-name="ce234" table:formula="of:=COM.MICROSOFT.CEILING.PRECISE([.C6]*1.18 ; 1 )" office:value-type="currency" office:currency="USD" office:value="67" calcext:value-type="currency">
            <text:p>$67.00</text:p>
          </table:table-cell>
          <table:table-cell table:style-name="ce234" table:formula="of:=COM.MICROSOFT.CEILING.PRECISE([.D6]*1.18 ; 1 )" office:value-type="currency" office:currency="USD" office:value="78" calcext:value-type="currency">
            <text:p>$78.00</text:p>
          </table:table-cell>
          <table:table-cell table:style-name="ce234" table:formula="of:=COM.MICROSOFT.CEILING.PRECISE([.E6]*1.18 ; 1 )" office:value-type="currency" office:currency="USD" office:value="93" calcext:value-type="currency">
            <text:p>$93.00</text:p>
          </table:table-cell>
          <table:table-cell table:style-name="ce234" table:formula="of:=COM.MICROSOFT.CEILING.PRECISE([.F6]*1.18 ; 1 )" office:value-type="currency" office:currency="USD" office:value="116" calcext:value-type="currency">
            <text:p>$116.00</text:p>
          </table:table-cell>
          <table:table-cell table:style-name="ce234" table:formula="of:=COM.MICROSOFT.CEILING.PRECISE([.G6]*1.18 ; 1 )" office:value-type="currency" office:currency="USD" office:value="152" calcext:value-type="currency">
            <text:p>$152.00</text:p>
          </table:table-cell>
          <table:table-cell table:style-name="ce239" table:formula="of:=[.B6]-[.$B6]" office:value-type="currency" office:currency="EUR" office:value="0" calcext:value-type="currency">
            <text:p>0,00 €</text:p>
          </table:table-cell>
          <table:table-cell table:style-name="ce242" table:formula="of:=[.C6]-[.$B6]" office:value-type="currency" office:currency="EUR" office:value="4" calcext:value-type="currency">
            <text:p>4,00 €</text:p>
          </table:table-cell>
          <table:table-cell table:style-name="ce242" table:formula="of:=[.D6]-[.$B6]" office:value-type="currency" office:currency="EUR" office:value="14" calcext:value-type="currency">
            <text:p>14,00 €</text:p>
          </table:table-cell>
          <table:table-cell table:style-name="ce242" table:formula="of:=[.E6]-[.$B6]" office:value-type="currency" office:currency="EUR" office:value="26" calcext:value-type="currency">
            <text:p>26,00 €</text:p>
          </table:table-cell>
          <table:table-cell table:style-name="ce242" table:formula="of:=[.F6]-[.$B6]" office:value-type="currency" office:currency="EUR" office:value="46" calcext:value-type="currency">
            <text:p>46,00 €</text:p>
          </table:table-cell>
          <table:table-cell table:style-name="ce244" table:formula="of:=[.G6]-[.$B6]" office:value-type="currency" office:currency="EUR" office:value="76" calcext:value-type="currency">
            <text:p>76,00 €</text:p>
          </table:table-cell>
          <table:table-cell table:style-name="ce247" table:formula="of:=[.H6]-[.$H6]" office:value-type="currency" office:currency="USD" office:value="0" calcext:value-type="currency">
            <text:p>$0.00</text:p>
          </table:table-cell>
          <table:table-cell table:style-name="ce249" table:formula="of:=[.I6]-[.$H6]" office:value-type="currency" office:currency="USD" office:value="5" calcext:value-type="currency">
            <text:p>$5.00</text:p>
          </table:table-cell>
          <table:table-cell table:style-name="ce249" table:formula="of:=[.J6]-[.$H6]" office:value-type="currency" office:currency="USD" office:value="16" calcext:value-type="currency">
            <text:p>$16.00</text:p>
          </table:table-cell>
          <table:table-cell table:style-name="ce249" table:formula="of:=[.K6]-[.$H6]" office:value-type="currency" office:currency="USD" office:value="31" calcext:value-type="currency">
            <text:p>$31.00</text:p>
          </table:table-cell>
          <table:table-cell table:style-name="ce249" table:formula="of:=[.L6]-[.$H6]" office:value-type="currency" office:currency="USD" office:value="54" calcext:value-type="currency">
            <text:p>$54.00</text:p>
          </table:table-cell>
          <table:table-cell table:style-name="ce251" table:formula="of:=[.M6]-[.$H6]" office:value-type="currency" office:currency="USD" office:value="90" calcext:value-type="currency">
            <text:p>$90.00</text:p>
          </table:table-cell>
          <table:table-cell table:number-columns-repeated="16359"/>
        </table:table-row>
        <table:table-row table:style-name="ro3">
          <table:table-cell table:formula="of:=[$ToyShells.A7]" office:value-type="string" office:string-value="Trozok" calcext:value-type="string">
            <text:p>Trozok</text:p>
          </table:table-cell>
          <table:table-cell table:style-name="ce159" table:formula="of:=COM.MICROSOFT.CEILING.PRECISE(([$'Finalizational costs'.B7]*[$'Cost Structure'.$A$3]+[$'Finalizational costs'.I7]*[$'Cost Structure'.$B$3]+[$'Finalizational costs'.I7]*[$'Cost Structure'.$E$3]+(5*[$'Init Run Exp Costs'.$H$11]*[$'Cost Structure'.$C$3])+[$'Finalizational costs'.P7])+(([$'Finalizational costs'.B7]*[$'Cost Structure'.$A$3]+[$'Finalizational costs'.I7]*[$'Cost Structure'.$B$3]+[$'Finalizational costs'.I7]*[$'Cost Structure'.$E$3]+(5*[$'Init Run Exp Costs'.$H$11]*[$'Cost Structure'.$C$3])+[$'Finalizational costs'.P7])*[$'Cost Structure'.$G$3])+(([$'Finalizational costs'.B7]*[$'Cost Structure'.$A$3]+[$'Finalizational costs'.I7]*[$'Cost Structure'.$B$3]+[$'Finalizational costs'.I7]*[$'Cost Structure'.$E$3]+(5*[$'Init Run Exp Costs'.$H$11]*[$'Cost Structure'.$C$3])+[$'Finalizational costs'.P7])*[$'Cost Structure'.$D$3]); 1)" office:value-type="currency" office:currency="EUR" office:value="56" calcext:value-type="currency">
            <text:p>56,00 €</text:p>
          </table:table-cell>
          <table:table-cell table:style-name="ce163" table:formula="of:=COM.MICROSOFT.CEILING.PRECISE(([$'Finalizational costs'.C7]*[$'Cost Structure'.$A$3]+[$'Finalizational costs'.J7]*[$'Cost Structure'.$B$3]+[$'Finalizational costs'.J7]*[$'Cost Structure'.$E$3]+(5*[$'Init Run Exp Costs'.$H$11]*[$'Cost Structure'.$C$3])+[$'Finalizational costs'.Q7])+(([$'Finalizational costs'.C7]*[$'Cost Structure'.$A$3]+[$'Finalizational costs'.J7]*[$'Cost Structure'.$B$3]+[$'Finalizational costs'.J7]*[$'Cost Structure'.$E$3]+(5*[$'Init Run Exp Costs'.$H$11]*[$'Cost Structure'.$C$3])+[$'Finalizational costs'.Q7])*[$'Cost Structure'.$G$3])+(([$'Finalizational costs'.C7]*[$'Cost Structure'.$A$3]+[$'Finalizational costs'.J7]*[$'Cost Structure'.$B$3]+[$'Finalizational costs'.J7]*[$'Cost Structure'.$E$3]+(5*[$'Init Run Exp Costs'.$H$11]*[$'Cost Structure'.$C$3])+[$'Finalizational costs'.Q7])*[$'Cost Structure'.$D$3]); 1)" office:value-type="currency" office:currency="EUR" office:value="65" calcext:value-type="currency">
            <text:p>65,00 €</text:p>
          </table:table-cell>
          <table:table-cell table:style-name="ce163" table:formula="of:=COM.MICROSOFT.CEILING.PRECISE(([$'Finalizational costs'.D7]*[$'Cost Structure'.$A$3]+[$'Finalizational costs'.K7]*[$'Cost Structure'.$B$3]+[$'Finalizational costs'.K7]*[$'Cost Structure'.$E$3]+(5*[$'Init Run Exp Costs'.$H$11]*[$'Cost Structure'.$C$3])+[$'Finalizational costs'.R7])+(([$'Finalizational costs'.D7]*[$'Cost Structure'.$A$3]+[$'Finalizational costs'.K7]*[$'Cost Structure'.$B$3]+[$'Finalizational costs'.K7]*[$'Cost Structure'.$E$3]+(5*[$'Init Run Exp Costs'.$H$11]*[$'Cost Structure'.$C$3])+[$'Finalizational costs'.R7])*[$'Cost Structure'.$G$3])+(([$'Finalizational costs'.D7]*[$'Cost Structure'.$A$3]+[$'Finalizational costs'.K7]*[$'Cost Structure'.$B$3]+[$'Finalizational costs'.K7]*[$'Cost Structure'.$E$3]+(5*[$'Init Run Exp Costs'.$H$11]*[$'Cost Structure'.$C$3])+[$'Finalizational costs'.R7])*[$'Cost Structure'.$D$3]); 1)" office:value-type="currency" office:currency="EUR" office:value="82" calcext:value-type="currency">
            <text:p>82,00 €</text:p>
          </table:table-cell>
          <table:table-cell table:style-name="ce163" table:formula="of:=COM.MICROSOFT.CEILING.PRECISE(([$'Finalizational costs'.E7]*[$'Cost Structure'.$A$3]+[$'Finalizational costs'.L7]*[$'Cost Structure'.$B$3]+[$'Finalizational costs'.L7]*[$'Cost Structure'.$E$3]+(5*[$'Init Run Exp Costs'.$H$11]*[$'Cost Structure'.$C$3])+[$'Finalizational costs'.S7])+(([$'Finalizational costs'.E7]*[$'Cost Structure'.$A$3]+[$'Finalizational costs'.L7]*[$'Cost Structure'.$B$3]+[$'Finalizational costs'.L7]*[$'Cost Structure'.$E$3]+(5*[$'Init Run Exp Costs'.$H$11]*[$'Cost Structure'.$C$3])+[$'Finalizational costs'.S7])*[$'Cost Structure'.$G$3])+(([$'Finalizational costs'.E7]*[$'Cost Structure'.$A$3]+[$'Finalizational costs'.L7]*[$'Cost Structure'.$B$3]+[$'Finalizational costs'.L7]*[$'Cost Structure'.$E$3]+(5*[$'Init Run Exp Costs'.$H$11]*[$'Cost Structure'.$C$3])+[$'Finalizational costs'.S7])*[$'Cost Structure'.$D$3]); 1)" office:value-type="currency" office:currency="EUR" office:value="107" calcext:value-type="currency">
            <text:p>107,00 €</text:p>
          </table:table-cell>
          <table:table-cell table:style-name="ce163" table:formula="of:=COM.MICROSOFT.CEILING.PRECISE(([$'Finalizational costs'.F7]*[$'Cost Structure'.$A$3]+[$'Finalizational costs'.M7]*[$'Cost Structure'.$B$3]+[$'Finalizational costs'.M7]*[$'Cost Structure'.$E$3]+(5*[$'Init Run Exp Costs'.$H$11]*[$'Cost Structure'.$C$3])+[$'Finalizational costs'.T7])+(([$'Finalizational costs'.F7]*[$'Cost Structure'.$A$3]+[$'Finalizational costs'.M7]*[$'Cost Structure'.$B$3]+[$'Finalizational costs'.M7]*[$'Cost Structure'.$E$3]+(5*[$'Init Run Exp Costs'.$H$11]*[$'Cost Structure'.$C$3])+[$'Finalizational costs'.T7])*[$'Cost Structure'.$G$3])+(([$'Finalizational costs'.F7]*[$'Cost Structure'.$A$3]+[$'Finalizational costs'.M7]*[$'Cost Structure'.$B$3]+[$'Finalizational costs'.M7]*[$'Cost Structure'.$E$3]+(5*[$'Init Run Exp Costs'.$H$11]*[$'Cost Structure'.$C$3])+[$'Finalizational costs'.T7])*[$'Cost Structure'.$D$3]); 1)" office:value-type="currency" office:currency="EUR" office:value="148" calcext:value-type="currency">
            <text:p>148,00 €</text:p>
          </table:table-cell>
          <table:table-cell table:style-name="ce167" table:formula="of:=COM.MICROSOFT.CEILING.PRECISE(([$'Finalizational costs'.G7]*[$'Cost Structure'.$A$3]+[$'Finalizational costs'.N7]*[$'Cost Structure'.$B$3]+[$'Finalizational costs'.N7]*[$'Cost Structure'.$E$3]+(5*[$'Init Run Exp Costs'.$H$11]*[$'Cost Structure'.$C$3])+[$'Finalizational costs'.U7])+(([$'Finalizational costs'.G7]*[$'Cost Structure'.$A$3]+[$'Finalizational costs'.N7]*[$'Cost Structure'.$B$3]+[$'Finalizational costs'.N7]*[$'Cost Structure'.$E$3]+(5*[$'Init Run Exp Costs'.$H$11]*[$'Cost Structure'.$C$3])+[$'Finalizational costs'.U7])*[$'Cost Structure'.$G$3])+(([$'Finalizational costs'.G7]*[$'Cost Structure'.$A$3]+[$'Finalizational costs'.N7]*[$'Cost Structure'.$B$3]+[$'Finalizational costs'.N7]*[$'Cost Structure'.$E$3]+(5*[$'Init Run Exp Costs'.$H$11]*[$'Cost Structure'.$C$3])+[$'Finalizational costs'.U7])*[$'Cost Structure'.$D$3]); 1)" office:value-type="currency" office:currency="EUR" office:value="216" calcext:value-type="currency">
            <text:p>216,00 €</text:p>
          </table:table-cell>
          <table:table-cell table:style-name="ce234" table:formula="of:=COM.MICROSOFT.CEILING.PRECISE([.B7]*1.18 ; 1 )" office:value-type="currency" office:currency="USD" office:value="67" calcext:value-type="currency">
            <text:p>$67.00</text:p>
          </table:table-cell>
          <table:table-cell table:style-name="ce234" table:formula="of:=COM.MICROSOFT.CEILING.PRECISE([.C7]*1.18 ; 1 )" office:value-type="currency" office:currency="USD" office:value="77" calcext:value-type="currency">
            <text:p>$77.00</text:p>
          </table:table-cell>
          <table:table-cell table:style-name="ce234" table:formula="of:=COM.MICROSOFT.CEILING.PRECISE([.D7]*1.18 ; 1 )" office:value-type="currency" office:currency="USD" office:value="97" calcext:value-type="currency">
            <text:p>$97.00</text:p>
          </table:table-cell>
          <table:table-cell table:style-name="ce234" table:formula="of:=COM.MICROSOFT.CEILING.PRECISE([.E7]*1.18 ; 1 )" office:value-type="currency" office:currency="USD" office:value="127" calcext:value-type="currency">
            <text:p>$127.00</text:p>
          </table:table-cell>
          <table:table-cell table:style-name="ce234" table:formula="of:=COM.MICROSOFT.CEILING.PRECISE([.F7]*1.18 ; 1 )" office:value-type="currency" office:currency="USD" office:value="175" calcext:value-type="currency">
            <text:p>$175.00</text:p>
          </table:table-cell>
          <table:table-cell table:style-name="ce234" table:formula="of:=COM.MICROSOFT.CEILING.PRECISE([.G7]*1.18 ; 1 )" office:value-type="currency" office:currency="USD" office:value="255" calcext:value-type="currency">
            <text:p>$255.00</text:p>
          </table:table-cell>
          <table:table-cell table:style-name="ce239" table:formula="of:=[.B7]-[.$B7]" office:value-type="currency" office:currency="EUR" office:value="0" calcext:value-type="currency">
            <text:p>0,00 €</text:p>
          </table:table-cell>
          <table:table-cell table:style-name="ce242" table:formula="of:=[.C7]-[.$B7]" office:value-type="currency" office:currency="EUR" office:value="9" calcext:value-type="currency">
            <text:p>9,00 €</text:p>
          </table:table-cell>
          <table:table-cell table:style-name="ce242" table:formula="of:=[.D7]-[.$B7]" office:value-type="currency" office:currency="EUR" office:value="26" calcext:value-type="currency">
            <text:p>26,00 €</text:p>
          </table:table-cell>
          <table:table-cell table:style-name="ce242" table:formula="of:=[.E7]-[.$B7]" office:value-type="currency" office:currency="EUR" office:value="51" calcext:value-type="currency">
            <text:p>51,00 €</text:p>
          </table:table-cell>
          <table:table-cell table:style-name="ce242" table:formula="of:=[.F7]-[.$B7]" office:value-type="currency" office:currency="EUR" office:value="92" calcext:value-type="currency">
            <text:p>92,00 €</text:p>
          </table:table-cell>
          <table:table-cell table:style-name="ce244" table:formula="of:=[.G7]-[.$B7]" office:value-type="currency" office:currency="EUR" office:value="160" calcext:value-type="currency">
            <text:p>160,00 €</text:p>
          </table:table-cell>
          <table:table-cell table:style-name="ce247" table:formula="of:=[.H7]-[.$H7]" office:value-type="currency" office:currency="USD" office:value="0" calcext:value-type="currency">
            <text:p>$0.00</text:p>
          </table:table-cell>
          <table:table-cell table:style-name="ce249" table:formula="of:=[.I7]-[.$H7]" office:value-type="currency" office:currency="USD" office:value="10" calcext:value-type="currency">
            <text:p>$10.00</text:p>
          </table:table-cell>
          <table:table-cell table:style-name="ce249" table:formula="of:=[.J7]-[.$H7]" office:value-type="currency" office:currency="USD" office:value="30" calcext:value-type="currency">
            <text:p>$30.00</text:p>
          </table:table-cell>
          <table:table-cell table:style-name="ce249" table:formula="of:=[.K7]-[.$H7]" office:value-type="currency" office:currency="USD" office:value="60" calcext:value-type="currency">
            <text:p>$60.00</text:p>
          </table:table-cell>
          <table:table-cell table:style-name="ce249" table:formula="of:=[.L7]-[.$H7]" office:value-type="currency" office:currency="USD" office:value="108" calcext:value-type="currency">
            <text:p>$108.00</text:p>
          </table:table-cell>
          <table:table-cell table:style-name="ce251" table:formula="of:=[.M7]-[.$H7]" office:value-type="currency" office:currency="USD" office:value="188" calcext:value-type="currency">
            <text:p>$188.00</text:p>
          </table:table-cell>
          <table:table-cell table:number-columns-repeated="16359"/>
        </table:table-row>
        <table:table-row table:style-name="ro3">
          <table:table-cell table:formula="of:=[$ToyShells.A8]" office:value-type="string" office:string-value="Wynstar" calcext:value-type="string">
            <text:p>Wynstar</text:p>
          </table:table-cell>
          <table:table-cell table:style-name="ce159" table:formula="of:=COM.MICROSOFT.CEILING.PRECISE(([$'Finalizational costs'.B8]*[$'Cost Structure'.$A$3]+[$'Finalizational costs'.I8]*[$'Cost Structure'.$B$3]+[$'Finalizational costs'.I8]*[$'Cost Structure'.$E$3]+(5*[$'Init Run Exp Costs'.$H$11]*[$'Cost Structure'.$C$3])+[$'Finalizational costs'.P8])+(([$'Finalizational costs'.B8]*[$'Cost Structure'.$A$3]+[$'Finalizational costs'.I8]*[$'Cost Structure'.$B$3]+[$'Finalizational costs'.I8]*[$'Cost Structure'.$E$3]+(5*[$'Init Run Exp Costs'.$H$11]*[$'Cost Structure'.$C$3])+[$'Finalizational costs'.P8])*[$'Cost Structure'.$G$3])+(([$'Finalizational costs'.B8]*[$'Cost Structure'.$A$3]+[$'Finalizational costs'.I8]*[$'Cost Structure'.$B$3]+[$'Finalizational costs'.I8]*[$'Cost Structure'.$E$3]+(5*[$'Init Run Exp Costs'.$H$11]*[$'Cost Structure'.$C$3])+[$'Finalizational costs'.P8])*[$'Cost Structure'.$D$3]); 1)" office:value-type="currency" office:currency="EUR" office:value="58" calcext:value-type="currency">
            <text:p>58,00 €</text:p>
          </table:table-cell>
          <table:table-cell table:style-name="ce163" table:formula="of:=COM.MICROSOFT.CEILING.PRECISE(([$'Finalizational costs'.C8]*[$'Cost Structure'.$A$3]+[$'Finalizational costs'.J8]*[$'Cost Structure'.$B$3]+[$'Finalizational costs'.J8]*[$'Cost Structure'.$E$3]+(5*[$'Init Run Exp Costs'.$H$11]*[$'Cost Structure'.$C$3])+[$'Finalizational costs'.Q8])+(([$'Finalizational costs'.C8]*[$'Cost Structure'.$A$3]+[$'Finalizational costs'.J8]*[$'Cost Structure'.$B$3]+[$'Finalizational costs'.J8]*[$'Cost Structure'.$E$3]+(5*[$'Init Run Exp Costs'.$H$11]*[$'Cost Structure'.$C$3])+[$'Finalizational costs'.Q8])*[$'Cost Structure'.$G$3])+(([$'Finalizational costs'.C8]*[$'Cost Structure'.$A$3]+[$'Finalizational costs'.J8]*[$'Cost Structure'.$B$3]+[$'Finalizational costs'.J8]*[$'Cost Structure'.$E$3]+(5*[$'Init Run Exp Costs'.$H$11]*[$'Cost Structure'.$C$3])+[$'Finalizational costs'.Q8])*[$'Cost Structure'.$D$3]); 1)" office:value-type="currency" office:currency="EUR" office:value="67" calcext:value-type="currency">
            <text:p>67,00 €</text:p>
          </table:table-cell>
          <table:table-cell table:style-name="ce163" table:formula="of:=COM.MICROSOFT.CEILING.PRECISE(([$'Finalizational costs'.D8]*[$'Cost Structure'.$A$3]+[$'Finalizational costs'.K8]*[$'Cost Structure'.$B$3]+[$'Finalizational costs'.K8]*[$'Cost Structure'.$E$3]+(5*[$'Init Run Exp Costs'.$H$11]*[$'Cost Structure'.$C$3])+[$'Finalizational costs'.R8])+(([$'Finalizational costs'.D8]*[$'Cost Structure'.$A$3]+[$'Finalizational costs'.K8]*[$'Cost Structure'.$B$3]+[$'Finalizational costs'.K8]*[$'Cost Structure'.$E$3]+(5*[$'Init Run Exp Costs'.$H$11]*[$'Cost Structure'.$C$3])+[$'Finalizational costs'.R8])*[$'Cost Structure'.$G$3])+(([$'Finalizational costs'.D8]*[$'Cost Structure'.$A$3]+[$'Finalizational costs'.K8]*[$'Cost Structure'.$B$3]+[$'Finalizational costs'.K8]*[$'Cost Structure'.$E$3]+(5*[$'Init Run Exp Costs'.$H$11]*[$'Cost Structure'.$C$3])+[$'Finalizational costs'.R8])*[$'Cost Structure'.$D$3]); 1)" office:value-type="currency" office:currency="EUR" office:value="85" calcext:value-type="currency">
            <text:p>85,00 €</text:p>
          </table:table-cell>
          <table:table-cell table:style-name="ce163" table:formula="of:=COM.MICROSOFT.CEILING.PRECISE(([$'Finalizational costs'.E8]*[$'Cost Structure'.$A$3]+[$'Finalizational costs'.L8]*[$'Cost Structure'.$B$3]+[$'Finalizational costs'.L8]*[$'Cost Structure'.$E$3]+(5*[$'Init Run Exp Costs'.$H$11]*[$'Cost Structure'.$C$3])+[$'Finalizational costs'.S8])+(([$'Finalizational costs'.E8]*[$'Cost Structure'.$A$3]+[$'Finalizational costs'.L8]*[$'Cost Structure'.$B$3]+[$'Finalizational costs'.L8]*[$'Cost Structure'.$E$3]+(5*[$'Init Run Exp Costs'.$H$11]*[$'Cost Structure'.$C$3])+[$'Finalizational costs'.S8])*[$'Cost Structure'.$G$3])+(([$'Finalizational costs'.E8]*[$'Cost Structure'.$A$3]+[$'Finalizational costs'.L8]*[$'Cost Structure'.$B$3]+[$'Finalizational costs'.L8]*[$'Cost Structure'.$E$3]+(5*[$'Init Run Exp Costs'.$H$11]*[$'Cost Structure'.$C$3])+[$'Finalizational costs'.S8])*[$'Cost Structure'.$D$3]); 1)" office:value-type="currency" office:currency="EUR" office:value="110" calcext:value-type="currency">
            <text:p>110,00 €</text:p>
          </table:table-cell>
          <table:table-cell table:style-name="ce163" table:formula="of:=COM.MICROSOFT.CEILING.PRECISE(([$'Finalizational costs'.F8]*[$'Cost Structure'.$A$3]+[$'Finalizational costs'.M8]*[$'Cost Structure'.$B$3]+[$'Finalizational costs'.M8]*[$'Cost Structure'.$E$3]+(5*[$'Init Run Exp Costs'.$H$11]*[$'Cost Structure'.$C$3])+[$'Finalizational costs'.T8])+(([$'Finalizational costs'.F8]*[$'Cost Structure'.$A$3]+[$'Finalizational costs'.M8]*[$'Cost Structure'.$B$3]+[$'Finalizational costs'.M8]*[$'Cost Structure'.$E$3]+(5*[$'Init Run Exp Costs'.$H$11]*[$'Cost Structure'.$C$3])+[$'Finalizational costs'.T8])*[$'Cost Structure'.$G$3])+(([$'Finalizational costs'.F8]*[$'Cost Structure'.$A$3]+[$'Finalizational costs'.M8]*[$'Cost Structure'.$B$3]+[$'Finalizational costs'.M8]*[$'Cost Structure'.$E$3]+(5*[$'Init Run Exp Costs'.$H$11]*[$'Cost Structure'.$C$3])+[$'Finalizational costs'.T8])*[$'Cost Structure'.$D$3]); 1)" office:value-type="currency" office:currency="EUR" office:value="153" calcext:value-type="currency">
            <text:p>153,00 €</text:p>
          </table:table-cell>
          <table:table-cell table:style-name="ce167" table:formula="of:=COM.MICROSOFT.CEILING.PRECISE(([$'Finalizational costs'.G8]*[$'Cost Structure'.$A$3]+[$'Finalizational costs'.N8]*[$'Cost Structure'.$B$3]+[$'Finalizational costs'.N8]*[$'Cost Structure'.$E$3]+(5*[$'Init Run Exp Costs'.$H$11]*[$'Cost Structure'.$C$3])+[$'Finalizational costs'.U8])+(([$'Finalizational costs'.G8]*[$'Cost Structure'.$A$3]+[$'Finalizational costs'.N8]*[$'Cost Structure'.$B$3]+[$'Finalizational costs'.N8]*[$'Cost Structure'.$E$3]+(5*[$'Init Run Exp Costs'.$H$11]*[$'Cost Structure'.$C$3])+[$'Finalizational costs'.U8])*[$'Cost Structure'.$G$3])+(([$'Finalizational costs'.G8]*[$'Cost Structure'.$A$3]+[$'Finalizational costs'.N8]*[$'Cost Structure'.$B$3]+[$'Finalizational costs'.N8]*[$'Cost Structure'.$E$3]+(5*[$'Init Run Exp Costs'.$H$11]*[$'Cost Structure'.$C$3])+[$'Finalizational costs'.U8])*[$'Cost Structure'.$D$3]); 1)" office:value-type="currency" office:currency="EUR" office:value="222" calcext:value-type="currency">
            <text:p>222,00 €</text:p>
          </table:table-cell>
          <table:table-cell table:style-name="ce234" table:formula="of:=COM.MICROSOFT.CEILING.PRECISE([.B8]*1.18 ; 1 )" office:value-type="currency" office:currency="USD" office:value="69" calcext:value-type="currency">
            <text:p>$69.00</text:p>
          </table:table-cell>
          <table:table-cell table:style-name="ce234" table:formula="of:=COM.MICROSOFT.CEILING.PRECISE([.C8]*1.18 ; 1 )" office:value-type="currency" office:currency="USD" office:value="80" calcext:value-type="currency">
            <text:p>$80.00</text:p>
          </table:table-cell>
          <table:table-cell table:style-name="ce234" table:formula="of:=COM.MICROSOFT.CEILING.PRECISE([.D8]*1.18 ; 1 )" office:value-type="currency" office:currency="USD" office:value="101" calcext:value-type="currency">
            <text:p>$101.00</text:p>
          </table:table-cell>
          <table:table-cell table:style-name="ce234" table:formula="of:=COM.MICROSOFT.CEILING.PRECISE([.E8]*1.18 ; 1 )" office:value-type="currency" office:currency="USD" office:value="130" calcext:value-type="currency">
            <text:p>$130.00</text:p>
          </table:table-cell>
          <table:table-cell table:style-name="ce234" table:formula="of:=COM.MICROSOFT.CEILING.PRECISE([.F8]*1.18 ; 1 )" office:value-type="currency" office:currency="USD" office:value="181" calcext:value-type="currency">
            <text:p>$181.00</text:p>
          </table:table-cell>
          <table:table-cell table:style-name="ce234" table:formula="of:=COM.MICROSOFT.CEILING.PRECISE([.G8]*1.18 ; 1 )" office:value-type="currency" office:currency="USD" office:value="262" calcext:value-type="currency">
            <text:p>$262.00</text:p>
          </table:table-cell>
          <table:table-cell table:style-name="ce239" table:formula="of:=[.B8]-[.$B8]" office:value-type="currency" office:currency="EUR" office:value="0" calcext:value-type="currency">
            <text:p>0,00 €</text:p>
          </table:table-cell>
          <table:table-cell table:style-name="ce242" table:formula="of:=[.C8]-[.$B8]" office:value-type="currency" office:currency="EUR" office:value="9" calcext:value-type="currency">
            <text:p>9,00 €</text:p>
          </table:table-cell>
          <table:table-cell table:style-name="ce242" table:formula="of:=[.D8]-[.$B8]" office:value-type="currency" office:currency="EUR" office:value="27" calcext:value-type="currency">
            <text:p>27,00 €</text:p>
          </table:table-cell>
          <table:table-cell table:style-name="ce242" table:formula="of:=[.E8]-[.$B8]" office:value-type="currency" office:currency="EUR" office:value="52" calcext:value-type="currency">
            <text:p>52,00 €</text:p>
          </table:table-cell>
          <table:table-cell table:style-name="ce242" table:formula="of:=[.F8]-[.$B8]" office:value-type="currency" office:currency="EUR" office:value="95" calcext:value-type="currency">
            <text:p>95,00 €</text:p>
          </table:table-cell>
          <table:table-cell table:style-name="ce244" table:formula="of:=[.G8]-[.$B8]" office:value-type="currency" office:currency="EUR" office:value="164" calcext:value-type="currency">
            <text:p>164,00 €</text:p>
          </table:table-cell>
          <table:table-cell table:style-name="ce247" table:formula="of:=[.H8]-[.$H8]" office:value-type="currency" office:currency="USD" office:value="0" calcext:value-type="currency">
            <text:p>$0.00</text:p>
          </table:table-cell>
          <table:table-cell table:style-name="ce249" table:formula="of:=[.I8]-[.$H8]" office:value-type="currency" office:currency="USD" office:value="11" calcext:value-type="currency">
            <text:p>$11.00</text:p>
          </table:table-cell>
          <table:table-cell table:style-name="ce249" table:formula="of:=[.J8]-[.$H8]" office:value-type="currency" office:currency="USD" office:value="32" calcext:value-type="currency">
            <text:p>$32.00</text:p>
          </table:table-cell>
          <table:table-cell table:style-name="ce249" table:formula="of:=[.K8]-[.$H8]" office:value-type="currency" office:currency="USD" office:value="61" calcext:value-type="currency">
            <text:p>$61.00</text:p>
          </table:table-cell>
          <table:table-cell table:style-name="ce249" table:formula="of:=[.L8]-[.$H8]" office:value-type="currency" office:currency="USD" office:value="112" calcext:value-type="currency">
            <text:p>$112.00</text:p>
          </table:table-cell>
          <table:table-cell table:style-name="ce251" table:formula="of:=[.M8]-[.$H8]" office:value-type="currency" office:currency="USD" office:value="193" calcext:value-type="currency">
            <text:p>$193.00</text:p>
          </table:table-cell>
          <table:table-cell table:number-columns-repeated="16359"/>
        </table:table-row>
        <table:table-row table:style-name="ro3">
          <table:table-cell table:formula="of:=[$ToyShells.A9]" office:value-type="string" office:string-value="Thalassamorph" calcext:value-type="string">
            <text:p>Thalassamorph</text:p>
          </table:table-cell>
          <table:table-cell table:style-name="ce159" table:formula="of:=COM.MICROSOFT.CEILING.PRECISE(([$'Finalizational costs'.B9]*[$'Cost Structure'.$A$3]+[$'Finalizational costs'.I9]*[$'Cost Structure'.$B$3]+[$'Finalizational costs'.I9]*[$'Cost Structure'.$E$3]+(5*[$'Init Run Exp Costs'.$H$11]*[$'Cost Structure'.$C$3])+[$'Finalizational costs'.P9])+(([$'Finalizational costs'.B9]*[$'Cost Structure'.$A$3]+[$'Finalizational costs'.I9]*[$'Cost Structure'.$B$3]+[$'Finalizational costs'.I9]*[$'Cost Structure'.$E$3]+(5*[$'Init Run Exp Costs'.$H$11]*[$'Cost Structure'.$C$3])+[$'Finalizational costs'.P9])*[$'Cost Structure'.$G$3])+(([$'Finalizational costs'.B9]*[$'Cost Structure'.$A$3]+[$'Finalizational costs'.I9]*[$'Cost Structure'.$B$3]+[$'Finalizational costs'.I9]*[$'Cost Structure'.$E$3]+(5*[$'Init Run Exp Costs'.$H$11]*[$'Cost Structure'.$C$3])+[$'Finalizational costs'.P9])*[$'Cost Structure'.$D$3]); 1)" office:value-type="currency" office:currency="EUR" office:value="52" calcext:value-type="currency">
            <text:p>52,00 €</text:p>
          </table:table-cell>
          <table:table-cell table:style-name="ce163" table:formula="of:=COM.MICROSOFT.CEILING.PRECISE(([$'Finalizational costs'.C9]*[$'Cost Structure'.$A$3]+[$'Finalizational costs'.J9]*[$'Cost Structure'.$B$3]+[$'Finalizational costs'.J9]*[$'Cost Structure'.$E$3]+(5*[$'Init Run Exp Costs'.$H$11]*[$'Cost Structure'.$C$3])+[$'Finalizational costs'.Q9])+(([$'Finalizational costs'.C9]*[$'Cost Structure'.$A$3]+[$'Finalizational costs'.J9]*[$'Cost Structure'.$B$3]+[$'Finalizational costs'.J9]*[$'Cost Structure'.$E$3]+(5*[$'Init Run Exp Costs'.$H$11]*[$'Cost Structure'.$C$3])+[$'Finalizational costs'.Q9])*[$'Cost Structure'.$G$3])+(([$'Finalizational costs'.C9]*[$'Cost Structure'.$A$3]+[$'Finalizational costs'.J9]*[$'Cost Structure'.$B$3]+[$'Finalizational costs'.J9]*[$'Cost Structure'.$E$3]+(5*[$'Init Run Exp Costs'.$H$11]*[$'Cost Structure'.$C$3])+[$'Finalizational costs'.Q9])*[$'Cost Structure'.$D$3]); 1)" office:value-type="currency" office:currency="EUR" office:value="56" calcext:value-type="currency">
            <text:p>56,00 €</text:p>
          </table:table-cell>
          <table:table-cell table:style-name="ce163" table:formula="of:=COM.MICROSOFT.CEILING.PRECISE(([$'Finalizational costs'.D9]*[$'Cost Structure'.$A$3]+[$'Finalizational costs'.K9]*[$'Cost Structure'.$B$3]+[$'Finalizational costs'.K9]*[$'Cost Structure'.$E$3]+(5*[$'Init Run Exp Costs'.$H$11]*[$'Cost Structure'.$C$3])+[$'Finalizational costs'.R9])+(([$'Finalizational costs'.D9]*[$'Cost Structure'.$A$3]+[$'Finalizational costs'.K9]*[$'Cost Structure'.$B$3]+[$'Finalizational costs'.K9]*[$'Cost Structure'.$E$3]+(5*[$'Init Run Exp Costs'.$H$11]*[$'Cost Structure'.$C$3])+[$'Finalizational costs'.R9])*[$'Cost Structure'.$G$3])+(([$'Finalizational costs'.D9]*[$'Cost Structure'.$A$3]+[$'Finalizational costs'.K9]*[$'Cost Structure'.$B$3]+[$'Finalizational costs'.K9]*[$'Cost Structure'.$E$3]+(5*[$'Init Run Exp Costs'.$H$11]*[$'Cost Structure'.$C$3])+[$'Finalizational costs'.R9])*[$'Cost Structure'.$D$3]); 1)" office:value-type="currency" office:currency="EUR" office:value="66" calcext:value-type="currency">
            <text:p>66,00 €</text:p>
          </table:table-cell>
          <table:table-cell table:style-name="ce163" table:formula="of:=COM.MICROSOFT.CEILING.PRECISE(([$'Finalizational costs'.E9]*[$'Cost Structure'.$A$3]+[$'Finalizational costs'.L9]*[$'Cost Structure'.$B$3]+[$'Finalizational costs'.L9]*[$'Cost Structure'.$E$3]+(5*[$'Init Run Exp Costs'.$H$11]*[$'Cost Structure'.$C$3])+[$'Finalizational costs'.S9])+(([$'Finalizational costs'.E9]*[$'Cost Structure'.$A$3]+[$'Finalizational costs'.L9]*[$'Cost Structure'.$B$3]+[$'Finalizational costs'.L9]*[$'Cost Structure'.$E$3]+(5*[$'Init Run Exp Costs'.$H$11]*[$'Cost Structure'.$C$3])+[$'Finalizational costs'.S9])*[$'Cost Structure'.$G$3])+(([$'Finalizational costs'.E9]*[$'Cost Structure'.$A$3]+[$'Finalizational costs'.L9]*[$'Cost Structure'.$B$3]+[$'Finalizational costs'.L9]*[$'Cost Structure'.$E$3]+(5*[$'Init Run Exp Costs'.$H$11]*[$'Cost Structure'.$C$3])+[$'Finalizational costs'.S9])*[$'Cost Structure'.$D$3]); 1)" office:value-type="currency" office:currency="EUR" office:value="78" calcext:value-type="currency">
            <text:p>78,00 €</text:p>
          </table:table-cell>
          <table:table-cell table:style-name="ce163" table:formula="of:=COM.MICROSOFT.CEILING.PRECISE(([$'Finalizational costs'.F9]*[$'Cost Structure'.$A$3]+[$'Finalizational costs'.M9]*[$'Cost Structure'.$B$3]+[$'Finalizational costs'.M9]*[$'Cost Structure'.$E$3]+(5*[$'Init Run Exp Costs'.$H$11]*[$'Cost Structure'.$C$3])+[$'Finalizational costs'.T9])+(([$'Finalizational costs'.F9]*[$'Cost Structure'.$A$3]+[$'Finalizational costs'.M9]*[$'Cost Structure'.$B$3]+[$'Finalizational costs'.M9]*[$'Cost Structure'.$E$3]+(5*[$'Init Run Exp Costs'.$H$11]*[$'Cost Structure'.$C$3])+[$'Finalizational costs'.T9])*[$'Cost Structure'.$G$3])+(([$'Finalizational costs'.F9]*[$'Cost Structure'.$A$3]+[$'Finalizational costs'.M9]*[$'Cost Structure'.$B$3]+[$'Finalizational costs'.M9]*[$'Cost Structure'.$E$3]+(5*[$'Init Run Exp Costs'.$H$11]*[$'Cost Structure'.$C$3])+[$'Finalizational costs'.T9])*[$'Cost Structure'.$D$3]); 1)" office:value-type="currency" office:currency="EUR" office:value="99" calcext:value-type="currency">
            <text:p>99,00 €</text:p>
          </table:table-cell>
          <table:table-cell table:style-name="ce167" table:formula="of:=COM.MICROSOFT.CEILING.PRECISE(([$'Finalizational costs'.G9]*[$'Cost Structure'.$A$3]+[$'Finalizational costs'.N9]*[$'Cost Structure'.$B$3]+[$'Finalizational costs'.N9]*[$'Cost Structure'.$E$3]+(5*[$'Init Run Exp Costs'.$H$11]*[$'Cost Structure'.$C$3])+[$'Finalizational costs'.U9])+(([$'Finalizational costs'.G9]*[$'Cost Structure'.$A$3]+[$'Finalizational costs'.N9]*[$'Cost Structure'.$B$3]+[$'Finalizational costs'.N9]*[$'Cost Structure'.$E$3]+(5*[$'Init Run Exp Costs'.$H$11]*[$'Cost Structure'.$C$3])+[$'Finalizational costs'.U9])*[$'Cost Structure'.$G$3])+(([$'Finalizational costs'.G9]*[$'Cost Structure'.$A$3]+[$'Finalizational costs'.N9]*[$'Cost Structure'.$B$3]+[$'Finalizational costs'.N9]*[$'Cost Structure'.$E$3]+(5*[$'Init Run Exp Costs'.$H$11]*[$'Cost Structure'.$C$3])+[$'Finalizational costs'.U9])*[$'Cost Structure'.$D$3]); 1)" office:value-type="currency" office:currency="EUR" office:value="128" calcext:value-type="currency">
            <text:p>128,00 €</text:p>
          </table:table-cell>
          <table:table-cell table:style-name="ce234" table:formula="of:=COM.MICROSOFT.CEILING.PRECISE([.B9]*1.18 ; 1 )" office:value-type="currency" office:currency="USD" office:value="62" calcext:value-type="currency">
            <text:p>$62.00</text:p>
          </table:table-cell>
          <table:table-cell table:style-name="ce234" table:formula="of:=COM.MICROSOFT.CEILING.PRECISE([.C9]*1.18 ; 1 )" office:value-type="currency" office:currency="USD" office:value="67" calcext:value-type="currency">
            <text:p>$67.00</text:p>
          </table:table-cell>
          <table:table-cell table:style-name="ce234" table:formula="of:=COM.MICROSOFT.CEILING.PRECISE([.D9]*1.18 ; 1 )" office:value-type="currency" office:currency="USD" office:value="78" calcext:value-type="currency">
            <text:p>$78.00</text:p>
          </table:table-cell>
          <table:table-cell table:style-name="ce234" table:formula="of:=COM.MICROSOFT.CEILING.PRECISE([.E9]*1.18 ; 1 )" office:value-type="currency" office:currency="USD" office:value="93" calcext:value-type="currency">
            <text:p>$93.00</text:p>
          </table:table-cell>
          <table:table-cell table:style-name="ce234" table:formula="of:=COM.MICROSOFT.CEILING.PRECISE([.F9]*1.18 ; 1 )" office:value-type="currency" office:currency="USD" office:value="117" calcext:value-type="currency">
            <text:p>$117.00</text:p>
          </table:table-cell>
          <table:table-cell table:style-name="ce234" table:formula="of:=COM.MICROSOFT.CEILING.PRECISE([.G9]*1.18 ; 1 )" office:value-type="currency" office:currency="USD" office:value="152" calcext:value-type="currency">
            <text:p>$152.00</text:p>
          </table:table-cell>
          <table:table-cell table:style-name="ce239" table:formula="of:=[.B9]-[.$B9]" office:value-type="currency" office:currency="EUR" office:value="0" calcext:value-type="currency">
            <text:p>0,00 €</text:p>
          </table:table-cell>
          <table:table-cell table:style-name="ce242" table:formula="of:=[.C9]-[.$B9]" office:value-type="currency" office:currency="EUR" office:value="4" calcext:value-type="currency">
            <text:p>4,00 €</text:p>
          </table:table-cell>
          <table:table-cell table:style-name="ce242" table:formula="of:=[.D9]-[.$B9]" office:value-type="currency" office:currency="EUR" office:value="14" calcext:value-type="currency">
            <text:p>14,00 €</text:p>
          </table:table-cell>
          <table:table-cell table:style-name="ce242" table:formula="of:=[.E9]-[.$B9]" office:value-type="currency" office:currency="EUR" office:value="26" calcext:value-type="currency">
            <text:p>26,00 €</text:p>
          </table:table-cell>
          <table:table-cell table:style-name="ce242" table:formula="of:=[.F9]-[.$B9]" office:value-type="currency" office:currency="EUR" office:value="47" calcext:value-type="currency">
            <text:p>47,00 €</text:p>
          </table:table-cell>
          <table:table-cell table:style-name="ce244" table:formula="of:=[.G9]-[.$B9]" office:value-type="currency" office:currency="EUR" office:value="76" calcext:value-type="currency">
            <text:p>76,00 €</text:p>
          </table:table-cell>
          <table:table-cell table:style-name="ce247" table:formula="of:=[.H9]-[.$H9]" office:value-type="currency" office:currency="USD" office:value="0" calcext:value-type="currency">
            <text:p>$0.00</text:p>
          </table:table-cell>
          <table:table-cell table:style-name="ce249" table:formula="of:=[.I9]-[.$H9]" office:value-type="currency" office:currency="USD" office:value="5" calcext:value-type="currency">
            <text:p>$5.00</text:p>
          </table:table-cell>
          <table:table-cell table:style-name="ce249" table:formula="of:=[.J9]-[.$H9]" office:value-type="currency" office:currency="USD" office:value="16" calcext:value-type="currency">
            <text:p>$16.00</text:p>
          </table:table-cell>
          <table:table-cell table:style-name="ce249" table:formula="of:=[.K9]-[.$H9]" office:value-type="currency" office:currency="USD" office:value="31" calcext:value-type="currency">
            <text:p>$31.00</text:p>
          </table:table-cell>
          <table:table-cell table:style-name="ce249" table:formula="of:=[.L9]-[.$H9]" office:value-type="currency" office:currency="USD" office:value="55" calcext:value-type="currency">
            <text:p>$55.00</text:p>
          </table:table-cell>
          <table:table-cell table:style-name="ce251" table:formula="of:=[.M9]-[.$H9]" office:value-type="currency" office:currency="USD" office:value="90" calcext:value-type="currency">
            <text:p>$90.00</text:p>
          </table:table-cell>
          <table:table-cell table:number-columns-repeated="16359"/>
        </table:table-row>
        <table:table-row table:style-name="ro3">
          <table:table-cell table:formula="of:=[$ToyShells.A10]" office:value-type="string" office:string-value="Spectralis" calcext:value-type="string">
            <text:p>Spectralis</text:p>
          </table:table-cell>
          <table:table-cell table:style-name="ce161" table:formula="of:=COM.MICROSOFT.CEILING.PRECISE(([$'Finalizational costs'.B10]*[$'Cost Structure'.$A$3]+[$'Finalizational costs'.I10]*[$'Cost Structure'.$B$3]+[$'Finalizational costs'.I10]*[$'Cost Structure'.$E$3]+(5*[$'Init Run Exp Costs'.$H$11]*[$'Cost Structure'.$C$3])+[$'Finalizational costs'.P10])+(([$'Finalizational costs'.B10]*[$'Cost Structure'.$A$3]+[$'Finalizational costs'.I10]*[$'Cost Structure'.$B$3]+[$'Finalizational costs'.I10]*[$'Cost Structure'.$E$3]+(5*[$'Init Run Exp Costs'.$H$11]*[$'Cost Structure'.$C$3])+[$'Finalizational costs'.P10])*[$'Cost Structure'.$G$3])+(([$'Finalizational costs'.B10]*[$'Cost Structure'.$A$3]+[$'Finalizational costs'.I10]*[$'Cost Structure'.$B$3]+[$'Finalizational costs'.I10]*[$'Cost Structure'.$E$3]+(5*[$'Init Run Exp Costs'.$H$11]*[$'Cost Structure'.$C$3])+[$'Finalizational costs'.P10])*[$'Cost Structure'.$D$3]); 1)" office:value-type="currency" office:currency="EUR" office:value="54" calcext:value-type="currency">
            <text:p>54,00 €</text:p>
          </table:table-cell>
          <table:table-cell table:style-name="ce165" table:formula="of:=COM.MICROSOFT.CEILING.PRECISE(([$'Finalizational costs'.C10]*[$'Cost Structure'.$A$3]+[$'Finalizational costs'.J10]*[$'Cost Structure'.$B$3]+[$'Finalizational costs'.J10]*[$'Cost Structure'.$E$3]+(5*[$'Init Run Exp Costs'.$H$11]*[$'Cost Structure'.$C$3])+[$'Finalizational costs'.Q10])+(([$'Finalizational costs'.C10]*[$'Cost Structure'.$A$3]+[$'Finalizational costs'.J10]*[$'Cost Structure'.$B$3]+[$'Finalizational costs'.J10]*[$'Cost Structure'.$E$3]+(5*[$'Init Run Exp Costs'.$H$11]*[$'Cost Structure'.$C$3])+[$'Finalizational costs'.Q10])*[$'Cost Structure'.$G$3])+(([$'Finalizational costs'.C10]*[$'Cost Structure'.$A$3]+[$'Finalizational costs'.J10]*[$'Cost Structure'.$B$3]+[$'Finalizational costs'.J10]*[$'Cost Structure'.$E$3]+(5*[$'Init Run Exp Costs'.$H$11]*[$'Cost Structure'.$C$3])+[$'Finalizational costs'.Q10])*[$'Cost Structure'.$D$3]); 1)" office:value-type="currency" office:currency="EUR" office:value="60" calcext:value-type="currency">
            <text:p>60,00 €</text:p>
          </table:table-cell>
          <table:table-cell table:style-name="ce165" table:formula="of:=COM.MICROSOFT.CEILING.PRECISE(([$'Finalizational costs'.D10]*[$'Cost Structure'.$A$3]+[$'Finalizational costs'.K10]*[$'Cost Structure'.$B$3]+[$'Finalizational costs'.K10]*[$'Cost Structure'.$E$3]+(5*[$'Init Run Exp Costs'.$H$11]*[$'Cost Structure'.$C$3])+[$'Finalizational costs'.R10])+(([$'Finalizational costs'.D10]*[$'Cost Structure'.$A$3]+[$'Finalizational costs'.K10]*[$'Cost Structure'.$B$3]+[$'Finalizational costs'.K10]*[$'Cost Structure'.$E$3]+(5*[$'Init Run Exp Costs'.$H$11]*[$'Cost Structure'.$C$3])+[$'Finalizational costs'.R10])*[$'Cost Structure'.$G$3])+(([$'Finalizational costs'.D10]*[$'Cost Structure'.$A$3]+[$'Finalizational costs'.K10]*[$'Cost Structure'.$B$3]+[$'Finalizational costs'.K10]*[$'Cost Structure'.$E$3]+(5*[$'Init Run Exp Costs'.$H$11]*[$'Cost Structure'.$C$3])+[$'Finalizational costs'.R10])*[$'Cost Structure'.$D$3]); 1)" office:value-type="currency" office:currency="EUR" office:value="72" calcext:value-type="currency">
            <text:p>72,00 €</text:p>
          </table:table-cell>
          <table:table-cell table:style-name="ce165" table:formula="of:=COM.MICROSOFT.CEILING.PRECISE(([$'Finalizational costs'.E10]*[$'Cost Structure'.$A$3]+[$'Finalizational costs'.L10]*[$'Cost Structure'.$B$3]+[$'Finalizational costs'.L10]*[$'Cost Structure'.$E$3]+(5*[$'Init Run Exp Costs'.$H$11]*[$'Cost Structure'.$C$3])+[$'Finalizational costs'.S10])+(([$'Finalizational costs'.E10]*[$'Cost Structure'.$A$3]+[$'Finalizational costs'.L10]*[$'Cost Structure'.$B$3]+[$'Finalizational costs'.L10]*[$'Cost Structure'.$E$3]+(5*[$'Init Run Exp Costs'.$H$11]*[$'Cost Structure'.$C$3])+[$'Finalizational costs'.S10])*[$'Cost Structure'.$G$3])+(([$'Finalizational costs'.E10]*[$'Cost Structure'.$A$3]+[$'Finalizational costs'.L10]*[$'Cost Structure'.$B$3]+[$'Finalizational costs'.L10]*[$'Cost Structure'.$E$3]+(5*[$'Init Run Exp Costs'.$H$11]*[$'Cost Structure'.$C$3])+[$'Finalizational costs'.S10])*[$'Cost Structure'.$D$3]); 1)" office:value-type="currency" office:currency="EUR" office:value="89" calcext:value-type="currency">
            <text:p>89,00 €</text:p>
          </table:table-cell>
          <table:table-cell table:style-name="ce165" table:formula="of:=COM.MICROSOFT.CEILING.PRECISE(([$'Finalizational costs'.F10]*[$'Cost Structure'.$A$3]+[$'Finalizational costs'.M10]*[$'Cost Structure'.$B$3]+[$'Finalizational costs'.M10]*[$'Cost Structure'.$E$3]+(5*[$'Init Run Exp Costs'.$H$11]*[$'Cost Structure'.$C$3])+[$'Finalizational costs'.T10])+(([$'Finalizational costs'.F10]*[$'Cost Structure'.$A$3]+[$'Finalizational costs'.M10]*[$'Cost Structure'.$B$3]+[$'Finalizational costs'.M10]*[$'Cost Structure'.$E$3]+(5*[$'Init Run Exp Costs'.$H$11]*[$'Cost Structure'.$C$3])+[$'Finalizational costs'.T10])*[$'Cost Structure'.$G$3])+(([$'Finalizational costs'.F10]*[$'Cost Structure'.$A$3]+[$'Finalizational costs'.M10]*[$'Cost Structure'.$B$3]+[$'Finalizational costs'.M10]*[$'Cost Structure'.$E$3]+(5*[$'Init Run Exp Costs'.$H$11]*[$'Cost Structure'.$C$3])+[$'Finalizational costs'.T10])*[$'Cost Structure'.$D$3]); 1)" office:value-type="currency" office:currency="EUR" office:value="117" calcext:value-type="currency">
            <text:p>117,00 €</text:p>
          </table:table-cell>
          <table:table-cell table:style-name="ce169" table:formula="of:=COM.MICROSOFT.CEILING.PRECISE(([$'Finalizational costs'.G10]*[$'Cost Structure'.$A$3]+[$'Finalizational costs'.N10]*[$'Cost Structure'.$B$3]+[$'Finalizational costs'.N10]*[$'Cost Structure'.$E$3]+(5*[$'Init Run Exp Costs'.$H$11]*[$'Cost Structure'.$C$3])+[$'Finalizational costs'.U10])+(([$'Finalizational costs'.G10]*[$'Cost Structure'.$A$3]+[$'Finalizational costs'.N10]*[$'Cost Structure'.$B$3]+[$'Finalizational costs'.N10]*[$'Cost Structure'.$E$3]+(5*[$'Init Run Exp Costs'.$H$11]*[$'Cost Structure'.$C$3])+[$'Finalizational costs'.U10])*[$'Cost Structure'.$G$3])+(([$'Finalizational costs'.G10]*[$'Cost Structure'.$A$3]+[$'Finalizational costs'.N10]*[$'Cost Structure'.$B$3]+[$'Finalizational costs'.N10]*[$'Cost Structure'.$E$3]+(5*[$'Init Run Exp Costs'.$H$11]*[$'Cost Structure'.$C$3])+[$'Finalizational costs'.U10])*[$'Cost Structure'.$D$3]); 1)" office:value-type="currency" office:currency="EUR" office:value="159" calcext:value-type="currency">
            <text:p>159,00 €</text:p>
          </table:table-cell>
          <table:table-cell table:style-name="ce234" table:formula="of:=COM.MICROSOFT.CEILING.PRECISE([.B10]*1.18 ; 1 )" office:value-type="currency" office:currency="USD" office:value="64" calcext:value-type="currency">
            <text:p>$64.00</text:p>
          </table:table-cell>
          <table:table-cell table:style-name="ce234" table:formula="of:=COM.MICROSOFT.CEILING.PRECISE([.C10]*1.18 ; 1 )" office:value-type="currency" office:currency="USD" office:value="71" calcext:value-type="currency">
            <text:p>$71.00</text:p>
          </table:table-cell>
          <table:table-cell table:style-name="ce234" table:formula="of:=COM.MICROSOFT.CEILING.PRECISE([.D10]*1.18 ; 1 )" office:value-type="currency" office:currency="USD" office:value="85" calcext:value-type="currency">
            <text:p>$85.00</text:p>
          </table:table-cell>
          <table:table-cell table:style-name="ce234" table:formula="of:=COM.MICROSOFT.CEILING.PRECISE([.E10]*1.18 ; 1 )" office:value-type="currency" office:currency="USD" office:value="106" calcext:value-type="currency">
            <text:p>$106.00</text:p>
          </table:table-cell>
          <table:table-cell table:style-name="ce234" table:formula="of:=COM.MICROSOFT.CEILING.PRECISE([.F10]*1.18 ; 1 )" office:value-type="currency" office:currency="USD" office:value="139" calcext:value-type="currency">
            <text:p>$139.00</text:p>
          </table:table-cell>
          <table:table-cell table:style-name="ce234" table:formula="of:=COM.MICROSOFT.CEILING.PRECISE([.G10]*1.18 ; 1 )" office:value-type="currency" office:currency="USD" office:value="188" calcext:value-type="currency">
            <text:p>$188.00</text:p>
          </table:table-cell>
          <table:table-cell table:style-name="ce239" table:formula="of:=[.B10]-[.$B10]" office:value-type="currency" office:currency="EUR" office:value="0" calcext:value-type="currency">
            <text:p>0,00 €</text:p>
          </table:table-cell>
          <table:table-cell table:style-name="ce242" table:formula="of:=[.C10]-[.$B10]" office:value-type="currency" office:currency="EUR" office:value="6" calcext:value-type="currency">
            <text:p>6,00 €</text:p>
          </table:table-cell>
          <table:table-cell table:style-name="ce242" table:formula="of:=[.D10]-[.$B10]" office:value-type="currency" office:currency="EUR" office:value="18" calcext:value-type="currency">
            <text:p>18,00 €</text:p>
          </table:table-cell>
          <table:table-cell table:style-name="ce242" table:formula="of:=[.E10]-[.$B10]" office:value-type="currency" office:currency="EUR" office:value="35" calcext:value-type="currency">
            <text:p>35,00 €</text:p>
          </table:table-cell>
          <table:table-cell table:style-name="ce242" table:formula="of:=[.F10]-[.$B10]" office:value-type="currency" office:currency="EUR" office:value="63" calcext:value-type="currency">
            <text:p>63,00 €</text:p>
          </table:table-cell>
          <table:table-cell table:style-name="ce244" table:formula="of:=[.G10]-[.$B10]" office:value-type="currency" office:currency="EUR" office:value="105" calcext:value-type="currency">
            <text:p>105,00 €</text:p>
          </table:table-cell>
          <table:table-cell table:style-name="ce247" table:formula="of:=[.H10]-[.$H10]" office:value-type="currency" office:currency="USD" office:value="0" calcext:value-type="currency">
            <text:p>$0.00</text:p>
          </table:table-cell>
          <table:table-cell table:style-name="ce249" table:formula="of:=[.I10]-[.$H10]" office:value-type="currency" office:currency="USD" office:value="7" calcext:value-type="currency">
            <text:p>$7.00</text:p>
          </table:table-cell>
          <table:table-cell table:style-name="ce249" table:formula="of:=[.J10]-[.$H10]" office:value-type="currency" office:currency="USD" office:value="21" calcext:value-type="currency">
            <text:p>$21.00</text:p>
          </table:table-cell>
          <table:table-cell table:style-name="ce249" table:formula="of:=[.K10]-[.$H10]" office:value-type="currency" office:currency="USD" office:value="42" calcext:value-type="currency">
            <text:p>$42.00</text:p>
          </table:table-cell>
          <table:table-cell table:style-name="ce249" table:formula="of:=[.L10]-[.$H10]" office:value-type="currency" office:currency="USD" office:value="75" calcext:value-type="currency">
            <text:p>$75.00</text:p>
          </table:table-cell>
          <table:table-cell table:style-name="ce251" table:formula="of:=[.M10]-[.$H10]" office:value-type="currency" office:currency="USD" office:value="124" calcext:value-type="currency">
            <text:p>$124.00</text:p>
          </table:table-cell>
          <table:table-cell table:number-columns-repeated="16359"/>
        </table:table-row>
        <table:table-row table:style-name="ro3">
          <table:table-cell table:formula="of:=[$ToyShells.A11]" office:value-type="string" office:string-value="Wolf Paw" calcext:value-type="string">
            <text:p>Wolf Paw</text:p>
          </table:table-cell>
          <table:table-cell table:number-columns-repeated="16383"/>
        </table:table-row>
        <table:table-row table:style-name="ro3">
          <table:table-cell table:formula="of:=[$ToyShells.A12]" office:value-type="string" office:string-value="Cat Paw" calcext:value-type="string">
            <text:p>Cat Paw</text:p>
          </table:table-cell>
          <table:table-cell table:number-columns-repeated="16383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style-name="ce149"/>
          <table:table-cell table:style-name="ce110"/>
          <table:table-cell table:style-name="ce112" table:number-columns-repeated="4"/>
          <table:table-cell table:style-name="ce114"/>
          <table:table-cell table:style-name="ce171"/>
          <table:table-cell table:style-name="ce173" table:number-columns-repeated="4"/>
          <table:table-cell table:style-name="ce177"/>
          <table:table-cell table:style-name="ce171"/>
          <table:table-cell table:style-name="ce173" table:number-columns-repeated="4"/>
          <table:table-cell table:style-name="ce177"/>
          <table:table-cell table:style-name="ce110"/>
          <table:table-cell table:style-name="ce112" table:number-columns-repeated="4"/>
          <table:table-cell table:style-name="ce114"/>
          <table:table-cell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percentage-style style:name="N131">
      <number:number number:decimal-places="2" number:min-decimal-places="2" number:min-integer-digits="1"/>
      <number:text> %</number:text>
    </number:percentage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number:currency-style style:name="N2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1">00/00/0000</text:date>, <text:time style:data-style-name="N2" text:time-value="11:56:24.830898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8T08:31:21.860997545</meta:creation-date>
    <dc:date>2026-05-11T12:55:15.527876937</dc:date>
    <meta:editing-duration>PT7H1M10S</meta:editing-duration>
    <meta:editing-cycles>19</meta:editing-cycles>
    <meta:generator>LibreOffice/24.2.7.2$Linux_X86_64 LibreOffice_project/420$Build-2</meta:generator>
    <meta:document-statistic meta:table-count="14" meta:cell-count="1817" meta:object-count="0"/>
  </office:meta>
</office:document-meta>
</file>